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ink_2.receiver_i.routed_msg_sub.network'.D1:'sink_2.receiver_i.routed_msg_sub.network'.D1 'sink_2.receiver_i.routed_msg_sub.network'.D2:'sink_2.receiver_i.routed_msg_sub.network'.D1475 'sink_2.receiver_i.routed_msg_sub.network'.E1:'sink_2.receiver_i.routed_msg_sub.network'.E1 'sink_2.receiver_i.routed_msg_sub.network'.E2:'sink_2.receiver_i.routed_msg_sub.network'.E14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0905.84175" calcext:value-type="float">
            <text:p>1442770905.84175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0906.12175" calcext:value-type="float">
            <text:p>1442770906.12175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280003547668457" calcext:value-type="float">
            <text:p>0.2800035477</text:p>
          </table:table-cell>
          <table:table-cell table:formula="of:=[.C3]/([.D3]-[.D2])" office:value-type="float" office:value="28913.9193678582" calcext:value-type="float">
            <text:p>28913.9193678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0906.12415" calcext:value-type="float">
            <text:p>1442770906.12415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282403230667114" calcext:value-type="float">
            <text:p>0.2824032307</text:p>
          </table:table-cell>
          <table:table-cell table:formula="of:=[.C4]/([.D4]-[.D3])" office:value-type="float" office:value="3373778.95519126" calcext:value-type="float">
            <text:p>3373778.95519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0906.12655" calcext:value-type="float">
            <text:p>1442770906.12655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284806728363037" calcext:value-type="float">
            <text:p>0.2848067284</text:p>
          </table:table-cell>
          <table:table-cell table:formula="of:=[.C5]/([.D5]-[.D4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0906.12895" calcext:value-type="float">
            <text:p>1442770906.12895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287204742431641" calcext:value-type="float">
            <text:p>0.2872047424</text:p>
          </table:table-cell>
          <table:table-cell table:formula="of:=[.C6]/([.D6]-[.D5])" office:value-type="float" office:value="3376126.98190495" calcext:value-type="float">
            <text:p>3376126.98190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0906.13136" calcext:value-type="float">
            <text:p>1442770906.13136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28960919380188" calcext:value-type="float">
            <text:p>0.2896091938</text:p>
          </table:table-cell>
          <table:table-cell table:formula="of:=[.C7]/([.D7]-[.D6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0906.13376" calcext:value-type="float">
            <text:p>1442770906.13376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292013883590698" calcext:value-type="float">
            <text:p>0.2920138836</text:p>
          </table:table-cell>
          <table:table-cell table:formula="of:=[.C8]/([.D8]-[.D7])" office:value-type="float" office:value="3366754.43029943" calcext:value-type="float">
            <text:p>3366754.43029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0906.17204" calcext:value-type="float">
            <text:p>1442770906.17204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330294132232666" calcext:value-type="float">
            <text:p>0.3302941322</text:p>
          </table:table-cell>
          <table:table-cell table:formula="of:=[.C9]/([.D9]-[.D8])" office:value-type="float" office:value="211492.879153458" calcext:value-type="float">
            <text:p>211492.879153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0906.23121" calcext:value-type="float">
            <text:p>1442770906.23121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389464139938354" calcext:value-type="float">
            <text:p>0.3894641399</text:p>
          </table:table-cell>
          <table:table-cell table:formula="of:=[.C10]/([.D10]-[.D9])" office:value-type="float" office:value="136826.076485734" calcext:value-type="float">
            <text:p>136826.076485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0906.271" calcext:value-type="float">
            <text:p>1442770906.271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429253578186035" calcext:value-type="float">
            <text:p>0.4292535782</text:p>
          </table:table-cell>
          <table:table-cell table:formula="of:=[.C11]/([.D11]-[.D10])" office:value-type="float" office:value="203471.08068237" calcext:value-type="float">
            <text:p>203471.08068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0906.2734" calcext:value-type="float">
            <text:p>1442770906.2734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431652545928955" calcext:value-type="float">
            <text:p>0.4316525459</text:p>
          </table:table-cell>
          <table:table-cell table:formula="of:=[.C12]/([.D12]-[.D11])" office:value-type="float" office:value="3374784.85231564" calcext:value-type="float">
            <text:p>3374784.852315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0906.32241" calcext:value-type="float">
            <text:p>1442770906.32241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480665683746338" calcext:value-type="float">
            <text:p>0.4806656837</text:p>
          </table:table-cell>
          <table:table-cell table:formula="of:=[.C13]/([.D13]-[.D12])" office:value-type="float" office:value="165180.201891271" calcext:value-type="float">
            <text:p>165180.2018912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0906.37285" calcext:value-type="float">
            <text:p>1442770906.37285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531104326248169" calcext:value-type="float">
            <text:p>0.5311043262</text:p>
          </table:table-cell>
          <table:table-cell table:formula="of:=[.C14]/([.D14]-[.D13])" office:value-type="float" office:value="160511.853579447" calcext:value-type="float">
            <text:p>160511.853579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0906.37525" calcext:value-type="float">
            <text:p>1442770906.37525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533505201339722" calcext:value-type="float">
            <text:p>0.5335052013</text:p>
          </table:table-cell>
          <table:table-cell table:formula="of:=[.C15]/([.D15]-[.D14])" office:value-type="float" office:value="3372103.791857" calcext:value-type="float">
            <text:p>3372103.791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0906.43227" calcext:value-type="float">
            <text:p>1442770906.43227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590519905090332" calcext:value-type="float">
            <text:p>0.5905199051</text:p>
          </table:table-cell>
          <table:table-cell table:formula="of:=[.C16]/([.D16]-[.D15])" office:value-type="float" office:value="141998.457720888" calcext:value-type="float">
            <text:p>141998.457720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0906.52335" calcext:value-type="float">
            <text:p>1442770906.52335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681599140167236" calcext:value-type="float">
            <text:p>0.6815991402</text:p>
          </table:table-cell>
          <table:table-cell table:formula="of:=[.C17]/([.D17]-[.D16])" office:value-type="float" office:value="88889.6354165031" calcext:value-type="float">
            <text:p>88889.6354165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0906.52573" calcext:value-type="float">
            <text:p>1442770906.52573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683987140655518" calcext:value-type="float">
            <text:p>0.6839871407</text:p>
          </table:table-cell>
          <table:table-cell table:formula="of:=[.C18]/([.D18]-[.D17])" office:value-type="float" office:value="3390284.06389776" calcext:value-type="float">
            <text:p>3390284.06389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0906.57399" calcext:value-type="float">
            <text:p>1442770906.57399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732240676879883" calcext:value-type="float">
            <text:p>0.7322406769</text:p>
          </table:table-cell>
          <table:table-cell table:formula="of:=[.C19]/([.D19]-[.D18])" office:value-type="float" office:value="167780.449547903" calcext:value-type="float">
            <text:p>167780.4495479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0906.63325" calcext:value-type="float">
            <text:p>1442770906.63325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791508674621582" calcext:value-type="float">
            <text:p>0.7915086746</text:p>
          </table:table-cell>
          <table:table-cell table:formula="of:=[.C20]/([.D20]-[.D19])" office:value-type="float" office:value="136599.856726793" calcext:value-type="float">
            <text:p>136599.856726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0906.71337" calcext:value-type="float">
            <text:p>1442770906.71337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87162709236145" calcext:value-type="float">
            <text:p>0.8716270924</text:p>
          </table:table-cell>
          <table:table-cell table:formula="of:=[.C21]/([.D21]-[.D20])" office:value-type="float" office:value="101050.422966245" calcext:value-type="float">
            <text:p>101050.422966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0906.71578" calcext:value-type="float">
            <text:p>1442770906.71578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874032735824585" calcext:value-type="float">
            <text:p>0.8740327358</text:p>
          </table:table-cell>
          <table:table-cell table:formula="of:=[.C22]/([.D22]-[.D21])" office:value-type="float" office:value="3365419.7407334" calcext:value-type="float">
            <text:p>3365419.7407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0906.74787" calcext:value-type="float">
            <text:p>1442770906.74787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906123399734497" calcext:value-type="float">
            <text:p>0.9061233997</text:p>
          </table:table-cell>
          <table:table-cell table:formula="of:=[.C23]/([.D23]-[.D22])" office:value-type="float" office:value="252285.213628731" calcext:value-type="float">
            <text:p>252285.2136287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0906.77348" calcext:value-type="float">
            <text:p>1442770906.77348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931729793548584" calcext:value-type="float">
            <text:p>0.9317297935</text:p>
          </table:table-cell>
          <table:table-cell table:formula="of:=[.C24]/([.D24]-[.D23])" office:value-type="float" office:value="316171.033640283" calcext:value-type="float">
            <text:p>316171.0336402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0906.77586" calcext:value-type="float">
            <text:p>1442770906.77586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934118032455444" calcext:value-type="float">
            <text:p>0.9341180325</text:p>
          </table:table-cell>
          <table:table-cell table:formula="of:=[.C25]/([.D25]-[.D24])" office:value-type="float" office:value="3389945.61086154" calcext:value-type="float">
            <text:p>3389945.610861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0906.8328" calcext:value-type="float">
            <text:p>1442770906.8328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991048812866211" calcext:value-type="float">
            <text:p>0.9910488129</text:p>
          </table:table-cell>
          <table:table-cell table:formula="of:=[.C26]/([.D26]-[.D25])" office:value-type="float" office:value="142207.781828842" calcext:value-type="float">
            <text:p>142207.7818288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0906.87499" calcext:value-type="float">
            <text:p>1442770906.87499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1.03324604034424" calcext:value-type="float">
            <text:p>1.0332460403</text:p>
          </table:table-cell>
          <table:table-cell table:formula="of:=[.C27]/([.D27]-[.D26])" office:value-type="float" office:value="191860.946414446" calcext:value-type="float">
            <text:p>191860.9464144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0906.87739" calcext:value-type="float">
            <text:p>1442770906.87739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1.03564524650574" calcext:value-type="float">
            <text:p>1.0356452465</text:p>
          </table:table-cell>
          <table:table-cell table:formula="of:=[.C28]/([.D28]-[.D27])" office:value-type="float" office:value="3374449.4866342" calcext:value-type="float">
            <text:p>3374449.48663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0906.9143" calcext:value-type="float">
            <text:p>1442770906.9143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1.07255077362061" calcext:value-type="float">
            <text:p>1.0725507736</text:p>
          </table:table-cell>
          <table:table-cell table:formula="of:=[.C29]/([.D29]-[.D28])" office:value-type="float" office:value="219370.935274851" calcext:value-type="float">
            <text:p>219370.9352748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0906.94886" calcext:value-type="float">
            <text:p>1442770906.94886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1.10711860656738" calcext:value-type="float">
            <text:p>1.1071186066</text:p>
          </table:table-cell>
          <table:table-cell table:formula="of:=[.C30]/([.D30]-[.D29])" office:value-type="float" office:value="234206.176952575" calcext:value-type="float">
            <text:p>234206.1769525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0906.95127" calcext:value-type="float">
            <text:p>1442770906.95127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1.10951995849609" calcext:value-type="float">
            <text:p>1.1095199585</text:p>
          </table:table-cell>
          <table:table-cell table:formula="of:=[.C31]/([.D31]-[.D30])" office:value-type="float" office:value="3371434.19221604" calcext:value-type="float">
            <text:p>3371434.19221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0906.95366" calcext:value-type="float">
            <text:p>1442770906.95366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1.11191201210022" calcext:value-type="float">
            <text:p>1.1119120121</text:p>
          </table:table-cell>
          <table:table-cell table:formula="of:=[.C32]/([.D32]-[.D31])" office:value-type="float" office:value="3384539.53792485" calcext:value-type="float">
            <text:p>3384539.537924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0906.97427" calcext:value-type="float">
            <text:p>1442770906.97427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1.13252449035645" calcext:value-type="float">
            <text:p>1.1325244904</text:p>
          </table:table-cell>
          <table:table-cell table:formula="of:=[.C33]/([.D33]-[.D32])" office:value-type="float" office:value="392771.790920132" calcext:value-type="float">
            <text:p>392771.790920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0907.03372" calcext:value-type="float">
            <text:p>1442770907.03372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1.19197249412537" calcext:value-type="float">
            <text:p>1.1919724941</text:p>
          </table:table-cell>
          <table:table-cell table:formula="of:=[.C34]/([.D34]-[.D33])" office:value-type="float" office:value="136186.238169911" calcext:value-type="float">
            <text:p>136186.2381699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0910.00359" calcext:value-type="float">
            <text:p>1442770910.00359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4.16184663772583" calcext:value-type="float">
            <text:p>4.1618466377</text:p>
          </table:table-cell>
          <table:table-cell table:formula="of:=[.C35]/([.D35]-[.D34])" office:value-type="float" office:value="2726.04144436403" calcext:value-type="float">
            <text:p>2726.041444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0910.00712" calcext:value-type="float">
            <text:p>1442770910.00712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4.16537809371948" calcext:value-type="float">
            <text:p>4.1653780937</text:p>
          </table:table-cell>
          <table:table-cell table:formula="of:=[.C36]/([.D36]-[.D35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0910.0107" calcext:value-type="float">
            <text:p>1442770910.0107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4.16895151138306" calcext:value-type="float">
            <text:p>4.1689515114</text:p>
          </table:table-cell>
          <table:table-cell table:formula="of:=[.C37]/([.D37]-[.D36])" office:value-type="float" office:value="2265618.17347211" calcext:value-type="float">
            <text:p>2265618.17347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0910.01418" calcext:value-type="float">
            <text:p>1442770910.01418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4.17243647575378" calcext:value-type="float">
            <text:p>4.1724364758</text:p>
          </table:table-cell>
          <table:table-cell table:formula="of:=[.C38]/([.D38]-[.D37])" office:value-type="float" office:value="2323122.74639119" calcext:value-type="float">
            <text:p>2323122.746391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0910.01773" calcext:value-type="float">
            <text:p>1442770910.01773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4.17598652839661" calcext:value-type="float">
            <text:p>4.1759865284</text:p>
          </table:table-cell>
          <table:table-cell table:formula="of:=[.C39]/([.D39]-[.D38])" office:value-type="float" office:value="2280529.56239087" calcext:value-type="float">
            <text:p>2280529.56239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0910.02128" calcext:value-type="float">
            <text:p>1442770910.02128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4.17953181266785" calcext:value-type="float">
            <text:p>4.1795318127</text:p>
          </table:table-cell>
          <table:table-cell table:formula="of:=[.C40]/([.D40]-[.D39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0910.02483" calcext:value-type="float">
            <text:p>1442770910.02483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4.18307948112488" calcext:value-type="float">
            <text:p>4.1830794811</text:p>
          </table:table-cell>
          <table:table-cell table:formula="of:=[.C41]/([.D41]-[.D40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0910.02837" calcext:value-type="float">
            <text:p>1442770910.02837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4.18662476539612" calcext:value-type="float">
            <text:p>4.1866247654</text:p>
          </table:table-cell>
          <table:table-cell table:formula="of:=[.C42]/([.D42]-[.D41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0910.03192" calcext:value-type="float">
            <text:p>1442770910.03192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4.19017100334168" calcext:value-type="float">
            <text:p>4.1901710033</text:p>
          </table:table-cell>
          <table:table-cell table:formula="of:=[.C43]/([.D43]-[.D42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0910.03546" calcext:value-type="float">
            <text:p>1442770910.03546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4.19371867179871" calcext:value-type="float">
            <text:p>4.1937186718</text:p>
          </table:table-cell>
          <table:table-cell table:formula="of:=[.C44]/([.D44]-[.D43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0910.03901" calcext:value-type="float">
            <text:p>1442770910.03901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4.19726395606995" calcext:value-type="float">
            <text:p>4.1972639561</text:p>
          </table:table-cell>
          <table:table-cell table:formula="of:=[.C45]/([.D45]-[.D44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0910.04256" calcext:value-type="float">
            <text:p>1442770910.04256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4.20081090927124" calcext:value-type="float">
            <text:p>4.2008109093</text:p>
          </table:table-cell>
          <table:table-cell table:formula="of:=[.C46]/([.D46]-[.D45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0910.04611" calcext:value-type="float">
            <text:p>1442770910.04611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4.20436859130859" calcext:value-type="float">
            <text:p>4.2043685913</text:p>
          </table:table-cell>
          <table:table-cell table:formula="of:=[.C47]/([.D47]-[.D4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0910.0497" calcext:value-type="float">
            <text:p>1442770910.0497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4.2079541683197" calcext:value-type="float">
            <text:p>4.2079541683</text:p>
          </table:table-cell>
          <table:table-cell table:formula="of:=[.C48]/([.D48]-[.D47])" office:value-type="float" office:value="2257935.04780903" calcext:value-type="float">
            <text:p>2257935.047809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0910.05325" calcext:value-type="float">
            <text:p>1442770910.05325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4.21150183677673" calcext:value-type="float">
            <text:p>4.2115018368</text:p>
          </table:table-cell>
          <table:table-cell table:formula="of:=[.C49]/([.D49]-[.D48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0910.0568" calcext:value-type="float">
            <text:p>1442770910.0568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4.21504950523376" calcext:value-type="float">
            <text:p>4.2150495052</text:p>
          </table:table-cell>
          <table:table-cell table:formula="of:=[.C50]/([.D50]-[.D49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0910.06034" calcext:value-type="float">
            <text:p>1442770910.06034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4.21859550476074" calcext:value-type="float">
            <text:p>4.2185955048</text:p>
          </table:table-cell>
          <table:table-cell table:formula="of:=[.C51]/([.D51]-[.D50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0910.06389" calcext:value-type="float">
            <text:p>1442770910.06389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22214221954346" calcext:value-type="float">
            <text:p>4.2221422195</text:p>
          </table:table-cell>
          <table:table-cell table:formula="of:=[.C52]/([.D52]-[.D51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0910.06745" calcext:value-type="float">
            <text:p>1442770910.06745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22570824623108" calcext:value-type="float">
            <text:p>4.2257082462</text:p>
          </table:table-cell>
          <table:table-cell table:formula="of:=[.C53]/([.D53]-[.D52])" office:value-type="float" office:value="2270313.91214816" calcext:value-type="float">
            <text:p>2270313.912148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0910.07099" calcext:value-type="float">
            <text:p>1442770910.07099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22924327850342" calcext:value-type="float">
            <text:p>4.2292432785</text:p>
          </table:table-cell>
          <table:table-cell table:formula="of:=[.C54]/([.D54]-[.D53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0910.07454" calcext:value-type="float">
            <text:p>1442770910.07454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23279213905335" calcext:value-type="float">
            <text:p>4.2327921391</text:p>
          </table:table-cell>
          <table:table-cell table:formula="of:=[.C55]/([.D55]-[.D54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0910.07809" calcext:value-type="float">
            <text:p>1442770910.0780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23633980751038" calcext:value-type="float">
            <text:p>4.2363398075</text:p>
          </table:table-cell>
          <table:table-cell table:formula="of:=[.C56]/([.D56]-[.D55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0910.08168" calcext:value-type="float">
            <text:p>1442770910.08168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23993229866028" calcext:value-type="float">
            <text:p>4.2399322987</text:p>
          </table:table-cell>
          <table:table-cell table:formula="of:=[.C57]/([.D57]-[.D56])" office:value-type="float" office:value="2253589.40695514" calcext:value-type="float">
            <text:p>2253589.406955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0910.08522" calcext:value-type="float">
            <text:p>1442770910.08522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24347853660584" calcext:value-type="float">
            <text:p>4.2434785366</text:p>
          </table:table-cell>
          <table:table-cell table:formula="of:=[.C58]/([.D58]-[.D57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0910.08877" calcext:value-type="float">
            <text:p>1442770910.08877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24702572822571" calcext:value-type="float">
            <text:p>4.2470257282</text:p>
          </table:table-cell>
          <table:table-cell table:formula="of:=[.C59]/([.D59]-[.D58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0910.09229" calcext:value-type="float">
            <text:p>1442770910.09229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4.25054407119751" calcext:value-type="float">
            <text:p>4.2505440712</text:p>
          </table:table-cell>
          <table:table-cell table:formula="of:=[.C60]/([.D60]-[.D59])" office:value-type="float" office:value="2301083.2272142" calcext:value-type="float">
            <text:p>2301083.22721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0910.09584" calcext:value-type="float">
            <text:p>1442770910.09584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4.25409173965454" calcext:value-type="float">
            <text:p>4.2540917397</text:p>
          </table:table-cell>
          <table:table-cell table:formula="of:=[.C61]/([.D61]-[.D60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0910.0994" calcext:value-type="float">
            <text:p>1442770910.0994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4.25765156745911" calcext:value-type="float">
            <text:p>4.2576515675</text:p>
          </table:table-cell>
          <table:table-cell table:formula="of:=[.C62]/([.D62]-[.D61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0910.10292" calcext:value-type="float">
            <text:p>1442770910.10292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4.26117825508118" calcext:value-type="float">
            <text:p>4.2611782551</text:p>
          </table:table-cell>
          <table:table-cell table:formula="of:=[.C63]/([.D63]-[.D62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0910.10648" calcext:value-type="float">
            <text:p>1442770910.10648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4.26473069190979" calcext:value-type="float">
            <text:p>4.2647306919</text:p>
          </table:table-cell>
          <table:table-cell table:formula="of:=[.C64]/([.D64]-[.D63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0910.11001" calcext:value-type="float">
            <text:p>1442770910.11001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4.26826214790344" calcext:value-type="float">
            <text:p>4.2682621479</text:p>
          </table:table-cell>
          <table:table-cell table:formula="of:=[.C65]/([.D65]-[.D64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0910.11358" calcext:value-type="float">
            <text:p>1442770910.11358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4.2718300819397" calcext:value-type="float">
            <text:p>4.2718300819</text:p>
          </table:table-cell>
          <table:table-cell table:formula="of:=[.C66]/([.D66]-[.D65])" office:value-type="float" office:value="2269100.24617441" calcext:value-type="float">
            <text:p>2269100.246174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0910.11709" calcext:value-type="float">
            <text:p>1442770910.11709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4.2753472328186" calcext:value-type="float">
            <text:p>4.2753472328</text:p>
          </table:table-cell>
          <table:table-cell table:formula="of:=[.C67]/([.D67]-[.D66])" office:value-type="float" office:value="2301863.14967462" calcext:value-type="float">
            <text:p>2301863.149674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0910.12069" calcext:value-type="float">
            <text:p>1442770910.12069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4.27893972396851" calcext:value-type="float">
            <text:p>4.278939724</text:p>
          </table:table-cell>
          <table:table-cell table:formula="of:=[.C68]/([.D68]-[.D67])" office:value-type="float" office:value="2253589.40695514" calcext:value-type="float">
            <text:p>2253589.406955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0910.12427" calcext:value-type="float">
            <text:p>1442770910.12427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4.28252410888672" calcext:value-type="float">
            <text:p>4.2825241089</text:p>
          </table:table-cell>
          <table:table-cell table:formula="of:=[.C69]/([.D69]-[.D68])" office:value-type="float" office:value="2258685.99068777" calcext:value-type="float">
            <text:p>2258685.990687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0910.12782" calcext:value-type="float">
            <text:p>1442770910.1278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4.28607249259949" calcext:value-type="float">
            <text:p>4.2860724926</text:p>
          </table:table-cell>
          <table:table-cell table:formula="of:=[.C70]/([.D70]-[.D69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0910.13137" calcext:value-type="float">
            <text:p>1442770910.13137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4.28962850570679" calcext:value-type="float">
            <text:p>4.2896285057</text:p>
          </table:table-cell>
          <table:table-cell table:formula="of:=[.C71]/([.D71]-[.D70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0910.13492" calcext:value-type="float">
            <text:p>1442770910.13492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4.29316973686218" calcext:value-type="float">
            <text:p>4.2931697369</text:p>
          </table:table-cell>
          <table:table-cell table:formula="of:=[.C72]/([.D72]-[.D71])" office:value-type="float" office:value="2286210.54224736" calcext:value-type="float">
            <text:p>2286210.542247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0910.13845" calcext:value-type="float">
            <text:p>1442770910.13845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4.29670262336731" calcext:value-type="float">
            <text:p>4.2967026234</text:p>
          </table:table-cell>
          <table:table-cell table:formula="of:=[.C73]/([.D73]-[.D72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0910.14199" calcext:value-type="float">
            <text:p>1442770910.14199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4.30024814605713" calcext:value-type="float">
            <text:p>4.3002481461</text:p>
          </table:table-cell>
          <table:table-cell table:formula="of:=[.C74]/([.D74]-[.D73])" office:value-type="float" office:value="2283443.29123798" calcext:value-type="float">
            <text:p>2283443.291237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0910.14555" calcext:value-type="float">
            <text:p>1442770910.14555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4.30380535125732" calcext:value-type="float">
            <text:p>4.3038053513</text:p>
          </table:table-cell>
          <table:table-cell table:formula="of:=[.C75]/([.D75]-[.D74])" office:value-type="float" office:value="2275944.04718499" calcext:value-type="float">
            <text:p>2275944.047184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0910.14908" calcext:value-type="float">
            <text:p>1442770910.14908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4.30733585357666" calcext:value-type="float">
            <text:p>4.3073358536</text:p>
          </table:table-cell>
          <table:table-cell table:formula="of:=[.C76]/([.D76]-[.D75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0910.15265" calcext:value-type="float">
            <text:p>1442770910.15265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4.3109016418457" calcext:value-type="float">
            <text:p>4.3109016418</text:p>
          </table:table-cell>
          <table:table-cell table:formula="of:=[.C77]/([.D77]-[.D76])" office:value-type="float" office:value="2270465.71168762" calcext:value-type="float">
            <text:p>2270465.711687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0910.15621" calcext:value-type="float">
            <text:p>1442770910.15621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4.31446623802185" calcext:value-type="float">
            <text:p>4.314466238</text:p>
          </table:table-cell>
          <table:table-cell table:formula="of:=[.C78]/([.D78]-[.D77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0910.15979" calcext:value-type="float">
            <text:p>1442770910.15979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4.31804609298706" calcext:value-type="float">
            <text:p>4.318046093</text:p>
          </table:table-cell>
          <table:table-cell table:formula="of:=[.C79]/([.D79]-[.D78])" office:value-type="float" office:value="2261544.13479853" calcext:value-type="float">
            <text:p>2261544.134798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0910.16334" calcext:value-type="float">
            <text:p>1442770910.16334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4.32159495353699" calcext:value-type="float">
            <text:p>4.3215949535</text:p>
          </table:table-cell>
          <table:table-cell table:formula="of:=[.C80]/([.D80]-[.D79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0910.16692" calcext:value-type="float">
            <text:p>1442770910.16692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4.3251690864563" calcext:value-type="float">
            <text:p>4.3251690865</text:p>
          </table:table-cell>
          <table:table-cell table:formula="of:=[.C81]/([.D81]-[.D80])" office:value-type="float" office:value="2265164.77780001" calcext:value-type="float">
            <text:p>2265164.7778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0910.17047" calcext:value-type="float">
            <text:p>1442770910.17047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4.32871961593628" calcext:value-type="float">
            <text:p>4.3287196159</text:p>
          </table:table-cell>
          <table:table-cell table:formula="of:=[.C82]/([.D82]-[.D81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0910.17401" calcext:value-type="float">
            <text:p>1442770910.17401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4.33226680755615" calcext:value-type="float">
            <text:p>4.3322668076</text:p>
          </table:table-cell>
          <table:table-cell table:formula="of:=[.C83]/([.D83]-[.D82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0910.17758" calcext:value-type="float">
            <text:p>1442770910.17758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4.33583378791809" calcext:value-type="float">
            <text:p>4.3358337879</text:p>
          </table:table-cell>
          <table:table-cell table:formula="of:=[.C84]/([.D84]-[.D83])" office:value-type="float" office:value="2269706.91691732" calcext:value-type="float">
            <text:p>2269706.916917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0910.18113" calcext:value-type="float">
            <text:p>1442770910.18113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4.33938121795654" calcext:value-type="float">
            <text:p>4.339381218</text:p>
          </table:table-cell>
          <table:table-cell table:formula="of:=[.C85]/([.D85]-[.D84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0910.18467" calcext:value-type="float">
            <text:p>1442770910.18467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4.34292840957642" calcext:value-type="float">
            <text:p>4.3429284096</text:p>
          </table:table-cell>
          <table:table-cell table:formula="of:=[.C86]/([.D86]-[.D85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0910.18823" calcext:value-type="float">
            <text:p>1442770910.18823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4.34647965431213" calcext:value-type="float">
            <text:p>4.3464796543</text:p>
          </table:table-cell>
          <table:table-cell table:formula="of:=[.C87]/([.D87]-[.D86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0910.19177" calcext:value-type="float">
            <text:p>1442770910.19177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4.35002708435059" calcext:value-type="float">
            <text:p>4.3500270844</text:p>
          </table:table-cell>
          <table:table-cell table:formula="of:=[.C88]/([.D88]-[.D8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0910.19533" calcext:value-type="float">
            <text:p>1442770910.19533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4.35357975959778" calcext:value-type="float">
            <text:p>4.3535797596</text:p>
          </table:table-cell>
          <table:table-cell table:formula="of:=[.C89]/([.D89]-[.D88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0910.19887" calcext:value-type="float">
            <text:p>1442770910.19887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4.35712790489197" calcext:value-type="float">
            <text:p>4.3571279049</text:p>
          </table:table-cell>
          <table:table-cell table:formula="of:=[.C90]/([.D90]-[.D89])" office:value-type="float" office:value="2281755.48877839" calcext:value-type="float">
            <text:p>2281755.488778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0910.20242" calcext:value-type="float">
            <text:p>1442770910.20242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4.36067652702332" calcext:value-type="float">
            <text:p>4.360676527</text:p>
          </table:table-cell>
          <table:table-cell table:formula="of:=[.C91]/([.D91]-[.D90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0910.20597" calcext:value-type="float">
            <text:p>1442770910.20597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4.36422610282898" calcext:value-type="float">
            <text:p>4.3642261028</text:p>
          </table:table-cell>
          <table:table-cell table:formula="of:=[.C92]/([.D92]-[.D91])" office:value-type="float" office:value="2280835.92047286" calcext:value-type="float">
            <text:p>2280835.92047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0910.20954" calcext:value-type="float">
            <text:p>1442770910.20954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4.36779546737671" calcext:value-type="float">
            <text:p>4.3677954674</text:p>
          </table:table-cell>
          <table:table-cell table:formula="of:=[.C93]/([.D93]-[.D92])" office:value-type="float" office:value="2268190.84790595" calcext:value-type="float">
            <text:p>2268190.847905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0910.2131" calcext:value-type="float">
            <text:p>1442770910.2131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4.37135195732117" calcext:value-type="float">
            <text:p>4.3713519573</text:p>
          </table:table-cell>
          <table:table-cell table:formula="of:=[.C94]/([.D94]-[.D93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0910.21665" calcext:value-type="float">
            <text:p>1442770910.21665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4.37489891052246" calcext:value-type="float">
            <text:p>4.3748989105</text:p>
          </table:table-cell>
          <table:table-cell table:formula="of:=[.C95]/([.D95]-[.D94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0910.22019" calcext:value-type="float">
            <text:p>1442770910.22019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4.37844395637512" calcext:value-type="float">
            <text:p>4.3784439564</text:p>
          </table:table-cell>
          <table:table-cell table:formula="of:=[.C96]/([.D96]-[.D95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0910.22373" calcext:value-type="float">
            <text:p>1442770910.22373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4.38198614120483" calcext:value-type="float">
            <text:p>4.3819861412</text:p>
          </table:table-cell>
          <table:table-cell table:formula="of:=[.C97]/([.D97]-[.D96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0910.22728" calcext:value-type="float">
            <text:p>1442770910.22728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4.38553357124329" calcext:value-type="float">
            <text:p>4.3855335712</text:p>
          </table:table-cell>
          <table:table-cell table:formula="of:=[.C98]/([.D98]-[.D9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0910.23083" calcext:value-type="float">
            <text:p>1442770910.23083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4.38908267021179" calcext:value-type="float">
            <text:p>4.3890826702</text:p>
          </table:table-cell>
          <table:table-cell table:formula="of:=[.C99]/([.D99]-[.D98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0910.23438" calcext:value-type="float">
            <text:p>1442770910.23438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4.39262962341309" calcext:value-type="float">
            <text:p>4.3926296234</text:p>
          </table:table-cell>
          <table:table-cell table:formula="of:=[.C100]/([.D100]-[.D99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0910.23793" calcext:value-type="float">
            <text:p>1442770910.23793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4.39618182182312" calcext:value-type="float">
            <text:p>4.3961818218</text:p>
          </table:table-cell>
          <table:table-cell table:formula="of:=[.C101]/([.D101]-[.D100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0910.24148" calcext:value-type="float">
            <text:p>1442770910.24148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4.39972877502441" calcext:value-type="float">
            <text:p>4.399728775</text:p>
          </table:table-cell>
          <table:table-cell table:formula="of:=[.C102]/([.D102]-[.D101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0910.24502" calcext:value-type="float">
            <text:p>1442770910.24502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4.40327787399292" calcext:value-type="float">
            <text:p>4.403277874</text:p>
          </table:table-cell>
          <table:table-cell table:formula="of:=[.C103]/([.D103]-[.D102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0910.24864" calcext:value-type="float">
            <text:p>1442770910.24864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4.40689873695374" calcext:value-type="float">
            <text:p>4.406898737</text:p>
          </table:table-cell>
          <table:table-cell table:formula="of:=[.C104]/([.D104]-[.D103])" office:value-type="float" office:value="2235931.07157437" calcext:value-type="float">
            <text:p>2235931.071574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0910.25218" calcext:value-type="float">
            <text:p>1442770910.25218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4.4104311466217" calcext:value-type="float">
            <text:p>4.4104311466</text:p>
          </table:table-cell>
          <table:table-cell table:formula="of:=[.C105]/([.D105]-[.D104])" office:value-type="float" office:value="2291919.89632829" calcext:value-type="float">
            <text:p>2291919.896328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0910.25571" calcext:value-type="float">
            <text:p>1442770910.25571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4.41396856307983" calcext:value-type="float">
            <text:p>4.4139685631</text:p>
          </table:table-cell>
          <table:table-cell table:formula="of:=[.C106]/([.D106]-[.D105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0910.25926" calcext:value-type="float">
            <text:p>1442770910.25926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4.4175112247467" calcext:value-type="float">
            <text:p>4.4175112247</text:p>
          </table:table-cell>
          <table:table-cell table:formula="of:=[.C107]/([.D107]-[.D106])" office:value-type="float" office:value="2285287.38030823" calcext:value-type="float">
            <text:p>2285287.380308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0910.26279" calcext:value-type="float">
            <text:p>1442770910.26279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4.42104315757751" calcext:value-type="float">
            <text:p>4.4210431576</text:p>
          </table:table-cell>
          <table:table-cell table:formula="of:=[.C108]/([.D108]-[.D107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0910.26632" calcext:value-type="float">
            <text:p>1442770910.26632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4.42457818984985" calcext:value-type="float">
            <text:p>4.4245781898</text:p>
          </table:table-cell>
          <table:table-cell table:formula="of:=[.C109]/([.D109]-[.D108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0910.26987" calcext:value-type="float">
            <text:p>1442770910.26987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4.42812514305115" calcext:value-type="float">
            <text:p>4.4281251431</text:p>
          </table:table-cell>
          <table:table-cell table:formula="of:=[.C110]/([.D110]-[.D109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0910.2734" calcext:value-type="float">
            <text:p>1442770910.2734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4.43165874481201" calcext:value-type="float">
            <text:p>4.4316587448</text:p>
          </table:table-cell>
          <table:table-cell table:formula="of:=[.C111]/([.D111]-[.D110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0910.27693" calcext:value-type="float">
            <text:p>1442770910.27693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4.43518304824829" calcext:value-type="float">
            <text:p>4.4351830482</text:p>
          </table:table-cell>
          <table:table-cell table:formula="of:=[.C112]/([.D112]-[.D111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0910.28045" calcext:value-type="float">
            <text:p>1442770910.28045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4.43870496749878" calcext:value-type="float">
            <text:p>4.4387049675</text:p>
          </table:table-cell>
          <table:table-cell table:formula="of:=[.C113]/([.D113]-[.D112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0910.284" calcext:value-type="float">
            <text:p>1442770910.284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4.44225239753723" calcext:value-type="float">
            <text:p>4.4422523975</text:p>
          </table:table-cell>
          <table:table-cell table:formula="of:=[.C114]/([.D114]-[.D113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0910.28753" calcext:value-type="float">
            <text:p>1442770910.28753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4.44578003883362" calcext:value-type="float">
            <text:p>4.4457800388</text:p>
          </table:table-cell>
          <table:table-cell table:formula="of:=[.C115]/([.D115]-[.D114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0910.29107" calcext:value-type="float">
            <text:p>1442770910.29107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4.44932746887207" calcext:value-type="float">
            <text:p>4.4493274689</text:p>
          </table:table-cell>
          <table:table-cell table:formula="of:=[.C116]/([.D116]-[.D115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0910.29462" calcext:value-type="float">
            <text:p>1442770910.2946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4.45287346839905" calcext:value-type="float">
            <text:p>4.4528734684</text:p>
          </table:table-cell>
          <table:table-cell table:formula="of:=[.C117]/([.D117]-[.D116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0910.29817" calcext:value-type="float">
            <text:p>1442770910.29817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4.45642566680908" calcext:value-type="float">
            <text:p>4.4564256668</text:p>
          </table:table-cell>
          <table:table-cell table:formula="of:=[.C118]/([.D118]-[.D117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0910.30168" calcext:value-type="float">
            <text:p>1442770910.30168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4.45992922782898" calcext:value-type="float">
            <text:p>4.4599292278</text:p>
          </table:table-cell>
          <table:table-cell table:formula="of:=[.C119]/([.D119]-[.D118])" office:value-type="float" office:value="2310791.77842804" calcext:value-type="float">
            <text:p>2310791.778428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0910.30522" calcext:value-type="float">
            <text:p>1442770910.30522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4.46347618103027" calcext:value-type="float">
            <text:p>4.463476181</text:p>
          </table:table-cell>
          <table:table-cell table:formula="of:=[.C120]/([.D120]-[.D119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0910.30876" calcext:value-type="float">
            <text:p>1442770910.30876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4.46701002120972" calcext:value-type="float">
            <text:p>4.4670100212</text:p>
          </table:table-cell>
          <table:table-cell table:formula="of:=[.C121]/([.D121]-[.D120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0910.31228" calcext:value-type="float">
            <text:p>1442770910.31228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4.47053360939026" calcext:value-type="float">
            <text:p>4.4705336094</text:p>
          </table:table-cell>
          <table:table-cell table:formula="of:=[.C122]/([.D122]-[.D121])" office:value-type="float" office:value="2297657.83774274" calcext:value-type="float">
            <text:p>2297657.837742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0910.31582" calcext:value-type="float">
            <text:p>1442770910.31582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4.47407555580139" calcext:value-type="float">
            <text:p>4.4740755558</text:p>
          </table:table-cell>
          <table:table-cell table:formula="of:=[.C123]/([.D123]-[.D122])" office:value-type="float" office:value="2285748.86806677" calcext:value-type="float">
            <text:p>2285748.868066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0910.31937" calcext:value-type="float">
            <text:p>1442770910.31937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4.47762680053711" calcext:value-type="float">
            <text:p>4.4776268005</text:p>
          </table:table-cell>
          <table:table-cell table:formula="of:=[.C124]/([.D124]-[.D123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0910.32291" calcext:value-type="float">
            <text:p>1442770910.32291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4.48116040229797" calcext:value-type="float">
            <text:p>4.4811604023</text:p>
          </table:table-cell>
          <table:table-cell table:formula="of:=[.C125]/([.D125]-[.D124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0910.32643" calcext:value-type="float">
            <text:p>1442770910.32643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4.48468494415283" calcext:value-type="float">
            <text:p>4.4846849442</text:p>
          </table:table-cell>
          <table:table-cell table:formula="of:=[.C126]/([.D126]-[.D125])" office:value-type="float" office:value="2297036.13501995" calcext:value-type="float">
            <text:p>2297036.135019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0910.32998" calcext:value-type="float">
            <text:p>1442770910.32998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4.48823094367981" calcext:value-type="float">
            <text:p>4.4882309437</text:p>
          </table:table-cell>
          <table:table-cell table:formula="of:=[.C127]/([.D127]-[.D126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0910.33356" calcext:value-type="float">
            <text:p>1442770910.33356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4.49181365966797" calcext:value-type="float">
            <text:p>4.4918136597</text:p>
          </table:table-cell>
          <table:table-cell table:formula="of:=[.C128]/([.D128]-[.D127])" office:value-type="float" office:value="2259738.15026286" calcext:value-type="float">
            <text:p>2259738.150262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0910.33713" calcext:value-type="float">
            <text:p>1442770910.33713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4.4953875541687" calcext:value-type="float">
            <text:p>4.4953875542</text:p>
          </table:table-cell>
          <table:table-cell table:formula="of:=[.C129]/([.D129]-[.D128])" office:value-type="float" office:value="2265315.88952635" calcext:value-type="float">
            <text:p>2265315.889526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0910.34068" calcext:value-type="float">
            <text:p>1442770910.34068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4.49893164634705" calcext:value-type="float">
            <text:p>4.4989316463</text:p>
          </table:table-cell>
          <table:table-cell table:formula="of:=[.C130]/([.D130]-[.D129])" office:value-type="float" office:value="2284364.96360579" calcext:value-type="float">
            <text:p>2284364.963605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0910.34422" calcext:value-type="float">
            <text:p>1442770910.34422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4.50247812271118" calcext:value-type="float">
            <text:p>4.5024781227</text:p>
          </table:table-cell>
          <table:table-cell table:formula="of:=[.C131]/([.D131]-[.D130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0910.34775" calcext:value-type="float">
            <text:p>1442770910.34775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4.50600242614746" calcext:value-type="float">
            <text:p>4.5060024261</text:p>
          </table:table-cell>
          <table:table-cell table:formula="of:=[.C132]/([.D132]-[.D131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0910.35129" calcext:value-type="float">
            <text:p>1442770910.35129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4.50954174995422" calcext:value-type="float">
            <text:p>4.50954175</text:p>
          </table:table-cell>
          <table:table-cell table:formula="of:=[.C133]/([.D133]-[.D132])" office:value-type="float" office:value="2287442.58565173" calcext:value-type="float">
            <text:p>2287442.585651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0910.35482" calcext:value-type="float">
            <text:p>1442770910.35482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4.51307058334351" calcext:value-type="float">
            <text:p>4.5130705833</text:p>
          </table:table-cell>
          <table:table-cell table:formula="of:=[.C134]/([.D134]-[.D133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0910.35835" calcext:value-type="float">
            <text:p>1442770910.35835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4.51659893989563" calcext:value-type="float">
            <text:p>4.5165989399</text:p>
          </table:table-cell>
          <table:table-cell table:formula="of:=[.C135]/([.D135]-[.D134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0910.36188" calcext:value-type="float">
            <text:p>1442770910.36188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4.52012920379639" calcext:value-type="float">
            <text:p>4.5201292038</text:p>
          </table:table-cell>
          <table:table-cell table:formula="of:=[.C136]/([.D136]-[.D135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0910.3654" calcext:value-type="float">
            <text:p>1442770910.3654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4.52364993095398" calcext:value-type="float">
            <text:p>4.523649931</text:p>
          </table:table-cell>
          <table:table-cell table:formula="of:=[.C137]/([.D137]-[.D136])" office:value-type="float" office:value="2299524.96675019" calcext:value-type="float">
            <text:p>2299524.966750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0910.36892" calcext:value-type="float">
            <text:p>1442770910.36892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4.52717709541321" calcext:value-type="float">
            <text:p>4.5271770954</text:p>
          </table:table-cell>
          <table:table-cell table:formula="of:=[.C138]/([.D138]-[.D137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0910.37245" calcext:value-type="float">
            <text:p>1442770910.37245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4.53070306777954" calcext:value-type="float">
            <text:p>4.5307030678</text:p>
          </table:table-cell>
          <table:table-cell table:formula="of:=[.C139]/([.D139]-[.D138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0910.37601" calcext:value-type="float">
            <text:p>1442770910.37601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4.53426575660706" calcext:value-type="float">
            <text:p>4.5342657566</text:p>
          </table:table-cell>
          <table:table-cell table:formula="of:=[.C140]/([.D140]-[.D139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0910.37954" calcext:value-type="float">
            <text:p>1442770910.37954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4.53779244422913" calcext:value-type="float">
            <text:p>4.5377924442</text:p>
          </table:table-cell>
          <table:table-cell table:formula="of:=[.C141]/([.D141]-[.D140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0910.38306" calcext:value-type="float">
            <text:p>1442770910.38306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4.54131770133972" calcext:value-type="float">
            <text:p>4.5413177013</text:p>
          </table:table-cell>
          <table:table-cell table:formula="of:=[.C142]/([.D142]-[.D141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0910.38659" calcext:value-type="float">
            <text:p>1442770910.38659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4.54483938217163" calcext:value-type="float">
            <text:p>4.5448393822</text:p>
          </table:table-cell>
          <table:table-cell table:formula="of:=[.C143]/([.D143]-[.D142])" office:value-type="float" office:value="2298902.25333424" calcext:value-type="float">
            <text:p>2298902.253334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0910.39011" calcext:value-type="float">
            <text:p>1442770910.39011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4.54836058616638" calcext:value-type="float">
            <text:p>4.5483605862</text:p>
          </table:table-cell>
          <table:table-cell table:formula="of:=[.C144]/([.D144]-[.D143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0910.39362" calcext:value-type="float">
            <text:p>1442770910.39362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4.55187082290649" calcext:value-type="float">
            <text:p>4.5518708229</text:p>
          </table:table-cell>
          <table:table-cell table:formula="of:=[.C145]/([.D145]-[.D144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0910.39714" calcext:value-type="float">
            <text:p>1442770910.39714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4.55539417266846" calcext:value-type="float">
            <text:p>4.5553941727</text:p>
          </table:table-cell>
          <table:table-cell table:formula="of:=[.C146]/([.D146]-[.D145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0910.40065" calcext:value-type="float">
            <text:p>1442770910.40065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4.55890798568726" calcext:value-type="float">
            <text:p>4.5589079857</text:p>
          </table:table-cell>
          <table:table-cell table:formula="of:=[.C147]/([.D147]-[.D146])" office:value-type="float" office:value="2304049.74786267" calcext:value-type="float">
            <text:p>2304049.747862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0910.40418" calcext:value-type="float">
            <text:p>1442770910.40418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4.56243371963501" calcext:value-type="float">
            <text:p>4.5624337196</text:p>
          </table:table-cell>
          <table:table-cell table:formula="of:=[.C148]/([.D148]-[.D147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0910.4077" calcext:value-type="float">
            <text:p>1442770910.4077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4.56595230102539" calcext:value-type="float">
            <text:p>4.565952301</text:p>
          </table:table-cell>
          <table:table-cell table:formula="of:=[.C149]/([.D149]-[.D148])" office:value-type="float" office:value="2300927.30613904" calcext:value-type="float">
            <text:p>2300927.306139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0910.41122" calcext:value-type="float">
            <text:p>1442770910.41122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4.56947660446167" calcext:value-type="float">
            <text:p>4.5694766045</text:p>
          </table:table-cell>
          <table:table-cell table:formula="of:=[.C150]/([.D150]-[.D149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0910.41475" calcext:value-type="float">
            <text:p>1442770910.41475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4.5729992389679" calcext:value-type="float">
            <text:p>4.572999239</text:p>
          </table:table-cell>
          <table:table-cell table:formula="of:=[.C151]/([.D151]-[.D150])" office:value-type="float" office:value="2298279.87708968" calcext:value-type="float">
            <text:p>2298279.87708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0910.41825" calcext:value-type="float">
            <text:p>1442770910.41825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4.57650303840637" calcext:value-type="float">
            <text:p>4.5765030384</text:p>
          </table:table-cell>
          <table:table-cell table:formula="of:=[.C152]/([.D152]-[.D151])" office:value-type="float" office:value="2310634.53892216" calcext:value-type="float">
            <text:p>2310634.538922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0910.4218" calcext:value-type="float">
            <text:p>1442770910.4218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4.58005380630493" calcext:value-type="float">
            <text:p>4.5800538063</text:p>
          </table:table-cell>
          <table:table-cell table:formula="of:=[.C153]/([.D153]-[.D152])" office:value-type="float" office:value="2280070.17954744" calcext:value-type="float">
            <text:p>2280070.179547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0910.42535" calcext:value-type="float">
            <text:p>1442770910.42535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4.58360290527344" calcext:value-type="float">
            <text:p>4.5836029053</text:p>
          </table:table-cell>
          <table:table-cell table:formula="of:=[.C154]/([.D154]-[.D153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0910.42887" calcext:value-type="float">
            <text:p>1442770910.42887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4.5871262550354" calcext:value-type="float">
            <text:p>4.587126255</text:p>
          </table:table-cell>
          <table:table-cell table:formula="of:=[.C155]/([.D155]-[.D154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0910.4324" calcext:value-type="float">
            <text:p>1442770910.4324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4.59065008163452" calcext:value-type="float">
            <text:p>4.5906500816</text:p>
          </table:table-cell>
          <table:table-cell table:formula="of:=[.C156]/([.D156]-[.D155])" office:value-type="float" office:value="2297502.38051421" calcext:value-type="float">
            <text:p>2297502.380514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0910.43592" calcext:value-type="float">
            <text:p>1442770910.43592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4.5941743850708" calcext:value-type="float">
            <text:p>4.5941743851</text:p>
          </table:table-cell>
          <table:table-cell table:formula="of:=[.C157]/([.D157]-[.D156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0910.43946" calcext:value-type="float">
            <text:p>1442770910.43946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4.59771633148193" calcext:value-type="float">
            <text:p>4.5977163315</text:p>
          </table:table-cell>
          <table:table-cell table:formula="of:=[.C158]/([.D158]-[.D157])" office:value-type="float" office:value="2285748.86806677" calcext:value-type="float">
            <text:p>2285748.868066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0910.44299" calcext:value-type="float">
            <text:p>1442770910.44299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4.60124588012695" calcext:value-type="float">
            <text:p>4.6012458801</text:p>
          </table:table-cell>
          <table:table-cell table:formula="of:=[.C159]/([.D159]-[.D158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0910.44653" calcext:value-type="float">
            <text:p>1442770910.44653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4.60478520393372" calcext:value-type="float">
            <text:p>4.6047852039</text:p>
          </table:table-cell>
          <table:table-cell table:formula="of:=[.C160]/([.D160]-[.D159])" office:value-type="float" office:value="2287442.58565173" calcext:value-type="float">
            <text:p>2287442.58565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0910.45007" calcext:value-type="float">
            <text:p>1442770910.45007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4.60832738876343" calcext:value-type="float">
            <text:p>4.6083273888</text:p>
          </table:table-cell>
          <table:table-cell table:formula="of:=[.C161]/([.D161]-[.D160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0910.4536" calcext:value-type="float">
            <text:p>1442770910.4536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4.61185836791992" calcext:value-type="float">
            <text:p>4.6118583679</text:p>
          </table:table-cell>
          <table:table-cell table:formula="of:=[.C162]/([.D162]-[.D161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0910.45713" calcext:value-type="float">
            <text:p>1442770910.45713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4.61538815498352" calcext:value-type="float">
            <text:p>4.615388155</text:p>
          </table:table-cell>
          <table:table-cell table:formula="of:=[.C163]/([.D163]-[.D162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0910.46067" calcext:value-type="float">
            <text:p>1442770910.46067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4.61891937255859" calcext:value-type="float">
            <text:p>4.6189193726</text:p>
          </table:table-cell>
          <table:table-cell table:formula="of:=[.C164]/([.D164]-[.D163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0910.46419" calcext:value-type="float">
            <text:p>1442770910.46419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4.62244558334351" calcext:value-type="float">
            <text:p>4.6224455833</text:p>
          </table:table-cell>
          <table:table-cell table:formula="of:=[.C165]/([.D165]-[.D164])" office:value-type="float" office:value="2295948.96443543" calcext:value-type="float">
            <text:p>2295948.964435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0910.46777" calcext:value-type="float">
            <text:p>1442770910.46777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4.62602686882019" calcext:value-type="float">
            <text:p>4.6260268688</text:p>
          </table:table-cell>
          <table:table-cell table:formula="of:=[.C166]/([.D166]-[.D165])" office:value-type="float" office:value="2260640.78183876" calcext:value-type="float">
            <text:p>2260640.781838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0910.4713" calcext:value-type="float">
            <text:p>1442770910.4713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4.62955713272095" calcext:value-type="float">
            <text:p>4.6295571327</text:p>
          </table:table-cell>
          <table:table-cell table:formula="of:=[.C167]/([.D167]-[.D166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0910.47483" calcext:value-type="float">
            <text:p>1442770910.47483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4.63308000564575" calcext:value-type="float">
            <text:p>4.6330800056</text:p>
          </table:table-cell>
          <table:table-cell table:formula="of:=[.C168]/([.D168]-[.D167])" office:value-type="float" office:value="2298124.33567948" calcext:value-type="float">
            <text:p>2298124.335679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0910.47835" calcext:value-type="float">
            <text:p>1442770910.47835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4.63660740852356" calcext:value-type="float">
            <text:p>4.6366074085</text:p>
          </table:table-cell>
          <table:table-cell table:formula="of:=[.C169]/([.D169]-[.D168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0910.48188" calcext:value-type="float">
            <text:p>1442770910.48188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.6401379108429" calcext:value-type="float">
            <text:p>4.6401379108</text:p>
          </table:table-cell>
          <table:table-cell table:formula="of:=[.C170]/([.D170]-[.D169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0910.48541" calcext:value-type="float">
            <text:p>1442770910.48541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4.64366555213928" calcext:value-type="float">
            <text:p>4.6436655521</text:p>
          </table:table-cell>
          <table:table-cell table:formula="of:=[.C171]/([.D171]-[.D170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0910.48895" calcext:value-type="float">
            <text:p>1442770910.48895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4.64719915390015" calcext:value-type="float">
            <text:p>4.6471991539</text:p>
          </table:table-cell>
          <table:table-cell table:formula="of:=[.C172]/([.D172]-[.D171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0910.49247" calcext:value-type="float">
            <text:p>1442770910.49247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4.65072751045227" calcext:value-type="float">
            <text:p>4.6507275105</text:p>
          </table:table-cell>
          <table:table-cell table:formula="of:=[.C173]/([.D173]-[.D172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0910.49601" calcext:value-type="float">
            <text:p>1442770910.49601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4.65425968170166" calcext:value-type="float">
            <text:p>4.6542596817</text:p>
          </table:table-cell>
          <table:table-cell table:formula="of:=[.C174]/([.D174]-[.D173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0910.49953" calcext:value-type="float">
            <text:p>1442770910.49953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4.65778732299805" calcext:value-type="float">
            <text:p>4.657787323</text:p>
          </table:table-cell>
          <table:table-cell table:formula="of:=[.C175]/([.D175]-[.D174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0920.26885" calcext:value-type="float">
            <text:p>1442770920.26885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4.4270992279053" calcext:value-type="float">
            <text:p>14.4270992279</text:p>
          </table:table-cell>
          <table:table-cell table:formula="of:=[.C176]/([.D176]-[.D175])" office:value-type="float" office:value="828.717526761869" calcext:value-type="float">
            <text:p>828.71752676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0920.28931" calcext:value-type="float">
            <text:p>1442770920.28931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4.4475667476654" calcext:value-type="float">
            <text:p>14.4475667477</text:p>
          </table:table-cell>
          <table:table-cell table:formula="of:=[.C177]/([.D177]-[.D176])" office:value-type="float" office:value="395553.545074377" calcext:value-type="float">
            <text:p>395553.5450743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0920.29966" calcext:value-type="float">
            <text:p>1442770920.29966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4.4579095840454" calcext:value-type="float">
            <text:p>14.457909584</text:p>
          </table:table-cell>
          <table:table-cell table:formula="of:=[.C178]/([.D178]-[.D177])" office:value-type="float" office:value="782764.002305157" calcext:value-type="float">
            <text:p>782764.0023051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0920.3203" calcext:value-type="float">
            <text:p>1442770920.3203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4.4785544872284" calcext:value-type="float">
            <text:p>14.4785544872</text:p>
          </table:table-cell>
          <table:table-cell table:formula="of:=[.C179]/([.D179]-[.D178])" office:value-type="float" office:value="392154.902749708" calcext:value-type="float">
            <text:p>392154.9027497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0920.32384" calcext:value-type="float">
            <text:p>1442770920.32384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4.4820890426636" calcext:value-type="float">
            <text:p>14.4820890427</text:p>
          </table:table-cell>
          <table:table-cell table:formula="of:=[.C180]/([.D180]-[.D179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0920.33062" calcext:value-type="float">
            <text:p>1442770920.33062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4.4888691902161" calcext:value-type="float">
            <text:p>14.4888691902</text:p>
          </table:table-cell>
          <table:table-cell table:formula="of:=[.C181]/([.D181]-[.D180])" office:value-type="float" office:value="1194074.30846051" calcext:value-type="float">
            <text:p>1194074.308460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0920.35118" calcext:value-type="float">
            <text:p>1442770920.35118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4.5094289779663" calcext:value-type="float">
            <text:p>14.509428978</text:p>
          </table:table-cell>
          <table:table-cell table:formula="of:=[.C182]/([.D182]-[.D181])" office:value-type="float" office:value="393778.384210404" calcext:value-type="float">
            <text:p>393778.3842104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0920.3547" calcext:value-type="float">
            <text:p>1442770920.3547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4.5129582881928" calcext:value-type="float">
            <text:p>14.5129582882</text:p>
          </table:table-cell>
          <table:table-cell table:formula="of:=[.C183]/([.D183]-[.D182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0920.3616" calcext:value-type="float">
            <text:p>1442770920.3616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4.5198583602905" calcext:value-type="float">
            <text:p>14.5198583603</text:p>
          </table:table-cell>
          <table:table-cell table:formula="of:=[.C184]/([.D184]-[.D183])" office:value-type="float" office:value="1173321.07335614" calcext:value-type="float">
            <text:p>1173321.073356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0920.372" calcext:value-type="float">
            <text:p>1442770920.372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4.5302557945251" calcext:value-type="float">
            <text:p>14.5302557945</text:p>
          </table:table-cell>
          <table:table-cell table:formula="of:=[.C185]/([.D185]-[.D184])" office:value-type="float" office:value="778653.638706719" calcext:value-type="float">
            <text:p>778653.6387067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0920.39281" calcext:value-type="float">
            <text:p>1442770920.39281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4.5510621070862" calcext:value-type="float">
            <text:p>14.5510621071</text:p>
          </table:table-cell>
          <table:table-cell table:formula="of:=[.C186]/([.D186]-[.D185])" office:value-type="float" office:value="389112.678003392" calcext:value-type="float">
            <text:p>389112.6780033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0920.39634" calcext:value-type="float">
            <text:p>1442770920.39634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4.5545892715454" calcext:value-type="float">
            <text:p>14.5545892715</text:p>
          </table:table-cell>
          <table:table-cell table:formula="of:=[.C187]/([.D187]-[.D18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0920.41331" calcext:value-type="float">
            <text:p>1442770920.41331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4.5715637207031" calcext:value-type="float">
            <text:p>14.5715637207</text:p>
          </table:table-cell>
          <table:table-cell table:formula="of:=[.C188]/([.D188]-[.D187])" office:value-type="float" office:value="476952.148772403" calcext:value-type="float">
            <text:p>476952.1487724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0920.49046" calcext:value-type="float">
            <text:p>1442770920.49046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4.6487090587616" calcext:value-type="float">
            <text:p>14.6487090588</text:p>
          </table:table-cell>
          <table:table-cell table:formula="of:=[.C189]/([.D189]-[.D188])" office:value-type="float" office:value="104944.773122437" calcext:value-type="float">
            <text:p>104944.7731224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0920.49399" calcext:value-type="float">
            <text:p>1442770920.49399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4.6522405147552" calcext:value-type="float">
            <text:p>14.6522405148</text:p>
          </table:table-cell>
          <table:table-cell table:formula="of:=[.C190]/([.D190]-[.D189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0920.50063" calcext:value-type="float">
            <text:p>1442770920.50063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4.658887386322" calcext:value-type="float">
            <text:p>14.6588873863</text:p>
          </table:table-cell>
          <table:table-cell table:formula="of:=[.C191]/([.D191]-[.D190])" office:value-type="float" office:value="1218016.61408228" calcext:value-type="float">
            <text:p>1218016.614082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0920.52131" calcext:value-type="float">
            <text:p>1442770920.52131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4.6795642375946" calcext:value-type="float">
            <text:p>14.6795642376</text:p>
          </table:table-cell>
          <table:table-cell table:formula="of:=[.C192]/([.D192]-[.D191])" office:value-type="float" office:value="391548.97877198" calcext:value-type="float">
            <text:p>391548.978771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0920.52484" calcext:value-type="float">
            <text:p>1442770920.52484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4.6830949783325" calcext:value-type="float">
            <text:p>14.6830949783</text:p>
          </table:table-cell>
          <table:table-cell table:formula="of:=[.C193]/([.D193]-[.D192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0920.97482" calcext:value-type="float">
            <text:p>1442770920.97482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5.1330692768097" calcext:value-type="float">
            <text:p>15.1330692768</text:p>
          </table:table-cell>
          <table:table-cell table:formula="of:=[.C194]/([.D194]-[.D193])" office:value-type="float" office:value="17992.1387230313" calcext:value-type="float">
            <text:p>17992.13872303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0921.11971" calcext:value-type="float">
            <text:p>1442770921.11971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5.2779664993286" calcext:value-type="float">
            <text:p>15.2779664993</text:p>
          </table:table-cell>
          <table:table-cell table:formula="of:=[.C195]/([.D195]-[.D194])" office:value-type="float" office:value="55874.0868821196" calcext:value-type="float">
            <text:p>55874.08688211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0921.12319" calcext:value-type="float">
            <text:p>1442770921.12319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5.281441450119" calcext:value-type="float">
            <text:p>15.2814414501</text:p>
          </table:table-cell>
          <table:table-cell table:formula="of:=[.C196]/([.D196]-[.D195])" office:value-type="float" office:value="2329817.16528302" calcext:value-type="float">
            <text:p>2329817.165283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0921.12661" calcext:value-type="float">
            <text:p>1442770921.12661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5.284866809845" calcext:value-type="float">
            <text:p>15.2848668098</text:p>
          </table:table-cell>
          <table:table-cell table:formula="of:=[.C197]/([.D197]-[.D196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0921.13002" calcext:value-type="float">
            <text:p>1442770921.13002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5.2882726192474" calcext:value-type="float">
            <text:p>15.2882726192</text:p>
          </table:table-cell>
          <table:table-cell table:formula="of:=[.C198]/([.D198]-[.D197])" office:value-type="float" office:value="2377114.81862093" calcext:value-type="float">
            <text:p>2377114.818620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0921.13341" calcext:value-type="float">
            <text:p>1442770921.13341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5.2916653156281" calcext:value-type="float">
            <text:p>15.2916653156</text:p>
          </table:table-cell>
          <table:table-cell table:formula="of:=[.C199]/([.D199]-[.D198])" office:value-type="float" office:value="2386302.54279691" calcext:value-type="float">
            <text:p>2386302.542796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0921.13681" calcext:value-type="float">
            <text:p>1442770921.13681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5.2950675487518" calcext:value-type="float">
            <text:p>15.2950675488</text:p>
          </table:table-cell>
          <table:table-cell table:formula="of:=[.C200]/([.D200]-[.D199])" office:value-type="float" office:value="2379613.53777155" calcext:value-type="float">
            <text:p>2379613.537771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0921.28466" calcext:value-type="float">
            <text:p>1442770921.28466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5.4429128170013" calcext:value-type="float">
            <text:p>15.442912817</text:p>
          </table:table-cell>
          <table:table-cell table:formula="of:=[.C201]/([.D201]-[.D200])" office:value-type="float" office:value="54759.9534016655" calcext:value-type="float">
            <text:p>54759.95340166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0921.35643" calcext:value-type="float">
            <text:p>1442770921.35643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5.5146789550781" calcext:value-type="float">
            <text:p>15.5146789551</text:p>
          </table:table-cell>
          <table:table-cell table:formula="of:=[.C202]/([.D202]-[.D201])" office:value-type="float" office:value="112810.8634094" calcext:value-type="float">
            <text:p>112810.86340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0921.66603" calcext:value-type="float">
            <text:p>1442770921.66603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5.8242824077606" calcext:value-type="float">
            <text:p>15.8242824078</text:p>
          </table:table-cell>
          <table:table-cell table:formula="of:=[.C203]/([.D203]-[.D202])" office:value-type="float" office:value="26149.579178959" calcext:value-type="float">
            <text:p>26149.5791789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0921.66947" calcext:value-type="float">
            <text:p>1442770921.66947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5.8277263641357" calcext:value-type="float">
            <text:p>15.8277263641</text:p>
          </table:table-cell>
          <table:table-cell table:formula="of:=[.C204]/([.D204]-[.D203])" office:value-type="float" office:value="2350784.71332641" calcext:value-type="float">
            <text:p>2350784.713326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0921.93046" calcext:value-type="float">
            <text:p>1442770921.93046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6.0887134075165" calcext:value-type="float">
            <text:p>16.0887134075</text:p>
          </table:table-cell>
          <table:table-cell table:formula="of:=[.C205]/([.D205]-[.D204])" office:value-type="float" office:value="31020.6970243701" calcext:value-type="float">
            <text:p>31020.69702437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0922.12914" calcext:value-type="float">
            <text:p>1442770922.12914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6.2873938083649" calcext:value-type="float">
            <text:p>16.2873938084</text:p>
          </table:table-cell>
          <table:table-cell table:formula="of:=[.C206]/([.D206]-[.D205])" office:value-type="float" office:value="40748.8608107751" calcext:value-type="float">
            <text:p>40748.86081077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0922.13221" calcext:value-type="float">
            <text:p>1442770922.13221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6.2904675006866" calcext:value-type="float">
            <text:p>16.2904675007</text:p>
          </table:table-cell>
          <table:table-cell table:formula="of:=[.C207]/([.D207]-[.D206])" office:value-type="float" office:value="2633965.65187713" calcext:value-type="float">
            <text:p>2633965.651877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0922.13529" calcext:value-type="float">
            <text:p>1442770922.13529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6.2935471534729" calcext:value-type="float">
            <text:p>16.2935471535</text:p>
          </table:table-cell>
          <table:table-cell table:formula="of:=[.C208]/([.D208]-[.D207])" office:value-type="float" office:value="2628867.78539909" calcext:value-type="float">
            <text:p>2628867.785399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70922.13836" calcext:value-type="float">
            <text:p>1442770922.13836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6.2966167926788" calcext:value-type="float">
            <text:p>16.2966167927</text:p>
          </table:table-cell>
          <table:table-cell table:formula="of:=[.C209]/([.D209]-[.D208])" office:value-type="float" office:value="2637443.50943689" calcext:value-type="float">
            <text:p>2637443.509436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70922.14145" calcext:value-type="float">
            <text:p>1442770922.14145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6.299706697464" calcext:value-type="float">
            <text:p>16.2997066975</text:p>
          </table:table-cell>
          <table:table-cell table:formula="of:=[.C210]/([.D210]-[.D209])" office:value-type="float" office:value="2620145.46172839" calcext:value-type="float">
            <text:p>2620145.461728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70922.14453" calcext:value-type="float">
            <text:p>1442770922.14453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6.3027827739716" calcext:value-type="float">
            <text:p>16.302782774</text:p>
          </table:table-cell>
          <table:table-cell table:formula="of:=[.C211]/([.D211]-[.D210])" office:value-type="float" office:value="2631924.13455278" calcext:value-type="float">
            <text:p>2631924.134552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70922.20183" calcext:value-type="float">
            <text:p>1442770922.20183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6.3600840568542" calcext:value-type="float">
            <text:p>16.3600840569</text:p>
          </table:table-cell>
          <table:table-cell table:formula="of:=[.C212]/([.D212]-[.D211])" office:value-type="float" office:value="141288.285230445" calcext:value-type="float">
            <text:p>141288.2852304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70922.30672" calcext:value-type="float">
            <text:p>1442770922.30672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6.4649770259857" calcext:value-type="float">
            <text:p>16.464977026</text:p>
          </table:table-cell>
          <table:table-cell table:formula="of:=[.C213]/([.D213]-[.D212])" office:value-type="float" office:value="77183.4381945344" calcext:value-type="float">
            <text:p>77183.43819453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70922.30979" calcext:value-type="float">
            <text:p>1442770922.30979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6.4680466651917" calcext:value-type="float">
            <text:p>16.4680466652</text:p>
          </table:table-cell>
          <table:table-cell table:formula="of:=[.C214]/([.D214]-[.D213])" office:value-type="float" office:value="2637443.50943689" calcext:value-type="float">
            <text:p>2637443.509436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70924.11721" calcext:value-type="float">
            <text:p>1442770924.11721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8.2754611968994" calcext:value-type="float">
            <text:p>18.2754611969</text:p>
          </table:table-cell>
          <table:table-cell table:formula="of:=[.C215]/([.D215]-[.D214])" office:value-type="float" office:value="4479.32660602788" calcext:value-type="float">
            <text:p>4479.32660602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70924.12003" calcext:value-type="float">
            <text:p>1442770924.12003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8.2782802581787" calcext:value-type="float">
            <text:p>18.2782802582</text:p>
          </table:table-cell>
          <table:table-cell table:formula="of:=[.C216]/([.D216]-[.D215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70924.12281" calcext:value-type="float">
            <text:p>1442770924.12281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8.2810683250427" calcext:value-type="float">
            <text:p>18.281068325</text:p>
          </table:table-cell>
          <table:table-cell table:formula="of:=[.C217]/([.D217]-[.D216])" office:value-type="float" office:value="2903804.10330084" calcext:value-type="float">
            <text:p>2903804.103300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70926.05306" calcext:value-type="float">
            <text:p>1442770926.05306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20.2113163471222" calcext:value-type="float">
            <text:p>20.2113163471</text:p>
          </table:table-cell>
          <table:table-cell table:formula="of:=[.C218]/([.D218]-[.D217])" office:value-type="float" office:value="4194.27965079748" calcext:value-type="float">
            <text:p>4194.27965079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70926.12038" calcext:value-type="float">
            <text:p>1442770926.12038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20.2786312103271" calcext:value-type="float">
            <text:p>20.2786312103</text:p>
          </table:table-cell>
          <table:table-cell table:formula="of:=[.C219]/([.D219]-[.D218])" office:value-type="float" office:value="120270.615054952" calcext:value-type="float">
            <text:p>120270.61505495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70926.12279" calcext:value-type="float">
            <text:p>1442770926.12279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20.2810432910919" calcext:value-type="float">
            <text:p>20.2810432911</text:p>
          </table:table-cell>
          <table:table-cell table:formula="of:=[.C220]/([.D220]-[.D219])" office:value-type="float" office:value="3356438.19155876" calcext:value-type="float">
            <text:p>3356438.191558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70926.12517" calcext:value-type="float">
            <text:p>1442770926.12517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20.283420085907" calcext:value-type="float">
            <text:p>20.2834200859</text:p>
          </table:table-cell>
          <table:table-cell table:formula="of:=[.C221]/([.D221]-[.D220])" office:value-type="float" office:value="3406267.94904203" calcext:value-type="float">
            <text:p>3406267.949042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70926.12758" calcext:value-type="float">
            <text:p>1442770926.12758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20.2858295440674" calcext:value-type="float">
            <text:p>20.2858295441</text:p>
          </table:table-cell>
          <table:table-cell table:formula="of:=[.C222]/([.D222]-[.D221])" office:value-type="float" office:value="3360091.54799129" calcext:value-type="float">
            <text:p>3360091.547991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70926.12998" calcext:value-type="float">
            <text:p>1442770926.12998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20.2882328033447" calcext:value-type="float">
            <text:p>20.2882328033</text:p>
          </table:table-cell>
          <table:table-cell table:formula="of:=[.C223]/([.D223]-[.D222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70926.13239" calcext:value-type="float">
            <text:p>1442770926.13239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20.2906470298767" calcext:value-type="float">
            <text:p>20.2906470299</text:p>
          </table:table-cell>
          <table:table-cell table:formula="of:=[.C224]/([.D224]-[.D223])" office:value-type="float" office:value="3353454.98558167" calcext:value-type="float">
            <text:p>3353454.985581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70926.17878" calcext:value-type="float">
            <text:p>1442770926.17878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20.3370294570923" calcext:value-type="float">
            <text:p>20.3370294571</text:p>
          </table:table-cell>
          <table:table-cell table:formula="of:=[.C225]/([.D225]-[.D224])" office:value-type="float" office:value="174548.864430303" calcext:value-type="float">
            <text:p>174548.8644303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70926.2375" calcext:value-type="float">
            <text:p>1442770926.2375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20.3957498073578" calcext:value-type="float">
            <text:p>20.3957498074</text:p>
          </table:table-cell>
          <table:table-cell table:formula="of:=[.C226]/([.D226]-[.D225])" office:value-type="float" office:value="137873.836981457" calcext:value-type="float">
            <text:p>137873.8369814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70926.23987" calcext:value-type="float">
            <text:p>1442770926.23987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20.3981242179871" calcext:value-type="float">
            <text:p>20.398124218</text:p>
          </table:table-cell>
          <table:table-cell table:formula="of:=[.C227]/([.D227]-[.D226])" office:value-type="float" office:value="3409688.24018476" calcext:value-type="float">
            <text:p>3409688.240184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70926.29642" calcext:value-type="float">
            <text:p>1442770926.29642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20.4546782970428" calcext:value-type="float">
            <text:p>20.454678297</text:p>
          </table:table-cell>
          <table:table-cell table:formula="of:=[.C228]/([.D228]-[.D227])" office:value-type="float" office:value="143155.014371535" calcext:value-type="float">
            <text:p>143155.0143715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70926.3213" calcext:value-type="float">
            <text:p>1442770926.3213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20.4795525074005" calcext:value-type="float">
            <text:p>20.4795525074</text:p>
          </table:table-cell>
          <table:table-cell table:formula="of:=[.C229]/([.D229]-[.D228])" office:value-type="float" office:value="325477.66878175" calcext:value-type="float">
            <text:p>325477.668781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70926.37987" calcext:value-type="float">
            <text:p>1442770926.37987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20.5381207466125" calcext:value-type="float">
            <text:p>20.5381207466</text:p>
          </table:table-cell>
          <table:table-cell table:formula="of:=[.C230]/([.D230]-[.D229])" office:value-type="float" office:value="138231.91731426" calcext:value-type="float">
            <text:p>138231.917314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70926.38226" calcext:value-type="float">
            <text:p>1442770926.38226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20.540513753891" calcext:value-type="float">
            <text:p>20.5405137539</text:p>
          </table:table-cell>
          <table:table-cell table:formula="of:=[.C231]/([.D231]-[.D230])" office:value-type="float" office:value="3383190.71276278" calcext:value-type="float">
            <text:p>3383190.712762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70926.43859" calcext:value-type="float">
            <text:p>1442770926.43859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20.5968408584595" calcext:value-type="float">
            <text:p>20.5968408585</text:p>
          </table:table-cell>
          <table:table-cell table:formula="of:=[.C232]/([.D232]-[.D231])" office:value-type="float" office:value="143731.868733942" calcext:value-type="float">
            <text:p>143731.8687339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70926.49756" calcext:value-type="float">
            <text:p>1442770926.49756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20.6558129787445" calcext:value-type="float">
            <text:p>20.6558129787</text:p>
          </table:table-cell>
          <table:table-cell table:formula="of:=[.C233]/([.D233]-[.D232])" office:value-type="float" office:value="137285.21139937" calcext:value-type="float">
            <text:p>137285.211399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70926.49996" calcext:value-type="float">
            <text:p>1442770926.49996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20.6582176685333" calcext:value-type="float">
            <text:p>20.6582176685</text:p>
          </table:table-cell>
          <table:table-cell table:formula="of:=[.C234]/([.D234]-[.D233])" office:value-type="float" office:value="3366754.43029943" calcext:value-type="float">
            <text:p>3366754.430299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70926.58113" calcext:value-type="float">
            <text:p>1442770926.58113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20.7393839359283" calcext:value-type="float">
            <text:p>20.7393839359</text:p>
          </table:table-cell>
          <table:table-cell table:formula="of:=[.C235]/([.D235]-[.D234])" office:value-type="float" office:value="99745.8705424808" calcext:value-type="float">
            <text:p>99745.87054248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70926.63975" calcext:value-type="float">
            <text:p>1442770926.63975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20.798008441925" calcext:value-type="float">
            <text:p>20.7980084419</text:p>
          </table:table-cell>
          <table:table-cell table:formula="of:=[.C236]/([.D236]-[.D235])" office:value-type="float" office:value="138099.244716112" calcext:value-type="float">
            <text:p>138099.2447161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70926.64217" calcext:value-type="float">
            <text:p>1442770926.64217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20.8004212379456" calcext:value-type="float">
            <text:p>20.8004212379</text:p>
          </table:table-cell>
          <table:table-cell table:formula="of:=[.C237]/([.D237]-[.D236])" office:value-type="float" office:value="3355443.2" calcext:value-type="float">
            <text:p>3355443.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70926.69863" calcext:value-type="float">
            <text:p>1442770926.69863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20.856883764267" calcext:value-type="float">
            <text:p>20.8568837643</text:p>
          </table:table-cell>
          <table:table-cell table:formula="of:=[.C238]/([.D238]-[.D237])" office:value-type="float" office:value="143387.13705288" calcext:value-type="float">
            <text:p>143387.137052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70926.76712" calcext:value-type="float">
            <text:p>1442770926.76712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20.9253726005554" calcext:value-type="float">
            <text:p>20.9253726006</text:p>
          </table:table-cell>
          <table:table-cell table:formula="of:=[.C239]/([.D239]-[.D238])" office:value-type="float" office:value="118209.046010102" calcext:value-type="float">
            <text:p>118209.0460101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70926.81731" calcext:value-type="float">
            <text:p>1442770926.81731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20.9755685329437" calcext:value-type="float">
            <text:p>20.9755685329</text:p>
          </table:table-cell>
          <table:table-cell table:formula="of:=[.C240]/([.D240]-[.D239])" office:value-type="float" office:value="161287.96925956" calcext:value-type="float">
            <text:p>161287.969259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70926.81972" calcext:value-type="float">
            <text:p>1442770926.81972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20.9779782295227" calcext:value-type="float">
            <text:p>20.9779782295</text:p>
          </table:table-cell>
          <table:table-cell table:formula="of:=[.C241]/([.D241]-[.D240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70926.84053" calcext:value-type="float">
            <text:p>1442770926.84053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20.9987888336182" calcext:value-type="float">
            <text:p>20.9987888336</text:p>
          </table:table-cell>
          <table:table-cell table:formula="of:=[.C242]/([.D242]-[.D241])" office:value-type="float" office:value="389032.435717068" calcext:value-type="float">
            <text:p>389032.4357170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70926.87514" calcext:value-type="float">
            <text:p>1442770926.87514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21.0333936214447" calcext:value-type="float">
            <text:p>21.0333936214</text:p>
          </table:table-cell>
          <table:table-cell table:formula="of:=[.C243]/([.D243]-[.D242])" office:value-type="float" office:value="233956.065287337" calcext:value-type="float">
            <text:p>233956.0652873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70926.87757" calcext:value-type="float">
            <text:p>1442770926.87757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21.0358273983002" calcext:value-type="float">
            <text:p>21.0358273983</text:p>
          </table:table-cell>
          <table:table-cell table:formula="of:=[.C244]/([.D244]-[.D243])" office:value-type="float" office:value="3326516.96551724" calcext:value-type="float">
            <text:p>3326516.96551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70926.93458" calcext:value-type="float">
            <text:p>1442770926.93458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21.092832326889" calcext:value-type="float">
            <text:p>21.0928323269</text:p>
          </table:table-cell>
          <table:table-cell table:formula="of:=[.C245]/([.D245]-[.D244])" office:value-type="float" office:value="142022.807508281" calcext:value-type="float">
            <text:p>142022.8075082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70926.96802" calcext:value-type="float">
            <text:p>1442770926.96802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21.126275062561" calcext:value-type="float">
            <text:p>21.1262750626</text:p>
          </table:table-cell>
          <table:table-cell table:formula="of:=[.C246]/([.D246]-[.D245])" office:value-type="float" office:value="242085.458540376" calcext:value-type="float">
            <text:p>242085.4585403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70926.97043" calcext:value-type="float">
            <text:p>1442770926.97043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21.12868475914" calcext:value-type="float">
            <text:p>21.1286847591</text:p>
          </table:table-cell>
          <table:table-cell table:formula="of:=[.C247]/([.D247]-[.D246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70926.97284" calcext:value-type="float">
            <text:p>1442770926.97284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21.1310908794403" calcext:value-type="float">
            <text:p>21.1310908794</text:p>
          </table:table-cell>
          <table:table-cell table:formula="of:=[.C248]/([.D248]-[.D247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70927.04163" calcext:value-type="float">
            <text:p>1442770927.04163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21.1998872756958" calcext:value-type="float">
            <text:p>21.1998872757</text:p>
          </table:table-cell>
          <table:table-cell table:formula="of:=[.C249]/([.D249]-[.D248])" office:value-type="float" office:value="117680.582714441" calcext:value-type="float">
            <text:p>117680.5827144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70930.00357" calcext:value-type="float">
            <text:p>1442770930.00357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24.1618268489838" calcext:value-type="float">
            <text:p>24.161826849</text:p>
          </table:table-cell>
          <table:table-cell table:formula="of:=[.C250]/([.D250]-[.D249])" office:value-type="float" office:value="2733.34408068726" calcext:value-type="float">
            <text:p>2733.34408068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70930.00713" calcext:value-type="float">
            <text:p>1442770930.00713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24.1653876304626" calcext:value-type="float">
            <text:p>24.1653876305</text:p>
          </table:table-cell>
          <table:table-cell table:formula="of:=[.C251]/([.D251]-[.D250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70930.01074" calcext:value-type="float">
            <text:p>1442770930.01074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24.1689941883087" calcext:value-type="float">
            <text:p>24.1689941883</text:p>
          </table:table-cell>
          <table:table-cell table:formula="of:=[.C252]/([.D252]-[.D251])" office:value-type="float" office:value="2244799.70807166" calcext:value-type="float">
            <text:p>2244799.708071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70930.01434" calcext:value-type="float">
            <text:p>1442770930.01434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24.1725902557373" calcext:value-type="float">
            <text:p>24.1725902557</text:p>
          </table:table-cell>
          <table:table-cell table:formula="of:=[.C253]/([.D253]-[.D252])" office:value-type="float" office:value="2251348.21878937" calcext:value-type="float">
            <text:p>2251348.218789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70930.0179" calcext:value-type="float">
            <text:p>1442770930.0179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24.1761500835419" calcext:value-type="float">
            <text:p>24.1761500835</text:p>
          </table:table-cell>
          <table:table-cell table:formula="of:=[.C254]/([.D254]-[.D253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70930.02145" calcext:value-type="float">
            <text:p>1442770930.02145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24.1797003746033" calcext:value-type="float">
            <text:p>24.1797003746</text:p>
          </table:table-cell>
          <table:table-cell table:formula="of:=[.C255]/([.D255]-[.D254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70930.02504" calcext:value-type="float">
            <text:p>1442770930.02504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24.1832962036133" calcext:value-type="float">
            <text:p>24.1832962036</text:p>
          </table:table-cell>
          <table:table-cell table:formula="of:=[.C256]/([.D256]-[.D255])" office:value-type="float" office:value="2251497.49264023" calcext:value-type="float">
            <text:p>2251497.492640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70930.02861" calcext:value-type="float">
            <text:p>1442770930.02861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24.1868677139282" calcext:value-type="float">
            <text:p>24.1868677139</text:p>
          </table:table-cell>
          <table:table-cell table:formula="of:=[.C257]/([.D257]-[.D256])" office:value-type="float" office:value="2266828.1164219" calcext:value-type="float">
            <text:p>2266828.11642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70930.03219" calcext:value-type="float">
            <text:p>1442770930.03219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24.1904482841492" calcext:value-type="float">
            <text:p>24.1904482841</text:p>
          </table:table-cell>
          <table:table-cell table:formula="of:=[.C258]/([.D258]-[.D257])" office:value-type="float" office:value="2261092.36809162" calcext:value-type="float">
            <text:p>2261092.368091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70930.03574" calcext:value-type="float">
            <text:p>1442770930.03574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24.193990945816" calcext:value-type="float">
            <text:p>24.1939909458</text:p>
          </table:table-cell>
          <table:table-cell table:formula="of:=[.C259]/([.D259]-[.D258])" office:value-type="float" office:value="2285287.38030823" calcext:value-type="float">
            <text:p>2285287.380308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70930.0393" calcext:value-type="float">
            <text:p>1442770930.0393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24.1975541114807" calcext:value-type="float">
            <text:p>24.1975541115</text:p>
          </table:table-cell>
          <table:table-cell table:formula="of:=[.C260]/([.D260]-[.D259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70930.04283" calcext:value-type="float">
            <text:p>1442770930.04283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24.2010850906372" calcext:value-type="float">
            <text:p>24.2010850906</text:p>
          </table:table-cell>
          <table:table-cell table:formula="of:=[.C261]/([.D261]-[.D260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70930.04639" calcext:value-type="float">
            <text:p>1442770930.04639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24.2046403884888" calcext:value-type="float">
            <text:p>24.2046403885</text:p>
          </table:table-cell>
          <table:table-cell table:formula="of:=[.C262]/([.D262]-[.D261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70930.04993" calcext:value-type="float">
            <text:p>1442770930.04993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24.2081787586212" calcext:value-type="float">
            <text:p>24.2081787586</text:p>
          </table:table-cell>
          <table:table-cell table:formula="of:=[.C263]/([.D263]-[.D262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70930.05349" calcext:value-type="float">
            <text:p>1442770930.05349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24.2117416858673" calcext:value-type="float">
            <text:p>24.2117416859</text:p>
          </table:table-cell>
          <table:table-cell table:formula="of:=[.C264]/([.D264]-[.D263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70930.05706" calcext:value-type="float">
            <text:p>1442770930.05706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24.2153182029724" calcext:value-type="float">
            <text:p>24.215318203</text:p>
          </table:table-cell>
          <table:table-cell table:formula="of:=[.C265]/([.D265]-[.D264])" office:value-type="float" office:value="2263654.76861543" calcext:value-type="float">
            <text:p>2263654.7686154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70930.06061" calcext:value-type="float">
            <text:p>1442770930.06061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24.218859910965" calcext:value-type="float">
            <text:p>24.218859911</text:p>
          </table:table-cell>
          <table:table-cell table:formula="of:=[.C266]/([.D266]-[.D265])" office:value-type="float" office:value="2285902.73874116" calcext:value-type="float">
            <text:p>2285902.738741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70930.06417" calcext:value-type="float">
            <text:p>1442770930.06417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24.2224235534668" calcext:value-type="float">
            <text:p>24.2224235535</text:p>
          </table:table-cell>
          <table:table-cell table:formula="of:=[.C267]/([.D267]-[.D266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70930.06774" calcext:value-type="float">
            <text:p>1442770930.06774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24.2259905338287" calcext:value-type="float">
            <text:p>24.2259905338</text:p>
          </table:table-cell>
          <table:table-cell table:formula="of:=[.C268]/([.D268]-[.D267])" office:value-type="float" office:value="2269706.91691732" calcext:value-type="float">
            <text:p>2269706.916917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70930.07128" calcext:value-type="float">
            <text:p>1442770930.07128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24.2295370101929" calcext:value-type="float">
            <text:p>24.2295370102</text:p>
          </table:table-cell>
          <table:table-cell table:formula="of:=[.C269]/([.D269]-[.D268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70930.07484" calcext:value-type="float">
            <text:p>1442770930.07484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24.2330956459045" calcext:value-type="float">
            <text:p>24.2330956459</text:p>
          </table:table-cell>
          <table:table-cell table:formula="of:=[.C270]/([.D270]-[.D269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70930.07838" calcext:value-type="float">
            <text:p>1442770930.07838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24.2366299629211" calcext:value-type="float">
            <text:p>24.2366299629</text:p>
          </table:table-cell>
          <table:table-cell table:formula="of:=[.C271]/([.D271]-[.D270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70930.08192" calcext:value-type="float">
            <text:p>1442770930.08192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24.240177154541" calcext:value-type="float">
            <text:p>24.2401771545</text:p>
          </table:table-cell>
          <table:table-cell table:formula="of:=[.C272]/([.D272]-[.D271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70930.08546" calcext:value-type="float">
            <text:p>1442770930.08546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24.2437126636505" calcext:value-type="float">
            <text:p>24.2437126637</text:p>
          </table:table-cell>
          <table:table-cell table:formula="of:=[.C273]/([.D273]-[.D272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70930.08906" calcext:value-type="float">
            <text:p>1442770930.08906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24.2473154067993" calcext:value-type="float">
            <text:p>24.2473154068</text:p>
          </table:table-cell>
          <table:table-cell table:formula="of:=[.C274]/([.D274]-[.D273])" office:value-type="float" office:value="2247176.57229833" calcext:value-type="float">
            <text:p>2247176.572298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70930.09264" calcext:value-type="float">
            <text:p>1442770930.09264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24.2508919239044" calcext:value-type="float">
            <text:p>24.2508919239</text:p>
          </table:table-cell>
          <table:table-cell table:formula="of:=[.C275]/([.D275]-[.D274])" office:value-type="float" office:value="2263654.76861543" calcext:value-type="float">
            <text:p>2263654.768615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70930.0962" calcext:value-type="float">
            <text:p>1442770930.0962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24.2544498443603" calcext:value-type="float">
            <text:p>24.2544498444</text:p>
          </table:table-cell>
          <table:table-cell table:formula="of:=[.C276]/([.D276]-[.D275])" office:value-type="float" office:value="2275486.50968304" calcext:value-type="float">
            <text:p>2275486.509683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70930.09976" calcext:value-type="float">
            <text:p>1442770930.09976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24.2580099105835" calcext:value-type="float">
            <text:p>24.2580099106</text:p>
          </table:table-cell>
          <table:table-cell table:formula="of:=[.C277]/([.D277]-[.D276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70930.10331" calcext:value-type="float">
            <text:p>1442770930.10331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24.2615685462952" calcext:value-type="float">
            <text:p>24.2615685463</text:p>
          </table:table-cell>
          <table:table-cell table:formula="of:=[.C278]/([.D278]-[.D277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70930.10688" calcext:value-type="float">
            <text:p>1442770930.10688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24.2651288509369" calcext:value-type="float">
            <text:p>24.2651288509</text:p>
          </table:table-cell>
          <table:table-cell table:formula="of:=[.C279]/([.D279]-[.D278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70930.11043" calcext:value-type="float">
            <text:p>1442770930.11043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24.2686886787415" calcext:value-type="float">
            <text:p>24.2686886787</text:p>
          </table:table-cell>
          <table:table-cell table:formula="of:=[.C280]/([.D280]-[.D279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70930.11406" calcext:value-type="float">
            <text:p>1442770930.11406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24.2723157405853" calcext:value-type="float">
            <text:p>24.2723157406</text:p>
          </table:table-cell>
          <table:table-cell table:formula="of:=[.C281]/([.D281]-[.D280])" office:value-type="float" office:value="2232109.7208966" calcext:value-type="float">
            <text:p>2232109.72089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70930.11762" calcext:value-type="float">
            <text:p>1442770930.11762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24.2758746147156" calcext:value-type="float">
            <text:p>24.2758746147</text:p>
          </table:table-cell>
          <table:table-cell table:formula="of:=[.C282]/([.D282]-[.D281])" office:value-type="float" office:value="2274876.74576271" calcext:value-type="float">
            <text:p>2274876.7457627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70930.12118" calcext:value-type="float">
            <text:p>1442770930.12118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24.27943110466" calcext:value-type="float">
            <text:p>24.2794311047</text:p>
          </table:table-cell>
          <table:table-cell table:formula="of:=[.C283]/([.D283]-[.D282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70930.12473" calcext:value-type="float">
            <text:p>1442770930.12473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24.2829878330231" calcext:value-type="float">
            <text:p>24.282987833</text:p>
          </table:table-cell>
          <table:table-cell table:formula="of:=[.C284]/([.D284]-[.D283])" office:value-type="float" office:value="2276249.17442016" calcext:value-type="float">
            <text:p>2276249.174420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70930.12829" calcext:value-type="float">
            <text:p>1442770930.12829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24.2865393161774" calcext:value-type="float">
            <text:p>24.2865393162</text:p>
          </table:table-cell>
          <table:table-cell table:formula="of:=[.C285]/([.D285]-[.D284])" office:value-type="float" office:value="2279610.98174006" calcext:value-type="float">
            <text:p>2279610.981740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70930.13183" calcext:value-type="float">
            <text:p>1442770930.13183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24.2900855541229" calcext:value-type="float">
            <text:p>24.2900855541</text:p>
          </table:table-cell>
          <table:table-cell table:formula="of:=[.C286]/([.D286]-[.D285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70930.1354" calcext:value-type="float">
            <text:p>1442770930.1354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24.2936546802521" calcext:value-type="float">
            <text:p>24.2936546803</text:p>
          </table:table-cell>
          <table:table-cell table:formula="of:=[.C287]/([.D287]-[.D286])" office:value-type="float" office:value="2268342.36366065" calcext:value-type="float">
            <text:p>2268342.363660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70930.13898" calcext:value-type="float">
            <text:p>1442770930.13898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24.2972328662872" calcext:value-type="float">
            <text:p>24.2972328663</text:p>
          </table:table-cell>
          <table:table-cell table:formula="of:=[.C288]/([.D288]-[.D287])" office:value-type="float" office:value="2262598.95948827" calcext:value-type="float">
            <text:p>2262598.959488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70930.14254" calcext:value-type="float">
            <text:p>1442770930.14254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24.3007962703705" calcext:value-type="float">
            <text:p>24.3007962704</text:p>
          </table:table-cell>
          <table:table-cell table:formula="of:=[.C289]/([.D289]-[.D288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70930.14635" calcext:value-type="float">
            <text:p>1442770930.14635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24.3046011924744" calcext:value-type="float">
            <text:p>24.3046011925</text:p>
          </table:table-cell>
          <table:table-cell table:formula="of:=[.C290]/([.D290]-[.D289])" office:value-type="float" office:value="2127770.23522777" calcext:value-type="float">
            <text:p>2127770.235227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70930.14992" calcext:value-type="float">
            <text:p>1442770930.14992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24.3081703186035" calcext:value-type="float">
            <text:p>24.3081703186</text:p>
          </table:table-cell>
          <table:table-cell table:formula="of:=[.C291]/([.D291]-[.D290])" office:value-type="float" office:value="2268342.36366065" calcext:value-type="float">
            <text:p>2268342.363660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70930.15348" calcext:value-type="float">
            <text:p>1442770930.15348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24.3117332458496" calcext:value-type="float">
            <text:p>24.3117332458</text:p>
          </table:table-cell>
          <table:table-cell table:formula="of:=[.C292]/([.D292]-[.D291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70930.157" calcext:value-type="float">
            <text:p>1442770930.157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24.3152544498444" calcext:value-type="float">
            <text:p>24.3152544498</text:p>
          </table:table-cell>
          <table:table-cell table:formula="of:=[.C293]/([.D293]-[.D292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70930.16052" calcext:value-type="float">
            <text:p>1442770930.16052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24.3187775611877" calcext:value-type="float">
            <text:p>24.3187775612</text:p>
          </table:table-cell>
          <table:table-cell table:formula="of:=[.C294]/([.D294]-[.D293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70930.16409" calcext:value-type="float">
            <text:p>1442770930.16409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24.3223400115967" calcext:value-type="float">
            <text:p>24.3223400116</text:p>
          </table:table-cell>
          <table:table-cell table:formula="of:=[.C295]/([.D295]-[.D294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70930.16763" calcext:value-type="float">
            <text:p>1442770930.16763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24.3258805274963" calcext:value-type="float">
            <text:p>24.3258805275</text:p>
          </table:table-cell>
          <table:table-cell table:formula="of:=[.C296]/([.D296]-[.D295])" office:value-type="float" office:value="2286672.40296296" calcext:value-type="float">
            <text:p>2286672.402962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70930.17119" calcext:value-type="float">
            <text:p>1442770930.17119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24.3294415473938" calcext:value-type="float">
            <text:p>24.3294415474</text:p>
          </table:table-cell>
          <table:table-cell table:formula="of:=[.C297]/([.D297]-[.D296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70930.1748" calcext:value-type="float">
            <text:p>1442770930.1748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24.3330497741699" calcext:value-type="float">
            <text:p>24.3330497742</text:p>
          </table:table-cell>
          <table:table-cell table:formula="of:=[.C298]/([.D298]-[.D297])" office:value-type="float" office:value="2243761.41033435" calcext:value-type="float">
            <text:p>2243761.410334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70930.17836" calcext:value-type="float">
            <text:p>1442770930.17836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24.3366098403931" calcext:value-type="float">
            <text:p>24.3366098404</text:p>
          </table:table-cell>
          <table:table-cell table:formula="of:=[.C299]/([.D299]-[.D298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70930.18192" calcext:value-type="float">
            <text:p>1442770930.18192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24.3401708602905" calcext:value-type="float">
            <text:p>24.3401708603</text:p>
          </table:table-cell>
          <table:table-cell table:formula="of:=[.C300]/([.D300]-[.D299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70930.18546" calcext:value-type="float">
            <text:p>1442770930.18546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24.3437163829803" calcext:value-type="float">
            <text:p>24.343716383</text:p>
          </table:table-cell>
          <table:table-cell table:formula="of:=[.C301]/([.D301]-[.D300])" office:value-type="float" office:value="2283443.29123798" calcext:value-type="float">
            <text:p>2283443.291237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70930.18906" calcext:value-type="float">
            <text:p>1442770930.18906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24.3473091125488" calcext:value-type="float">
            <text:p>24.3473091125</text:p>
          </table:table-cell>
          <table:table-cell table:formula="of:=[.C302]/([.D302]-[.D301])" office:value-type="float" office:value="2253439.85559758" calcext:value-type="float">
            <text:p>2253439.855597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70930.19264" calcext:value-type="float">
            <text:p>1442770930.19264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24.3508956432343" calcext:value-type="float">
            <text:p>24.3508956432</text:p>
          </table:table-cell>
          <table:table-cell table:formula="of:=[.C303]/([.D303]-[.D302])" office:value-type="float" office:value="2257334.65292827" calcext:value-type="float">
            <text:p>2257334.652928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70930.1962" calcext:value-type="float">
            <text:p>1442770930.1962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24.3544552326202" calcext:value-type="float">
            <text:p>24.3544552326</text:p>
          </table:table-cell>
          <table:table-cell table:formula="of:=[.C304]/([.D304]-[.D303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70930.19977" calcext:value-type="float">
            <text:p>1442770930.19977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24.3580234050751" calcext:value-type="float">
            <text:p>24.3580234051</text:p>
          </table:table-cell>
          <table:table-cell table:formula="of:=[.C305]/([.D305]-[.D304])" office:value-type="float" office:value="2268948.62915943" calcext:value-type="float">
            <text:p>2268948.629159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70930.20333" calcext:value-type="float">
            <text:p>1442770930.20333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24.3615818023682" calcext:value-type="float">
            <text:p>24.3615818024</text:p>
          </table:table-cell>
          <table:table-cell table:formula="of:=[.C306]/([.D306]-[.D305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70930.20689" calcext:value-type="float">
            <text:p>1442770930.20689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24.3651461601257" calcext:value-type="float">
            <text:p>24.3651461601</text:p>
          </table:table-cell>
          <table:table-cell table:formula="of:=[.C307]/([.D307]-[.D306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70930.21046" calcext:value-type="float">
            <text:p>1442770930.21046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24.3687093257904" calcext:value-type="float">
            <text:p>24.3687093258</text:p>
          </table:table-cell>
          <table:table-cell table:formula="of:=[.C308]/([.D308]-[.D307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70930.21403" calcext:value-type="float">
            <text:p>1442770930.21403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24.3722875118256" calcext:value-type="float">
            <text:p>24.3722875118</text:p>
          </table:table-cell>
          <table:table-cell table:formula="of:=[.C309]/([.D309]-[.D308])" office:value-type="float" office:value="2262598.95948827" calcext:value-type="float">
            <text:p>2262598.959488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70930.21763" calcext:value-type="float">
            <text:p>1442770930.21763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24.3758840560913" calcext:value-type="float">
            <text:p>24.3758840561</text:p>
          </table:table-cell>
          <table:table-cell table:formula="of:=[.C310]/([.D310]-[.D309])" office:value-type="float" office:value="2251049.73046072" calcext:value-type="float">
            <text:p>2251049.730460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70930.22121" calcext:value-type="float">
            <text:p>1442770930.22121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24.3794634342194" calcext:value-type="float">
            <text:p>24.3794634342</text:p>
          </table:table-cell>
          <table:table-cell table:formula="of:=[.C311]/([.D311]-[.D310])" office:value-type="float" office:value="2261845.41290881" calcext:value-type="float">
            <text:p>2261845.4129088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70930.22479" calcext:value-type="float">
            <text:p>1442770930.22479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24.3830485343933" calcext:value-type="float">
            <text:p>24.3830485344</text:p>
          </table:table-cell>
          <table:table-cell table:formula="of:=[.C312]/([.D312]-[.D311])" office:value-type="float" office:value="2258235.36503292" calcext:value-type="float">
            <text:p>2258235.365032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70930.22835" calcext:value-type="float">
            <text:p>1442770930.22835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24.3866045475006" calcext:value-type="float">
            <text:p>24.3866045475</text:p>
          </table:table-cell>
          <table:table-cell table:formula="of:=[.C313]/([.D313]-[.D312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70930.23188" calcext:value-type="float">
            <text:p>1442770930.23188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24.390132188797" calcext:value-type="float">
            <text:p>24.3901321888</text:p>
          </table:table-cell>
          <table:table-cell table:formula="of:=[.C314]/([.D314]-[.D313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70930.23542" calcext:value-type="float">
            <text:p>1442770930.23542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24.393673658371" calcext:value-type="float">
            <text:p>24.3936736584</text:p>
          </table:table-cell>
          <table:table-cell table:formula="of:=[.C315]/([.D315]-[.D314])" office:value-type="float" office:value="2286056.6301333" calcext:value-type="float">
            <text:p>2286056.63013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70930.23896" calcext:value-type="float">
            <text:p>1442770930.23896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24.3972184658051" calcext:value-type="float">
            <text:p>24.3972184658</text:p>
          </table:table-cell>
          <table:table-cell table:formula="of:=[.C316]/([.D316]-[.D315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70930.24249" calcext:value-type="float">
            <text:p>1442770930.24249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24.4007472991943" calcext:value-type="float">
            <text:p>24.4007472992</text:p>
          </table:table-cell>
          <table:table-cell table:formula="of:=[.C317]/([.D317]-[.D316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70930.24606" calcext:value-type="float">
            <text:p>1442770930.24606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24.4043147563934" calcext:value-type="float">
            <text:p>24.4043147564</text:p>
          </table:table-cell>
          <table:table-cell table:formula="of:=[.C318]/([.D318]-[.D317])" office:value-type="float" office:value="2269403.54100114" calcext:value-type="float">
            <text:p>2269403.541001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70930.24963" calcext:value-type="float">
            <text:p>1442770930.24963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24.4078793525696" calcext:value-type="float">
            <text:p>24.4078793526</text:p>
          </table:table-cell>
          <table:table-cell table:formula="of:=[.C319]/([.D319]-[.D318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70930.25319" calcext:value-type="float">
            <text:p>1442770930.25319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24.4114484786987" calcext:value-type="float">
            <text:p>24.4114484787</text:p>
          </table:table-cell>
          <table:table-cell table:formula="of:=[.C320]/([.D320]-[.D319])" office:value-type="float" office:value="2268342.36366065" calcext:value-type="float">
            <text:p>2268342.363660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70930.25676" calcext:value-type="float">
            <text:p>1442770930.25676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24.4150109291077" calcext:value-type="float">
            <text:p>24.4150109291</text:p>
          </table:table-cell>
          <table:table-cell table:formula="of:=[.C321]/([.D321]-[.D320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70930.26032" calcext:value-type="float">
            <text:p>1442770930.26032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24.4185707569122" calcext:value-type="float">
            <text:p>24.4185707569</text:p>
          </table:table-cell>
          <table:table-cell table:formula="of:=[.C322]/([.D322]-[.D321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70930.26388" calcext:value-type="float">
            <text:p>1442770930.26388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24.4221320152283" calcext:value-type="float">
            <text:p>24.4221320152</text:p>
          </table:table-cell>
          <table:table-cell table:formula="of:=[.C323]/([.D323]-[.D322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70930.2675" calcext:value-type="float">
            <text:p>1442770930.2675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24.4257519245148" calcext:value-type="float">
            <text:p>24.4257519245</text:p>
          </table:table-cell>
          <table:table-cell table:formula="of:=[.C324]/([.D324]-[.D323])" office:value-type="float" office:value="2236520.13330699" calcext:value-type="float">
            <text:p>2236520.133306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70930.27096" calcext:value-type="float">
            <text:p>1442770930.27096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24.4292163848877" calcext:value-type="float">
            <text:p>24.4292163849</text:p>
          </table:table-cell>
          <table:table-cell table:formula="of:=[.C325]/([.D325]-[.D324])" office:value-type="float" office:value="2336871.87282362" calcext:value-type="float">
            <text:p>2336871.8728236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70930.27453" calcext:value-type="float">
            <text:p>1442770930.27453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24.4327871799469" calcext:value-type="float">
            <text:p>24.4327871799</text:p>
          </table:table-cell>
          <table:table-cell table:formula="of:=[.C326]/([.D326]-[.D325])" office:value-type="float" office:value="2267282.17827335" calcext:value-type="float">
            <text:p>2267282.178273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70930.2781" calcext:value-type="float">
            <text:p>1442770930.2781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24.4363508224487" calcext:value-type="float">
            <text:p>24.4363508224</text:p>
          </table:table-cell>
          <table:table-cell table:formula="of:=[.C327]/([.D327]-[.D326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70930.28164" calcext:value-type="float">
            <text:p>1442770930.28164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24.4398944377899" calcext:value-type="float">
            <text:p>24.4398944378</text:p>
          </table:table-cell>
          <table:table-cell table:formula="of:=[.C328]/([.D328]-[.D327])" office:value-type="float" office:value="2284672.35309157" calcext:value-type="float">
            <text:p>2284672.353091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70930.28521" calcext:value-type="float">
            <text:p>1442770930.28521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24.4434595108032" calcext:value-type="float">
            <text:p>24.4434595108</text:p>
          </table:table-cell>
          <table:table-cell table:formula="of:=[.C329]/([.D329]-[.D328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70930.28877" calcext:value-type="float">
            <text:p>1442770930.28877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24.447021484375" calcext:value-type="float">
            <text:p>24.4470214844</text:p>
          </table:table-cell>
          <table:table-cell table:formula="of:=[.C330]/([.D330]-[.D329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70930.29239" calcext:value-type="float">
            <text:p>1442770930.29239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24.4506402015686" calcext:value-type="float">
            <text:p>24.4506402016</text:p>
          </table:table-cell>
          <table:table-cell table:formula="of:=[.C331]/([.D331]-[.D330])" office:value-type="float" office:value="2237256.89708789" calcext:value-type="float">
            <text:p>2237256.897087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70930.29595" calcext:value-type="float">
            <text:p>1442770930.29595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24.4542036056519" calcext:value-type="float">
            <text:p>24.4542036057</text:p>
          </table:table-cell>
          <table:table-cell table:formula="of:=[.C332]/([.D332]-[.D331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70930.29952" calcext:value-type="float">
            <text:p>1442770930.29952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24.4577722549438" calcext:value-type="float">
            <text:p>24.4577722549</text:p>
          </table:table-cell>
          <table:table-cell table:formula="of:=[.C333]/([.D333]-[.D332])" office:value-type="float" office:value="2268645.45590593" calcext:value-type="float">
            <text:p>2268645.4559059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70930.30307" calcext:value-type="float">
            <text:p>1442770930.30307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24.4613234996796" calcext:value-type="float">
            <text:p>24.4613234997</text:p>
          </table:table-cell>
          <table:table-cell table:formula="of:=[.C334]/([.D334]-[.D333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70930.30664" calcext:value-type="float">
            <text:p>1442770930.30664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24.4648945331573" calcext:value-type="float">
            <text:p>24.4648945332</text:p>
          </table:table-cell>
          <table:table-cell table:formula="of:=[.C335]/([.D335]-[.D334])" office:value-type="float" office:value="2267130.8041127" calcext:value-type="float">
            <text:p>2267130.80411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70930.3102" calcext:value-type="float">
            <text:p>1442770930.3102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24.4684562683105" calcext:value-type="float">
            <text:p>24.4684562683</text:p>
          </table:table-cell>
          <table:table-cell table:formula="of:=[.C336]/([.D336]-[.D335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70930.31377" calcext:value-type="float">
            <text:p>1442770930.31377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24.4720265865326" calcext:value-type="float">
            <text:p>24.4720265865</text:p>
          </table:table-cell>
          <table:table-cell table:formula="of:=[.C337]/([.D337]-[.D336])" office:value-type="float" office:value="2267584.98724541" calcext:value-type="float">
            <text:p>2267584.987245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70930.31783" calcext:value-type="float">
            <text:p>1442770930.31783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24.4760866165161" calcext:value-type="float">
            <text:p>24.4760866165</text:p>
          </table:table-cell>
          <table:table-cell table:formula="of:=[.C338]/([.D338]-[.D337])" office:value-type="float" office:value="1994073.94350813" calcext:value-type="float">
            <text:p>1994073.943508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70930.32139" calcext:value-type="float">
            <text:p>1442770930.32139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24.4796471595764" calcext:value-type="float">
            <text:p>24.4796471596</text:p>
          </table:table-cell>
          <table:table-cell table:formula="of:=[.C339]/([.D339]-[.D338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70930.32495" calcext:value-type="float">
            <text:p>1442770930.32495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24.4832046031952" calcext:value-type="float">
            <text:p>24.4832046032</text:p>
          </table:table-cell>
          <table:table-cell table:formula="of:=[.C340]/([.D340]-[.D339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70930.32851" calcext:value-type="float">
            <text:p>1442770930.32851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24.4867622852325" calcext:value-type="float">
            <text:p>24.4867622852</text:p>
          </table:table-cell>
          <table:table-cell table:formula="of:=[.C341]/([.D341]-[.D340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70930.33207" calcext:value-type="float">
            <text:p>1442770930.33207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24.4903206825256" calcext:value-type="float">
            <text:p>24.4903206825</text:p>
          </table:table-cell>
          <table:table-cell table:formula="of:=[.C342]/([.D342]-[.D341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70930.33561" calcext:value-type="float">
            <text:p>1442770930.33561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24.4938654899597" calcext:value-type="float">
            <text:p>24.49386549</text:p>
          </table:table-cell>
          <table:table-cell table:formula="of:=[.C343]/([.D343]-[.D342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70930.33917" calcext:value-type="float">
            <text:p>1442770930.33917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24.4974195957184" calcext:value-type="float">
            <text:p>24.4974195957</text:p>
          </table:table-cell>
          <table:table-cell table:formula="of:=[.C344]/([.D344]-[.D343])" office:value-type="float" office:value="2277928.83772724" calcext:value-type="float">
            <text:p>2277928.837727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70930.34271" calcext:value-type="float">
            <text:p>1442770930.34271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24.5009644031525" calcext:value-type="float">
            <text:p>24.5009644032</text:p>
          </table:table-cell>
          <table:table-cell table:formula="of:=[.C345]/([.D345]-[.D344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70930.34627" calcext:value-type="float">
            <text:p>1442770930.34627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24.5045192241669" calcext:value-type="float">
            <text:p>24.5045192242</text:p>
          </table:table-cell>
          <table:table-cell table:formula="of:=[.C346]/([.D346]-[.D345])" office:value-type="float" office:value="2277470.501945" calcext:value-type="float">
            <text:p>2277470.5019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70930.34982" calcext:value-type="float">
            <text:p>1442770930.34982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24.5080759525299" calcext:value-type="float">
            <text:p>24.5080759525</text:p>
          </table:table-cell>
          <table:table-cell table:formula="of:=[.C347]/([.D347]-[.D346])" office:value-type="float" office:value="2276249.17442016" calcext:value-type="float">
            <text:p>2276249.174420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70930.35339" calcext:value-type="float">
            <text:p>1442770930.35339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24.5116410255432" calcext:value-type="float">
            <text:p>24.5116410255</text:p>
          </table:table-cell>
          <table:table-cell table:formula="of:=[.C348]/([.D348]-[.D347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70930.35695" calcext:value-type="float">
            <text:p>1442770930.35695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24.5151996612549" calcext:value-type="float">
            <text:p>24.5151996613</text:p>
          </table:table-cell>
          <table:table-cell table:formula="of:=[.C349]/([.D349]-[.D348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70930.36048" calcext:value-type="float">
            <text:p>1442770930.36048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24.5187294483185" calcext:value-type="float">
            <text:p>24.5187294483</text:p>
          </table:table-cell>
          <table:table-cell table:formula="of:=[.C350]/([.D350]-[.D349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70930.36403" calcext:value-type="float">
            <text:p>1442770930.36403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24.5222845077515" calcext:value-type="float">
            <text:p>24.5222845078</text:p>
          </table:table-cell>
          <table:table-cell table:formula="of:=[.C351]/([.D351]-[.D350])" office:value-type="float" office:value="2277317.76433505" calcext:value-type="float">
            <text:p>2277317.764335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70930.36792" calcext:value-type="float">
            <text:p>1442770930.36792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24.5261709690094" calcext:value-type="float">
            <text:p>24.526170969</text:p>
          </table:table-cell>
          <table:table-cell table:formula="of:=[.C352]/([.D352]-[.D351])" office:value-type="float" office:value="2083128.96043188" calcext:value-type="float">
            <text:p>2083128.9604318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70930.37147" calcext:value-type="float">
            <text:p>1442770930.37147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24.5297276973724" calcext:value-type="float">
            <text:p>24.5297276974</text:p>
          </table:table-cell>
          <table:table-cell table:formula="of:=[.C353]/([.D353]-[.D352])" office:value-type="float" office:value="2276249.17442016" calcext:value-type="float">
            <text:p>2276249.174420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70930.37503" calcext:value-type="float">
            <text:p>1442770930.37503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24.5332837104797" calcext:value-type="float">
            <text:p>24.5332837105</text:p>
          </table:table-cell>
          <table:table-cell table:formula="of:=[.C354]/([.D354]-[.D353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70930.37857" calcext:value-type="float">
            <text:p>1442770930.37857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24.5368192195892" calcext:value-type="float">
            <text:p>24.5368192196</text:p>
          </table:table-cell>
          <table:table-cell table:formula="of:=[.C355]/([.D355]-[.D354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70930.38212" calcext:value-type="float">
            <text:p>1442770930.38212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24.5403726100922" calcext:value-type="float">
            <text:p>24.5403726101</text:p>
          </table:table-cell>
          <table:table-cell table:formula="of:=[.C356]/([.D356]-[.D355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70930.38567" calcext:value-type="float">
            <text:p>1442770930.38567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24.5439281463623" calcext:value-type="float">
            <text:p>24.5439281464</text:p>
          </table:table-cell>
          <table:table-cell table:formula="of:=[.C357]/([.D357]-[.D356])" office:value-type="float" office:value="2277012.35056662" calcext:value-type="float">
            <text:p>2277012.350566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70930.38923" calcext:value-type="float">
            <text:p>1442770930.38923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24.547486782074" calcext:value-type="float">
            <text:p>24.5474867821</text:p>
          </table:table-cell>
          <table:table-cell table:formula="of:=[.C358]/([.D358]-[.D357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70930.39279" calcext:value-type="float">
            <text:p>1442770930.39279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24.5510437488556" calcext:value-type="float">
            <text:p>24.5510437489</text:p>
          </table:table-cell>
          <table:table-cell table:formula="of:=[.C359]/([.D359]-[.D358])" office:value-type="float" office:value="2276096.60057645" calcext:value-type="float">
            <text:p>2276096.600576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70930.39635" calcext:value-type="float">
            <text:p>1442770930.39635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24.5546019077301" calcext:value-type="float">
            <text:p>24.5546019077</text:p>
          </table:table-cell>
          <table:table-cell table:formula="of:=[.C360]/([.D360]-[.D359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70930.39991" calcext:value-type="float">
            <text:p>1442770930.39991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24.5581614971161" calcext:value-type="float">
            <text:p>24.5581614971</text:p>
          </table:table-cell>
          <table:table-cell table:formula="of:=[.C361]/([.D361]-[.D360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70930.40347" calcext:value-type="float">
            <text:p>1442770930.40347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24.5617201328278" calcext:value-type="float">
            <text:p>24.5617201328</text:p>
          </table:table-cell>
          <table:table-cell table:formula="of:=[.C362]/([.D362]-[.D361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70930.40701" calcext:value-type="float">
            <text:p>1442770930.40701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24.5652601718903" calcext:value-type="float">
            <text:p>24.5652601719</text:p>
          </table:table-cell>
          <table:table-cell table:formula="of:=[.C363]/([.D363]-[.D362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70930.41056" calcext:value-type="float">
            <text:p>1442770930.41056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24.568815946579" calcext:value-type="float">
            <text:p>24.5688159466</text:p>
          </table:table-cell>
          <table:table-cell table:formula="of:=[.C364]/([.D364]-[.D363])" office:value-type="float" office:value="2276859.67439989" calcext:value-type="float">
            <text:p>2276859.6743998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70930.4141" calcext:value-type="float">
            <text:p>1442770930.4141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24.5723567008972" calcext:value-type="float">
            <text:p>24.5723567009</text:p>
          </table:table-cell>
          <table:table-cell table:formula="of:=[.C365]/([.D365]-[.D364])" office:value-type="float" office:value="2286518.428658" calcext:value-type="float">
            <text:p>2286518.4286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70930.41766" calcext:value-type="float">
            <text:p>1442770930.41766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24.5759179592133" calcext:value-type="float">
            <text:p>24.5759179592</text:p>
          </table:table-cell>
          <table:table-cell table:formula="of:=[.C366]/([.D366]-[.D365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70930.4212" calcext:value-type="float">
            <text:p>1442770930.4212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24.5794517993927" calcext:value-type="float">
            <text:p>24.5794517994</text:p>
          </table:table-cell>
          <table:table-cell table:formula="of:=[.C367]/([.D367]-[.D366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70930.42475" calcext:value-type="float">
            <text:p>1442770930.42475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24.5830070972443" calcext:value-type="float">
            <text:p>24.5830070972</text:p>
          </table:table-cell>
          <table:table-cell table:formula="of:=[.C368]/([.D368]-[.D367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70930.42831" calcext:value-type="float">
            <text:p>1442770930.42831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24.5865626335144" calcext:value-type="float">
            <text:p>24.5865626335</text:p>
          </table:table-cell>
          <table:table-cell table:formula="of:=[.C369]/([.D369]-[.D368])" office:value-type="float" office:value="2277012.35056662" calcext:value-type="float">
            <text:p>2277012.3505666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70930.43186" calcext:value-type="float">
            <text:p>1442770930.43186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24.5901176929474" calcext:value-type="float">
            <text:p>24.5901176929</text:p>
          </table:table-cell>
          <table:table-cell table:formula="of:=[.C370]/([.D370]-[.D369])" office:value-type="float" office:value="2277317.76433505" calcext:value-type="float">
            <text:p>2277317.764335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70930.43542" calcext:value-type="float">
            <text:p>1442770930.43542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24.5936739444733" calcext:value-type="float">
            <text:p>24.5936739445</text:p>
          </table:table-cell>
          <table:table-cell table:formula="of:=[.C371]/([.D371]-[.D370])" office:value-type="float" office:value="2276554.38348083" calcext:value-type="float">
            <text:p>2276554.383480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70930.43898" calcext:value-type="float">
            <text:p>1442770930.43898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24.5972335338593" calcext:value-type="float">
            <text:p>24.5972335339</text:p>
          </table:table-cell>
          <table:table-cell table:formula="of:=[.C372]/([.D372]-[.D371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70930.44254" calcext:value-type="float">
            <text:p>1442770930.44254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24.6007940769196" calcext:value-type="float">
            <text:p>24.6007940769</text:p>
          </table:table-cell>
          <table:table-cell table:formula="of:=[.C373]/([.D373]-[.D372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70930.4461" calcext:value-type="float">
            <text:p>1442770930.4461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24.6043567657471" calcext:value-type="float">
            <text:p>24.6043567657</text:p>
          </table:table-cell>
          <table:table-cell table:formula="of:=[.C374]/([.D374]-[.D373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70930.44966" calcext:value-type="float">
            <text:p>1442770930.44966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24.6079168319702" calcext:value-type="float">
            <text:p>24.607916832</text:p>
          </table:table-cell>
          <table:table-cell table:formula="of:=[.C375]/([.D375]-[.D374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70930.45324" calcext:value-type="float">
            <text:p>1442770930.45324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24.6114919185638" calcext:value-type="float">
            <text:p>24.6114919186</text:p>
          </table:table-cell>
          <table:table-cell table:formula="of:=[.C376]/([.D376]-[.D375])" office:value-type="float" office:value="2264560.53244415" calcext:value-type="float">
            <text:p>2264560.532444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70930.4568" calcext:value-type="float">
            <text:p>1442770930.4568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24.6150496006012" calcext:value-type="float">
            <text:p>24.6150496006</text:p>
          </table:table-cell>
          <table:table-cell table:formula="of:=[.C377]/([.D377]-[.D37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70930.46036" calcext:value-type="float">
            <text:p>1442770930.46036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24.6186089515686" calcext:value-type="float">
            <text:p>24.6186089516</text:p>
          </table:table-cell>
          <table:table-cell table:formula="of:=[.C378]/([.D378]-[.D377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70930.46392" calcext:value-type="float">
            <text:p>1442770930.46392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24.6221752166748" calcext:value-type="float">
            <text:p>24.6221752167</text:p>
          </table:table-cell>
          <table:table-cell table:formula="of:=[.C379]/([.D379]-[.D378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70930.46747" calcext:value-type="float">
            <text:p>1442770930.46747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24.6257286071777" calcext:value-type="float">
            <text:p>24.6257286072</text:p>
          </table:table-cell>
          <table:table-cell table:formula="of:=[.C380]/([.D380]-[.D379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70930.47104" calcext:value-type="float">
            <text:p>1442770930.47104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24.629289150238" calcext:value-type="float">
            <text:p>24.6292891502</text:p>
          </table:table-cell>
          <table:table-cell table:formula="of:=[.C381]/([.D381]-[.D380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70930.47461" calcext:value-type="float">
            <text:p>1442770930.47461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24.6328663825989" calcext:value-type="float">
            <text:p>24.6328663826</text:p>
          </table:table-cell>
          <table:table-cell table:formula="of:=[.C382]/([.D382]-[.D381])" office:value-type="float" office:value="2263202.15835777" calcext:value-type="float">
            <text:p>2263202.158357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70930.47821" calcext:value-type="float">
            <text:p>1442770930.47821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24.6364653110504" calcext:value-type="float">
            <text:p>24.6364653111</text:p>
          </table:table-cell>
          <table:table-cell table:formula="of:=[.C383]/([.D383]-[.D382])" office:value-type="float" office:value="2249558.47525671" calcext:value-type="float">
            <text:p>2249558.475256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70930.48175" calcext:value-type="float">
            <text:p>1442770930.48175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24.6400008201599" calcext:value-type="float">
            <text:p>24.6400008202</text:p>
          </table:table-cell>
          <table:table-cell table:formula="of:=[.C384]/([.D384]-[.D383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70930.48529" calcext:value-type="float">
            <text:p>1442770930.48529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24.6435463428497" calcext:value-type="float">
            <text:p>24.6435463428</text:p>
          </table:table-cell>
          <table:table-cell table:formula="of:=[.C385]/([.D385]-[.D384])" office:value-type="float" office:value="2283443.29123798" calcext:value-type="float">
            <text:p>2283443.291237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70930.48883" calcext:value-type="float">
            <text:p>1442770930.48883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24.6470830440521" calcext:value-type="float">
            <text:p>24.6470830441</text:p>
          </table:table-cell>
          <table:table-cell table:formula="of:=[.C386]/([.D386]-[.D385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70930.49239" calcext:value-type="float">
            <text:p>1442770930.49239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24.6506452560425" calcext:value-type="float">
            <text:p>24.650645256</text:p>
          </table:table-cell>
          <table:table-cell table:formula="of:=[.C387]/([.D387]-[.D386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70930.49594" calcext:value-type="float">
            <text:p>1442770930.49594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24.6541950702667" calcext:value-type="float">
            <text:p>24.6541950703</text:p>
          </table:table-cell>
          <table:table-cell table:formula="of:=[.C388]/([.D388]-[.D387])" office:value-type="float" office:value="2280682.7311438" calcext:value-type="float">
            <text:p>2280682.73114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70930.4995" calcext:value-type="float">
            <text:p>1442770930.4995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24.6577548980713" calcext:value-type="float">
            <text:p>24.6577548981</text:p>
          </table:table-cell>
          <table:table-cell table:formula="of:=[.C389]/([.D389]-[.D388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70930.50307" calcext:value-type="float">
            <text:p>1442770930.50307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24.661319732666" calcext:value-type="float">
            <text:p>24.6613197327</text:p>
          </table:table-cell>
          <table:table-cell table:formula="of:=[.C390]/([.D390]-[.D389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70930.50663" calcext:value-type="float">
            <text:p>1442770930.50663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24.6648819446564" calcext:value-type="float">
            <text:p>24.6648819447</text:p>
          </table:table-cell>
          <table:table-cell table:formula="of:=[.C391]/([.D391]-[.D390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70930.51019" calcext:value-type="float">
            <text:p>1442770930.51019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24.668445110321" calcext:value-type="float">
            <text:p>24.6684451103</text:p>
          </table:table-cell>
          <table:table-cell table:formula="of:=[.C392]/([.D392]-[.D391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70930.51376" calcext:value-type="float">
            <text:p>1442770930.51376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24.6720156669617" calcext:value-type="float">
            <text:p>24.672015667</text:p>
          </table:table-cell>
          <table:table-cell table:formula="of:=[.C393]/([.D393]-[.D392])" office:value-type="float" office:value="2267433.57264957" calcext:value-type="float">
            <text:p>2267433.572649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70930.51732" calcext:value-type="float">
            <text:p>1442770930.51732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24.6755783557892" calcext:value-type="float">
            <text:p>24.6755783558</text:p>
          </table:table-cell>
          <table:table-cell table:formula="of:=[.C394]/([.D394]-[.D393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70930.52089" calcext:value-type="float">
            <text:p>1442770930.52089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24.6791400909424" calcext:value-type="float">
            <text:p>24.6791400909</text:p>
          </table:table-cell>
          <table:table-cell table:formula="of:=[.C395]/([.D395]-[.D394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70930.52445" calcext:value-type="float">
            <text:p>1442770930.52445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24.682701587677" calcext:value-type="float">
            <text:p>24.6827015877</text:p>
          </table:table-cell>
          <table:table-cell table:formula="of:=[.C396]/([.D396]-[.D395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70930.52803" calcext:value-type="float">
            <text:p>1442770930.52803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24.6862809658051" calcext:value-type="float">
            <text:p>24.6862809658</text:p>
          </table:table-cell>
          <table:table-cell table:formula="of:=[.C397]/([.D397]-[.D396])" office:value-type="float" office:value="2261845.41290881" calcext:value-type="float">
            <text:p>2261845.4129088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70930.53162" calcext:value-type="float">
            <text:p>1442770930.53162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24.6898756027222" calcext:value-type="float">
            <text:p>24.6898756027</text:p>
          </table:table-cell>
          <table:table-cell table:formula="of:=[.C398]/([.D398]-[.D397])" office:value-type="float" office:value="2252244.15891756" calcext:value-type="float">
            <text:p>2252244.158917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70930.53519" calcext:value-type="float">
            <text:p>1442770930.53519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24.6934473514557" calcext:value-type="float">
            <text:p>24.6934473515</text:p>
          </table:table-cell>
          <table:table-cell table:formula="of:=[.C399]/([.D399]-[.D398])" office:value-type="float" office:value="2266676.80288365" calcext:value-type="float">
            <text:p>2266676.8028836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70930.53908" calcext:value-type="float">
            <text:p>1442770930.53908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24.6973378658295" calcext:value-type="float">
            <text:p>24.6973378658</text:p>
          </table:table-cell>
          <table:table-cell table:formula="of:=[.C400]/([.D400]-[.D399])" office:value-type="float" office:value="2080958.76847653" calcext:value-type="float">
            <text:p>2080958.7684765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70930.54265" calcext:value-type="float">
            <text:p>1442770930.54265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24.7009031772613" calcext:value-type="float">
            <text:p>24.7009031773</text:p>
          </table:table-cell>
          <table:table-cell table:formula="of:=[.C401]/([.D401]-[.D400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70930.54621" calcext:value-type="float">
            <text:p>1442770930.54621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24.7044634819031" calcext:value-type="float">
            <text:p>24.7044634819</text:p>
          </table:table-cell>
          <table:table-cell table:formula="of:=[.C402]/([.D402]-[.D401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70930.54975" calcext:value-type="float">
            <text:p>1442770930.54975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24.7079994678497" calcext:value-type="float">
            <text:p>24.7079994678</text:p>
          </table:table-cell>
          <table:table-cell table:formula="of:=[.C403]/([.D403]-[.D402])" office:value-type="float" office:value="2289601.85988807" calcext:value-type="float">
            <text:p>2289601.859888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70930.55332" calcext:value-type="float">
            <text:p>1442770930.55332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24.711573600769" calcext:value-type="float">
            <text:p>24.7115736008</text:p>
          </table:table-cell>
          <table:table-cell table:formula="of:=[.C404]/([.D404]-[.D403])" office:value-type="float" office:value="2265164.77780001" calcext:value-type="float">
            <text:p>2265164.77780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70930.55688" calcext:value-type="float">
            <text:p>1442770930.55688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24.715136051178" calcext:value-type="float">
            <text:p>24.7151360512</text:p>
          </table:table-cell>
          <table:table-cell table:formula="of:=[.C405]/([.D405]-[.D404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70930.56041" calcext:value-type="float">
            <text:p>1442770930.56041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24.7186598777771" calcext:value-type="float">
            <text:p>24.7186598778</text:p>
          </table:table-cell>
          <table:table-cell table:formula="of:=[.C406]/([.D406]-[.D405])" office:value-type="float" office:value="2297502.38051421" calcext:value-type="float">
            <text:p>2297502.380514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70930.56395" calcext:value-type="float">
            <text:p>1442770930.56395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24.7222077846527" calcext:value-type="float">
            <text:p>24.7222077847</text:p>
          </table:table-cell>
          <table:table-cell table:formula="of:=[.C407]/([.D407]-[.D406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70930.56753" calcext:value-type="float">
            <text:p>1442770930.56753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24.7257857322693" calcext:value-type="float">
            <text:p>24.7257857323</text:p>
          </table:table-cell>
          <table:table-cell table:formula="of:=[.C408]/([.D408]-[.D407])" office:value-type="float" office:value="2262749.72905977" calcext:value-type="float">
            <text:p>2262749.7290597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70930.57107" calcext:value-type="float">
            <text:p>1442770930.57107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24.7293207645416" calcext:value-type="float">
            <text:p>24.7293207645</text:p>
          </table:table-cell>
          <table:table-cell table:formula="of:=[.C409]/([.D409]-[.D408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70930.57459" calcext:value-type="float">
            <text:p>1442770930.57459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24.7328455448151" calcext:value-type="float">
            <text:p>24.7328455448</text:p>
          </table:table-cell>
          <table:table-cell table:formula="of:=[.C410]/([.D410]-[.D409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70930.57812" calcext:value-type="float">
            <text:p>1442770930.57812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24.7363700866699" calcext:value-type="float">
            <text:p>24.7363700867</text:p>
          </table:table-cell>
          <table:table-cell table:formula="of:=[.C411]/([.D411]-[.D410])" office:value-type="float" office:value="2297036.13501995" calcext:value-type="float">
            <text:p>2297036.135019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70930.58169" calcext:value-type="float">
            <text:p>1442770930.58169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24.7399463653564" calcext:value-type="float">
            <text:p>24.7399463654</text:p>
          </table:table-cell>
          <table:table-cell table:formula="of:=[.C412]/([.D412]-[.D411])" office:value-type="float" office:value="2263805.67893333" calcext:value-type="float">
            <text:p>2263805.678933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70930.58524" calcext:value-type="float">
            <text:p>1442770930.58524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24.7434923648834" calcext:value-type="float">
            <text:p>24.7434923649</text:p>
          </table:table-cell>
          <table:table-cell table:formula="of:=[.C413]/([.D413]-[.D412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70930.58875" calcext:value-type="float">
            <text:p>1442770930.58875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24.747008562088" calcext:value-type="float">
            <text:p>24.7470085621</text:p>
          </table:table-cell>
          <table:table-cell table:formula="of:=[.C414]/([.D414]-[.D413])" office:value-type="float" office:value="2302487.4684025" calcext:value-type="float">
            <text:p>2302487.46840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70930.5923" calcext:value-type="float">
            <text:p>1442770930.5923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24.750551700592" calcext:value-type="float">
            <text:p>24.7505517006</text:p>
          </table:table-cell>
          <table:table-cell table:formula="of:=[.C415]/([.D415]-[.D414])" office:value-type="float" office:value="2284979.82531458" calcext:value-type="float">
            <text:p>2284979.825314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70930.59581" calcext:value-type="float">
            <text:p>1442770930.59581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24.7540636062622" calcext:value-type="float">
            <text:p>24.7540636063</text:p>
          </table:table-cell>
          <table:table-cell table:formula="of:=[.C416]/([.D416]-[.D415])" office:value-type="float" office:value="2305301.09871012" calcext:value-type="float">
            <text:p>2305301.098710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70930.59934" calcext:value-type="float">
            <text:p>1442770930.59934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24.7575974464416" calcext:value-type="float">
            <text:p>24.7575974464</text:p>
          </table:table-cell>
          <table:table-cell table:formula="of:=[.C417]/([.D417]-[.D416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70930.60288" calcext:value-type="float">
            <text:p>1442770930.60288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24.7611308097839" calcext:value-type="float">
            <text:p>24.7611308098</text:p>
          </table:table-cell>
          <table:table-cell table:formula="of:=[.C418]/([.D418]-[.D417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70930.60644" calcext:value-type="float">
            <text:p>1442770930.60644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24.7646923065186" calcext:value-type="float">
            <text:p>24.7646923065</text:p>
          </table:table-cell>
          <table:table-cell table:formula="of:=[.C419]/([.D419]-[.D418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70930.61" calcext:value-type="float">
            <text:p>1442770930.61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24.768256187439" calcext:value-type="float">
            <text:p>24.7682561874</text:p>
          </table:table-cell>
          <table:table-cell table:formula="of:=[.C420]/([.D420]-[.D419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70930.61363" calcext:value-type="float">
            <text:p>1442770930.61363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24.7718830108643" calcext:value-type="float">
            <text:p>24.7718830109</text:p>
          </table:table-cell>
          <table:table-cell table:formula="of:=[.C421]/([.D421]-[.D420])" office:value-type="float" office:value="2232256.45437812" calcext:value-type="float">
            <text:p>2232256.454378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70930.61716" calcext:value-type="float">
            <text:p>1442770930.61716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24.7754158973694" calcext:value-type="float">
            <text:p>24.7754158974</text:p>
          </table:table-cell>
          <table:table-cell table:formula="of:=[.C422]/([.D422]-[.D421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70930.62072" calcext:value-type="float">
            <text:p>1442770930.62072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24.7789723873138" calcext:value-type="float">
            <text:p>24.7789723873</text:p>
          </table:table-cell>
          <table:table-cell table:formula="of:=[.C423]/([.D423]-[.D422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70930.62427" calcext:value-type="float">
            <text:p>1442770930.62427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24.7825217247009" calcext:value-type="float">
            <text:p>24.7825217247</text:p>
          </table:table-cell>
          <table:table-cell table:formula="of:=[.C424]/([.D424]-[.D423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70930.62782" calcext:value-type="float">
            <text:p>1442770930.62782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24.7860727310181" calcext:value-type="float">
            <text:p>24.786072731</text:p>
          </table:table-cell>
          <table:table-cell table:formula="of:=[.C425]/([.D425]-[.D424])" office:value-type="float" office:value="2279917.09305761" calcext:value-type="float">
            <text:p>2279917.093057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70930.63137" calcext:value-type="float">
            <text:p>1442770930.63137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24.7896244525909" calcext:value-type="float">
            <text:p>24.7896244526</text:p>
          </table:table-cell>
          <table:table-cell table:formula="of:=[.C426]/([.D426]-[.D425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70930.63492" calcext:value-type="float">
            <text:p>1442770930.63492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24.7931749820709" calcext:value-type="float">
            <text:p>24.7931749821</text:p>
          </table:table-cell>
          <table:table-cell table:formula="of:=[.C427]/([.D427]-[.D426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70930.63847" calcext:value-type="float">
            <text:p>1442770930.63847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24.7967262268066" calcext:value-type="float">
            <text:p>24.7967262268</text:p>
          </table:table-cell>
          <table:table-cell table:formula="of:=[.C428]/([.D428]-[.D427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70930.64202" calcext:value-type="float">
            <text:p>1442770930.64202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24.8002767562866" calcext:value-type="float">
            <text:p>24.8002767563</text:p>
          </table:table-cell>
          <table:table-cell table:formula="of:=[.C429]/([.D429]-[.D428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70930.6456" calcext:value-type="float">
            <text:p>1442770930.6456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24.8038527965546" calcext:value-type="float">
            <text:p>24.8038527966</text:p>
          </table:table-cell>
          <table:table-cell table:formula="of:=[.C430]/([.D430]-[.D429])" office:value-type="float" office:value="2263956.60937396" calcext:value-type="float">
            <text:p>2263956.609373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70930.64914" calcext:value-type="float">
            <text:p>1442770930.64914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24.8073935508728" calcext:value-type="float">
            <text:p>24.8073935509</text:p>
          </table:table-cell>
          <table:table-cell table:formula="of:=[.C431]/([.D431]-[.D430])" office:value-type="float" office:value="2286518.428658" calcext:value-type="float">
            <text:p>2286518.4286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70930.65267" calcext:value-type="float">
            <text:p>1442770930.65267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24.8109195232391" calcext:value-type="float">
            <text:p>24.8109195232</text:p>
          </table:table-cell>
          <table:table-cell table:formula="of:=[.C432]/([.D432]-[.D431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70930.65623" calcext:value-type="float">
            <text:p>1442770930.65623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24.8144824504852" calcext:value-type="float">
            <text:p>24.8144824505</text:p>
          </table:table-cell>
          <table:table-cell table:formula="of:=[.C433]/([.D433]-[.D432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70930.65979" calcext:value-type="float">
            <text:p>1442770930.65979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24.8180484771729" calcext:value-type="float">
            <text:p>24.8180484772</text:p>
          </table:table-cell>
          <table:table-cell table:formula="of:=[.C434]/([.D434]-[.D433])" office:value-type="float" office:value="2270313.91214816" calcext:value-type="float">
            <text:p>2270313.912148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70930.66336" calcext:value-type="float">
            <text:p>1442770930.66336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24.8216121196747" calcext:value-type="float">
            <text:p>24.8216121197</text:p>
          </table:table-cell>
          <table:table-cell table:formula="of:=[.C435]/([.D435]-[.D434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70930.66692" calcext:value-type="float">
            <text:p>1442770930.66692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24.8251769542694" calcext:value-type="float">
            <text:p>24.8251769543</text:p>
          </table:table-cell>
          <table:table-cell table:formula="of:=[.C436]/([.D436]-[.D435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70930.67049" calcext:value-type="float">
            <text:p>1442770930.67049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24.8287487030029" calcext:value-type="float">
            <text:p>24.828748703</text:p>
          </table:table-cell>
          <table:table-cell table:formula="of:=[.C437]/([.D437]-[.D436])" office:value-type="float" office:value="2266676.80288365" calcext:value-type="float">
            <text:p>2266676.802883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70930.67405" calcext:value-type="float">
            <text:p>1442770930.67405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24.8323078155518" calcext:value-type="float">
            <text:p>24.8323078156</text:p>
          </table:table-cell>
          <table:table-cell table:formula="of:=[.C438]/([.D438]-[.D437])" office:value-type="float" office:value="2274724.35584137" calcext:value-type="float">
            <text:p>2274724.355841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70930.67763" calcext:value-type="float">
            <text:p>1442770930.67763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24.8358812332153" calcext:value-type="float">
            <text:p>24.8358812332</text:p>
          </table:table-cell>
          <table:table-cell table:formula="of:=[.C439]/([.D439]-[.D438])" office:value-type="float" office:value="2265618.17347211" calcext:value-type="float">
            <text:p>2265618.173472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70930.6812" calcext:value-type="float">
            <text:p>1442770930.6812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24.8394496440887" calcext:value-type="float">
            <text:p>24.8394496441</text:p>
          </table:table-cell>
          <table:table-cell table:formula="of:=[.C440]/([.D440]-[.D439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70930.68474" calcext:value-type="float">
            <text:p>1442770930.68474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24.8429951667786" calcext:value-type="float">
            <text:p>24.8429951668</text:p>
          </table:table-cell>
          <table:table-cell table:formula="of:=[.C441]/([.D441]-[.D440])" office:value-type="float" office:value="2283443.29123798" calcext:value-type="float">
            <text:p>2283443.2912379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70930.6883" calcext:value-type="float">
            <text:p>1442770930.6883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24.8465566635132" calcext:value-type="float">
            <text:p>24.8465566635</text:p>
          </table:table-cell>
          <table:table-cell table:formula="of:=[.C442]/([.D442]-[.D441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70930.69186" calcext:value-type="float">
            <text:p>1442770930.69186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24.8501162528992" calcext:value-type="float">
            <text:p>24.8501162529</text:p>
          </table:table-cell>
          <table:table-cell table:formula="of:=[.C443]/([.D443]-[.D442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70930.69541" calcext:value-type="float">
            <text:p>1442770930.69541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24.853666305542" calcext:value-type="float">
            <text:p>24.8536663055</text:p>
          </table:table-cell>
          <table:table-cell table:formula="of:=[.C444]/([.D444]-[.D443])" office:value-type="float" office:value="2280529.56239087" calcext:value-type="float">
            <text:p>2280529.562390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70930.69897" calcext:value-type="float">
            <text:p>1442770930.69897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24.8572282791138" calcext:value-type="float">
            <text:p>24.8572282791</text:p>
          </table:table-cell>
          <table:table-cell table:formula="of:=[.C445]/([.D445]-[.D444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70930.70254" calcext:value-type="float">
            <text:p>1442770930.70254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24.8607907295227" calcext:value-type="float">
            <text:p>24.8607907295</text:p>
          </table:table-cell>
          <table:table-cell table:formula="of:=[.C446]/([.D446]-[.D445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70930.70609" calcext:value-type="float">
            <text:p>1442770930.70609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24.8643469810486" calcext:value-type="float">
            <text:p>24.864346981</text:p>
          </table:table-cell>
          <table:table-cell table:formula="of:=[.C447]/([.D447]-[.D446])" office:value-type="float" office:value="2276554.38348083" calcext:value-type="float">
            <text:p>2276554.3834808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70930.70976" calcext:value-type="float">
            <text:p>1442770930.70976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24.8680160045624" calcext:value-type="float">
            <text:p>24.8680160046</text:p>
          </table:table-cell>
          <table:table-cell table:formula="of:=[.C448]/([.D448]-[.D447])" office:value-type="float" office:value="2206581.66118656" calcext:value-type="float">
            <text:p>2206581.6611865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70930.71333" calcext:value-type="float">
            <text:p>1442770930.71333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24.8715822696686" calcext:value-type="float">
            <text:p>24.8715822697</text:p>
          </table:table-cell>
          <table:table-cell table:formula="of:=[.C449]/([.D449]-[.D448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70930.71689" calcext:value-type="float">
            <text:p>1442770930.71689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24.8751451969147" calcext:value-type="float">
            <text:p>24.8751451969</text:p>
          </table:table-cell>
          <table:table-cell table:formula="of:=[.C450]/([.D450]-[.D449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70930.72047" calcext:value-type="float">
            <text:p>1442770930.72047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24.8787245750427" calcext:value-type="float">
            <text:p>24.878724575</text:p>
          </table:table-cell>
          <table:table-cell table:formula="of:=[.C451]/([.D451]-[.D450])" office:value-type="float" office:value="2261845.41290881" calcext:value-type="float">
            <text:p>2261845.412908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70930.72403" calcext:value-type="float">
            <text:p>1442770930.72403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24.8822875022888" calcext:value-type="float">
            <text:p>24.8822875023</text:p>
          </table:table-cell>
          <table:table-cell table:formula="of:=[.C452]/([.D452]-[.D451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70930.7276" calcext:value-type="float">
            <text:p>1442770930.7276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24.8858509063721" calcext:value-type="float">
            <text:p>24.8858509064</text:p>
          </table:table-cell>
          <table:table-cell table:formula="of:=[.C453]/([.D453]-[.D452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70930.73115" calcext:value-type="float">
            <text:p>1442770930.73115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24.8894035816193" calcext:value-type="float">
            <text:p>24.8894035816</text:p>
          </table:table-cell>
          <table:table-cell table:formula="of:=[.C454]/([.D454]-[.D453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70930.73472" calcext:value-type="float">
            <text:p>1442770930.73472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24.8929743766785" calcext:value-type="float">
            <text:p>24.8929743767</text:p>
          </table:table-cell>
          <table:table-cell table:formula="of:=[.C455]/([.D455]-[.D454])" office:value-type="float" office:value="2267282.17827335" calcext:value-type="float">
            <text:p>2267282.178273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70930.73828" calcext:value-type="float">
            <text:p>1442770930.73828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24.8965308666229" calcext:value-type="float">
            <text:p>24.8965308666</text:p>
          </table:table-cell>
          <table:table-cell table:formula="of:=[.C456]/([.D456]-[.D455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70930.74193" calcext:value-type="float">
            <text:p>1442770930.74193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24.9001798629761" calcext:value-type="float">
            <text:p>24.900179863</text:p>
          </table:table-cell>
          <table:table-cell table:formula="of:=[.C457]/([.D457]-[.D456])" office:value-type="float" office:value="2218692.26945443" calcext:value-type="float">
            <text:p>2218692.269454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70930.74549" calcext:value-type="float">
            <text:p>1442770930.74549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24.9037454128265" calcext:value-type="float">
            <text:p>24.9037454128</text:p>
          </table:table-cell>
          <table:table-cell table:formula="of:=[.C458]/([.D458]-[.D457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70930.74938" calcext:value-type="float">
            <text:p>1442770930.74938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24.9076328277588" calcext:value-type="float">
            <text:p>24.9076328278</text:p>
          </table:table-cell>
          <table:table-cell table:formula="of:=[.C459]/([.D459]-[.D458])" office:value-type="float" office:value="2082617.91990187" calcext:value-type="float">
            <text:p>2082617.9199018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70930.75294" calcext:value-type="float">
            <text:p>1442770930.75294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24.9111893177032" calcext:value-type="float">
            <text:p>24.9111893177</text:p>
          </table:table-cell>
          <table:table-cell table:formula="of:=[.C460]/([.D460]-[.D459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70930.7565" calcext:value-type="float">
            <text:p>1442770930.7565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24.9147529602051" calcext:value-type="float">
            <text:p>24.9147529602</text:p>
          </table:table-cell>
          <table:table-cell table:formula="of:=[.C461]/([.D461]-[.D460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70930.76004" calcext:value-type="float">
            <text:p>1442770930.76004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24.9182913303375" calcext:value-type="float">
            <text:p>24.9182913303</text:p>
          </table:table-cell>
          <table:table-cell table:formula="of:=[.C462]/([.D462]-[.D461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70930.76362" calcext:value-type="float">
            <text:p>1442770930.76362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24.9218783378601" calcext:value-type="float">
            <text:p>24.9218783379</text:p>
          </table:table-cell>
          <table:table-cell table:formula="of:=[.C463]/([.D463]-[.D462])" office:value-type="float" office:value="2257034.57520771" calcext:value-type="float">
            <text:p>2257034.5752077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70930.76719" calcext:value-type="float">
            <text:p>1442770930.76719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24.9254477024078" calcext:value-type="float">
            <text:p>24.9254477024</text:p>
          </table:table-cell>
          <table:table-cell table:formula="of:=[.C464]/([.D464]-[.D463])" office:value-type="float" office:value="2268190.84790595" calcext:value-type="float">
            <text:p>2268190.8479059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70930.77075" calcext:value-type="float">
            <text:p>1442770930.77075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24.9290041923523" calcext:value-type="float">
            <text:p>24.9290041924</text:p>
          </table:table-cell>
          <table:table-cell table:formula="of:=[.C465]/([.D465]-[.D464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70930.77431" calcext:value-type="float">
            <text:p>1442770930.77431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24.9325680732727" calcext:value-type="float">
            <text:p>24.9325680733</text:p>
          </table:table-cell>
          <table:table-cell table:formula="of:=[.C466]/([.D466]-[.D465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70930.77788" calcext:value-type="float">
            <text:p>1442770930.77788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24.9361379146576" calcext:value-type="float">
            <text:p>24.9361379147</text:p>
          </table:table-cell>
          <table:table-cell table:formula="of:=[.C467]/([.D467]-[.D466])" office:value-type="float" office:value="2267887.87711214" calcext:value-type="float">
            <text:p>2267887.877112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70930.78144" calcext:value-type="float">
            <text:p>1442770930.78144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24.9396917819977" calcext:value-type="float">
            <text:p>24.939691782</text:p>
          </table:table-cell>
          <table:table-cell table:formula="of:=[.C468]/([.D468]-[.D467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70930.78499" calcext:value-type="float">
            <text:p>1442770930.78499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24.9432482719421" calcext:value-type="float">
            <text:p>24.9432482719</text:p>
          </table:table-cell>
          <table:table-cell table:formula="of:=[.C469]/([.D469]-[.D468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70930.78856" calcext:value-type="float">
            <text:p>1442770930.78856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24.9468133449554" calcext:value-type="float">
            <text:p>24.946813345</text:p>
          </table:table-cell>
          <table:table-cell table:formula="of:=[.C470]/([.D470]-[.D469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70930.79212" calcext:value-type="float">
            <text:p>1442770930.79212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24.9503772258759" calcext:value-type="float">
            <text:p>24.9503772259</text:p>
          </table:table-cell>
          <table:table-cell table:formula="of:=[.C471]/([.D471]-[.D470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70930.7957" calcext:value-type="float">
            <text:p>1442770930.7957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24.9539506435394" calcext:value-type="float">
            <text:p>24.9539506435</text:p>
          </table:table-cell>
          <table:table-cell table:formula="of:=[.C472]/([.D472]-[.D471])" office:value-type="float" office:value="2265618.17347211" calcext:value-type="float">
            <text:p>2265618.173472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70930.79927" calcext:value-type="float">
            <text:p>1442770930.79927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24.9575197696686" calcext:value-type="float">
            <text:p>24.9575197697</text:p>
          </table:table-cell>
          <table:table-cell table:formula="of:=[.C473]/([.D473]-[.D472])" office:value-type="float" office:value="2268342.36366065" calcext:value-type="float">
            <text:p>2268342.363660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70930.80283" calcext:value-type="float">
            <text:p>1442770930.80283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24.961088180542" calcext:value-type="float">
            <text:p>24.9610881805</text:p>
          </table:table-cell>
          <table:table-cell table:formula="of:=[.C474]/([.D474]-[.D473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70930.8064" calcext:value-type="float">
            <text:p>1442770930.8064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24.9646506309509" calcext:value-type="float">
            <text:p>24.964650631</text:p>
          </table:table-cell>
          <table:table-cell table:formula="of:=[.C475]/([.D475]-[.D474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70930.80996" calcext:value-type="float">
            <text:p>1442770930.80996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24.9682176113129" calcext:value-type="float">
            <text:p>24.9682176113</text:p>
          </table:table-cell>
          <table:table-cell table:formula="of:=[.C476]/([.D476]-[.D475])" office:value-type="float" office:value="2269706.91691732" calcext:value-type="float">
            <text:p>2269706.9169173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70930.81357" calcext:value-type="float">
            <text:p>1442770930.81357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24.9718217849731" calcext:value-type="float">
            <text:p>24.971821785</text:p>
          </table:table-cell>
          <table:table-cell table:formula="of:=[.C477]/([.D477]-[.D476])" office:value-type="float" office:value="2246284.65859628" calcext:value-type="float">
            <text:p>2246284.658596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70930.81709" calcext:value-type="float">
            <text:p>1442770930.81709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24.9753477573395" calcext:value-type="float">
            <text:p>24.9753477573</text:p>
          </table:table-cell>
          <table:table-cell table:formula="of:=[.C478]/([.D478]-[.D477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70930.8207" calcext:value-type="float">
            <text:p>1442770930.8207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24.9789550304413" calcext:value-type="float">
            <text:p>24.9789550304</text:p>
          </table:table-cell>
          <table:table-cell table:formula="of:=[.C479]/([.D479]-[.D478])" office:value-type="float" office:value="2244354.60568407" calcext:value-type="float">
            <text:p>2244354.605684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70930.82426" calcext:value-type="float">
            <text:p>1442770930.82426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24.9825143814087" calcext:value-type="float">
            <text:p>24.9825143814</text:p>
          </table:table-cell>
          <table:table-cell table:formula="of:=[.C480]/([.D480]-[.D479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70930.8278" calcext:value-type="float">
            <text:p>1442770930.8278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24.9860544204712" calcext:value-type="float">
            <text:p>24.9860544205</text:p>
          </table:table-cell>
          <table:table-cell table:formula="of:=[.C481]/([.D481]-[.D480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70930.83134" calcext:value-type="float">
            <text:p>1442770930.83134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24.989595413208" calcext:value-type="float">
            <text:p>24.9895954132</text:p>
          </table:table-cell>
          <table:table-cell table:formula="of:=[.C482]/([.D482]-[.D481])" office:value-type="float" office:value="2286364.47508753" calcext:value-type="float">
            <text:p>2286364.475087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70930.8349" calcext:value-type="float">
            <text:p>1442770930.8349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24.9931540489197" calcext:value-type="float">
            <text:p>24.9931540489</text:p>
          </table:table-cell>
          <table:table-cell table:formula="of:=[.C483]/([.D483]-[.D482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70930.83843" calcext:value-type="float">
            <text:p>1442770930.83843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24.9966869354248" calcext:value-type="float">
            <text:p>24.9966869354</text:p>
          </table:table-cell>
          <table:table-cell table:formula="of:=[.C484]/([.D484]-[.D483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70930.84199" calcext:value-type="float">
            <text:p>1442770930.84199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25.0002481937408" calcext:value-type="float">
            <text:p>25.0002481937</text:p>
          </table:table-cell>
          <table:table-cell table:formula="of:=[.C485]/([.D485]-[.D484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70930.84559" calcext:value-type="float">
            <text:p>1442770930.84559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25.0038464069366" calcext:value-type="float">
            <text:p>25.0038464069</text:p>
          </table:table-cell>
          <table:table-cell table:formula="of:=[.C486]/([.D486]-[.D485])" office:value-type="float" office:value="2250005.64431487" calcext:value-type="float">
            <text:p>2250005.644314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70930.84916" calcext:value-type="float">
            <text:p>1442770930.84916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25.0074117183685" calcext:value-type="float">
            <text:p>25.0074117184</text:p>
          </table:table-cell>
          <table:table-cell table:formula="of:=[.C487]/([.D487]-[.D486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70930.85272" calcext:value-type="float">
            <text:p>1442770930.85272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25.0109736919403" calcext:value-type="float">
            <text:p>25.0109736919</text:p>
          </table:table-cell>
          <table:table-cell table:formula="of:=[.C488]/([.D488]-[.D487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70930.85628" calcext:value-type="float">
            <text:p>1442770930.85628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25.014536857605" calcext:value-type="float">
            <text:p>25.0145368576</text:p>
          </table:table-cell>
          <table:table-cell table:formula="of:=[.C489]/([.D489]-[.D488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70930.85989" calcext:value-type="float">
            <text:p>1442770930.85989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25.0181469917297" calcext:value-type="float">
            <text:p>25.0181469917</text:p>
          </table:table-cell>
          <table:table-cell table:formula="of:=[.C490]/([.D490]-[.D489])" office:value-type="float" office:value="2242575.95984678" calcext:value-type="float">
            <text:p>2242575.959846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70930.86345" calcext:value-type="float">
            <text:p>1442770930.86345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25.0216994285583" calcext:value-type="float">
            <text:p>25.0216994286</text:p>
          </table:table-cell>
          <table:table-cell table:formula="of:=[.C491]/([.D491]-[.D490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70930.86699" calcext:value-type="float">
            <text:p>1442770930.86699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25.025242805481" calcext:value-type="float">
            <text:p>25.0252428055</text:p>
          </table:table-cell>
          <table:table-cell table:formula="of:=[.C492]/([.D492]-[.D491])" office:value-type="float" office:value="2284826.07885883" calcext:value-type="float">
            <text:p>2284826.078858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70930.87058" calcext:value-type="float">
            <text:p>1442770930.87058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25.0288348197937" calcext:value-type="float">
            <text:p>25.0288348198</text:p>
          </table:table-cell>
          <table:table-cell table:formula="of:=[.C493]/([.D493]-[.D492])" office:value-type="float" office:value="2253888.56922873" calcext:value-type="float">
            <text:p>2253888.569228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70930.87411" calcext:value-type="float">
            <text:p>1442770930.87411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25.0323672294617" calcext:value-type="float">
            <text:p>25.0323672295</text:p>
          </table:table-cell>
          <table:table-cell table:formula="of:=[.C494]/([.D494]-[.D493])" office:value-type="float" office:value="2291919.89632829" calcext:value-type="float">
            <text:p>2291919.896328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70930.8783" calcext:value-type="float">
            <text:p>1442770930.8783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25.0365498065948" calcext:value-type="float">
            <text:p>25.0365498066</text:p>
          </table:table-cell>
          <table:table-cell table:formula="of:=[.C495]/([.D495]-[.D494])" office:value-type="float" office:value="1935648.70227441" calcext:value-type="float">
            <text:p>1935648.702274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70930.88186" calcext:value-type="float">
            <text:p>1442770930.88186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25.0401179790497" calcext:value-type="float">
            <text:p>25.040117979</text:p>
          </table:table-cell>
          <table:table-cell table:formula="of:=[.C496]/([.D496]-[.D495])" office:value-type="float" office:value="2268948.62915943" calcext:value-type="float">
            <text:p>2268948.629159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70930.88543" calcext:value-type="float">
            <text:p>1442770930.88543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25.0436792373657" calcext:value-type="float">
            <text:p>25.0436792374</text:p>
          </table:table-cell>
          <table:table-cell table:formula="of:=[.C497]/([.D497]-[.D496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70930.88894" calcext:value-type="float">
            <text:p>1442770930.88894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25.0471930503845" calcext:value-type="float">
            <text:p>25.0471930504</text:p>
          </table:table-cell>
          <table:table-cell table:formula="of:=[.C498]/([.D498]-[.D497])" office:value-type="float" office:value="2304049.74786267" calcext:value-type="float">
            <text:p>2304049.747862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70930.8925" calcext:value-type="float">
            <text:p>1442770930.8925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25.050755739212" calcext:value-type="float">
            <text:p>25.0507557392</text:p>
          </table:table-cell>
          <table:table-cell table:formula="of:=[.C499]/([.D499]-[.D498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70930.89607" calcext:value-type="float">
            <text:p>1442770930.89607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25.054319858551" calcext:value-type="float">
            <text:p>25.0543198586</text:p>
          </table:table-cell>
          <table:table-cell table:formula="of:=[.C500]/([.D500]-[.D499])" office:value-type="float" office:value="2271528.87711553" calcext:value-type="float">
            <text:p>2271528.8771155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70930.89963" calcext:value-type="float">
            <text:p>1442770930.89963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25.0578818321228" calcext:value-type="float">
            <text:p>25.0578818321</text:p>
          </table:table-cell>
          <table:table-cell table:formula="of:=[.C501]/([.D501]-[.D500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70930.90319" calcext:value-type="float">
            <text:p>1442770930.90319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25.0614466667175" calcext:value-type="float">
            <text:p>25.0614466667</text:p>
          </table:table-cell>
          <table:table-cell table:formula="of:=[.C502]/([.D502]-[.D501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70930.90675" calcext:value-type="float">
            <text:p>1442770930.90675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25.0650062561035" calcext:value-type="float">
            <text:p>25.0650062561</text:p>
          </table:table-cell>
          <table:table-cell table:formula="of:=[.C503]/([.D503]-[.D502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70930.91032" calcext:value-type="float">
            <text:p>1442770930.91032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25.0685698986053" calcext:value-type="float">
            <text:p>25.0685698986</text:p>
          </table:table-cell>
          <table:table-cell table:formula="of:=[.C504]/([.D504]-[.D503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70930.91388" calcext:value-type="float">
            <text:p>1442770930.91388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25.0721378326416" calcext:value-type="float">
            <text:p>25.0721378326</text:p>
          </table:table-cell>
          <table:table-cell table:formula="of:=[.C505]/([.D505]-[.D504])" office:value-type="float" office:value="2269100.24617441" calcext:value-type="float">
            <text:p>2269100.2461744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70930.91747" calcext:value-type="float">
            <text:p>1442770930.91747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25.0757203102112" calcext:value-type="float">
            <text:p>25.0757203102</text:p>
          </table:table-cell>
          <table:table-cell table:formula="of:=[.C506]/([.D506]-[.D505])" office:value-type="float" office:value="2259888.53879941" calcext:value-type="float">
            <text:p>2259888.538799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70930.921" calcext:value-type="float">
            <text:p>1442770930.921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25.0792546272278" calcext:value-type="float">
            <text:p>25.0792546272</text:p>
          </table:table-cell>
          <table:table-cell table:formula="of:=[.C507]/([.D507]-[.D506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70930.92457" calcext:value-type="float">
            <text:p>1442770930.92457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25.0828201770782" calcext:value-type="float">
            <text:p>25.0828201771</text:p>
          </table:table-cell>
          <table:table-cell table:formula="of:=[.C508]/([.D508]-[.D507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70930.92813" calcext:value-type="float">
            <text:p>1442770930.92813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25.0863835811615" calcext:value-type="float">
            <text:p>25.0863835812</text:p>
          </table:table-cell>
          <table:table-cell table:formula="of:=[.C509]/([.D509]-[.D508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70930.93169" calcext:value-type="float">
            <text:p>1442770930.93169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25.089946269989" calcext:value-type="float">
            <text:p>25.08994627</text:p>
          </table:table-cell>
          <table:table-cell table:formula="of:=[.C510]/([.D510]-[.D509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70930.93525" calcext:value-type="float">
            <text:p>1442770930.93525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25.0935087203979" calcext:value-type="float">
            <text:p>25.0935087204</text:p>
          </table:table-cell>
          <table:table-cell table:formula="of:=[.C511]/([.D511]-[.D510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70930.93879" calcext:value-type="float">
            <text:p>1442770930.93879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25.0970451831818" calcext:value-type="float">
            <text:p>25.0970451832</text:p>
          </table:table-cell>
          <table:table-cell table:formula="of:=[.C512]/([.D512]-[.D511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70930.94236" calcext:value-type="float">
            <text:p>1442770930.94236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25.1006095409393" calcext:value-type="float">
            <text:p>25.1006095409</text:p>
          </table:table-cell>
          <table:table-cell table:formula="of:=[.C513]/([.D513]-[.D512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70930.94592" calcext:value-type="float">
            <text:p>1442770930.94592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25.1041760444641" calcext:value-type="float">
            <text:p>25.1041760445</text:p>
          </table:table-cell>
          <table:table-cell table:formula="of:=[.C514]/([.D514]-[.D513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70930.94949" calcext:value-type="float">
            <text:p>1442770930.94949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25.107741355896" calcext:value-type="float">
            <text:p>25.1077413559</text:p>
          </table:table-cell>
          <table:table-cell table:formula="of:=[.C515]/([.D515]-[.D514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70930.95307" calcext:value-type="float">
            <text:p>1442770930.95307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25.1113269329071" calcext:value-type="float">
            <text:p>25.1113269329</text:p>
          </table:table-cell>
          <table:table-cell table:formula="of:=[.C516]/([.D516]-[.D515])" office:value-type="float" office:value="2257935.04780903" calcext:value-type="float">
            <text:p>2257935.047809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70930.95665" calcext:value-type="float">
            <text:p>1442770930.95665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25.1149003505707" calcext:value-type="float">
            <text:p>25.1149003506</text:p>
          </table:table-cell>
          <table:table-cell table:formula="of:=[.C517]/([.D517]-[.D516])" office:value-type="float" office:value="2265618.17347211" calcext:value-type="float">
            <text:p>2265618.173472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70930.96019" calcext:value-type="float">
            <text:p>1442770930.96019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25.1184487342834" calcext:value-type="float">
            <text:p>25.1184487343</text:p>
          </table:table-cell>
          <table:table-cell table:formula="of:=[.C518]/([.D518]-[.D517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70930.96378" calcext:value-type="float">
            <text:p>1442770930.96378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25.1220364570618" calcext:value-type="float">
            <text:p>25.1220364571</text:p>
          </table:table-cell>
          <table:table-cell table:formula="of:=[.C519]/([.D519]-[.D518])" office:value-type="float" office:value="2256584.60818713" calcext:value-type="float">
            <text:p>2256584.608187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70930.96735" calcext:value-type="float">
            <text:p>1442770930.96735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25.125604391098" calcext:value-type="float">
            <text:p>25.1256043911</text:p>
          </table:table-cell>
          <table:table-cell table:formula="of:=[.C520]/([.D520]-[.D519])" office:value-type="float" office:value="2269100.24617441" calcext:value-type="float">
            <text:p>2269100.2461744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70930.97088" calcext:value-type="float">
            <text:p>1442770930.97088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25.1291341781616" calcext:value-type="float">
            <text:p>25.1291341782</text:p>
          </table:table-cell>
          <table:table-cell table:formula="of:=[.C521]/([.D521]-[.D520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70930.97447" calcext:value-type="float">
            <text:p>1442770930.97447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25.1327209472656" calcext:value-type="float">
            <text:p>25.1327209473</text:p>
          </table:table-cell>
          <table:table-cell table:formula="of:=[.C522]/([.D522]-[.D521])" office:value-type="float" office:value="2257184.60409466" calcext:value-type="float">
            <text:p>2257184.6040946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70930.97829" calcext:value-type="float">
            <text:p>1442770930.97829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25.1365466117859" calcext:value-type="float">
            <text:p>25.1365466118</text:p>
          </table:table-cell>
          <table:table-cell table:formula="of:=[.C523]/([.D523]-[.D522])" office:value-type="float" office:value="2116233.65224978" calcext:value-type="float">
            <text:p>2116233.6522497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70930.98184" calcext:value-type="float">
            <text:p>1442770930.98184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25.1400964260101" calcext:value-type="float">
            <text:p>25.140096426</text:p>
          </table:table-cell>
          <table:table-cell table:formula="of:=[.C524]/([.D524]-[.D523])" office:value-type="float" office:value="2280682.7311438" calcext:value-type="float">
            <text:p>2280682.73114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70930.98541" calcext:value-type="float">
            <text:p>1442770930.98541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25.143660068512" calcext:value-type="float">
            <text:p>25.1436600685</text:p>
          </table:table-cell>
          <table:table-cell table:formula="of:=[.C525]/([.D525]-[.D524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70930.98896" calcext:value-type="float">
            <text:p>1442770930.98896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25.1472096443176" calcext:value-type="float">
            <text:p>25.1472096443</text:p>
          </table:table-cell>
          <table:table-cell table:formula="of:=[.C526]/([.D526]-[.D525])" office:value-type="float" office:value="2280835.92047286" calcext:value-type="float">
            <text:p>2280835.920472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70930.99251" calcext:value-type="float">
            <text:p>1442770930.99251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25.1507608890533" calcext:value-type="float">
            <text:p>25.1507608891</text:p>
          </table:table-cell>
          <table:table-cell table:formula="of:=[.C527]/([.D527]-[.D526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70930.99606" calcext:value-type="float">
            <text:p>1442770930.99606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25.1543126106262" calcext:value-type="float">
            <text:p>25.1543126106</text:p>
          </table:table-cell>
          <table:table-cell table:formula="of:=[.C528]/([.D528]-[.D527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70930.99962" calcext:value-type="float">
            <text:p>1442770930.99962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25.1578698158264" calcext:value-type="float">
            <text:p>25.1578698158</text:p>
          </table:table-cell>
          <table:table-cell table:formula="of:=[.C529]/([.D529]-[.D528])" office:value-type="float" office:value="2275944.04718499" calcext:value-type="float">
            <text:p>2275944.0471849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70931.00307" calcext:value-type="float">
            <text:p>1442770931.00307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25.1613259315491" calcext:value-type="float">
            <text:p>25.1613259315</text:p>
          </table:table-cell>
          <table:table-cell table:formula="of:=[.C530]/([.D530]-[.D529])" office:value-type="float" office:value="2342514.15452539" calcext:value-type="float">
            <text:p>2342514.1545253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70931.00651" calcext:value-type="float">
            <text:p>1442770931.00651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25.1647658348084" calcext:value-type="float">
            <text:p>25.1647658348</text:p>
          </table:table-cell>
          <table:table-cell table:formula="of:=[.C531]/([.D531]-[.D530])" office:value-type="float" office:value="2353554.5594677" calcext:value-type="float">
            <text:p>2353554.559467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70931.00996" calcext:value-type="float">
            <text:p>1442770931.00996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25.1682102680206" calcext:value-type="float">
            <text:p>25.168210268</text:p>
          </table:table-cell>
          <table:table-cell table:formula="of:=[.C532]/([.D532]-[.D531])" office:value-type="float" office:value="2350459.2776355" calcext:value-type="float">
            <text:p>2350459.27763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70931.0134" calcext:value-type="float">
            <text:p>1442770931.0134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25.1716520786285" calcext:value-type="float">
            <text:p>25.1716520786</text:p>
          </table:table-cell>
          <table:table-cell table:formula="of:=[.C533]/([.D533]-[.D532])" office:value-type="float" office:value="2352250.28983098" calcext:value-type="float">
            <text:p>2352250.2898309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70931.01684" calcext:value-type="float">
            <text:p>1442770931.01684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25.175092458725" calcext:value-type="float">
            <text:p>25.1750924587</text:p>
          </table:table-cell>
          <table:table-cell table:formula="of:=[.C534]/([.D534]-[.D533])" office:value-type="float" office:value="2353228.35647956" calcext:value-type="float">
            <text:p>2353228.3564795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70931.02028" calcext:value-type="float">
            <text:p>1442770931.02028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25.1785345077515" calcext:value-type="float">
            <text:p>25.1785345078</text:p>
          </table:table-cell>
          <table:table-cell table:formula="of:=[.C535]/([.D535]-[.D534])" office:value-type="float" office:value="2352087.35776131" calcext:value-type="float">
            <text:p>2352087.3577613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70931.02372" calcext:value-type="float">
            <text:p>1442770931.02372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25.181978225708" calcext:value-type="float">
            <text:p>25.1819782257</text:p>
          </table:table-cell>
          <table:table-cell table:formula="of:=[.C536]/([.D536]-[.D535])" office:value-type="float" office:value="2350947.46496815" calcext:value-type="float">
            <text:p>2350947.464968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70931.02718" calcext:value-type="float">
            <text:p>1442770931.02718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25.1854295730591" calcext:value-type="float">
            <text:p>25.1854295731</text:p>
          </table:table-cell>
          <table:table-cell table:formula="of:=[.C537]/([.D537]-[.D536])" office:value-type="float" office:value="2345750.56534954" calcext:value-type="float">
            <text:p>2345750.565349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70931.03064" calcext:value-type="float">
            <text:p>1442770931.03064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25.1888926029205" calcext:value-type="float">
            <text:p>25.1888926029</text:p>
          </table:table-cell>
          <table:table-cell table:formula="of:=[.C538]/([.D538]-[.D537])" office:value-type="float" office:value="2337837.18994836" calcext:value-type="float">
            <text:p>2337837.189948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70931.03403" calcext:value-type="float">
            <text:p>1442770931.03403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25.1922886371613" calcext:value-type="float">
            <text:p>25.1922886372</text:p>
          </table:table-cell>
          <table:table-cell table:formula="of:=[.C539]/([.D539]-[.D538])" office:value-type="float" office:value="2383957.11766358" calcext:value-type="float">
            <text:p>2383957.1176635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70931.03749" calcext:value-type="float">
            <text:p>1442770931.03749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25.1957452297211" calcext:value-type="float">
            <text:p>25.1957452297</text:p>
          </table:table-cell>
          <table:table-cell table:formula="of:=[.C540]/([.D540]-[.D539])" office:value-type="float" office:value="2342191.00455235" calcext:value-type="float">
            <text:p>2342191.0045523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70931.04095" calcext:value-type="float">
            <text:p>1442770931.04095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25.1992025375366" calcext:value-type="float">
            <text:p>25.1992025375</text:p>
          </table:table-cell>
          <table:table-cell table:formula="of:=[.C541]/([.D541]-[.D540])" office:value-type="float" office:value="2341706.44672781" calcext:value-type="float">
            <text:p>2341706.446727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70931.04436" calcext:value-type="float">
            <text:p>1442770931.04436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25.2026183605194" calcext:value-type="float">
            <text:p>25.2026183605</text:p>
          </table:table-cell>
          <table:table-cell table:formula="of:=[.C542]/([.D542]-[.D541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70931.04782" calcext:value-type="float">
            <text:p>1442770931.04782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25.2060749530792" calcext:value-type="float">
            <text:p>25.2060749531</text:p>
          </table:table-cell>
          <table:table-cell table:formula="of:=[.C543]/([.D543]-[.D542])" office:value-type="float" office:value="2342191.00455235" calcext:value-type="float">
            <text:p>2342191.004552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70931.05128" calcext:value-type="float">
            <text:p>1442770931.05128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25.2095339298248" calcext:value-type="float">
            <text:p>25.2095339298</text:p>
          </table:table-cell>
          <table:table-cell table:formula="of:=[.C544]/([.D544]-[.D543])" office:value-type="float" office:value="2340576.59112214" calcext:value-type="float">
            <text:p>2340576.591122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70931.05471" calcext:value-type="float">
            <text:p>1442770931.05471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25.2129597663879" calcext:value-type="float">
            <text:p>25.2129597664</text:p>
          </table:table-cell>
          <table:table-cell table:formula="of:=[.C545]/([.D545]-[.D544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70931.05819" calcext:value-type="float">
            <text:p>1442770931.05819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25.2164423465729" calcext:value-type="float">
            <text:p>25.2164423466</text:p>
          </table:table-cell>
          <table:table-cell table:formula="of:=[.C546]/([.D546]-[.D545])" office:value-type="float" office:value="2324713.16382556" calcext:value-type="float">
            <text:p>2324713.163825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70931.0616" calcext:value-type="float">
            <text:p>1442770931.0616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25.2198584079742" calcext:value-type="float">
            <text:p>25.219858408</text:p>
          </table:table-cell>
          <table:table-cell table:formula="of:=[.C547]/([.D547]-[.D546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70931.06508" calcext:value-type="float">
            <text:p>1442770931.06508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25.2233383655548" calcext:value-type="float">
            <text:p>25.2233383656</text:p>
          </table:table-cell>
          <table:table-cell table:formula="of:=[.C548]/([.D548]-[.D547])" office:value-type="float" office:value="2326465.14003837" calcext:value-type="float">
            <text:p>2326465.1400383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70931.06854" calcext:value-type="float">
            <text:p>1442770931.06854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25.226790189743" calcext:value-type="float">
            <text:p>25.2267901897</text:p>
          </table:table-cell>
          <table:table-cell table:formula="of:=[.C549]/([.D549]-[.D548])" office:value-type="float" office:value="2345426.52189529" calcext:value-type="float">
            <text:p>2345426.521895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70931.07198" calcext:value-type="float">
            <text:p>1442770931.07198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25.230236530304" calcext:value-type="float">
            <text:p>25.2302365303</text:p>
          </table:table-cell>
          <table:table-cell table:formula="of:=[.C550]/([.D550]-[.D549])" office:value-type="float" office:value="2349158.43542027" calcext:value-type="float">
            <text:p>2349158.435420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70931.07543" calcext:value-type="float">
            <text:p>1442770931.07543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25.2336876392364" calcext:value-type="float">
            <text:p>25.2336876392</text:p>
          </table:table-cell>
          <table:table-cell table:formula="of:=[.C551]/([.D551]-[.D550])" office:value-type="float" office:value="2345912.6206563" calcext:value-type="float">
            <text:p>2345912.62065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70931.07933" calcext:value-type="float">
            <text:p>1442770931.07933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25.2375795841217" calcext:value-type="float">
            <text:p>25.2375795841</text:p>
          </table:table-cell>
          <table:table-cell table:formula="of:=[.C552]/([.D552]-[.D551])" office:value-type="float" office:value="2080193.89757412" calcext:value-type="float">
            <text:p>2080193.897574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70931.08275" calcext:value-type="float">
            <text:p>1442770931.08275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25.2410051822662" calcext:value-type="float">
            <text:p>25.2410051823</text:p>
          </table:table-cell>
          <table:table-cell table:formula="of:=[.C553]/([.D553]-[.D552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70931.08621" calcext:value-type="float">
            <text:p>1442770931.08621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25.244460105896" calcext:value-type="float">
            <text:p>25.2444601059</text:p>
          </table:table-cell>
          <table:table-cell table:formula="of:=[.C554]/([.D554]-[.D553])" office:value-type="float" office:value="2343322.41970878" calcext:value-type="float">
            <text:p>2343322.4197087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70931.08962" calcext:value-type="float">
            <text:p>1442770931.08962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25.2478756904602" calcext:value-type="float">
            <text:p>25.2478756905</text:p>
          </table:table-cell>
          <table:table-cell table:formula="of:=[.C555]/([.D555]-[.D554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70931.09308" calcext:value-type="float">
            <text:p>1442770931.09308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25.2513294219971" calcext:value-type="float">
            <text:p>25.251329422</text:p>
          </table:table-cell>
          <table:table-cell table:formula="of:=[.C556]/([.D556]-[.D555])" office:value-type="float" office:value="2344131.24285517" calcext:value-type="float">
            <text:p>2344131.242855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70931.09653" calcext:value-type="float">
            <text:p>1442770931.09653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25.2547812461853" calcext:value-type="float">
            <text:p>25.2547812462</text:p>
          </table:table-cell>
          <table:table-cell table:formula="of:=[.C557]/([.D557]-[.D556])" office:value-type="float" office:value="2345426.52189529" calcext:value-type="float">
            <text:p>2345426.5218952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70931.09994" calcext:value-type="float">
            <text:p>1442770931.09994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25.2581975460052" calcext:value-type="float">
            <text:p>25.258197546</text:p>
          </table:table-cell>
          <table:table-cell table:formula="of:=[.C558]/([.D558]-[.D557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70931.1034" calcext:value-type="float">
            <text:p>1442770931.1034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25.261655330658" calcext:value-type="float">
            <text:p>25.2616553307</text:p>
          </table:table-cell>
          <table:table-cell table:formula="of:=[.C559]/([.D559]-[.D558])" office:value-type="float" office:value="2341383.51954768" calcext:value-type="float">
            <text:p>2341383.5195476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70931.10687" calcext:value-type="float">
            <text:p>1442770931.10687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25.2651238441467" calcext:value-type="float">
            <text:p>25.2651238441</text:p>
          </table:table-cell>
          <table:table-cell table:formula="of:=[.C560]/([.D560]-[.D559])" office:value-type="float" office:value="2334141.13170195" calcext:value-type="float">
            <text:p>2334141.131701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70931.11029" calcext:value-type="float">
            <text:p>1442770931.11029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25.2685394287109" calcext:value-type="float">
            <text:p>25.2685394287</text:p>
          </table:table-cell>
          <table:table-cell table:formula="of:=[.C561]/([.D561]-[.D560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70931.11368" calcext:value-type="float">
            <text:p>1442770931.11368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25.2719373703003" calcext:value-type="float">
            <text:p>25.2719373703</text:p>
          </table:table-cell>
          <table:table-cell table:formula="of:=[.C562]/([.D562]-[.D561])" office:value-type="float" office:value="2382618.94358686" calcext:value-type="float">
            <text:p>2382618.9435868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70931.1171" calcext:value-type="float">
            <text:p>1442770931.1171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25.2753512859344" calcext:value-type="float">
            <text:p>25.2753512859</text:p>
          </table:table-cell>
          <table:table-cell table:formula="of:=[.C563]/([.D563]-[.D562])" office:value-type="float" office:value="2371470.43676234" calcext:value-type="float">
            <text:p>2371470.4367623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70931.12052" calcext:value-type="float">
            <text:p>1442770931.12052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25.2787730693817" calcext:value-type="float">
            <text:p>25.2787730694</text:p>
          </table:table-cell>
          <table:table-cell table:formula="of:=[.C564]/([.D564]-[.D563])" office:value-type="float" office:value="2366017.64102564" calcext:value-type="float">
            <text:p>2366017.641025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70931.12395" calcext:value-type="float">
            <text:p>1442770931.12395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25.2822036743164" calcext:value-type="float">
            <text:p>25.2822036743</text:p>
          </table:table-cell>
          <table:table-cell table:formula="of:=[.C565]/([.D565]-[.D564])" office:value-type="float" office:value="2359933.64264369" calcext:value-type="float">
            <text:p>2359933.6426436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70931.12738" calcext:value-type="float">
            <text:p>1442770931.12738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25.2856295108795" calcext:value-type="float">
            <text:p>25.2856295109</text:p>
          </table:table-cell>
          <table:table-cell table:formula="of:=[.C566]/([.D566]-[.D565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70931.1308" calcext:value-type="float">
            <text:p>1442770931.1308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25.2890527248383" calcext:value-type="float">
            <text:p>25.2890527248</text:p>
          </table:table-cell>
          <table:table-cell table:formula="of:=[.C567]/([.D567]-[.D566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70931.13418" calcext:value-type="float">
            <text:p>1442770931.13418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25.2924387454987" calcext:value-type="float">
            <text:p>25.2924387455</text:p>
          </table:table-cell>
          <table:table-cell table:formula="of:=[.C568]/([.D568]-[.D567])" office:value-type="float" office:value="2391007.26545557" calcext:value-type="float">
            <text:p>2391007.265455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70931.13765" calcext:value-type="float">
            <text:p>1442770931.13765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25.2959082126617" calcext:value-type="float">
            <text:p>25.2959082127</text:p>
          </table:table-cell>
          <table:table-cell table:formula="of:=[.C569]/([.D569]-[.D568])" office:value-type="float" office:value="2333499.53161078" calcext:value-type="float">
            <text:p>2333499.5316107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70931.14106" calcext:value-type="float">
            <text:p>1442770931.14106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25.2993171215057" calcext:value-type="float">
            <text:p>25.2993171215</text:p>
          </table:table-cell>
          <table:table-cell table:formula="of:=[.C570]/([.D570]-[.D569])" office:value-type="float" office:value="2374953.50286753" calcext:value-type="float">
            <text:p>2374953.5028675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70931.14447" calcext:value-type="float">
            <text:p>1442770931.14447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25.3027267456055" calcext:value-type="float">
            <text:p>25.3027267456</text:p>
          </table:table-cell>
          <table:table-cell table:formula="of:=[.C571]/([.D571]-[.D570])" office:value-type="float" office:value="2374455.29571359" calcext:value-type="float">
            <text:p>2374455.295713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70931.14788" calcext:value-type="float">
            <text:p>1442770931.14788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25.306131362915" calcext:value-type="float">
            <text:p>25.3061313629</text:p>
          </table:table-cell>
          <table:table-cell table:formula="of:=[.C572]/([.D572]-[.D571])" office:value-type="float" office:value="2377947.14173669" calcext:value-type="float">
            <text:p>2377947.1417366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70931.15127" calcext:value-type="float">
            <text:p>1442770931.15127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25.309522151947" calcext:value-type="float">
            <text:p>25.3095221519</text:p>
          </table:table-cell>
          <table:table-cell table:formula="of:=[.C573]/([.D573]-[.D572])" office:value-type="float" office:value="2387644.85895092" calcext:value-type="float">
            <text:p>2387644.858950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70931.15469" calcext:value-type="float">
            <text:p>1442770931.15469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25.3129403591156" calcext:value-type="float">
            <text:p>25.3129403591</text:p>
          </table:table-cell>
          <table:table-cell table:formula="of:=[.C574]/([.D574]-[.D573])" office:value-type="float" office:value="2368493.07274883" calcext:value-type="float">
            <text:p>2368493.0727488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70931.15811" calcext:value-type="float">
            <text:p>1442770931.15811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25.3163592815399" calcext:value-type="float">
            <text:p>25.3163592815</text:p>
          </table:table-cell>
          <table:table-cell table:formula="of:=[.C575]/([.D575]-[.D574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70931.16153" calcext:value-type="float">
            <text:p>1442770931.16153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25.3197882175446" calcext:value-type="float">
            <text:p>25.3197882175</text:p>
          </table:table-cell>
          <table:table-cell table:formula="of:=[.C576]/([.D576]-[.D575])" office:value-type="float" office:value="2361082.26839104" calcext:value-type="float">
            <text:p>2361082.2683910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70931.16496" calcext:value-type="float">
            <text:p>1442770931.16496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25.3232092857361" calcext:value-type="float">
            <text:p>25.3232092857</text:p>
          </table:table-cell>
          <table:table-cell table:formula="of:=[.C577]/([.D577]-[.D576])" office:value-type="float" office:value="2366512.31333194" calcext:value-type="float">
            <text:p>2366512.3133319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70931.16838" calcext:value-type="float">
            <text:p>1442770931.16838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25.3266348838806" calcext:value-type="float">
            <text:p>25.3266348839</text:p>
          </table:table-cell>
          <table:table-cell table:formula="of:=[.C578]/([.D578]-[.D577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70931.17177" calcext:value-type="float">
            <text:p>1442770931.17177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25.3300259113312" calcext:value-type="float">
            <text:p>25.3300259113</text:p>
          </table:table-cell>
          <table:table-cell table:formula="of:=[.C579]/([.D579]-[.D578])" office:value-type="float" office:value="2387476.98685228" calcext:value-type="float">
            <text:p>2387476.9868522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70931.17517" calcext:value-type="float">
            <text:p>1442770931.17517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25.3334248065948" calcext:value-type="float">
            <text:p>25.3334248066</text:p>
          </table:table-cell>
          <table:table-cell table:formula="of:=[.C580]/([.D580]-[.D579])" office:value-type="float" office:value="2381950.41975309" calcext:value-type="float">
            <text:p>2381950.4197530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70931.17859" calcext:value-type="float">
            <text:p>1442770931.17859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25.3368470668793" calcext:value-type="float">
            <text:p>25.3368470669</text:p>
          </table:table-cell>
          <table:table-cell table:formula="of:=[.C581]/([.D581]-[.D580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70931.18198" calcext:value-type="float">
            <text:p>1442770931.18198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25.3402349948883" calcext:value-type="float">
            <text:p>25.3402349949</text:p>
          </table:table-cell>
          <table:table-cell table:formula="of:=[.C582]/([.D582]-[.D581])" office:value-type="float" office:value="2389661.16706545" calcext:value-type="float">
            <text:p>2389661.167065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70931.18542" calcext:value-type="float">
            <text:p>1442770931.18542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25.3436734676361" calcext:value-type="float">
            <text:p>25.3436734676</text:p>
          </table:table-cell>
          <table:table-cell table:formula="of:=[.C583]/([.D583]-[.D582])" office:value-type="float" office:value="2354533.71127444" calcext:value-type="float">
            <text:p>2354533.7112744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70931.18884" calcext:value-type="float">
            <text:p>1442770931.18884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25.3470966815948" calcext:value-type="float">
            <text:p>25.3470966816</text:p>
          </table:table-cell>
          <table:table-cell table:formula="of:=[.C584]/([.D584]-[.D583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70931.19224" calcext:value-type="float">
            <text:p>1442770931.19224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25.3504946231842" calcext:value-type="float">
            <text:p>25.3504946232</text:p>
          </table:table-cell>
          <table:table-cell table:formula="of:=[.C585]/([.D585]-[.D584])" office:value-type="float" office:value="2382618.94358686" calcext:value-type="float">
            <text:p>2382618.943586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70931.19566" calcext:value-type="float">
            <text:p>1442770931.19566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25.3539183139801" calcext:value-type="float">
            <text:p>25.353918314</text:p>
          </table:table-cell>
          <table:table-cell table:formula="of:=[.C586]/([.D586]-[.D585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70931.19914" calcext:value-type="float">
            <text:p>1442770931.19914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25.3573899269104" calcext:value-type="float">
            <text:p>25.3573899269</text:p>
          </table:table-cell>
          <table:table-cell table:formula="of:=[.C587]/([.D587]-[.D586])" office:value-type="float" office:value="2332057.22024586" calcext:value-type="float">
            <text:p>2332057.2202458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70931.20256" calcext:value-type="float">
            <text:p>1442770931.20256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25.3608157634735" calcext:value-type="float">
            <text:p>25.3608157635</text:p>
          </table:table-cell>
          <table:table-cell table:formula="of:=[.C588]/([.D588]-[.D587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70931.20596" calcext:value-type="float">
            <text:p>1442770931.20596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25.3642146587372" calcext:value-type="float">
            <text:p>25.3642146587</text:p>
          </table:table-cell>
          <table:table-cell table:formula="of:=[.C589]/([.D589]-[.D588])" office:value-type="float" office:value="2381950.41975309" calcext:value-type="float">
            <text:p>2381950.4197530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70931.20938" calcext:value-type="float">
            <text:p>1442770931.20938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25.3676378726959" calcext:value-type="float">
            <text:p>25.3676378727</text:p>
          </table:table-cell>
          <table:table-cell table:formula="of:=[.C590]/([.D590]-[.D589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70931.21281" calcext:value-type="float">
            <text:p>1442770931.21281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25.3710627555847" calcext:value-type="float">
            <text:p>25.3710627556</text:p>
          </table:table-cell>
          <table:table-cell table:formula="of:=[.C591]/([.D591]-[.D590])" office:value-type="float" office:value="2363876.44859032" calcext:value-type="float">
            <text:p>2363876.4485903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70931.21621" calcext:value-type="float">
            <text:p>1442770931.21621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25.3744623661041" calcext:value-type="float">
            <text:p>25.3744623661</text:p>
          </table:table-cell>
          <table:table-cell table:formula="of:=[.C592]/([.D592]-[.D591])" office:value-type="float" office:value="2381449.27302055" calcext:value-type="float">
            <text:p>2381449.273020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70931.21963" calcext:value-type="float">
            <text:p>1442770931.21963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25.3778865337372" calcext:value-type="float">
            <text:p>25.3778865337</text:p>
          </table:table-cell>
          <table:table-cell table:formula="of:=[.C593]/([.D593]-[.D592])" office:value-type="float" office:value="2364370.22587383" calcext:value-type="float">
            <text:p>2364370.225873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70931.22306" calcext:value-type="float">
            <text:p>1442770931.22306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25.3813126087189" calcext:value-type="float">
            <text:p>25.3813126087</text:p>
          </table:table-cell>
          <table:table-cell table:formula="of:=[.C594]/([.D594]-[.D593])" office:value-type="float" office:value="2363053.94460682" calcext:value-type="float">
            <text:p>2363053.944606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70931.22646" calcext:value-type="float">
            <text:p>1442770931.22646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25.384717464447" calcext:value-type="float">
            <text:p>25.3847174644</text:p>
          </table:table-cell>
          <table:table-cell table:formula="of:=[.C595]/([.D595]-[.D594])" office:value-type="float" office:value="2377780.63048806" calcext:value-type="float">
            <text:p>2377780.6304880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70931.22989" calcext:value-type="float">
            <text:p>1442770931.22989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25.3881440162659" calcext:value-type="float">
            <text:p>25.3881440163</text:p>
          </table:table-cell>
          <table:table-cell table:formula="of:=[.C596]/([.D596]-[.D595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70931.23333" calcext:value-type="float">
            <text:p>1442770931.23333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25.391578912735" calcext:value-type="float">
            <text:p>25.3915789127</text:p>
          </table:table-cell>
          <table:table-cell table:formula="of:=[.C597]/([.D597]-[.D596])" office:value-type="float" office:value="2356985.1588811" calcext:value-type="float">
            <text:p>2356985.15888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70931.23673" calcext:value-type="float">
            <text:p>1442770931.23673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25.3949863910675" calcext:value-type="float">
            <text:p>25.3949863911</text:p>
          </table:table-cell>
          <table:table-cell table:formula="of:=[.C598]/([.D598]-[.D597])" office:value-type="float" office:value="2375950.54464036" calcext:value-type="float">
            <text:p>2375950.544640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70931.24015" calcext:value-type="float">
            <text:p>1442770931.24015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25.398405790329" calcext:value-type="float">
            <text:p>25.3984057903</text:p>
          </table:table-cell>
          <table:table-cell table:formula="of:=[.C599]/([.D599]-[.D598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70931.24361" calcext:value-type="float">
            <text:p>1442770931.24361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25.4018647670746" calcext:value-type="float">
            <text:p>25.4018647671</text:p>
          </table:table-cell>
          <table:table-cell table:formula="of:=[.C600]/([.D600]-[.D599])" office:value-type="float" office:value="2340576.59112214" calcext:value-type="float">
            <text:p>2340576.591122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70931.24703" calcext:value-type="float">
            <text:p>1442770931.24703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25.405280828476" calcext:value-type="float">
            <text:p>25.4052808285</text:p>
          </table:table-cell>
          <table:table-cell table:formula="of:=[.C601]/([.D601]-[.D600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70931.25045" calcext:value-type="float">
            <text:p>1442770931.25045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25.4086995124817" calcext:value-type="float">
            <text:p>25.4086995125</text:p>
          </table:table-cell>
          <table:table-cell table:formula="of:=[.C602]/([.D602]-[.D601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70931.25386" calcext:value-type="float">
            <text:p>1442770931.25386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25.4121153354645" calcext:value-type="float">
            <text:p>25.4121153355</text:p>
          </table:table-cell>
          <table:table-cell table:formula="of:=[.C603]/([.D603]-[.D602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70931.25728" calcext:value-type="float">
            <text:p>1442770931.25728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25.4155344963074" calcext:value-type="float">
            <text:p>25.4155344963</text:p>
          </table:table-cell>
          <table:table-cell table:formula="of:=[.C604]/([.D604]-[.D603])" office:value-type="float" office:value="2367832.45129349" calcext:value-type="float">
            <text:p>2367832.451293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70931.2607" calcext:value-type="float">
            <text:p>1442770931.2607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25.4189515113831" calcext:value-type="float">
            <text:p>25.4189515114</text:p>
          </table:table-cell>
          <table:table-cell table:formula="of:=[.C605]/([.D605]-[.D604])" office:value-type="float" office:value="2369319.36812727" calcext:value-type="float">
            <text:p>2369319.368127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70931.26408" calcext:value-type="float">
            <text:p>1442770931.26408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25.422337770462" calcext:value-type="float">
            <text:p>25.4223377705</text:p>
          </table:table-cell>
          <table:table-cell table:formula="of:=[.C606]/([.D606]-[.D605])" office:value-type="float" office:value="2390838.92022812" calcext:value-type="float">
            <text:p>2390838.920228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70931.26747" calcext:value-type="float">
            <text:p>1442770931.26747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25.4257192611694" calcext:value-type="float">
            <text:p>25.4257192612</text:p>
          </table:table-cell>
          <table:table-cell table:formula="of:=[.C607]/([.D607]-[.D606])" office:value-type="float" office:value="2394210.33519002" calcext:value-type="float">
            <text:p>2394210.3351900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70931.27085" calcext:value-type="float">
            <text:p>1442770931.27085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25.429102897644" calcext:value-type="float">
            <text:p>25.4291028976</text:p>
          </table:table-cell>
          <table:table-cell table:formula="of:=[.C608]/([.D608]-[.D607])" office:value-type="float" office:value="2392692.02254791" calcext:value-type="float">
            <text:p>2392692.0225479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70931.27423" calcext:value-type="float">
            <text:p>1442770931.27423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25.4324865341187" calcext:value-type="float">
            <text:p>25.4324865341</text:p>
          </table:table-cell>
          <table:table-cell table:formula="of:=[.C609]/([.D609]-[.D608])" office:value-type="float" office:value="2392692.02254791" calcext:value-type="float">
            <text:p>2392692.0225479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70931.27803" calcext:value-type="float">
            <text:p>1442770931.27803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25.4362809658051" calcext:value-type="float">
            <text:p>25.4362809658</text:p>
          </table:table-cell>
          <table:table-cell table:formula="of:=[.C610]/([.D610]-[.D609])" office:value-type="float" office:value="2133652.85479108" calcext:value-type="float">
            <text:p>2133652.854791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70931.28149" calcext:value-type="float">
            <text:p>1442770931.28149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25.4397456645966" calcext:value-type="float">
            <text:p>25.4397456646</text:p>
          </table:table-cell>
          <table:table-cell table:formula="of:=[.C611]/([.D611]-[.D610])" office:value-type="float" office:value="2336711.06413432" calcext:value-type="float">
            <text:p>2336711.0641343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70931.28488" calcext:value-type="float">
            <text:p>1442770931.28488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25.4431385993958" calcext:value-type="float">
            <text:p>25.4431385994</text:p>
          </table:table-cell>
          <table:table-cell table:formula="of:=[.C612]/([.D612]-[.D611])" office:value-type="float" office:value="2386134.85939147" calcext:value-type="float">
            <text:p>2386134.8593914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70931.28826" calcext:value-type="float">
            <text:p>1442770931.28826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25.4465138912201" calcext:value-type="float">
            <text:p>25.4465138912</text:p>
          </table:table-cell>
          <table:table-cell table:formula="of:=[.C613]/([.D613]-[.D612])" office:value-type="float" office:value="2398607.41569542" calcext:value-type="float">
            <text:p>2398607.4156954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70931.29167" calcext:value-type="float">
            <text:p>1442770931.29167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25.4499197006226" calcext:value-type="float">
            <text:p>25.4499197006</text:p>
          </table:table-cell>
          <table:table-cell table:formula="of:=[.C614]/([.D614]-[.D613])" office:value-type="float" office:value="2377114.81862093" calcext:value-type="float">
            <text:p>2377114.818620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70931.29507" calcext:value-type="float">
            <text:p>1442770931.29507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25.4533212184906" calcext:value-type="float">
            <text:p>25.4533212185</text:p>
          </table:table-cell>
          <table:table-cell table:formula="of:=[.C615]/([.D615]-[.D614])" office:value-type="float" office:value="2380113.91210486" calcext:value-type="float">
            <text:p>2380113.912104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70931.29846" calcext:value-type="float">
            <text:p>1442770931.29846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25.4567129611969" calcext:value-type="float">
            <text:p>25.4567129612</text:p>
          </table:table-cell>
          <table:table-cell table:formula="of:=[.C616]/([.D616]-[.D615])" office:value-type="float" office:value="2386973.51216083" calcext:value-type="float">
            <text:p>2386973.5121608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70931.30186" calcext:value-type="float">
            <text:p>1442770931.30186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25.4601099491119" calcext:value-type="float">
            <text:p>25.4601099491</text:p>
          </table:table-cell>
          <table:table-cell table:formula="of:=[.C617]/([.D617]-[.D616])" office:value-type="float" office:value="2383287.84278495" calcext:value-type="float">
            <text:p>2383287.8427849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70931.30529" calcext:value-type="float">
            <text:p>1442770931.30529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25.4635410308838" calcext:value-type="float">
            <text:p>25.4635410309</text:p>
          </table:table-cell>
          <table:table-cell table:formula="of:=[.C618]/([.D618]-[.D617])" office:value-type="float" office:value="2359605.66909874" calcext:value-type="float">
            <text:p>2359605.669098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70931.30868" calcext:value-type="float">
            <text:p>1442770931.30868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25.4669313430786" calcext:value-type="float">
            <text:p>25.4669313431</text:p>
          </table:table-cell>
          <table:table-cell table:formula="of:=[.C619]/([.D619]-[.D618])" office:value-type="float" office:value="2387980.67398031" calcext:value-type="float">
            <text:p>2387980.6739803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70931.31214" calcext:value-type="float">
            <text:p>1442770931.31214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25.4703981876373" calcext:value-type="float">
            <text:p>25.4703981876</text:p>
          </table:table-cell>
          <table:table-cell table:formula="of:=[.C620]/([.D620]-[.D619])" office:value-type="float" office:value="2335264.78123925" calcext:value-type="float">
            <text:p>2335264.781239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70931.31555" calcext:value-type="float">
            <text:p>1442770931.31555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25.4738032817841" calcext:value-type="float">
            <text:p>25.4738032818</text:p>
          </table:table-cell>
          <table:table-cell table:formula="of:=[.C621]/([.D621]-[.D620])" office:value-type="float" office:value="2377614.14255707" calcext:value-type="float">
            <text:p>2377614.142557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70931.31899" calcext:value-type="float">
            <text:p>1442770931.31899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25.4772446155548" calcext:value-type="float">
            <text:p>25.4772446156</text:p>
          </table:table-cell>
          <table:table-cell table:formula="of:=[.C622]/([.D622]-[.D621])" office:value-type="float" office:value="2352576.22169877" calcext:value-type="float">
            <text:p>2352576.2216987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70931.32257" calcext:value-type="float">
            <text:p>1442770931.32257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25.4808194637299" calcext:value-type="float">
            <text:p>25.4808194637</text:p>
          </table:table-cell>
          <table:table-cell table:formula="of:=[.C623]/([.D623]-[.D622])" office:value-type="float" office:value="2264711.56355876" calcext:value-type="float">
            <text:p>2264711.563558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70931.32596" calcext:value-type="float">
            <text:p>1442770931.32596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25.4842140674591" calcext:value-type="float">
            <text:p>25.4842140675</text:p>
          </table:table-cell>
          <table:table-cell table:formula="of:=[.C624]/([.D624]-[.D623])" office:value-type="float" office:value="2384961.73507515" calcext:value-type="float">
            <text:p>2384961.735075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70931.32936" calcext:value-type="float">
            <text:p>1442770931.32936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25.4876093864441" calcext:value-type="float">
            <text:p>25.4876093864</text:p>
          </table:table-cell>
          <table:table-cell table:formula="of:=[.C625]/([.D625]-[.D624])" office:value-type="float" office:value="2384459.32055333" calcext:value-type="float">
            <text:p>2384459.3205533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70931.3327" calcext:value-type="float">
            <text:p>1442770931.3327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25.4909567832947" calcext:value-type="float">
            <text:p>25.4909567833</text:p>
          </table:table-cell>
          <table:table-cell table:formula="of:=[.C626]/([.D626]-[.D625])" office:value-type="float" office:value="2418595.81082621" calcext:value-type="float">
            <text:p>2418595.810826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70931.33612" calcext:value-type="float">
            <text:p>1442770931.33612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25.4943690299988" calcext:value-type="float">
            <text:p>25.49436903</text:p>
          </table:table-cell>
          <table:table-cell table:formula="of:=[.C627]/([.D627]-[.D626])" office:value-type="float" office:value="2372630.32308552" calcext:value-type="float">
            <text:p>2372630.323085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70931.33953" calcext:value-type="float">
            <text:p>1442770931.33953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25.4977850914001" calcext:value-type="float">
            <text:p>25.4977850914</text:p>
          </table:table-cell>
          <table:table-cell table:formula="of:=[.C628]/([.D628]-[.D627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70931.3429" calcext:value-type="float">
            <text:p>1442770931.3429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25.5011537075043" calcext:value-type="float">
            <text:p>25.5011537075</text:p>
          </table:table-cell>
          <table:table-cell table:formula="of:=[.C629]/([.D629]-[.D628])" office:value-type="float" office:value="2403360.83119824" calcext:value-type="float">
            <text:p>2403360.831198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70931.34632" calcext:value-type="float">
            <text:p>1442770931.34632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25.5045711994171" calcext:value-type="float">
            <text:p>25.5045711994</text:p>
          </table:table-cell>
          <table:table-cell table:formula="of:=[.C630]/([.D630]-[.D629])" office:value-type="float" office:value="2368988.78080089" calcext:value-type="float">
            <text:p>2368988.7808008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70931.34973" calcext:value-type="float">
            <text:p>1442770931.34973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25.5079791545868" calcext:value-type="float">
            <text:p>25.5079791546</text:p>
          </table:table-cell>
          <table:table-cell table:formula="of:=[.C631]/([.D631]-[.D630])" office:value-type="float" office:value="2375618.10437946" calcext:value-type="float">
            <text:p>2375618.1043794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70931.35315" calcext:value-type="float">
            <text:p>1442770931.35315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25.5113987922668" calcext:value-type="float">
            <text:p>25.5113987923</text:p>
          </table:table-cell>
          <table:table-cell table:formula="of:=[.C632]/([.D632]-[.D631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70931.35657" calcext:value-type="float">
            <text:p>1442770931.35657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25.5148189067841" calcext:value-type="float">
            <text:p>25.5148189068</text:p>
          </table:table-cell>
          <table:table-cell table:formula="of:=[.C633]/([.D633]-[.D632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70931.35998" calcext:value-type="float">
            <text:p>1442770931.35998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25.5182387828827" calcext:value-type="float">
            <text:p>25.5182387829</text:p>
          </table:table-cell>
          <table:table-cell table:formula="of:=[.C634]/([.D634]-[.D633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70931.36337" calcext:value-type="float">
            <text:p>1442770931.36337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25.5216200351715" calcext:value-type="float">
            <text:p>25.5216200352</text:p>
          </table:table-cell>
          <table:table-cell table:formula="of:=[.C635]/([.D635]-[.D634])" office:value-type="float" office:value="2394379.15554929" calcext:value-type="float">
            <text:p>2394379.155549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70931.36678" calcext:value-type="float">
            <text:p>1442770931.36678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25.5250341892242" calcext:value-type="float">
            <text:p>25.5250341892</text:p>
          </table:table-cell>
          <table:table-cell table:formula="of:=[.C636]/([.D636]-[.D635])" office:value-type="float" office:value="2371304.83128492" calcext:value-type="float">
            <text:p>2371304.8312849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70931.3723" calcext:value-type="float">
            <text:p>1442770931.3723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25.530553817749" calcext:value-type="float">
            <text:p>25.5305538177</text:p>
          </table:table-cell>
          <table:table-cell table:formula="of:=[.C637]/([.D637]-[.D636])" office:value-type="float" office:value="1466765.37445467" calcext:value-type="float">
            <text:p>1466765.374454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70931.39926" calcext:value-type="float">
            <text:p>1442770931.39926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25.5575168132782" calcext:value-type="float">
            <text:p>25.5575168133</text:p>
          </table:table-cell>
          <table:table-cell table:formula="of:=[.C638]/([.D638]-[.D637])" office:value-type="float" office:value="300263.37360179" calcext:value-type="float">
            <text:p>300263.3736017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70931.40268" calcext:value-type="float">
            <text:p>1442770931.40268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25.5609350204468" calcext:value-type="float">
            <text:p>25.5609350204</text:p>
          </table:table-cell>
          <table:table-cell table:formula="of:=[.C639]/([.D639]-[.D638])" office:value-type="float" office:value="2368493.07274883" calcext:value-type="float">
            <text:p>2368493.072748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70931.40609" calcext:value-type="float">
            <text:p>1442770931.40609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25.5643422603607" calcext:value-type="float">
            <text:p>25.5643422604</text:p>
          </table:table-cell>
          <table:table-cell table:formula="of:=[.C640]/([.D640]-[.D639])" office:value-type="float" office:value="2376116.79966412" calcext:value-type="float">
            <text:p>2376116.7996641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70931.43608" calcext:value-type="float">
            <text:p>1442770931.43608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25.5943377017975" calcext:value-type="float">
            <text:p>25.5943377018</text:p>
          </table:table-cell>
          <table:table-cell table:formula="of:=[.C641]/([.D641]-[.D640])" office:value-type="float" office:value="269907.679707495" calcext:value-type="float">
            <text:p>269907.6797074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70931.4395" calcext:value-type="float">
            <text:p>1442770931.4395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25.5977556705475" calcext:value-type="float">
            <text:p>25.5977556705</text:p>
          </table:table-cell>
          <table:table-cell table:formula="of:=[.C642]/([.D642]-[.D641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70931.44292" calcext:value-type="float">
            <text:p>1442770931.44292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25.6011748313904" calcext:value-type="float">
            <text:p>25.6011748314</text:p>
          </table:table-cell>
          <table:table-cell table:formula="of:=[.C643]/([.D643]-[.D642])" office:value-type="float" office:value="2367832.45129349" calcext:value-type="float">
            <text:p>2367832.4512934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70931.4463" calcext:value-type="float">
            <text:p>1442770931.4463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25.6045522689819" calcext:value-type="float">
            <text:p>25.604552269</text:p>
          </table:table-cell>
          <table:table-cell table:formula="of:=[.C644]/([.D644]-[.D643])" office:value-type="float" office:value="2397083.52280107" calcext:value-type="float">
            <text:p>2397083.522801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70931.47804" calcext:value-type="float">
            <text:p>1442770931.47804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25.6362907886505" calcext:value-type="float">
            <text:p>25.6362907887</text:p>
          </table:table-cell>
          <table:table-cell table:formula="of:=[.C645]/([.D645]-[.D644])" office:value-type="float" office:value="255084.360724454" calcext:value-type="float">
            <text:p>255084.3607244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70931.48146" calcext:value-type="float">
            <text:p>1442770931.48146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25.6397092342377" calcext:value-type="float">
            <text:p>25.6397092342</text:p>
          </table:table-cell>
          <table:table-cell table:formula="of:=[.C646]/([.D646]-[.D645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70931.48487" calcext:value-type="float">
            <text:p>1442770931.48487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25.6431195735931" calcext:value-type="float">
            <text:p>25.6431195736</text:p>
          </table:table-cell>
          <table:table-cell table:formula="of:=[.C647]/([.D647]-[.D646])" office:value-type="float" office:value="2373957.29753915" calcext:value-type="float">
            <text:p>2373957.297539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70931.48825" calcext:value-type="float">
            <text:p>1442770931.48825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25.6465001106262" calcext:value-type="float">
            <text:p>25.6465001106</text:p>
          </table:table-cell>
          <table:table-cell table:formula="of:=[.C648]/([.D648]-[.D647])" office:value-type="float" office:value="2394885.75950349" calcext:value-type="float">
            <text:p>2394885.7595034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70931.52354" calcext:value-type="float">
            <text:p>1442770931.52354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25.6817924976349" calcext:value-type="float">
            <text:p>25.6817924976</text:p>
          </table:table-cell>
          <table:table-cell table:formula="of:=[.C649]/([.D649]-[.D648])" office:value-type="float" office:value="229397.915137103" calcext:value-type="float">
            <text:p>229397.91513710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70931.52696" calcext:value-type="float">
            <text:p>1442770931.52696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25.6852145195007" calcext:value-type="float">
            <text:p>25.6852145195</text:p>
          </table:table-cell>
          <table:table-cell table:formula="of:=[.C650]/([.D650]-[.D649])" office:value-type="float" office:value="2365852.79620985" calcext:value-type="float">
            <text:p>2365852.796209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70931.53036" calcext:value-type="float">
            <text:p>1442770931.53036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25.6886088848114" calcext:value-type="float">
            <text:p>25.6886088848</text:p>
          </table:table-cell>
          <table:table-cell table:formula="of:=[.C651]/([.D651]-[.D650])" office:value-type="float" office:value="2385129.2536349" calcext:value-type="float">
            <text:p>2385129.25363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70931.53372" calcext:value-type="float">
            <text:p>1442770931.53372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25.691971540451" calcext:value-type="float">
            <text:p>25.6919715405</text:p>
          </table:table-cell>
          <table:table-cell table:formula="of:=[.C652]/([.D652]-[.D651])" office:value-type="float" office:value="2407620.90073738" calcext:value-type="float">
            <text:p>2407620.900737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70931.53715" calcext:value-type="float">
            <text:p>1442770931.53715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25.6953995227814" calcext:value-type="float">
            <text:p>25.6953995228</text:p>
          </table:table-cell>
          <table:table-cell table:formula="of:=[.C653]/([.D653]-[.D652])" office:value-type="float" office:value="2361739.12811239" calcext:value-type="float">
            <text:p>2361739.128112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70931.55312" calcext:value-type="float">
            <text:p>1442770931.55312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25.7113718986511" calcext:value-type="float">
            <text:p>25.7113718987</text:p>
          </table:table-cell>
          <table:table-cell table:formula="of:=[.C654]/([.D654]-[.D653])" office:value-type="float" office:value="506875.124027884" calcext:value-type="float">
            <text:p>506875.12402788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70931.55656" calcext:value-type="float">
            <text:p>1442770931.55656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25.7148089408874" calcext:value-type="float">
            <text:p>25.7148089409</text:p>
          </table:table-cell>
          <table:table-cell table:formula="of:=[.C655]/([.D655]-[.D654])" office:value-type="float" office:value="2355513.67813541" calcext:value-type="float">
            <text:p>2355513.6781354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70931.55998" calcext:value-type="float">
            <text:p>1442770931.55998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25.7182326316833" calcext:value-type="float">
            <text:p>25.7182326317</text:p>
          </table:table-cell>
          <table:table-cell table:formula="of:=[.C656]/([.D656]-[.D655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70931.57336" calcext:value-type="float">
            <text:p>1442770931.57336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25.7316088676453" calcext:value-type="float">
            <text:p>25.7316088676</text:p>
          </table:table-cell>
          <table:table-cell table:formula="of:=[.C657]/([.D657]-[.D656])" office:value-type="float" office:value="605252.480821332" calcext:value-type="float">
            <text:p>605252.48082133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70931.60021" calcext:value-type="float">
            <text:p>1442770931.60021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25.7584667205811" calcext:value-type="float">
            <text:p>25.7584667206</text:p>
          </table:table-cell>
          <table:table-cell table:formula="of:=[.C658]/([.D658]-[.D657])" office:value-type="float" office:value="301438.838739458" calcext:value-type="float">
            <text:p>301438.8387394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70931.60364" calcext:value-type="float">
            <text:p>1442770931.60364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25.761892080307" calcext:value-type="float">
            <text:p>25.7618920803</text:p>
          </table:table-cell>
          <table:table-cell table:formula="of:=[.C659]/([.D659]-[.D658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70931.60706" calcext:value-type="float">
            <text:p>1442770931.60706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25.7653172016144" calcext:value-type="float">
            <text:p>25.7653172016</text:p>
          </table:table-cell>
          <table:table-cell table:formula="of:=[.C660]/([.D660]-[.D659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70931.63696" calcext:value-type="float">
            <text:p>1442770931.63696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25.7952184677124" calcext:value-type="float">
            <text:p>25.7952184677</text:p>
          </table:table-cell>
          <table:table-cell table:formula="of:=[.C661]/([.D661]-[.D660])" office:value-type="float" office:value="270757.76568991" calcext:value-type="float">
            <text:p>270757.765689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70931.64038" calcext:value-type="float">
            <text:p>1442770931.64038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25.7986345291138" calcext:value-type="float">
            <text:p>25.7986345291</text:p>
          </table:table-cell>
          <table:table-cell table:formula="of:=[.C662]/([.D662]-[.D661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70931.6438" calcext:value-type="float">
            <text:p>1442770931.6438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25.8020539283752" calcext:value-type="float">
            <text:p>25.8020539284</text:p>
          </table:table-cell>
          <table:table-cell table:formula="of:=[.C663]/([.D663]-[.D662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70931.64718" calcext:value-type="float">
            <text:p>1442770931.64718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25.8054358959198" calcext:value-type="float">
            <text:p>25.8054358959</text:p>
          </table:table-cell>
          <table:table-cell table:formula="of:=[.C664]/([.D664]-[.D663])" office:value-type="float" office:value="2393872.76587945" calcext:value-type="float">
            <text:p>2393872.7658794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70931.67887" calcext:value-type="float">
            <text:p>1442770931.67887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25.837123632431" calcext:value-type="float">
            <text:p>25.8371236324</text:p>
          </table:table-cell>
          <table:table-cell table:formula="of:=[.C665]/([.D665]-[.D664])" office:value-type="float" office:value="255493.162066994" calcext:value-type="float">
            <text:p>255493.16206699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70931.68228" calcext:value-type="float">
            <text:p>1442770931.68228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25.8405306339264" calcext:value-type="float">
            <text:p>25.8405306339</text:p>
          </table:table-cell>
          <table:table-cell table:formula="of:=[.C666]/([.D666]-[.D665])" office:value-type="float" office:value="2376283.07795661" calcext:value-type="float">
            <text:p>2376283.077956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70931.68571" calcext:value-type="float">
            <text:p>1442770931.68571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25.8439588546753" calcext:value-type="float">
            <text:p>25.8439588547</text:p>
          </table:table-cell>
          <table:table-cell table:formula="of:=[.C667]/([.D667]-[.D666])" office:value-type="float" office:value="2361574.87892065" calcext:value-type="float">
            <text:p>2361574.878920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70931.68912" calcext:value-type="float">
            <text:p>1442770931.68912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25.8473720550537" calcext:value-type="float">
            <text:p>25.8473720551</text:p>
          </table:table-cell>
          <table:table-cell table:formula="of:=[.C668]/([.D668]-[.D667])" office:value-type="float" office:value="2371967.39200894" calcext:value-type="float">
            <text:p>2371967.3920089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70931.72413" calcext:value-type="float">
            <text:p>1442770931.72413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25.8823866844177" calcext:value-type="float">
            <text:p>25.8823866844</text:p>
          </table:table-cell>
          <table:table-cell table:formula="of:=[.C669]/([.D669]-[.D668])" office:value-type="float" office:value="231217.640941837" calcext:value-type="float">
            <text:p>231217.64094183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70931.72755" calcext:value-type="float">
            <text:p>1442770931.72755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25.885801076889" calcext:value-type="float">
            <text:p>25.8858010769</text:p>
          </table:table-cell>
          <table:table-cell table:formula="of:=[.C670]/([.D670]-[.D669])" office:value-type="float" office:value="2371139.24893513" calcext:value-type="float">
            <text:p>2371139.248935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70931.73095" calcext:value-type="float">
            <text:p>1442770931.73095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25.8892073631287" calcext:value-type="float">
            <text:p>25.8892073631</text:p>
          </table:table-cell>
          <table:table-cell table:formula="of:=[.C671]/([.D671]-[.D670])" office:value-type="float" office:value="2376782.05249528" calcext:value-type="float">
            <text:p>2376782.052495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70931.73435" calcext:value-type="float">
            <text:p>1442770931.73435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25.8925998210907" calcext:value-type="float">
            <text:p>25.8925998211</text:p>
          </table:table-cell>
          <table:table-cell table:formula="of:=[.C672]/([.D672]-[.D671])" office:value-type="float" office:value="2386470.24977159" calcext:value-type="float">
            <text:p>2386470.249771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70931.73775" calcext:value-type="float">
            <text:p>1442770931.73775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25.8960008621216" calcext:value-type="float">
            <text:p>25.8960008621</text:p>
          </table:table-cell>
          <table:table-cell table:formula="of:=[.C673]/([.D673]-[.D672])" office:value-type="float" office:value="2380447.61191728" calcext:value-type="float">
            <text:p>2380447.6119172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70931.75406" calcext:value-type="float">
            <text:p>1442770931.75406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25.9123151302338" calcext:value-type="float">
            <text:p>25.9123151302</text:p>
          </table:table-cell>
          <table:table-cell table:formula="of:=[.C674]/([.D674]-[.D673])" office:value-type="float" office:value="496252.724567788" calcext:value-type="float">
            <text:p>496252.72456778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70931.75748" calcext:value-type="float">
            <text:p>1442770931.75748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25.9157295227051" calcext:value-type="float">
            <text:p>25.9157295227</text:p>
          </table:table-cell>
          <table:table-cell table:formula="of:=[.C675]/([.D675]-[.D674])" office:value-type="float" office:value="2371139.24893513" calcext:value-type="float">
            <text:p>2371139.248935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70931.76091" calcext:value-type="float">
            <text:p>1442770931.76091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25.9191615581512" calcext:value-type="float">
            <text:p>25.9191615582</text:p>
          </table:table-cell>
          <table:table-cell table:formula="of:=[.C676]/([.D676]-[.D675])" office:value-type="float" office:value="2358949.99541507" calcext:value-type="float">
            <text:p>2358949.995415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70931.80144" calcext:value-type="float">
            <text:p>1442770931.80144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25.9596939086914" calcext:value-type="float">
            <text:p>25.9596939087</text:p>
          </table:table-cell>
          <table:table-cell table:formula="of:=[.C677]/([.D677]-[.D676])" office:value-type="float" office:value="199741.685150437" calcext:value-type="float">
            <text:p>199741.68515043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70931.80486" calcext:value-type="float">
            <text:p>1442770931.80486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25.96311378479" calcext:value-type="float">
            <text:p>25.9631137848</text:p>
          </table:table-cell>
          <table:table-cell table:formula="of:=[.C678]/([.D678]-[.D677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70931.80828" calcext:value-type="float">
            <text:p>1442770931.80828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25.9665315151215" calcext:value-type="float">
            <text:p>25.9665315151</text:p>
          </table:table-cell>
          <table:table-cell table:formula="of:=[.C679]/([.D679]-[.D678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70931.81166" calcext:value-type="float">
            <text:p>1442770931.81166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25.9699139595032" calcext:value-type="float">
            <text:p>25.9699139595</text:p>
          </table:table-cell>
          <table:table-cell table:formula="of:=[.C680]/([.D680]-[.D679])" office:value-type="float" office:value="2393535.29174596" calcext:value-type="float">
            <text:p>2393535.291745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70931.81508" calcext:value-type="float">
            <text:p>1442770931.81508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25.9733352661133" calcext:value-type="float">
            <text:p>25.9733352661</text:p>
          </table:table-cell>
          <table:table-cell table:formula="of:=[.C681]/([.D681]-[.D680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70931.83789" calcext:value-type="float">
            <text:p>1442770931.83789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25.9961471557617" calcext:value-type="float">
            <text:p>25.9961471558</text:p>
          </table:table-cell>
          <table:table-cell table:formula="of:=[.C682]/([.D682]-[.D681])" office:value-type="float" office:value="354902.646153846" calcext:value-type="float">
            <text:p>354902.6461538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70931.84132" calcext:value-type="float">
            <text:p>1442770931.84132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25.9995718002319" calcext:value-type="float">
            <text:p>25.9995718002</text:p>
          </table:table-cell>
          <table:table-cell table:formula="of:=[.C683]/([.D683]-[.D682])" office:value-type="float" office:value="2364041.01810081" calcext:value-type="float">
            <text:p>2364041.018100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70931.84474" calcext:value-type="float">
            <text:p>1442770931.84474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26.0029895305634" calcext:value-type="float">
            <text:p>26.0029895306</text:p>
          </table:table-cell>
          <table:table-cell table:formula="of:=[.C684]/([.D684]-[.D683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70931.87984" calcext:value-type="float">
            <text:p>1442770931.87984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26.0380928516388" calcext:value-type="float">
            <text:p>26.0380928516</text:p>
          </table:table-cell>
          <table:table-cell table:formula="of:=[.C685]/([.D685]-[.D684])" office:value-type="float" office:value="230633.448687124" calcext:value-type="float">
            <text:p>230633.4486871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70931.88326" calcext:value-type="float">
            <text:p>1442770931.88326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26.0415186882019" calcext:value-type="float">
            <text:p>26.0415186882</text:p>
          </table:table-cell>
          <table:table-cell table:formula="of:=[.C686]/([.D686]-[.D685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70931.88669" calcext:value-type="float">
            <text:p>1442770931.88669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26.0449390411377" calcext:value-type="float">
            <text:p>26.0449390411</text:p>
          </table:table-cell>
          <table:table-cell table:formula="of:=[.C687]/([.D687]-[.D686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70931.89007" calcext:value-type="float">
            <text:p>1442770931.89007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26.0483212471008" calcext:value-type="float">
            <text:p>26.0483212471</text:p>
          </table:table-cell>
          <table:table-cell table:formula="of:=[.C688]/([.D688]-[.D687])" office:value-type="float" office:value="2393704.01691809" calcext:value-type="float">
            <text:p>2393704.0169180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70931.92524" calcext:value-type="float">
            <text:p>1442770931.92524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26.0834894180298" calcext:value-type="float">
            <text:p>26.083489418</text:p>
          </table:table-cell>
          <table:table-cell table:formula="of:=[.C689]/([.D689]-[.D688])" office:value-type="float" office:value="230208.162271365" calcext:value-type="float">
            <text:p>230208.1622713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70931.92866" calcext:value-type="float">
            <text:p>1442770931.92866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26.0869145393372" calcext:value-type="float">
            <text:p>26.0869145393</text:p>
          </table:table-cell>
          <table:table-cell table:formula="of:=[.C690]/([.D690]-[.D689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70931.93208" calcext:value-type="float">
            <text:p>1442770931.93208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26.0903334617615" calcext:value-type="float">
            <text:p>26.0903334618</text:p>
          </table:table-cell>
          <table:table-cell table:formula="of:=[.C691]/([.D691]-[.D690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70931.93547" calcext:value-type="float">
            <text:p>1442770931.93547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26.0937263965607" calcext:value-type="float">
            <text:p>26.0937263966</text:p>
          </table:table-cell>
          <table:table-cell table:formula="of:=[.C692]/([.D692]-[.D691])" office:value-type="float" office:value="2386134.85939147" calcext:value-type="float">
            <text:p>2386134.859391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70931.93891" calcext:value-type="float">
            <text:p>1442770931.93891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26.0971601009369" calcext:value-type="float">
            <text:p>26.0971601009</text:p>
          </table:table-cell>
          <table:table-cell table:formula="of:=[.C693]/([.D693]-[.D692])" office:value-type="float" office:value="2357803.44285516" calcext:value-type="float">
            <text:p>2357803.442855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70931.94233" calcext:value-type="float">
            <text:p>1442770931.94233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26.100583076477" calcext:value-type="float">
            <text:p>26.1005830765</text:p>
          </table:table-cell>
          <table:table-cell table:formula="of:=[.C694]/([.D694]-[.D693])" office:value-type="float" office:value="2365193.64658355" calcext:value-type="float">
            <text:p>2365193.646583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70931.95508" calcext:value-type="float">
            <text:p>1442770931.95508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26.1133308410645" calcext:value-type="float">
            <text:p>26.1133308411</text:p>
          </table:table-cell>
          <table:table-cell table:formula="of:=[.C695]/([.D695]-[.D694])" office:value-type="float" office:value="635091.740555098" calcext:value-type="float">
            <text:p>635091.74055509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70931.95848" calcext:value-type="float">
            <text:p>1442770931.95848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26.1167302131653" calcext:value-type="float">
            <text:p>26.1167302132</text:p>
          </table:table-cell>
          <table:table-cell table:formula="of:=[.C696]/([.D696]-[.D695])" office:value-type="float" office:value="2381616.29849909" calcext:value-type="float">
            <text:p>2381616.2984990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70931.9619" calcext:value-type="float">
            <text:p>1442770931.9619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26.1201496124268" calcext:value-type="float">
            <text:p>26.1201496124</text:p>
          </table:table-cell>
          <table:table-cell table:formula="of:=[.C697]/([.D697]-[.D696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70932.00215" calcext:value-type="float">
            <text:p>1442770932.00215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26.1604068279266" calcext:value-type="float">
            <text:p>26.1604068279</text:p>
          </table:table-cell>
          <table:table-cell table:formula="of:=[.C698]/([.D698]-[.D697])" office:value-type="float" office:value="201106.80531356" calcext:value-type="float">
            <text:p>201106.8053135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70932.00524" calcext:value-type="float">
            <text:p>1442770932.00524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26.1634960174561" calcext:value-type="float">
            <text:p>26.1634960175</text:p>
          </table:table-cell>
          <table:table-cell table:formula="of:=[.C699]/([.D699]-[.D698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70932.00833" calcext:value-type="float">
            <text:p>1442770932.00833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26.1665821075439" calcext:value-type="float">
            <text:p>26.1665821075</text:p>
          </table:table-cell>
          <table:table-cell table:formula="of:=[.C700]/([.D700]-[.D699])" office:value-type="float" office:value="2623384.20766378" calcext:value-type="float">
            <text:p>2623384.207663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70932.01141" calcext:value-type="float">
            <text:p>1442770932.01141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26.169668674469" calcext:value-type="float">
            <text:p>26.1696686745</text:p>
          </table:table-cell>
          <table:table-cell table:formula="of:=[.C701]/([.D701]-[.D700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70932.01447" calcext:value-type="float">
            <text:p>1442770932.01447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26.1727240085602" calcext:value-type="float">
            <text:p>26.1727240086</text:p>
          </table:table-cell>
          <table:table-cell table:formula="of:=[.C702]/([.D702]-[.D701])" office:value-type="float" office:value="2649792.05493562" calcext:value-type="float">
            <text:p>2649792.0549356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70932.01758" calcext:value-type="float">
            <text:p>1442770932.01758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26.1758317947388" calcext:value-type="float">
            <text:p>26.1758317947</text:p>
          </table:table-cell>
          <table:table-cell table:formula="of:=[.C703]/([.D703]-[.D702])" office:value-type="float" office:value="2605069.82616034" calcext:value-type="float">
            <text:p>2605069.8261603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70932.02797" calcext:value-type="float">
            <text:p>1442770932.02797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26.1862275600433" calcext:value-type="float">
            <text:p>26.18622756</text:p>
          </table:table-cell>
          <table:table-cell table:formula="of:=[.C704]/([.D704]-[.D703])" office:value-type="float" office:value="778778.64330436" calcext:value-type="float">
            <text:p>778778.6433043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70932.04196" calcext:value-type="float">
            <text:p>1442770932.04196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26.2002131938934" calcext:value-type="float">
            <text:p>26.2002131939</text:p>
          </table:table-cell>
          <table:table-cell table:formula="of:=[.C705]/([.D705]-[.D704])" office:value-type="float" office:value="578879.733787931" calcext:value-type="float">
            <text:p>578879.7337879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70932.05586" calcext:value-type="float">
            <text:p>1442770932.05586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26.2141103744507" calcext:value-type="float">
            <text:p>26.2141103745</text:p>
          </table:table-cell>
          <table:table-cell table:formula="of:=[.C706]/([.D706]-[.D705])" office:value-type="float" office:value="582564.209096056" calcext:value-type="float">
            <text:p>582564.20909605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70932.05894" calcext:value-type="float">
            <text:p>1442770932.05894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26.2171928882599" calcext:value-type="float">
            <text:p>26.2171928883</text:p>
          </table:table-cell>
          <table:table-cell table:formula="of:=[.C707]/([.D707]-[.D706])" office:value-type="float" office:value="2626427.81220512" calcext:value-type="float">
            <text:p>2626427.812205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70932.06982" calcext:value-type="float">
            <text:p>1442770932.06982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26.2280757427216" calcext:value-type="float">
            <text:p>26.2280757427</text:p>
          </table:table-cell>
          <table:table-cell table:formula="of:=[.C708]/([.D708]-[.D707])" office:value-type="float" office:value="743922.472593436" calcext:value-type="float">
            <text:p>743922.4725934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70932.08373" calcext:value-type="float">
            <text:p>1442770932.08373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26.2419884204864" calcext:value-type="float">
            <text:p>26.2419884205</text:p>
          </table:table-cell>
          <table:table-cell table:formula="of:=[.C709]/([.D709]-[.D708])" office:value-type="float" office:value="581915.296020838" calcext:value-type="float">
            <text:p>581915.29602083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70932.08682" calcext:value-type="float">
            <text:p>1442770932.08682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26.2450747489929" calcext:value-type="float">
            <text:p>26.245074749</text:p>
          </table:table-cell>
          <table:table-cell table:formula="of:=[.C710]/([.D710]-[.D709])" office:value-type="float" office:value="2623181.55148706" calcext:value-type="float">
            <text:p>2623181.5514870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70932.09769" calcext:value-type="float">
            <text:p>1442770932.09769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26.2559463977814" calcext:value-type="float">
            <text:p>26.2559463978</text:p>
          </table:table-cell>
          <table:table-cell table:formula="of:=[.C711]/([.D711]-[.D710])" office:value-type="float" office:value="744689.251606395" calcext:value-type="float">
            <text:p>744689.25160639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70932.11159" calcext:value-type="float">
            <text:p>1442770932.11159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26.2698435783386" calcext:value-type="float">
            <text:p>26.2698435783</text:p>
          </table:table-cell>
          <table:table-cell table:formula="of:=[.C712]/([.D712]-[.D711])" office:value-type="float" office:value="582564.209096056" calcext:value-type="float">
            <text:p>582564.20909605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70932.11468" calcext:value-type="float">
            <text:p>1442770932.11468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26.2729382514954" calcext:value-type="float">
            <text:p>26.2729382515</text:p>
          </table:table-cell>
          <table:table-cell table:formula="of:=[.C713]/([.D713]-[.D712])" office:value-type="float" office:value="2616108.25762712" calcext:value-type="float">
            <text:p>2616108.257627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70932.12585" calcext:value-type="float">
            <text:p>1442770932.12585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26.284099817276" calcext:value-type="float">
            <text:p>26.2840998173</text:p>
          </table:table-cell>
          <table:table-cell table:formula="of:=[.C714]/([.D714]-[.D713])" office:value-type="float" office:value="725346.260472071" calcext:value-type="float">
            <text:p>725346.26047207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70932.1289" calcext:value-type="float">
            <text:p>1442770932.1289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26.2871541976929" calcext:value-type="float">
            <text:p>26.2871541977</text:p>
          </table:table-cell>
          <table:table-cell table:formula="of:=[.C715]/([.D715]-[.D714])" office:value-type="float" office:value="2650619.40394973" calcext:value-type="float">
            <text:p>2650619.403949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70932.13197" calcext:value-type="float">
            <text:p>1442770932.13197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26.2902247905731" calcext:value-type="float">
            <text:p>26.2902247906</text:p>
          </table:table-cell>
          <table:table-cell table:formula="of:=[.C716]/([.D716]-[.D715])" office:value-type="float" office:value="2636624.36400342" calcext:value-type="float">
            <text:p>2636624.3640034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70932.13503" calcext:value-type="float">
            <text:p>1442770932.13503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26.2932877540588" calcext:value-type="float">
            <text:p>26.2932877541</text:p>
          </table:table-cell>
          <table:table-cell table:formula="of:=[.C717]/([.D717]-[.D716])" office:value-type="float" office:value="2643191.81007239" calcext:value-type="float">
            <text:p>2643191.810072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70932.13811" calcext:value-type="float">
            <text:p>1442770932.13811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26.2963597774506" calcext:value-type="float">
            <text:p>26.2963597775</text:p>
          </table:table-cell>
          <table:table-cell table:formula="of:=[.C718]/([.D718]-[.D717])" office:value-type="float" office:value="2635396.59945673" calcext:value-type="float">
            <text:p>2635396.5994567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70932.14117" calcext:value-type="float">
            <text:p>1442770932.14117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26.2994239330292" calcext:value-type="float">
            <text:p>26.299423933</text:p>
          </table:table-cell>
          <table:table-cell table:formula="of:=[.C719]/([.D719]-[.D718])" office:value-type="float" office:value="2642163.49081855" calcext:value-type="float">
            <text:p>2642163.4908185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70932.14426" calcext:value-type="float">
            <text:p>1442770932.14426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26.3025109767914" calcext:value-type="float">
            <text:p>26.3025109768</text:p>
          </table:table-cell>
          <table:table-cell table:formula="of:=[.C720]/([.D720]-[.D719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70932.14738" calcext:value-type="float">
            <text:p>1442770932.14738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26.3056297302246" calcext:value-type="float">
            <text:p>26.3056297302</text:p>
          </table:table-cell>
          <table:table-cell table:formula="of:=[.C721]/([.D721]-[.D720])" office:value-type="float" office:value="2595908.96598119" calcext:value-type="float">
            <text:p>2595908.965981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70932.15316" calcext:value-type="float">
            <text:p>1442770932.15316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26.3114140033722" calcext:value-type="float">
            <text:p>26.3114140034</text:p>
          </table:table-cell>
          <table:table-cell table:formula="of:=[.C722]/([.D722]-[.D721])" office:value-type="float" office:value="1399657.27645192" calcext:value-type="float">
            <text:p>1399657.2764519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70932.15623" calcext:value-type="float">
            <text:p>1442770932.15623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26.314487695694" calcext:value-type="float">
            <text:p>26.3144876957</text:p>
          </table:table-cell>
          <table:table-cell table:formula="of:=[.C723]/([.D723]-[.D722])" office:value-type="float" office:value="2633965.65187713" calcext:value-type="float">
            <text:p>2633965.651877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70932.16716" calcext:value-type="float">
            <text:p>1442770932.16716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26.325409412384" calcext:value-type="float">
            <text:p>26.3254094124</text:p>
          </table:table-cell>
          <table:table-cell table:formula="of:=[.C724]/([.D724]-[.D723])" office:value-type="float" office:value="741275.408413194" calcext:value-type="float">
            <text:p>741275.40841319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70932.18096" calcext:value-type="float">
            <text:p>1442770932.18096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26.3392095565796" calcext:value-type="float">
            <text:p>26.3392095566</text:p>
          </table:table-cell>
          <table:table-cell table:formula="of:=[.C725]/([.D725]-[.D724])" office:value-type="float" office:value="586660.536678069" calcext:value-type="float">
            <text:p>586660.53667806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70932.18876" calcext:value-type="float">
            <text:p>1442770932.18876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26.3470175266266" calcext:value-type="float">
            <text:p>26.3470175266</text:p>
          </table:table-cell>
          <table:table-cell table:formula="of:=[.C726]/([.D726]-[.D725])" office:value-type="float" office:value="1036889.22360988" calcext:value-type="float">
            <text:p>1036889.2236098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70932.19183" calcext:value-type="float">
            <text:p>1442770932.19183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26.3500876426697" calcext:value-type="float">
            <text:p>26.3500876427</text:p>
          </table:table-cell>
          <table:table-cell table:formula="of:=[.C727]/([.D727]-[.D726])" office:value-type="float" office:value="2637033.87310709" calcext:value-type="float">
            <text:p>2637033.8731070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70932.20163" calcext:value-type="float">
            <text:p>1442770932.20163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26.3598878383636" calcext:value-type="float">
            <text:p>26.3598878384</text:p>
          </table:table-cell>
          <table:table-cell table:formula="of:=[.C728]/([.D728]-[.D727])" office:value-type="float" office:value="826105.952657828" calcext:value-type="float">
            <text:p>826105.9526578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70932.21448" calcext:value-type="float">
            <text:p>1442770932.21448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26.3727383613586" calcext:value-type="float">
            <text:p>26.3727383614</text:p>
          </table:table-cell>
          <table:table-cell table:formula="of:=[.C729]/([.D729]-[.D728])" office:value-type="float" office:value="630013.268966029" calcext:value-type="float">
            <text:p>630013.2689660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70932.21761" calcext:value-type="float">
            <text:p>1442770932.21761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26.3758668899536" calcext:value-type="float">
            <text:p>26.37586689</text:p>
          </table:table-cell>
          <table:table-cell table:formula="of:=[.C730]/([.D730]-[.D729])" office:value-type="float" office:value="2587797.98689224" calcext:value-type="float">
            <text:p>2587797.986892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70932.22713" calcext:value-type="float">
            <text:p>1442770932.22713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26.3853828907013" calcext:value-type="float">
            <text:p>26.3853828907</text:p>
          </table:table-cell>
          <table:table-cell table:formula="of:=[.C731]/([.D731]-[.D730])" office:value-type="float" office:value="850777.570816526" calcext:value-type="float">
            <text:p>850777.5708165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70932.2402" calcext:value-type="float">
            <text:p>1442770932.2402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26.3984527587891" calcext:value-type="float">
            <text:p>26.3984527588</text:p>
          </table:table-cell>
          <table:table-cell table:formula="of:=[.C732]/([.D732]-[.D731])" office:value-type="float" office:value="619440.069756836" calcext:value-type="float">
            <text:p>619440.0697568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70932.24329" calcext:value-type="float">
            <text:p>1442770932.24329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26.4015467166901" calcext:value-type="float">
            <text:p>26.4015467167</text:p>
          </table:table-cell>
          <table:table-cell table:formula="of:=[.C733]/([.D733]-[.D732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70932.2531" calcext:value-type="float">
            <text:p>1442770932.2531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26.4113552570343" calcext:value-type="float">
            <text:p>26.411355257</text:p>
          </table:table-cell>
          <table:table-cell table:formula="of:=[.C734]/([.D734]-[.D733])" office:value-type="float" office:value="825403.140106952" calcext:value-type="float">
            <text:p>825403.14010695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70932.26579" calcext:value-type="float">
            <text:p>1442770932.26579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26.4240477085114" calcext:value-type="float">
            <text:p>26.4240477085</text:p>
          </table:table-cell>
          <table:table-cell table:formula="of:=[.C735]/([.D735]-[.D734])" office:value-type="float" office:value="637859.44067924" calcext:value-type="float">
            <text:p>637859.440679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70932.27888" calcext:value-type="float">
            <text:p>1442770932.27888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26.4371364116669" calcext:value-type="float">
            <text:p>26.4371364117</text:p>
          </table:table-cell>
          <table:table-cell table:formula="of:=[.C736]/([.D736]-[.D735])" office:value-type="float" office:value="618548.675434442" calcext:value-type="float">
            <text:p>618548.67543444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70932.28196" calcext:value-type="float">
            <text:p>1442770932.28196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26.4402112960815" calcext:value-type="float">
            <text:p>26.4402112961</text:p>
          </table:table-cell>
          <table:table-cell table:formula="of:=[.C737]/([.D737]-[.D736])" office:value-type="float" office:value="2632944.49748003" calcext:value-type="float">
            <text:p>2632944.4974800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70932.29168" calcext:value-type="float">
            <text:p>1442770932.29168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26.4499313831329" calcext:value-type="float">
            <text:p>26.4499313831</text:p>
          </table:table-cell>
          <table:table-cell table:formula="of:=[.C738]/([.D738]-[.D737])" office:value-type="float" office:value="832914.351198214" calcext:value-type="float">
            <text:p>832914.3511982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70932.30463" calcext:value-type="float">
            <text:p>1442770932.30463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26.4628887176514" calcext:value-type="float">
            <text:p>26.4628887177</text:p>
          </table:table-cell>
          <table:table-cell table:formula="of:=[.C739]/([.D739]-[.D738])" office:value-type="float" office:value="624819.864647543" calcext:value-type="float">
            <text:p>624819.86464754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70932.30773" calcext:value-type="float">
            <text:p>1442770932.30773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26.4659798145294" calcext:value-type="float">
            <text:p>26.4659798145</text:p>
          </table:table-cell>
          <table:table-cell table:formula="of:=[.C740]/([.D740]-[.D739])" office:value-type="float" office:value="2619134.9929811" calcext:value-type="float">
            <text:p>2619134.99298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70932.31746" calcext:value-type="float">
            <text:p>1442770932.31746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26.475711107254" calcext:value-type="float">
            <text:p>26.4757111073</text:p>
          </table:table-cell>
          <table:table-cell table:formula="of:=[.C741]/([.D741]-[.D740])" office:value-type="float" office:value="831955.242649941" calcext:value-type="float">
            <text:p>831955.2426499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70932.33029" calcext:value-type="float">
            <text:p>1442770932.33029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26.4885451793671" calcext:value-type="float">
            <text:p>26.4885451794</text:p>
          </table:table-cell>
          <table:table-cell table:formula="of:=[.C742]/([.D742]-[.D741])" office:value-type="float" office:value="630820.828237043" calcext:value-type="float">
            <text:p>630820.82823704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70932.33338" calcext:value-type="float">
            <text:p>1442770932.33338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26.4916319847107" calcext:value-type="float">
            <text:p>26.4916319847</text:p>
          </table:table-cell>
          <table:table-cell table:formula="of:=[.C743]/([.D743]-[.D742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70932.34326" calcext:value-type="float">
            <text:p>1442770932.34326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26.5015122890472" calcext:value-type="float">
            <text:p>26.501512289</text:p>
          </table:table-cell>
          <table:table-cell table:formula="of:=[.C744]/([.D744]-[.D743])" office:value-type="float" office:value="819407.957916074" calcext:value-type="float">
            <text:p>819407.95791607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70932.35608" calcext:value-type="float">
            <text:p>1442770932.35608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26.5143342018127" calcext:value-type="float">
            <text:p>26.5143342018</text:p>
          </table:table-cell>
          <table:table-cell table:formula="of:=[.C745]/([.D745]-[.D744])" office:value-type="float" office:value="631419.051748824" calcext:value-type="float">
            <text:p>631419.0517488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70932.36892" calcext:value-type="float">
            <text:p>1442770932.36892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26.5271706581116" calcext:value-type="float">
            <text:p>26.5271706581</text:p>
          </table:table-cell>
          <table:table-cell table:formula="of:=[.C746]/([.D746]-[.D745])" office:value-type="float" office:value="630703.662407132" calcext:value-type="float">
            <text:p>630703.66240713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70932.372" calcext:value-type="float">
            <text:p>1442770932.372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26.5302562713623" calcext:value-type="float">
            <text:p>26.5302562714</text:p>
          </table:table-cell>
          <table:table-cell table:formula="of:=[.C747]/([.D747]-[.D746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70932.38184" calcext:value-type="float">
            <text:p>1442770932.38184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26.5400896072388" calcext:value-type="float">
            <text:p>26.5400896072</text:p>
          </table:table-cell>
          <table:table-cell table:formula="of:=[.C748]/([.D748]-[.D747])" office:value-type="float" office:value="823321.820967898" calcext:value-type="float">
            <text:p>823321.8209678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70932.39476" calcext:value-type="float">
            <text:p>1442770932.39476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26.5530140399933" calcext:value-type="float">
            <text:p>26.55301404</text:p>
          </table:table-cell>
          <table:table-cell table:formula="of:=[.C749]/([.D749]-[.D748])" office:value-type="float" office:value="626410.470290911" calcext:value-type="float">
            <text:p>626410.4702909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70932.39786" calcext:value-type="float">
            <text:p>1442770932.39786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26.5561158657074" calcext:value-type="float">
            <text:p>26.5561158657</text:p>
          </table:table-cell>
          <table:table-cell table:formula="of:=[.C750]/([.D750]-[.D749])" office:value-type="float" office:value="2610075.72513451" calcext:value-type="float">
            <text:p>2610075.725134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70932.40742" calcext:value-type="float">
            <text:p>1442770932.40742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26.5656762123108" calcext:value-type="float">
            <text:p>26.5656762123</text:p>
          </table:table-cell>
          <table:table-cell table:formula="of:=[.C751]/([.D751]-[.D750])" office:value-type="float" office:value="846831.222324746" calcext:value-type="float">
            <text:p>846831.2223247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70932.42034" calcext:value-type="float">
            <text:p>1442770932.42034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26.5785970687866" calcext:value-type="float">
            <text:p>26.5785970688</text:p>
          </table:table-cell>
          <table:table-cell table:formula="of:=[.C752]/([.D752]-[.D751])" office:value-type="float" office:value="626583.850315533" calcext:value-type="float">
            <text:p>626583.8503155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70932.43329" calcext:value-type="float">
            <text:p>1442770932.43329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26.5915462970734" calcext:value-type="float">
            <text:p>26.5915462971</text:p>
          </table:table-cell>
          <table:table-cell table:formula="of:=[.C753]/([.D753]-[.D752])" office:value-type="float" office:value="625211.002596064" calcext:value-type="float">
            <text:p>625211.00259606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70932.43638" calcext:value-type="float">
            <text:p>1442770932.43638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26.5946319103241" calcext:value-type="float">
            <text:p>26.5946319103</text:p>
          </table:table-cell>
          <table:table-cell table:formula="of:=[.C754]/([.D754]-[.D753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70932.44615" calcext:value-type="float">
            <text:p>1442770932.44615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26.6044006347656" calcext:value-type="float">
            <text:p>26.6044006348</text:p>
          </table:table-cell>
          <table:table-cell table:formula="of:=[.C755]/([.D755]-[.D754])" office:value-type="float" office:value="828767.36348327" calcext:value-type="float">
            <text:p>828767.3634832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70932.45899" calcext:value-type="float">
            <text:p>1442770932.45899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26.6172389984131" calcext:value-type="float">
            <text:p>26.6172389984</text:p>
          </table:table-cell>
          <table:table-cell table:formula="of:=[.C756]/([.D756]-[.D755])" office:value-type="float" office:value="630609.96107562" calcext:value-type="float">
            <text:p>630609.9610756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70932.46206" calcext:value-type="float">
            <text:p>1442770932.46206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26.620311498642" calcext:value-type="float">
            <text:p>26.6203114986</text:p>
          </table:table-cell>
          <table:table-cell table:formula="of:=[.C757]/([.D757]-[.D756])" office:value-type="float" office:value="2634987.59866532" calcext:value-type="float">
            <text:p>2634987.598665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70932.47194" calcext:value-type="float">
            <text:p>1442770932.47194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26.63019490242" calcext:value-type="float">
            <text:p>26.6301949024</text:p>
          </table:table-cell>
          <table:table-cell table:formula="of:=[.C758]/([.D758]-[.D757])" office:value-type="float" office:value="819150.991074444" calcext:value-type="float">
            <text:p>819150.9910744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70932.48487" calcext:value-type="float">
            <text:p>1442770932.48487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26.643125295639" calcext:value-type="float">
            <text:p>26.6431252956</text:p>
          </table:table-cell>
          <table:table-cell table:formula="of:=[.C759]/([.D759]-[.D758])" office:value-type="float" office:value="626121.716709076" calcext:value-type="float">
            <text:p>626121.71670907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70932.48796" calcext:value-type="float">
            <text:p>1442770932.48796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26.6462109088898" calcext:value-type="float">
            <text:p>26.6462109089</text:p>
          </table:table-cell>
          <table:table-cell table:formula="of:=[.C760]/([.D760]-[.D759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70932.49765" calcext:value-type="float">
            <text:p>1442770932.49765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26.655898809433" calcext:value-type="float">
            <text:p>26.6558988094</text:p>
          </table:table-cell>
          <table:table-cell table:formula="of:=[.C761]/([.D761]-[.D760])" office:value-type="float" office:value="835681.57661072" calcext:value-type="float">
            <text:p>835681.576610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70932.51052" calcext:value-type="float">
            <text:p>1442770932.51052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26.6687772274017" calcext:value-type="float">
            <text:p>26.6687772274</text:p>
          </table:table-cell>
          <table:table-cell table:formula="of:=[.C762]/([.D762]-[.D761])" office:value-type="float" office:value="628648.644549763" calcext:value-type="float">
            <text:p>628648.6445497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70932.52344" calcext:value-type="float">
            <text:p>1442770932.52344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26.6816952228546" calcext:value-type="float">
            <text:p>26.6816952229</text:p>
          </table:table-cell>
          <table:table-cell table:formula="of:=[.C763]/([.D763]-[.D762])" office:value-type="float" office:value="626722.623454284" calcext:value-type="float">
            <text:p>626722.62345428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70932.52653" calcext:value-type="float">
            <text:p>1442770932.52653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26.6847832202911" calcext:value-type="float">
            <text:p>26.6847832203</text:p>
          </table:table-cell>
          <table:table-cell table:formula="of:=[.C764]/([.D764]-[.D763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70932.5363" calcext:value-type="float">
            <text:p>1442770932.5363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26.6945495605469" calcext:value-type="float">
            <text:p>26.6945495605</text:p>
          </table:table-cell>
          <table:table-cell table:formula="of:=[.C765]/([.D765]-[.D764])" office:value-type="float" office:value="828969.68444694" calcext:value-type="float">
            <text:p>828969.6844469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70932.54929" calcext:value-type="float">
            <text:p>1442770932.54929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26.7075464725494" calcext:value-type="float">
            <text:p>26.7075464725</text:p>
          </table:table-cell>
          <table:table-cell table:formula="of:=[.C766]/([.D766]-[.D765])" office:value-type="float" office:value="622917.197439143" calcext:value-type="float">
            <text:p>622917.1974391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70932.55239" calcext:value-type="float">
            <text:p>1442770932.55239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26.7106392383575" calcext:value-type="float">
            <text:p>26.7106392384</text:p>
          </table:table-cell>
          <table:table-cell table:formula="of:=[.C767]/([.D767]-[.D766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70932.56215" calcext:value-type="float">
            <text:p>1442770932.56215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26.720401763916" calcext:value-type="float">
            <text:p>26.7204017639</text:p>
          </table:table-cell>
          <table:table-cell table:formula="of:=[.C768]/([.D768]-[.D767])" office:value-type="float" office:value="829293.603536279" calcext:value-type="float">
            <text:p>829293.60353627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70932.57489" calcext:value-type="float">
            <text:p>1442770932.57489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26.7331416606903" calcext:value-type="float">
            <text:p>26.7331416607</text:p>
          </table:table-cell>
          <table:table-cell table:formula="of:=[.C769]/([.D769]-[.D768])" office:value-type="float" office:value="635483.955909048" calcext:value-type="float">
            <text:p>635483.95590904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70932.57796" calcext:value-type="float">
            <text:p>1442770932.57796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26.7362127304077" calcext:value-type="float">
            <text:p>26.7362127304</text:p>
          </table:table-cell>
          <table:table-cell table:formula="of:=[.C770]/([.D770]-[.D769])" office:value-type="float" office:value="2636214.98206661" calcext:value-type="float">
            <text:p>2636214.9820666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70932.58763" calcext:value-type="float">
            <text:p>1442770932.58763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26.7458851337433" calcext:value-type="float">
            <text:p>26.7458851337</text:p>
          </table:table-cell>
          <table:table-cell table:formula="of:=[.C771]/([.D771]-[.D770])" office:value-type="float" office:value="837020.512805344" calcext:value-type="float">
            <text:p>837020.51280534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70932.60069" calcext:value-type="float">
            <text:p>1442770932.60069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26.758939743042" calcext:value-type="float">
            <text:p>26.758939743</text:p>
          </table:table-cell>
          <table:table-cell table:formula="of:=[.C772]/([.D772]-[.D771])" office:value-type="float" office:value="620164.097963656" calcext:value-type="float">
            <text:p>620164.09796365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70932.61343" calcext:value-type="float">
            <text:p>1442770932.61343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26.771684885025" calcext:value-type="float">
            <text:p>26.771684885</text:p>
          </table:table-cell>
          <table:table-cell table:formula="of:=[.C773]/([.D773]-[.D772])" office:value-type="float" office:value="635222.425201564" calcext:value-type="float">
            <text:p>635222.4252015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70932.61652" calcext:value-type="float">
            <text:p>1442770932.61652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26.7747709751129" calcext:value-type="float">
            <text:p>26.7747709751</text:p>
          </table:table-cell>
          <table:table-cell table:formula="of:=[.C774]/([.D774]-[.D773])" office:value-type="float" office:value="2623384.20766378" calcext:value-type="float">
            <text:p>2623384.2076637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70932.62632" calcext:value-type="float">
            <text:p>1442770932.6263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26.784576177597" calcext:value-type="float">
            <text:p>26.7845761776</text:p>
          </table:table-cell>
          <table:table-cell table:formula="of:=[.C775]/([.D775]-[.D774])" office:value-type="float" office:value="825684.121577591" calcext:value-type="float">
            <text:p>825684.12157759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70932.63915" calcext:value-type="float">
            <text:p>1442770932.63915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26.7974052429199" calcext:value-type="float">
            <text:p>26.7974052429</text:p>
          </table:table-cell>
          <table:table-cell table:formula="of:=[.C776]/([.D776]-[.D775])" office:value-type="float" office:value="631067.018231151" calcext:value-type="float">
            <text:p>631067.01823115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70932.64224" calcext:value-type="float">
            <text:p>1442770932.64224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26.8004925251007" calcext:value-type="float">
            <text:p>26.8004925251</text:p>
          </table:table-cell>
          <table:table-cell table:formula="of:=[.C777]/([.D777]-[.D776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70932.65196" calcext:value-type="float">
            <text:p>1442770932.65196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26.8102185726166" calcext:value-type="float">
            <text:p>26.8102185726</text:p>
          </table:table-cell>
          <table:table-cell table:formula="of:=[.C778]/([.D778]-[.D777])" office:value-type="float" office:value="832403.911947836" calcext:value-type="float">
            <text:p>832403.9119478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70932.66491" calcext:value-type="float">
            <text:p>1442770932.66491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26.8231627941132" calcext:value-type="float">
            <text:p>26.8231627941</text:p>
          </table:table-cell>
          <table:table-cell table:formula="of:=[.C779]/([.D779]-[.D778])" office:value-type="float" office:value="625452.83253518" calcext:value-type="float">
            <text:p>625452.832535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70932.66799" calcext:value-type="float">
            <text:p>1442770932.66799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26.8262460231781" calcext:value-type="float">
            <text:p>26.8262460232</text:p>
          </table:table-cell>
          <table:table-cell table:formula="of:=[.C780]/([.D780]-[.D779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70932.67775" calcext:value-type="float">
            <text:p>1442770932.67775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26.8360052108765" calcext:value-type="float">
            <text:p>26.8360052109</text:p>
          </table:table-cell>
          <table:table-cell table:formula="of:=[.C781]/([.D781]-[.D780])" office:value-type="float" office:value="829577.240466127" calcext:value-type="float">
            <text:p>829577.2404661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70932.69064" calcext:value-type="float">
            <text:p>1442770932.69064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26.8488957881927" calcext:value-type="float">
            <text:p>26.8488957882</text:p>
          </table:table-cell>
          <table:table-cell table:formula="of:=[.C782]/([.D782]-[.D781])" office:value-type="float" office:value="628055.65657425" calcext:value-type="float">
            <text:p>628055.656574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70932.70351" calcext:value-type="float">
            <text:p>1442770932.70351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26.8617670536041" calcext:value-type="float">
            <text:p>26.8617670536</text:p>
          </table:table-cell>
          <table:table-cell table:formula="of:=[.C783]/([.D783]-[.D782])" office:value-type="float" office:value="628997.984366317" calcext:value-type="float">
            <text:p>628997.9843663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70932.7066" calcext:value-type="float">
            <text:p>1442770932.7066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26.8648536205292" calcext:value-type="float">
            <text:p>26.8648536205</text:p>
          </table:table-cell>
          <table:table-cell table:formula="of:=[.C784]/([.D784]-[.D783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70932.71633" calcext:value-type="float">
            <text:p>1442770932.71633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26.8745834827423" calcext:value-type="float">
            <text:p>26.8745834827</text:p>
          </table:table-cell>
          <table:table-cell table:formula="of:=[.C785]/([.D785]-[.D784])" office:value-type="float" office:value="832077.55902965" calcext:value-type="float">
            <text:p>832077.5590296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70932.72926" calcext:value-type="float">
            <text:p>1442770932.72926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26.8875169754028" calcext:value-type="float">
            <text:p>26.8875169754</text:p>
          </table:table-cell>
          <table:table-cell table:formula="of:=[.C786]/([.D786]-[.D785])" office:value-type="float" office:value="625971.670027836" calcext:value-type="float">
            <text:p>625971.67002783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70932.73235" calcext:value-type="float">
            <text:p>1442770932.73235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26.8905997276306" calcext:value-type="float">
            <text:p>26.8905997276</text:p>
          </table:table-cell>
          <table:table-cell table:formula="of:=[.C787]/([.D787]-[.D786])" office:value-type="float" office:value="2626224.68553751" calcext:value-type="float">
            <text:p>2626224.685537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70932.74213" calcext:value-type="float">
            <text:p>1442770932.74213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26.9003875255585" calcext:value-type="float">
            <text:p>26.9003875256</text:p>
          </table:table-cell>
          <table:table-cell table:formula="of:=[.C788]/([.D788]-[.D787])" office:value-type="float" office:value="827152.344140501" calcext:value-type="float">
            <text:p>827152.3441405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70932.75509" calcext:value-type="float">
            <text:p>1442770932.75509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26.9133443832397" calcext:value-type="float">
            <text:p>26.9133443832</text:p>
          </table:table-cell>
          <table:table-cell table:formula="of:=[.C789]/([.D789]-[.D788])" office:value-type="float" office:value="624842.859214279" calcext:value-type="float">
            <text:p>624842.85921427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70932.75818" calcext:value-type="float">
            <text:p>1442770932.75818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6.916435956955" calcext:value-type="float">
            <text:p>26.916435957</text:p>
          </table:table-cell>
          <table:table-cell table:formula="of:=[.C790]/([.D790]-[.D789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70932.76791" calcext:value-type="float">
            <text:p>1442770932.76791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6.9261646270752" calcext:value-type="float">
            <text:p>26.9261646271</text:p>
          </table:table-cell>
          <table:table-cell table:formula="of:=[.C791]/([.D791]-[.D790])" office:value-type="float" office:value="832179.516823919" calcext:value-type="float">
            <text:p>832179.5168239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70932.78079" calcext:value-type="float">
            <text:p>1442770932.78079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6.9390406608582" calcext:value-type="float">
            <text:p>26.9390406609</text:p>
          </table:table-cell>
          <table:table-cell table:formula="of:=[.C792]/([.D792]-[.D791])" office:value-type="float" office:value="628765.0480317" calcext:value-type="float">
            <text:p>628765.04803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70932.79378" calcext:value-type="float">
            <text:p>1442770932.79378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6.9520356655121" calcext:value-type="float">
            <text:p>26.9520356655</text:p>
          </table:table-cell>
          <table:table-cell table:formula="of:=[.C793]/([.D793]-[.D792])" office:value-type="float" office:value="623008.626437941" calcext:value-type="float">
            <text:p>623008.62643794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70932.79687" calcext:value-type="float">
            <text:p>1442770932.79687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6.9551236629486" calcext:value-type="float">
            <text:p>26.9551236629</text:p>
          </table:table-cell>
          <table:table-cell table:formula="of:=[.C794]/([.D794]-[.D793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70932.80654" calcext:value-type="float">
            <text:p>1442770932.80654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6.9647889137268" calcext:value-type="float">
            <text:p>26.9647889137</text:p>
          </table:table-cell>
          <table:table-cell table:formula="of:=[.C795]/([.D795]-[.D794])" office:value-type="float" office:value="837639.931522731" calcext:value-type="float">
            <text:p>837639.93152273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70932.81944" calcext:value-type="float">
            <text:p>1442770932.81944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6.9776930809021" calcext:value-type="float">
            <text:p>26.9776930809</text:p>
          </table:table-cell>
          <table:table-cell table:formula="of:=[.C796]/([.D796]-[.D795])" office:value-type="float" office:value="627394.227773261" calcext:value-type="float">
            <text:p>627394.22777326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70932.8225" calcext:value-type="float">
            <text:p>1442770932.8225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6.9807531833649" calcext:value-type="float">
            <text:p>26.9807531834</text:p>
          </table:table-cell>
          <table:table-cell table:formula="of:=[.C797]/([.D797]-[.D796])" office:value-type="float" office:value="2645663.04511102" calcext:value-type="float">
            <text:p>2645663.0451110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70932.83228" calcext:value-type="float">
            <text:p>1442770932.83228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6.9905331134796" calcext:value-type="float">
            <text:p>26.9905331135</text:p>
          </table:table-cell>
          <table:table-cell table:formula="of:=[.C798]/([.D798]-[.D797])" office:value-type="float" office:value="827817.776304242" calcext:value-type="float">
            <text:p>827817.77630424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70932.84526" calcext:value-type="float">
            <text:p>1442770932.84526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7.0035171508789" calcext:value-type="float">
            <text:p>27.0035171509</text:p>
          </table:table-cell>
          <table:table-cell table:formula="of:=[.C799]/([.D799]-[.D798])" office:value-type="float" office:value="623534.864466847" calcext:value-type="float">
            <text:p>623534.86446684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70932.84835" calcext:value-type="float">
            <text:p>1442770932.84835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7.0066030025482" calcext:value-type="float">
            <text:p>27.0066030025</text:p>
          </table:table-cell>
          <table:table-cell table:formula="of:=[.C800]/([.D800]-[.D799])" office:value-type="float" office:value="2623586.89515568" calcext:value-type="float">
            <text:p>2623586.8951556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70932.85802" calcext:value-type="float">
            <text:p>1442770932.85802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7.0162737369537" calcext:value-type="float">
            <text:p>27.016273737</text:p>
          </table:table-cell>
          <table:table-cell table:formula="of:=[.C801]/([.D801]-[.D800])" office:value-type="float" office:value="837164.961885509" calcext:value-type="float">
            <text:p>837164.9618855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70932.87083" calcext:value-type="float">
            <text:p>1442770932.87083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7.0290868282318" calcext:value-type="float">
            <text:p>27.0290868282</text:p>
          </table:table-cell>
          <table:table-cell table:formula="of:=[.C802]/([.D802]-[.D801])" office:value-type="float" office:value="631853.767704961" calcext:value-type="float">
            <text:p>631853.7677049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70932.8838" calcext:value-type="float">
            <text:p>1442770932.8838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7.0420551300049" calcext:value-type="float">
            <text:p>27.04205513</text:p>
          </table:table-cell>
          <table:table-cell table:formula="of:=[.C803]/([.D803]-[.D802])" office:value-type="float" office:value="624291.456327101" calcext:value-type="float">
            <text:p>624291.456327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70932.88687" calcext:value-type="float">
            <text:p>1442770932.88687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7.0451238155365" calcext:value-type="float">
            <text:p>27.0451238155</text:p>
          </table:table-cell>
          <table:table-cell table:formula="of:=[.C804]/([.D804]-[.D803])" office:value-type="float" office:value="2638263.16401212" calcext:value-type="float">
            <text:p>2638263.164012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70932.89667" calcext:value-type="float">
            <text:p>1442770932.89667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7.0549204349518" calcext:value-type="float">
            <text:p>27.054920435</text:p>
          </table:table-cell>
          <table:table-cell table:formula="of:=[.C805]/([.D805]-[.D804])" office:value-type="float" office:value="826407.524555853" calcext:value-type="float">
            <text:p>826407.52455585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70932.90961" calcext:value-type="float">
            <text:p>1442770932.90961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7.0678606033325" calcext:value-type="float">
            <text:p>27.0678606033</text:p>
          </table:table-cell>
          <table:table-cell table:formula="of:=[.C806]/([.D806]-[.D805])" office:value-type="float" office:value="625648.736692768" calcext:value-type="float">
            <text:p>625648.73669276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70932.91271" calcext:value-type="float">
            <text:p>1442770932.91271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7.0709671974182" calcext:value-type="float">
            <text:p>27.0709671974</text:p>
          </table:table-cell>
          <table:table-cell table:formula="of:=[.C807]/([.D807]-[.D806])" office:value-type="float" office:value="2606069.46922487" calcext:value-type="float">
            <text:p>2606069.4692248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70932.92242" calcext:value-type="float">
            <text:p>1442770932.92242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7.0806729793549" calcext:value-type="float">
            <text:p>27.0806729794</text:p>
          </table:table-cell>
          <table:table-cell table:formula="of:=[.C808]/([.D808]-[.D807])" office:value-type="float" office:value="834141.963300499" calcext:value-type="float">
            <text:p>834141.9633004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70932.93519" calcext:value-type="float">
            <text:p>1442770932.93519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7.0934414863586" calcext:value-type="float">
            <text:p>27.0934414864</text:p>
          </table:table-cell>
          <table:table-cell table:formula="of:=[.C809]/([.D809]-[.D808])" office:value-type="float" office:value="634060.035178788" calcext:value-type="float">
            <text:p>634060.03517878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70932.94813" calcext:value-type="float">
            <text:p>1442770932.94813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7.1063838005066" calcext:value-type="float">
            <text:p>27.1063838005</text:p>
          </table:table-cell>
          <table:table-cell table:formula="of:=[.C810]/([.D810]-[.D809])" office:value-type="float" office:value="625545.00744234" calcext:value-type="float">
            <text:p>625545.0074423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70932.95125" calcext:value-type="float">
            <text:p>1442770932.95125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7.1095063686371" calcext:value-type="float">
            <text:p>27.1095063686</text:p>
          </table:table-cell>
          <table:table-cell table:formula="of:=[.C811]/([.D811]-[.D810])" office:value-type="float" office:value="2592737.66389249" calcext:value-type="float">
            <text:p>2592737.6638924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70932.96114" calcext:value-type="float">
            <text:p>1442770932.96114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7.1193909645081" calcext:value-type="float">
            <text:p>27.1193909645</text:p>
          </table:table-cell>
          <table:table-cell table:formula="of:=[.C812]/([.D812]-[.D811])" office:value-type="float" office:value="819052.200583709" calcext:value-type="float">
            <text:p>819052.2005837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70932.97391" calcext:value-type="float">
            <text:p>1442770932.97391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7.1321616172791" calcext:value-type="float">
            <text:p>27.1321616173</text:p>
          </table:table-cell>
          <table:table-cell table:formula="of:=[.C813]/([.D813]-[.D812])" office:value-type="float" office:value="633953.498319767" calcext:value-type="float">
            <text:p>633953.49831976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70932.977" calcext:value-type="float">
            <text:p>1442770932.977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7.1352574825287" calcext:value-type="float">
            <text:p>27.1352574825</text:p>
          </table:table-cell>
          <table:table-cell table:formula="of:=[.C814]/([.D814]-[.D813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70932.98678" calcext:value-type="float">
            <text:p>1442770932.98678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7.145031452179" calcext:value-type="float">
            <text:p>27.1450314522</text:p>
          </table:table-cell>
          <table:table-cell table:formula="of:=[.C815]/([.D815]-[.D814])" office:value-type="float" office:value="828322.604805464" calcext:value-type="float">
            <text:p>828322.60480546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70932.99965" calcext:value-type="float">
            <text:p>1442770932.99965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7.157900094986" calcext:value-type="float">
            <text:p>27.157900095</text:p>
          </table:table-cell>
          <table:table-cell table:formula="of:=[.C816]/([.D816]-[.D815])" office:value-type="float" office:value="629126.172931913" calcext:value-type="float">
            <text:p>629126.1729319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70933.00251" calcext:value-type="float">
            <text:p>1442770933.00251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7.1607642173767" calcext:value-type="float">
            <text:p>27.1607642174</text:p>
          </table:table-cell>
          <table:table-cell table:formula="of:=[.C817]/([.D817]-[.D816])" office:value-type="float" office:value="2826694.84591692" calcext:value-type="float">
            <text:p>2826694.8459169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70933.01248" calcext:value-type="float">
            <text:p>1442770933.01248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7.1707344055176" calcext:value-type="float">
            <text:p>27.1707344055</text:p>
          </table:table-cell>
          <table:table-cell table:formula="of:=[.C818]/([.D818]-[.D817])" office:value-type="float" office:value="812020.784925152" calcext:value-type="float">
            <text:p>812020.7849251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70933.02532" calcext:value-type="float">
            <text:p>1442770933.02532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7.1835737228394" calcext:value-type="float">
            <text:p>27.1835737228</text:p>
          </table:table-cell>
          <table:table-cell table:formula="of:=[.C819]/([.D819]-[.D818])" office:value-type="float" office:value="630563.120849736" calcext:value-type="float">
            <text:p>630563.12084973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70933.03826" calcext:value-type="float">
            <text:p>1442770933.03826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7.1965110301971" calcext:value-type="float">
            <text:p>27.1965110302</text:p>
          </table:table-cell>
          <table:table-cell table:formula="of:=[.C820]/([.D820]-[.D819])" office:value-type="float" office:value="625787.095884857" calcext:value-type="float">
            <text:p>625787.09588485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70933.04108" calcext:value-type="float">
            <text:p>1442770933.04108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7.1993384361267" calcext:value-type="float">
            <text:p>27.1993384361</text:p>
          </table:table-cell>
          <table:table-cell table:formula="of:=[.C821]/([.D821]-[.D820])" office:value-type="float" office:value="2863402.07302471" calcext:value-type="float">
            <text:p>2863402.0730247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70933.05094" calcext:value-type="float">
            <text:p>1442770933.05094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7.2091982364655" calcext:value-type="float">
            <text:p>27.2091982365</text:p>
          </table:table-cell>
          <table:table-cell table:formula="of:=[.C822]/([.D822]-[.D821])" office:value-type="float" office:value="821111.961890944" calcext:value-type="float">
            <text:p>821111.96189094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70933.06404" calcext:value-type="float">
            <text:p>1442770933.06404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7.2222938537598" calcext:value-type="float">
            <text:p>27.2222938538</text:p>
          </table:table-cell>
          <table:table-cell table:formula="of:=[.C823]/([.D823]-[.D822])" office:value-type="float" office:value="618222.098130246" calcext:value-type="float">
            <text:p>618222.09813024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70933.06683" calcext:value-type="float">
            <text:p>1442770933.06683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7.2250871658325" calcext:value-type="float">
            <text:p>27.2250871658</text:p>
          </table:table-cell>
          <table:table-cell table:formula="of:=[.C824]/([.D824]-[.D823])" office:value-type="float" office:value="2898351.41550017" calcext:value-type="float">
            <text:p>2898351.4155001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70933.07688" calcext:value-type="float">
            <text:p>1442770933.07688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7.2351343631744" calcext:value-type="float">
            <text:p>27.2351343632</text:p>
          </table:table-cell>
          <table:table-cell table:formula="of:=[.C825]/([.D825]-[.D824])" office:value-type="float" office:value="805796.853040981" calcext:value-type="float">
            <text:p>805796.85304098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70933.08989" calcext:value-type="float">
            <text:p>1442770933.08989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7.2481451034546" calcext:value-type="float">
            <text:p>27.2481451035</text:p>
          </table:table-cell>
          <table:table-cell table:formula="of:=[.C826]/([.D826]-[.D825])" office:value-type="float" office:value="622255.13888329" calcext:value-type="float">
            <text:p>622255.1388832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70933.09273" calcext:value-type="float">
            <text:p>1442770933.09273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7.2509806156158" calcext:value-type="float">
            <text:p>27.2509806156</text:p>
          </table:table-cell>
          <table:table-cell table:formula="of:=[.C827]/([.D827]-[.D826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70933.10261" calcext:value-type="float">
            <text:p>1442770933.10261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7.2608640193939" calcext:value-type="float">
            <text:p>27.2608640194</text:p>
          </table:table-cell>
          <table:table-cell table:formula="of:=[.C828]/([.D828]-[.D827])" office:value-type="float" office:value="819150.991074444" calcext:value-type="float">
            <text:p>819150.99107444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70933.11547" calcext:value-type="float">
            <text:p>1442770933.11547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7.2737245559692" calcext:value-type="float">
            <text:p>27.273724556</text:p>
          </table:table-cell>
          <table:table-cell table:formula="of:=[.C829]/([.D829]-[.D828])" office:value-type="float" office:value="629522.722678482" calcext:value-type="float">
            <text:p>629522.72267848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70933.12869" calcext:value-type="float">
            <text:p>1442770933.12869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7.2869429588318" calcext:value-type="float">
            <text:p>27.2869429588</text:p>
          </table:table-cell>
          <table:table-cell table:formula="of:=[.C830]/([.D830]-[.D829])" office:value-type="float" office:value="612479.441289997" calcext:value-type="float">
            <text:p>612479.44128999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70933.13152" calcext:value-type="float">
            <text:p>1442770933.13152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7.2897779941559" calcext:value-type="float">
            <text:p>27.2897779942</text:p>
          </table:table-cell>
          <table:table-cell table:formula="of:=[.C831]/([.D831]-[.D830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70933.13435" calcext:value-type="float">
            <text:p>1442770933.13435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7.292599439621" calcext:value-type="float">
            <text:p>27.2925994396</text:p>
          </table:table-cell>
          <table:table-cell table:formula="of:=[.C832]/([.D832]-[.D831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70933.13717" calcext:value-type="float">
            <text:p>1442770933.13717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7.2954239845276" calcext:value-type="float">
            <text:p>27.2954239845</text:p>
          </table:table-cell>
          <table:table-cell table:formula="of:=[.C833]/([.D833]-[.D832])" office:value-type="float" office:value="2866302.4549675" calcext:value-type="float">
            <text:p>2866302.454967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70933.14" calcext:value-type="float">
            <text:p>1442770933.14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7.2982568740845" calcext:value-type="float">
            <text:p>27.2982568741</text:p>
          </table:table-cell>
          <table:table-cell table:formula="of:=[.C834]/([.D834]-[.D833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70933.14284" calcext:value-type="float">
            <text:p>1442770933.14284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7.3010890483856" calcext:value-type="float">
            <text:p>27.3010890484</text:p>
          </table:table-cell>
          <table:table-cell table:formula="of:=[.C835]/([.D835]-[.D834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70933.14567" calcext:value-type="float">
            <text:p>1442770933.14567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7.303923368454" calcext:value-type="float">
            <text:p>27.3039233685</text:p>
          </table:table-cell>
          <table:table-cell table:formula="of:=[.C836]/([.D836]-[.D835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70933.14852" calcext:value-type="float">
            <text:p>1442770933.14852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7.3067719936371" calcext:value-type="float">
            <text:p>27.3067719936</text:p>
          </table:table-cell>
          <table:table-cell table:formula="of:=[.C837]/([.D837]-[.D836])" office:value-type="float" office:value="2842072.74723803" calcext:value-type="float">
            <text:p>2842072.7472380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70933.15141" calcext:value-type="float">
            <text:p>1442770933.15141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7.3096680641174" calcext:value-type="float">
            <text:p>27.3096680641</text:p>
          </table:table-cell>
          <table:table-cell table:formula="of:=[.C838]/([.D838]-[.D837])" office:value-type="float" office:value="2795512.07573887" calcext:value-type="float">
            <text:p>2795512.075738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70933.15427" calcext:value-type="float">
            <text:p>1442770933.15427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7.3125245571136" calcext:value-type="float">
            <text:p>27.3125245571</text:p>
          </table:table-cell>
          <table:table-cell table:formula="of:=[.C839]/([.D839]-[.D838])" office:value-type="float" office:value="2834244.65270011" calcext:value-type="float">
            <text:p>2834244.652700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70933.16712" calcext:value-type="float">
            <text:p>1442770933.16712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7.3253736495972" calcext:value-type="float">
            <text:p>27.3253736496</text:p>
          </table:table-cell>
          <table:table-cell table:formula="of:=[.C840]/([.D840]-[.D839])" office:value-type="float" office:value="630083.409422374" calcext:value-type="float">
            <text:p>630083.40942237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70933.16996" calcext:value-type="float">
            <text:p>1442770933.16996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7.3282163143158" calcext:value-type="float">
            <text:p>27.3282163143</text:p>
          </table:table-cell>
          <table:table-cell table:formula="of:=[.C841]/([.D841]-[.D840])" office:value-type="float" office:value="2848031.97047723" calcext:value-type="float">
            <text:p>2848031.970477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70933.17997" calcext:value-type="float">
            <text:p>1442770933.17997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7.338226556778" calcext:value-type="float">
            <text:p>27.3382265568</text:p>
          </table:table-cell>
          <table:table-cell table:formula="of:=[.C842]/([.D842]-[.D841])" office:value-type="float" office:value="808771.618730053" calcext:value-type="float">
            <text:p>808771.61873005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70933.18722" calcext:value-type="float">
            <text:p>1442770933.18722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7.345477104187" calcext:value-type="float">
            <text:p>27.3454771042</text:p>
          </table:table-cell>
          <table:table-cell table:formula="of:=[.C843]/([.D843]-[.D842])" office:value-type="float" office:value="1116605.34622341" calcext:value-type="float">
            <text:p>1116605.3462234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70933.19007" calcext:value-type="float">
            <text:p>1442770933.19007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7.3483197689056" calcext:value-type="float">
            <text:p>27.3483197689</text:p>
          </table:table-cell>
          <table:table-cell table:formula="of:=[.C844]/([.D844]-[.D843])" office:value-type="float" office:value="2848031.97047723" calcext:value-type="float">
            <text:p>2848031.970477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70933.19929" calcext:value-type="float">
            <text:p>1442770933.19929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7.357540845871" calcext:value-type="float">
            <text:p>27.3575408459</text:p>
          </table:table-cell>
          <table:table-cell table:formula="of:=[.C845]/([.D845]-[.D844])" office:value-type="float" office:value="877988.550625711" calcext:value-type="float">
            <text:p>877988.5506257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70933.21137" calcext:value-type="float">
            <text:p>1442770933.21137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7.3696227073669" calcext:value-type="float">
            <text:p>27.3696227074</text:p>
          </table:table-cell>
          <table:table-cell table:formula="of:=[.C846]/([.D846]-[.D845])" office:value-type="float" office:value="670095.415569808" calcext:value-type="float">
            <text:p>670095.4155698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70933.21421" calcext:value-type="float">
            <text:p>1442770933.21421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7.3724648952484" calcext:value-type="float">
            <text:p>27.3724648952</text:p>
          </table:table-cell>
          <table:table-cell table:formula="of:=[.C847]/([.D847]-[.D846])" office:value-type="float" office:value="2848509.78810502" calcext:value-type="float">
            <text:p>2848509.7881050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70933.22356" calcext:value-type="float">
            <text:p>1442770933.22356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7.3818171024322" calcext:value-type="float">
            <text:p>27.3818171024</text:p>
          </table:table-cell>
          <table:table-cell table:formula="of:=[.C848]/([.D848]-[.D847])" office:value-type="float" office:value="865677.998878295" calcext:value-type="float">
            <text:p>865677.99887829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70933.2355" calcext:value-type="float">
            <text:p>1442770933.2355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7.3937499523163" calcext:value-type="float">
            <text:p>27.3937499523</text:p>
          </table:table-cell>
          <table:table-cell table:formula="of:=[.C849]/([.D849]-[.D848])" office:value-type="float" office:value="678463.240439561" calcext:value-type="float">
            <text:p>678463.24043956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70933.24758" calcext:value-type="float">
            <text:p>1442770933.24758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7.4058291912079" calcext:value-type="float">
            <text:p>27.4058291912</text:p>
          </table:table-cell>
          <table:table-cell table:formula="of:=[.C850]/([.D850]-[.D849])" office:value-type="float" office:value="670240.904468656" calcext:value-type="float">
            <text:p>670240.9044686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70933.25042" calcext:value-type="float">
            <text:p>1442770933.25042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7.4086699485779" calcext:value-type="float">
            <text:p>27.4086699486</text:p>
          </table:table-cell>
          <table:table-cell table:formula="of:=[.C851]/([.D851]-[.D850])" office:value-type="float" office:value="2849944.20344104" calcext:value-type="float">
            <text:p>2849944.2034410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70933.25965" calcext:value-type="float">
            <text:p>1442770933.25965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7.4179005622864" calcext:value-type="float">
            <text:p>27.4179005623</text:p>
          </table:table-cell>
          <table:table-cell table:formula="of:=[.C852]/([.D852]-[.D851])" office:value-type="float" office:value="877081.443950821" calcext:value-type="float">
            <text:p>877081.4439508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70933.27172" calcext:value-type="float">
            <text:p>1442770933.27172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7.4299783706665" calcext:value-type="float">
            <text:p>27.4299783707</text:p>
          </table:table-cell>
          <table:table-cell table:formula="of:=[.C853]/([.D853]-[.D852])" office:value-type="float" office:value="670320.288680959" calcext:value-type="float">
            <text:p>670320.2886809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70933.27456" calcext:value-type="float">
            <text:p>1442770933.27456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7.4328167438507" calcext:value-type="float">
            <text:p>27.4328167439</text:p>
          </table:table-cell>
          <table:table-cell table:formula="of:=[.C854]/([.D854]-[.D853])" office:value-type="float" office:value="2852338.10869383" calcext:value-type="float">
            <text:p>2852338.108693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70933.28391" calcext:value-type="float">
            <text:p>1442770933.28391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7.44215965271" calcext:value-type="float">
            <text:p>27.4421596527</text:p>
          </table:table-cell>
          <table:table-cell table:formula="of:=[.C855]/([.D855]-[.D854])" office:value-type="float" office:value="866539.545869804" calcext:value-type="float">
            <text:p>866539.54586980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70933.29597" calcext:value-type="float">
            <text:p>1442770933.29597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7.4542269706726" calcext:value-type="float">
            <text:p>27.4542269707</text:p>
          </table:table-cell>
          <table:table-cell table:formula="of:=[.C856]/([.D856]-[.D855])" office:value-type="float" office:value="670903.014659976" calcext:value-type="float">
            <text:p>670903.01465997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70933.29881" calcext:value-type="float">
            <text:p>1442770933.29881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7.4570682048798" calcext:value-type="float">
            <text:p>27.4570682049</text:p>
          </table:table-cell>
          <table:table-cell table:formula="of:=[.C857]/([.D857]-[.D856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70933.30812" calcext:value-type="float">
            <text:p>1442770933.30812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7.4663767814636" calcext:value-type="float">
            <text:p>27.4663767815</text:p>
          </table:table-cell>
          <table:table-cell table:formula="of:=[.C858]/([.D858]-[.D857])" office:value-type="float" office:value="869735.552698307" calcext:value-type="float">
            <text:p>869735.5526983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70933.32008" calcext:value-type="float">
            <text:p>1442770933.32008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7.4783327579498" calcext:value-type="float">
            <text:p>27.4783327579</text:p>
          </table:table-cell>
          <table:table-cell table:formula="of:=[.C859]/([.D859]-[.D858])" office:value-type="float" office:value="677150.880092528" calcext:value-type="float">
            <text:p>677150.88009252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70933.33227" calcext:value-type="float">
            <text:p>1442770933.33227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7.490519285202" calcext:value-type="float">
            <text:p>27.4905192852</text:p>
          </table:table-cell>
          <table:table-cell table:formula="of:=[.C860]/([.D860]-[.D859])" office:value-type="float" office:value="664340.203936299" calcext:value-type="float">
            <text:p>664340.20393629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70933.3351" calcext:value-type="float">
            <text:p>1442770933.3351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7.4933536052704" calcext:value-type="float">
            <text:p>27.4933536053</text:p>
          </table:table-cell>
          <table:table-cell table:formula="of:=[.C861]/([.D861]-[.D860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70933.34434" calcext:value-type="float">
            <text:p>1442770933.34434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7.5025928020477" calcext:value-type="float">
            <text:p>27.502592802</text:p>
          </table:table-cell>
          <table:table-cell table:formula="of:=[.C862]/([.D862]-[.D861])" office:value-type="float" office:value="876266.649050372" calcext:value-type="float">
            <text:p>876266.64905037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70933.35644" calcext:value-type="float">
            <text:p>1442770933.35644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7.5146901607513" calcext:value-type="float">
            <text:p>27.5146901608</text:p>
          </table:table-cell>
          <table:table-cell table:formula="of:=[.C863]/([.D863]-[.D862])" office:value-type="float" office:value="669236.99613717" calcext:value-type="float">
            <text:p>669236.996137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70933.35927" calcext:value-type="float">
            <text:p>1442770933.35927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7.5175220966339" calcext:value-type="float">
            <text:p>27.5175220966</text:p>
          </table:table-cell>
          <table:table-cell table:formula="of:=[.C864]/([.D864]-[.D863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70933.36854" calcext:value-type="float">
            <text:p>1442770933.36854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7.5267961025238" calcext:value-type="float">
            <text:p>27.5267961025</text:p>
          </table:table-cell>
          <table:table-cell table:formula="of:=[.C865]/([.D865]-[.D864])" office:value-type="float" office:value="872977.66425009" calcext:value-type="float">
            <text:p>872977.664250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70933.38072" calcext:value-type="float">
            <text:p>1442770933.38072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7.5389757156372" calcext:value-type="float">
            <text:p>27.5389757156</text:p>
          </table:table-cell>
          <table:table-cell table:formula="of:=[.C866]/([.D866]-[.D865])" office:value-type="float" office:value="664717.337457179" calcext:value-type="float">
            <text:p>664717.33745717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70933.39289" calcext:value-type="float">
            <text:p>1442770933.39289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7.551144361496" calcext:value-type="float">
            <text:p>27.5511443615</text:p>
          </table:table-cell>
          <table:table-cell table:formula="of:=[.C867]/([.D867]-[.D866])" office:value-type="float" office:value="665316.428299928" calcext:value-type="float">
            <text:p>665316.4282999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70933.39572" calcext:value-type="float">
            <text:p>1442770933.39572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7.55397605896" calcext:value-type="float">
            <text:p>27.553976059</text:p>
          </table:table-cell>
          <table:table-cell table:formula="of:=[.C868]/([.D868]-[.D867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70933.40493" calcext:value-type="float">
            <text:p>1442770933.40493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7.5631844997406" calcext:value-type="float">
            <text:p>27.5631844997</text:p>
          </table:table-cell>
          <table:table-cell table:formula="of:=[.C869]/([.D869]-[.D868])" office:value-type="float" office:value="879193.361054294" calcext:value-type="float">
            <text:p>879193.36105429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70933.41694" calcext:value-type="float">
            <text:p>1442770933.41694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7.5751981735229" calcext:value-type="float">
            <text:p>27.5751981735</text:p>
          </table:table-cell>
          <table:table-cell table:formula="of:=[.C870]/([.D870]-[.D869])" office:value-type="float" office:value="673898.771239755" calcext:value-type="float">
            <text:p>673898.77123975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70933.41978" calcext:value-type="float">
            <text:p>1442770933.41978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7.57803606987" calcext:value-type="float">
            <text:p>27.5780360699</text:p>
          </table:table-cell>
          <table:table-cell table:formula="of:=[.C871]/([.D871]-[.D870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70933.42926" calcext:value-type="float">
            <text:p>1442770933.42926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7.5875144004822" calcext:value-type="float">
            <text:p>27.5875144005</text:p>
          </table:table-cell>
          <table:table-cell table:formula="of:=[.C872]/([.D872]-[.D871])" office:value-type="float" office:value="854158.852572004" calcext:value-type="float">
            <text:p>854158.85257200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70933.4412" calcext:value-type="float">
            <text:p>1442770933.4412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7.5994513034821" calcext:value-type="float">
            <text:p>27.5994513035</text:p>
          </table:table-cell>
          <table:table-cell table:formula="of:=[.C873]/([.D873]-[.D872])" office:value-type="float" office:value="678232.871632013" calcext:value-type="float">
            <text:p>678232.8716320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70933.44404" calcext:value-type="float">
            <text:p>1442770933.44404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7.6022901535034" calcext:value-type="float">
            <text:p>27.6022901535</text:p>
          </table:table-cell>
          <table:table-cell table:formula="of:=[.C874]/([.D874]-[.D873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70933.45338" calcext:value-type="float">
            <text:p>1442770933.45338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7.611635684967" calcext:value-type="float">
            <text:p>27.611635685</text:p>
          </table:table-cell>
          <table:table-cell table:formula="of:=[.C875]/([.D875]-[.D874])" office:value-type="float" office:value="866296.371855707" calcext:value-type="float">
            <text:p>866296.3718557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70933.46535" calcext:value-type="float">
            <text:p>1442770933.46535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7.6236047744751" calcext:value-type="float">
            <text:p>27.6236047745</text:p>
          </table:table-cell>
          <table:table-cell table:formula="of:=[.C876]/([.D876]-[.D875])" office:value-type="float" office:value="676409.011274451" calcext:value-type="float">
            <text:p>676409.0112744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70933.4776" calcext:value-type="float">
            <text:p>1442770933.4776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7.6358504295349" calcext:value-type="float">
            <text:p>27.6358504295</text:p>
          </table:table-cell>
          <table:table-cell table:formula="of:=[.C877]/([.D877]-[.D876])" office:value-type="float" office:value="661132.455589736" calcext:value-type="float">
            <text:p>661132.4555897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70933.48044" calcext:value-type="float">
            <text:p>1442770933.48044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7.6386933326721" calcext:value-type="float">
            <text:p>27.6386933327</text:p>
          </table:table-cell>
          <table:table-cell table:formula="of:=[.C878]/([.D878]-[.D877])" office:value-type="float" office:value="2847793.12177122" calcext:value-type="float">
            <text:p>2847793.121771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70933.48955" calcext:value-type="float">
            <text:p>1442770933.48955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7.6478006839752" calcext:value-type="float">
            <text:p>27.647800684</text:p>
          </table:table-cell>
          <table:table-cell table:formula="of:=[.C879]/([.D879]-[.D878])" office:value-type="float" office:value="888952.20251839" calcext:value-type="float">
            <text:p>888952.2025183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70933.5017" calcext:value-type="float">
            <text:p>1442770933.5017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7.6599547863007" calcext:value-type="float">
            <text:p>27.6599547863</text:p>
          </table:table-cell>
          <table:table-cell table:formula="of:=[.C880]/([.D880]-[.D879])" office:value-type="float" office:value="666112.542351603" calcext:value-type="float">
            <text:p>666112.5423516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70933.50454" calcext:value-type="float">
            <text:p>1442770933.50454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7.6627957820892" calcext:value-type="float">
            <text:p>27.6627957821</text:p>
          </table:table-cell>
          <table:table-cell table:formula="of:=[.C881]/([.D881]-[.D880])" office:value-type="float" office:value="2849705.03390399" calcext:value-type="float">
            <text:p>2849705.0339039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70933.51372" calcext:value-type="float">
            <text:p>1442770933.51372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7.6719715595245" calcext:value-type="float">
            <text:p>27.6719715595</text:p>
          </table:table-cell>
          <table:table-cell table:formula="of:=[.C882]/([.D882]-[.D881])" office:value-type="float" office:value="882323.057319545" calcext:value-type="float">
            <text:p>882323.0573195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70933.52593" calcext:value-type="float">
            <text:p>1442770933.52593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7.6841795444489" calcext:value-type="float">
            <text:p>27.6841795444</text:p>
          </table:table-cell>
          <table:table-cell table:formula="of:=[.C883]/([.D883]-[.D882])" office:value-type="float" office:value="663172.509647684" calcext:value-type="float">
            <text:p>663172.50964768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70933.52875" calcext:value-type="float">
            <text:p>1442770933.52875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7.6870033740997" calcext:value-type="float">
            <text:p>27.6870033741</text:p>
          </table:table-cell>
          <table:table-cell table:formula="of:=[.C884]/([.D884]-[.D883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70933.53808" calcext:value-type="float">
            <text:p>1442770933.53808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7.6963326931" calcext:value-type="float">
            <text:p>27.6963326931</text:p>
          </table:table-cell>
          <table:table-cell table:formula="of:=[.C885]/([.D885]-[.D884])" office:value-type="float" office:value="867801.81916688" calcext:value-type="float">
            <text:p>867801.8191668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70933.55017" calcext:value-type="float">
            <text:p>1442770933.55017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7.7084274291992" calcext:value-type="float">
            <text:p>27.7084274292</text:p>
          </table:table-cell>
          <table:table-cell table:formula="of:=[.C886]/([.D886]-[.D885])" office:value-type="float" office:value="669382.112480041" calcext:value-type="float">
            <text:p>669382.11248004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70933.56226" calcext:value-type="float">
            <text:p>1442770933.56226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7.7205126285553" calcext:value-type="float">
            <text:p>27.7205126286</text:p>
          </table:table-cell>
          <table:table-cell table:formula="of:=[.C887]/([.D887]-[.D886])" office:value-type="float" office:value="669910.339205745" calcext:value-type="float">
            <text:p>669910.33920574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70933.56509" calcext:value-type="float">
            <text:p>1442770933.56509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7.7233457565308" calcext:value-type="float">
            <text:p>27.7233457565</text:p>
          </table:table-cell>
          <table:table-cell table:formula="of:=[.C888]/([.D888]-[.D887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70933.57435" calcext:value-type="float">
            <text:p>1442770933.57435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7.732602596283" calcext:value-type="float">
            <text:p>27.7326025963</text:p>
          </table:table-cell>
          <table:table-cell table:formula="of:=[.C889]/([.D889]-[.D888])" office:value-type="float" office:value="874596.537990007" calcext:value-type="float">
            <text:p>874596.5379900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70933.58644" calcext:value-type="float">
            <text:p>1442770933.58644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7.7446944713593" calcext:value-type="float">
            <text:p>27.7446944714</text:p>
          </table:table-cell>
          <table:table-cell table:formula="of:=[.C890]/([.D890]-[.D889])" office:value-type="float" office:value="669540.493010233" calcext:value-type="float">
            <text:p>669540.4930102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70933.58927" calcext:value-type="float">
            <text:p>1442770933.58927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7.7475273609161" calcext:value-type="float">
            <text:p>27.7475273609</text:p>
          </table:table-cell>
          <table:table-cell table:formula="of:=[.C891]/([.D891]-[.D890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70933.59846" calcext:value-type="float">
            <text:p>1442770933.59846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7.7567129135132" calcext:value-type="float">
            <text:p>27.7567129135</text:p>
          </table:table-cell>
          <table:table-cell table:formula="of:=[.C892]/([.D892]-[.D891])" office:value-type="float" office:value="881384.099047421" calcext:value-type="float">
            <text:p>881384.0990474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70933.61052" calcext:value-type="float">
            <text:p>1442770933.61052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7.7687730789185" calcext:value-type="float">
            <text:p>27.7687730789</text:p>
          </table:table-cell>
          <table:table-cell table:formula="of:=[.C893]/([.D893]-[.D892])" office:value-type="float" office:value="671300.909062154" calcext:value-type="float">
            <text:p>671300.90906215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70933.61335" calcext:value-type="float">
            <text:p>1442770933.61335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7.7716071605682" calcext:value-type="float">
            <text:p>27.7716071606</text:p>
          </table:table-cell>
          <table:table-cell table:formula="of:=[.C894]/([.D894]-[.D893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70933.62275" calcext:value-type="float">
            <text:p>1442770933.62275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7.7810072898865" calcext:value-type="float">
            <text:p>27.7810072899</text:p>
          </table:table-cell>
          <table:table-cell table:formula="of:=[.C895]/([.D895]-[.D894])" office:value-type="float" office:value="861264.74710224" calcext:value-type="float">
            <text:p>861264.7471022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70933.63485" calcext:value-type="float">
            <text:p>1442770933.63485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7.7931001186371" calcext:value-type="float">
            <text:p>27.7931001186</text:p>
          </table:table-cell>
          <table:table-cell table:formula="of:=[.C896]/([.D896]-[.D895])" office:value-type="float" office:value="669487.691173281" calcext:value-type="float">
            <text:p>669487.69117328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70933.64692" calcext:value-type="float">
            <text:p>1442770933.64692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7.8051707744598" calcext:value-type="float">
            <text:p>27.8051707745</text:p>
          </table:table-cell>
          <table:table-cell table:formula="of:=[.C897]/([.D897]-[.D896])" office:value-type="float" office:value="670717.491980722" calcext:value-type="float">
            <text:p>670717.4919807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70933.64975" calcext:value-type="float">
            <text:p>1442770933.64975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7.8080065250397" calcext:value-type="float">
            <text:p>27.808006525</text:p>
          </table:table-cell>
          <table:table-cell table:formula="of:=[.C898]/([.D898]-[.D897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70933.65908" calcext:value-type="float">
            <text:p>1442770933.65908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7.8173353672028" calcext:value-type="float">
            <text:p>27.8173353672</text:p>
          </table:table-cell>
          <table:table-cell table:formula="of:=[.C899]/([.D899]-[.D898])" office:value-type="float" office:value="867846.176242077" calcext:value-type="float">
            <text:p>867846.17624207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70933.67108" calcext:value-type="float">
            <text:p>1442770933.67108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7.8293333053589" calcext:value-type="float">
            <text:p>27.8293333054</text:p>
          </table:table-cell>
          <table:table-cell table:formula="of:=[.C900]/([.D900]-[.D899])" office:value-type="float" office:value="674782.608032113" calcext:value-type="float">
            <text:p>674782.6080321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70933.67395" calcext:value-type="float">
            <text:p>1442770933.67395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7.8322036266327" calcext:value-type="float">
            <text:p>27.8322036266</text:p>
          </table:table-cell>
          <table:table-cell table:formula="of:=[.C901]/([.D901]-[.D900])" office:value-type="float" office:value="2820590.18057978" calcext:value-type="float">
            <text:p>2820590.18057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70933.68009" calcext:value-type="float">
            <text:p>1442770933.68009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7.8383429050446" calcext:value-type="float">
            <text:p>27.838342905</text:p>
          </table:table-cell>
          <table:table-cell table:formula="of:=[.C902]/([.D902]-[.D901])" office:value-type="float" office:value="1318721.75471845" calcext:value-type="float">
            <text:p>1318721.7547184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70933.69215" calcext:value-type="float">
            <text:p>1442770933.69215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7.8503992557526" calcext:value-type="float">
            <text:p>27.8503992558</text:p>
          </table:table-cell>
          <table:table-cell table:formula="of:=[.C903]/([.D903]-[.D902])" office:value-type="float" office:value="671513.312450562" calcext:value-type="float">
            <text:p>671513.31245056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70933.69496" calcext:value-type="float">
            <text:p>1442770933.69496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7.8532094955444" calcext:value-type="float">
            <text:p>27.8532094955</text:p>
          </table:table-cell>
          <table:table-cell table:formula="of:=[.C904]/([.D904]-[.D903])" office:value-type="float" office:value="2880892.94850259" calcext:value-type="float">
            <text:p>2880892.948502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70933.70423" calcext:value-type="float">
            <text:p>1442770933.70423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7.86248087883" calcext:value-type="float">
            <text:p>27.8624808788</text:p>
          </table:table-cell>
          <table:table-cell table:formula="of:=[.C905]/([.D905]-[.D904])" office:value-type="float" office:value="873224.604212205" calcext:value-type="float">
            <text:p>873224.60421220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70933.71638" calcext:value-type="float">
            <text:p>1442770933.71638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7.8746330738068" calcext:value-type="float">
            <text:p>27.8746330738</text:p>
          </table:table-cell>
          <table:table-cell table:formula="of:=[.C906]/([.D906]-[.D905])" office:value-type="float" office:value="666217.092093388" calcext:value-type="float">
            <text:p>666217.09209338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70933.72849" calcext:value-type="float">
            <text:p>1442770933.72849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7.8867480754852" calcext:value-type="float">
            <text:p>27.8867480755</text:p>
          </table:table-cell>
          <table:table-cell table:formula="of:=[.C907]/([.D907]-[.D906])" office:value-type="float" office:value="668262.391939229" calcext:value-type="float">
            <text:p>668262.39193922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70933.73133" calcext:value-type="float">
            <text:p>1442770933.73133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7.8895854949951" calcext:value-type="float">
            <text:p>27.889585495</text:p>
          </table:table-cell>
          <table:table-cell table:formula="of:=[.C908]/([.D908]-[.D907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70933.74057" calcext:value-type="float">
            <text:p>1442770933.74057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7.8988227844238" calcext:value-type="float">
            <text:p>27.8988227844</text:p>
          </table:table-cell>
          <table:table-cell table:formula="of:=[.C909]/([.D909]-[.D908])" office:value-type="float" office:value="876447.583729094" calcext:value-type="float">
            <text:p>876447.58372909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70933.75276" calcext:value-type="float">
            <text:p>1442770933.75276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7.9110145568848" calcext:value-type="float">
            <text:p>27.9110145569</text:p>
          </table:table-cell>
          <table:table-cell table:formula="of:=[.C910]/([.D910]-[.D909])" office:value-type="float" office:value="664054.387984981" calcext:value-type="float">
            <text:p>664054.38798498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70933.75561" calcext:value-type="float">
            <text:p>1442770933.75561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7.9138605594635" calcext:value-type="float">
            <text:p>27.9138605595</text:p>
          </table:table-cell>
          <table:table-cell table:formula="of:=[.C911]/([.D911]-[.D910])" office:value-type="float" office:value="2844691.73025048" calcext:value-type="float">
            <text:p>2844691.7302504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70933.76481" calcext:value-type="float">
            <text:p>1442770933.76481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7.9230592250824" calcext:value-type="float">
            <text:p>27.9230592251</text:p>
          </table:table-cell>
          <table:table-cell table:formula="of:=[.C912]/([.D912]-[.D911])" office:value-type="float" office:value="880127.654968638" calcext:value-type="float">
            <text:p>880127.65496863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70933.77702" calcext:value-type="float">
            <text:p>1442770933.77702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7.9352722167969" calcext:value-type="float">
            <text:p>27.9352722168</text:p>
          </table:table-cell>
          <table:table-cell table:formula="of:=[.C913]/([.D913]-[.D912])" office:value-type="float" office:value="662900.638047828" calcext:value-type="float">
            <text:p>662900.63804782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70933.77988" calcext:value-type="float">
            <text:p>1442770933.77988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7.9381322860718" calcext:value-type="float">
            <text:p>27.9381322861</text:p>
          </table:table-cell>
          <table:table-cell table:formula="of:=[.C914]/([.D914]-[.D913])" office:value-type="float" office:value="2830700.66555518" calcext:value-type="float">
            <text:p>2830700.665555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70933.78903" calcext:value-type="float">
            <text:p>1442770933.78903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7.9472801685333" calcext:value-type="float">
            <text:p>27.9472801685</text:p>
          </table:table-cell>
          <table:table-cell table:formula="of:=[.C915]/([.D915]-[.D914])" office:value-type="float" office:value="885013.557403112" calcext:value-type="float">
            <text:p>885013.55740311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70933.80119" calcext:value-type="float">
            <text:p>1442770933.80119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7.9594430923462" calcext:value-type="float">
            <text:p>27.9594430923</text:p>
          </table:table-cell>
          <table:table-cell table:formula="of:=[.C916]/([.D916]-[.D915])" office:value-type="float" office:value="665629.426325591" calcext:value-type="float">
            <text:p>665629.42632559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70933.81325" calcext:value-type="float">
            <text:p>1442770933.81325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7.971508026123" calcext:value-type="float">
            <text:p>27.9715080261</text:p>
          </table:table-cell>
          <table:table-cell table:formula="of:=[.C917]/([.D917]-[.D916])" office:value-type="float" office:value="671035.593708007" calcext:value-type="float">
            <text:p>671035.5937080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70933.81608" calcext:value-type="float">
            <text:p>1442770933.81608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7.9743385314941" calcext:value-type="float">
            <text:p>27.9743385315</text:p>
          </table:table-cell>
          <table:table-cell table:formula="of:=[.C918]/([.D918]-[.D917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70933.82544" calcext:value-type="float">
            <text:p>1442770933.82544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7.9836943149567" calcext:value-type="float">
            <text:p>27.983694315</text:p>
          </table:table-cell>
          <table:table-cell table:formula="of:=[.C919]/([.D919]-[.D918])" office:value-type="float" office:value="865347.090644989" calcext:value-type="float">
            <text:p>865347.09064498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70933.83745" calcext:value-type="float">
            <text:p>1442770933.83745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7.9957077503204" calcext:value-type="float">
            <text:p>27.9957077503</text:p>
          </table:table-cell>
          <table:table-cell table:formula="of:=[.C920]/([.D920]-[.D919])" office:value-type="float" office:value="673912.145431452" calcext:value-type="float">
            <text:p>673912.14543145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70933.84029" calcext:value-type="float">
            <text:p>1442770933.84029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7.9985480308533" calcext:value-type="float">
            <text:p>27.9985480309</text:p>
          </table:table-cell>
          <table:table-cell table:formula="of:=[.C921]/([.D921]-[.D920])" office:value-type="float" office:value="2850422.66297322" calcext:value-type="float">
            <text:p>2850422.6629732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70933.84958" calcext:value-type="float">
            <text:p>1442770933.84958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8.0078320503235" calcext:value-type="float">
            <text:p>28.0078320503</text:p>
          </table:table-cell>
          <table:table-cell table:formula="of:=[.C922]/([.D922]-[.D921])" office:value-type="float" office:value="872036.085875706" calcext:value-type="float">
            <text:p>872036.08587570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70933.86161" calcext:value-type="float">
            <text:p>1442770933.86161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8.0198678970337" calcext:value-type="float">
            <text:p>28.019867897</text:p>
          </table:table-cell>
          <table:table-cell table:formula="of:=[.C923]/([.D923]-[.D922])" office:value-type="float" office:value="672657.287429183" calcext:value-type="float">
            <text:p>672657.28742918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70933.86445" calcext:value-type="float">
            <text:p>1442770933.86445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8.0227010250092" calcext:value-type="float">
            <text:p>28.022701025</text:p>
          </table:table-cell>
          <table:table-cell table:formula="of:=[.C924]/([.D924]-[.D923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70933.87375" calcext:value-type="float">
            <text:p>1442770933.87375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8.0319991111755" calcext:value-type="float">
            <text:p>28.0319991112</text:p>
          </table:table-cell>
          <table:table-cell table:formula="of:=[.C925]/([.D925]-[.D924])" office:value-type="float" office:value="870716.817969691" calcext:value-type="float">
            <text:p>870716.81796969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70933.88578" calcext:value-type="float">
            <text:p>1442770933.88578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8.0440373420715" calcext:value-type="float">
            <text:p>28.0440373421</text:p>
          </table:table-cell>
          <table:table-cell table:formula="of:=[.C926]/([.D926]-[.D925])" office:value-type="float" office:value="672524.066862077" calcext:value-type="float">
            <text:p>672524.06686207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70933.89789" calcext:value-type="float">
            <text:p>1442770933.89789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8.0561451911926" calcext:value-type="float">
            <text:p>28.0561451912</text:p>
          </table:table-cell>
          <table:table-cell table:formula="of:=[.C927]/([.D927]-[.D926])" office:value-type="float" office:value="668657.15942029" calcext:value-type="float">
            <text:p>668657.1594202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70933.90071" calcext:value-type="float">
            <text:p>1442770933.90071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8.0589663982391" calcext:value-type="float">
            <text:p>28.0589663982</text:p>
          </table:table-cell>
          <table:table-cell table:formula="of:=[.C928]/([.D928]-[.D927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70933.91002" calcext:value-type="float">
            <text:p>1442770933.91002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8.0682706832886" calcext:value-type="float">
            <text:p>28.0682706833</text:p>
          </table:table-cell>
          <table:table-cell table:formula="of:=[.C929]/([.D929]-[.D928])" office:value-type="float" office:value="870136.711953876" calcext:value-type="float">
            <text:p>870136.71195387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70933.92214" calcext:value-type="float">
            <text:p>1442770933.92214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8.0803959369659" calcext:value-type="float">
            <text:p>28.080395937</text:p>
          </table:table-cell>
          <table:table-cell table:formula="of:=[.C930]/([.D930]-[.D929])" office:value-type="float" office:value="667697.370745424" calcext:value-type="float">
            <text:p>667697.37074542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70933.92498" calcext:value-type="float">
            <text:p>1442770933.92498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8.0832319259644" calcext:value-type="float">
            <text:p>28.083231926</text:p>
          </table:table-cell>
          <table:table-cell table:formula="of:=[.C931]/([.D931]-[.D930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70933.9342" calcext:value-type="float">
            <text:p>1442770933.9342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8.0924570560455" calcext:value-type="float">
            <text:p>28.092457056</text:p>
          </table:table-cell>
          <table:table-cell table:formula="of:=[.C932]/([.D932]-[.D931])" office:value-type="float" office:value="877602.801126819" calcext:value-type="float">
            <text:p>877602.80112681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70933.94629" calcext:value-type="float">
            <text:p>1442770933.94629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8.1045482158661" calcext:value-type="float">
            <text:p>28.1045482159</text:p>
          </table:table-cell>
          <table:table-cell table:formula="of:=[.C933]/([.D933]-[.D932])" office:value-type="float" office:value="669580.099854084" calcext:value-type="float">
            <text:p>669580.09985408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70933.95836" calcext:value-type="float">
            <text:p>1442770933.95836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8.1166143417358" calcext:value-type="float">
            <text:p>28.1166143417</text:p>
          </table:table-cell>
          <table:table-cell table:formula="of:=[.C934]/([.D934]-[.D933])" office:value-type="float" office:value="670969.297634808" calcext:value-type="float">
            <text:p>670969.29763480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70933.96121" calcext:value-type="float">
            <text:p>1442770933.96121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8.1194632053375" calcext:value-type="float">
            <text:p>28.1194632053</text:p>
          </table:table-cell>
          <table:table-cell table:formula="of:=[.C935]/([.D935]-[.D934])" office:value-type="float" office:value="2841834.89697883" calcext:value-type="float">
            <text:p>2841834.8969788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70933.97048" calcext:value-type="float">
            <text:p>1442770933.97048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8.1287324428558" calcext:value-type="float">
            <text:p>28.1287324429</text:p>
          </table:table-cell>
          <table:table-cell table:formula="of:=[.C936]/([.D936]-[.D935])" office:value-type="float" office:value="873426.749935696" calcext:value-type="float">
            <text:p>873426.74993569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70933.9826" calcext:value-type="float">
            <text:p>1442770933.9826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8.1408505439758" calcext:value-type="float">
            <text:p>28.140850544</text:p>
          </table:table-cell>
          <table:table-cell table:formula="of:=[.C937]/([.D937]-[.D936])" office:value-type="float" office:value="668091.470753733" calcext:value-type="float">
            <text:p>668091.47075373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70933.98543" calcext:value-type="float">
            <text:p>1442770933.98543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8.1436879634857" calcext:value-type="float">
            <text:p>28.1436879635</text:p>
          </table:table-cell>
          <table:table-cell table:formula="of:=[.C938]/([.D938]-[.D937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70933.99472" calcext:value-type="float">
            <text:p>1442770933.99472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8.1529698371887" calcext:value-type="float">
            <text:p>28.1529698372</text:p>
          </table:table-cell>
          <table:table-cell table:formula="of:=[.C939]/([.D939]-[.D938])" office:value-type="float" office:value="872237.681641879" calcext:value-type="float">
            <text:p>872237.68164187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70934.00676" calcext:value-type="float">
            <text:p>1442770934.00676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8.1650166511536" calcext:value-type="float">
            <text:p>28.1650166512</text:p>
          </table:table-cell>
          <table:table-cell table:formula="of:=[.C940]/([.D940]-[.D939])" office:value-type="float" office:value="672044.909436352" calcext:value-type="float">
            <text:p>672044.90943635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70934.00959" calcext:value-type="float">
            <text:p>1442770934.00959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8.1678423881531" calcext:value-type="float">
            <text:p>28.1678423882</text:p>
          </table:table-cell>
          <table:table-cell table:formula="of:=[.C941]/([.D941]-[.D940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70934.01895" calcext:value-type="float">
            <text:p>1442770934.01895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8.1772074699402" calcext:value-type="float">
            <text:p>28.1772074699</text:p>
          </table:table-cell>
          <table:table-cell table:formula="of:=[.C942]/([.D942]-[.D941])" office:value-type="float" office:value="864487.912016293" calcext:value-type="float">
            <text:p>864487.91201629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70934.03103" calcext:value-type="float">
            <text:p>1442770934.03103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8.1892840862274" calcext:value-type="float">
            <text:p>28.1892840862</text:p>
          </table:table-cell>
          <table:table-cell table:formula="of:=[.C943]/([.D943]-[.D942])" office:value-type="float" office:value="670386.456557361" calcext:value-type="float">
            <text:p>670386.45655736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70934.04304" calcext:value-type="float">
            <text:p>1442770934.04304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8.2012956142425" calcext:value-type="float">
            <text:p>28.2012956142</text:p>
          </table:table-cell>
          <table:table-cell table:formula="of:=[.C944]/([.D944]-[.D943])" office:value-type="float" office:value="674019.158078603" calcext:value-type="float">
            <text:p>674019.15807860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70934.04586" calcext:value-type="float">
            <text:p>1442770934.04586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8.2041184902191" calcext:value-type="float">
            <text:p>28.2041184902</text:p>
          </table:table-cell>
          <table:table-cell table:formula="of:=[.C945]/([.D945]-[.D944])" office:value-type="float" office:value="2867997.05945946" calcext:value-type="float">
            <text:p>2867997.05945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70934.05513" calcext:value-type="float">
            <text:p>1442770934.05513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8.2133805751801" calcext:value-type="float">
            <text:p>28.2133805752</text:p>
          </table:table-cell>
          <table:table-cell table:formula="of:=[.C946]/([.D946]-[.D945])" office:value-type="float" office:value="874101.245469522" calcext:value-type="float">
            <text:p>874101.2454695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70934.06734" calcext:value-type="float">
            <text:p>1442770934.06734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8.225593328476" calcext:value-type="float">
            <text:p>28.2255933285</text:p>
          </table:table-cell>
          <table:table-cell table:formula="of:=[.C947]/([.D947]-[.D946])" office:value-type="float" office:value="662913.579259722" calcext:value-type="float">
            <text:p>662913.57925972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70934.07016" calcext:value-type="float">
            <text:p>1442770934.07016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8.2284150123596" calcext:value-type="float">
            <text:p>28.2284150124</text:p>
          </table:table-cell>
          <table:table-cell table:formula="of:=[.C948]/([.D948]-[.D947])" office:value-type="float" office:value="2869208.71854668" calcext:value-type="float">
            <text:p>2869208.7185466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70934.07946" calcext:value-type="float">
            <text:p>1442770934.07946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8.237710237503" calcext:value-type="float">
            <text:p>28.2377102375</text:p>
          </table:table-cell>
          <table:table-cell table:formula="of:=[.C949]/([.D949]-[.D948])" office:value-type="float" office:value="870984.820170826" calcext:value-type="float">
            <text:p>870984.82017082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70934.09151" calcext:value-type="float">
            <text:p>1442770934.09151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8.2497599124908" calcext:value-type="float">
            <text:p>28.2497599125</text:p>
          </table:table-cell>
          <table:table-cell table:formula="of:=[.C950]/([.D950]-[.D949])" office:value-type="float" office:value="671885.341986545" calcext:value-type="float">
            <text:p>671885.34198654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70934.09431" calcext:value-type="float">
            <text:p>1442770934.09431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8.2525591850281" calcext:value-type="float">
            <text:p>28.252559185</text:p>
          </table:table-cell>
          <table:table-cell table:formula="of:=[.C951]/([.D951]-[.D950])" office:value-type="float" office:value="2892179.98330636" calcext:value-type="float">
            <text:p>2892179.983306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70934.10354" calcext:value-type="float">
            <text:p>1442770934.10354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8.2617959976196" calcext:value-type="float">
            <text:p>28.2617959976</text:p>
          </table:table-cell>
          <table:table-cell table:formula="of:=[.C952]/([.D952]-[.D951])" office:value-type="float" office:value="876492.82907439" calcext:value-type="float">
            <text:p>876492.829074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70934.11568" calcext:value-type="float">
            <text:p>1442770934.11568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8.2739300727844" calcext:value-type="float">
            <text:p>28.2739300728</text:p>
          </table:table-cell>
          <table:table-cell table:formula="of:=[.C953]/([.D953]-[.D952])" office:value-type="float" office:value="667211.95394349" calcext:value-type="float">
            <text:p>667211.9539434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70934.11847" calcext:value-type="float">
            <text:p>1442770934.11847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8.2767288684845" calcext:value-type="float">
            <text:p>28.2767288685</text:p>
          </table:table-cell>
          <table:table-cell table:formula="of:=[.C954]/([.D954]-[.D953])" office:value-type="float" office:value="2892672.73055627" calcext:value-type="float">
            <text:p>2892672.7305562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70934.12133" calcext:value-type="float">
            <text:p>1442770934.12133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8.2795879840851" calcext:value-type="float">
            <text:p>28.2795879841</text:p>
          </table:table-cell>
          <table:table-cell table:formula="of:=[.C955]/([.D955]-[.D954])" office:value-type="float" office:value="2831644.86190794" calcext:value-type="float">
            <text:p>2831644.8619079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70934.1242" calcext:value-type="float">
            <text:p>1442770934.1242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8.28244972229" calcext:value-type="float">
            <text:p>28.2824497223</text:p>
          </table:table-cell>
          <table:table-cell table:formula="of:=[.C956]/([.D956]-[.D955])" office:value-type="float" office:value="2829049.83620761" calcext:value-type="float">
            <text:p>2829049.836207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70934.12701" calcext:value-type="float">
            <text:p>1442770934.12701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8.2852635383606" calcext:value-type="float">
            <text:p>28.2852635384</text:p>
          </table:table-cell>
          <table:table-cell table:formula="of:=[.C957]/([.D957]-[.D956])" office:value-type="float" office:value="2877231.41704796" calcext:value-type="float">
            <text:p>2877231.4170479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70934.12982" calcext:value-type="float">
            <text:p>1442770934.12982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8.2880764007568" calcext:value-type="float">
            <text:p>28.2880764008</text:p>
          </table:table-cell>
          <table:table-cell table:formula="of:=[.C958]/([.D958]-[.D957])" office:value-type="float" office:value="2878206.91507035" calcext:value-type="float">
            <text:p>2878206.915070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70934.13264" calcext:value-type="float">
            <text:p>1442770934.13264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8.2908961772919" calcext:value-type="float">
            <text:p>28.2908961773</text:p>
          </table:table-cell>
          <table:table-cell table:formula="of:=[.C959]/([.D959]-[.D958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70934.13546" calcext:value-type="float">
            <text:p>1442770934.13546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8.2937107086182" calcext:value-type="float">
            <text:p>28.2937107086</text:p>
          </table:table-cell>
          <table:table-cell table:formula="of:=[.C960]/([.D960]-[.D959])" office:value-type="float" office:value="2876500.22736129" calcext:value-type="float">
            <text:p>2876500.2273612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70934.13822" calcext:value-type="float">
            <text:p>1442770934.13822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8.2964692115784" calcext:value-type="float">
            <text:p>28.2964692116</text:p>
          </table:table-cell>
          <table:table-cell table:formula="of:=[.C961]/([.D961]-[.D960])" office:value-type="float" office:value="2934925.25358686" calcext:value-type="float">
            <text:p>2934925.2535868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70934.14102" calcext:value-type="float">
            <text:p>1442770934.14102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8.2992737293243" calcext:value-type="float">
            <text:p>28.2992737293</text:p>
          </table:table-cell>
          <table:table-cell table:formula="of:=[.C962]/([.D962]-[.D961])" office:value-type="float" office:value="2886770.82240925" calcext:value-type="float">
            <text:p>2886770.822409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70940.27192" calcext:value-type="float">
            <text:p>1442770940.27192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34.4301753044128" calcext:value-type="float">
            <text:p>34.4301753044</text:p>
          </table:table-cell>
          <table:table-cell table:formula="of:=[.C963]/([.D963]-[.D962])" office:value-type="float" office:value="1320.52356424971" calcext:value-type="float">
            <text:p>1320.523564249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70940.29237" calcext:value-type="float">
            <text:p>1442770940.29237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34.4506204128265" calcext:value-type="float">
            <text:p>34.4506204128</text:p>
          </table:table-cell>
          <table:table-cell table:formula="of:=[.C964]/([.D964]-[.D963])" office:value-type="float" office:value="395987.139621937" calcext:value-type="float">
            <text:p>395987.13962193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70940.30258" calcext:value-type="float">
            <text:p>1442770940.30258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34.4608335494995" calcext:value-type="float">
            <text:p>34.4608335495</text:p>
          </table:table-cell>
          <table:table-cell table:formula="of:=[.C965]/([.D965]-[.D964])" office:value-type="float" office:value="792704.558769288" calcext:value-type="float">
            <text:p>792704.55876928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70940.32301" calcext:value-type="float">
            <text:p>1442770940.32301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34.4812614917755" calcext:value-type="float">
            <text:p>34.4812614918</text:p>
          </table:table-cell>
          <table:table-cell table:formula="of:=[.C966]/([.D966]-[.D965])" office:value-type="float" office:value="396319.898040406" calcext:value-type="float">
            <text:p>396319.89804040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70940.32652" calcext:value-type="float">
            <text:p>1442770940.32652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34.484771490097" calcext:value-type="float">
            <text:p>34.4847714901</text:p>
          </table:table-cell>
          <table:table-cell table:formula="of:=[.C967]/([.D967]-[.D966])" office:value-type="float" office:value="2306553.80953675" calcext:value-type="float">
            <text:p>2306553.8095367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70940.33328" calcext:value-type="float">
            <text:p>1442770940.33328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34.4915306568146" calcext:value-type="float">
            <text:p>34.4915306568</text:p>
          </table:table-cell>
          <table:table-cell table:formula="of:=[.C968]/([.D968]-[.D967])" office:value-type="float" office:value="1197780.78250441" calcext:value-type="float">
            <text:p>1197780.7825044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70940.35424" calcext:value-type="float">
            <text:p>1442770940.35424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34.5124979019165" calcext:value-type="float">
            <text:p>34.5124979019</text:p>
          </table:table-cell>
          <table:table-cell table:formula="of:=[.C969]/([.D969]-[.D968])" office:value-type="float" office:value="386126.072387797" calcext:value-type="float">
            <text:p>386126.07238779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70940.35776" calcext:value-type="float">
            <text:p>1442770940.35776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34.5160167217255" calcext:value-type="float">
            <text:p>34.5160167217</text:p>
          </table:table-cell>
          <table:table-cell table:formula="of:=[.C970]/([.D970]-[.D969])" office:value-type="float" office:value="2300771.40619283" calcext:value-type="float">
            <text:p>2300771.4061928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70940.36448" calcext:value-type="float">
            <text:p>1442770940.36448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34.5227298736572" calcext:value-type="float">
            <text:p>34.5227298737</text:p>
          </table:table-cell>
          <table:table-cell table:formula="of:=[.C971]/([.D971]-[.D970])" office:value-type="float" office:value="1205990.87914195" calcext:value-type="float">
            <text:p>1205990.8791419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70940.37472" calcext:value-type="float">
            <text:p>1442770940.37472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34.5329787731171" calcext:value-type="float">
            <text:p>34.5329787731</text:p>
          </table:table-cell>
          <table:table-cell table:formula="of:=[.C972]/([.D972]-[.D971])" office:value-type="float" office:value="789938.474050294" calcext:value-type="float">
            <text:p>789938.47405029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70940.39562" calcext:value-type="float">
            <text:p>1442770940.39562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34.5538780689239" calcext:value-type="float">
            <text:p>34.5538780689</text:p>
          </table:table-cell>
          <table:table-cell table:formula="of:=[.C973]/([.D973]-[.D972])" office:value-type="float" office:value="387381.473271122" calcext:value-type="float">
            <text:p>387381.4732711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70940.39915" calcext:value-type="float">
            <text:p>1442770940.39915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34.5574064254761" calcext:value-type="float">
            <text:p>34.5574064255</text:p>
          </table:table-cell>
          <table:table-cell table:formula="of:=[.C974]/([.D974]-[.D973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70940.46797" calcext:value-type="float">
            <text:p>1442770940.46797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34.6262197494507" calcext:value-type="float">
            <text:p>34.6262197495</text:p>
          </table:table-cell>
          <table:table-cell table:formula="of:=[.C975]/([.D975]-[.D974])" office:value-type="float" office:value="117651.633904318" calcext:value-type="float">
            <text:p>117651.6339043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70940.49881" calcext:value-type="float">
            <text:p>1442770940.49881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34.657066822052" calcext:value-type="float">
            <text:p>34.6570668221</text:p>
          </table:table-cell>
          <table:table-cell table:formula="of:=[.C976]/([.D976]-[.D975])" office:value-type="float" office:value="262456.023125319" calcext:value-type="float">
            <text:p>262456.0231253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70940.50234" calcext:value-type="float">
            <text:p>1442770940.50234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34.6605954170227" calcext:value-type="float">
            <text:p>34.660595417</text:p>
          </table:table-cell>
          <table:table-cell table:formula="of:=[.C977]/([.D977]-[.D976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70940.51945" calcext:value-type="float">
            <text:p>1442770940.51945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34.677699804306" calcext:value-type="float">
            <text:p>34.6776998043</text:p>
          </table:table-cell>
          <table:table-cell table:formula="of:=[.C978]/([.D978]-[.D977])" office:value-type="float" office:value="473328.85217658" calcext:value-type="float">
            <text:p>473328.8521765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70940.52297" calcext:value-type="float">
            <text:p>1442770940.52297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34.6812279224396" calcext:value-type="float">
            <text:p>34.6812279224</text:p>
          </table:table-cell>
          <table:table-cell table:formula="of:=[.C979]/([.D979]-[.D978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70940.5265" calcext:value-type="float">
            <text:p>1442770940.5265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34.6847577095032" calcext:value-type="float">
            <text:p>34.6847577095</text:p>
          </table:table-cell>
          <table:table-cell table:formula="of:=[.C980]/([.D980]-[.D979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70940.53005" calcext:value-type="float">
            <text:p>1442770940.53005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34.6883072853088" calcext:value-type="float">
            <text:p>34.6883072853</text:p>
          </table:table-cell>
          <table:table-cell table:formula="of:=[.C981]/([.D981]-[.D980])" office:value-type="float" office:value="2280835.92047286" calcext:value-type="float">
            <text:p>2280835.9204728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70941.03703" calcext:value-type="float">
            <text:p>1442770941.03703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35.1952857971191" calcext:value-type="float">
            <text:p>35.1952857971</text:p>
          </table:table-cell>
          <table:table-cell table:formula="of:=[.C982]/([.D982]-[.D981])" office:value-type="float" office:value="15969.1186340247" calcext:value-type="float">
            <text:p>15969.118634024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70941.12257" calcext:value-type="float">
            <text:p>1442770941.12257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35.2808263301849" calcext:value-type="float">
            <text:p>35.2808263302</text:p>
          </table:table-cell>
          <table:table-cell table:formula="of:=[.C983]/([.D983]-[.D982])" office:value-type="float" office:value="94645.1899448971" calcext:value-type="float">
            <text:p>94645.189944897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70941.12607" calcext:value-type="float">
            <text:p>1442770941.12607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35.284325838089" calcext:value-type="float">
            <text:p>35.2843258381</text:p>
          </table:table-cell>
          <table:table-cell table:formula="of:=[.C984]/([.D984]-[.D983])" office:value-type="float" office:value="2313468.12808284" calcext:value-type="float">
            <text:p>2313468.1280828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70941.12949" calcext:value-type="float">
            <text:p>1442770941.12949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35.2877445220947" calcext:value-type="float">
            <text:p>35.2877445221</text:p>
          </table:table-cell>
          <table:table-cell table:formula="of:=[.C985]/([.D985]-[.D984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70941.13288" calcext:value-type="float">
            <text:p>1442770941.13288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35.2911310195923" calcext:value-type="float">
            <text:p>35.2911310196</text:p>
          </table:table-cell>
          <table:table-cell table:formula="of:=[.C986]/([.D986]-[.D985])" office:value-type="float" office:value="2390670.59870459" calcext:value-type="float">
            <text:p>2390670.598704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70941.13629" calcext:value-type="float">
            <text:p>1442770941.13629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35.2945458889008" calcext:value-type="float">
            <text:p>35.2945458889</text:p>
          </table:table-cell>
          <table:table-cell table:formula="of:=[.C987]/([.D987]-[.D986])" office:value-type="float" office:value="2370808.15359911" calcext:value-type="float">
            <text:p>2370808.1535991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70941.13971" calcext:value-type="float">
            <text:p>1442770941.13971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35.2979655265808" calcext:value-type="float">
            <text:p>35.2979655266</text:p>
          </table:table-cell>
          <table:table-cell table:formula="of:=[.C988]/([.D988]-[.D987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70941.1431" calcext:value-type="float">
            <text:p>1442770941.1431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35.3013513088226" calcext:value-type="float">
            <text:p>35.3013513088</text:p>
          </table:table-cell>
          <table:table-cell table:formula="of:=[.C989]/([.D989]-[.D988])" office:value-type="float" office:value="2391175.63439194" calcext:value-type="float">
            <text:p>2391175.6343919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70941.22782" calcext:value-type="float">
            <text:p>1442770941.22782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35.3860740661621" calcext:value-type="float">
            <text:p>35.3860740662</text:p>
          </table:table-cell>
          <table:table-cell table:formula="of:=[.C990]/([.D990]-[.D989])" office:value-type="float" office:value="95558.7407000926" calcext:value-type="float">
            <text:p>95558.74070009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70941.46864" calcext:value-type="float">
            <text:p>1442770941.46864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35.6268887519836" calcext:value-type="float">
            <text:p>35.626888752</text:p>
          </table:table-cell>
          <table:table-cell table:formula="of:=[.C991]/([.D991]-[.D990])" office:value-type="float" office:value="33619.2121023712" calcext:value-type="float">
            <text:p>33619.21210237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70941.69822" calcext:value-type="float">
            <text:p>1442770941.69822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35.8564763069153" calcext:value-type="float">
            <text:p>35.8564763069</text:p>
          </table:table-cell>
          <table:table-cell table:formula="of:=[.C992]/([.D992]-[.D991])" office:value-type="float" office:value="35263.235424109" calcext:value-type="float">
            <text:p>35263.23542410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70941.70166" calcext:value-type="float">
            <text:p>1442770941.70166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35.8599185943604" calcext:value-type="float">
            <text:p>35.8599185944</text:p>
          </table:table-cell>
          <table:table-cell table:formula="of:=[.C993]/([.D993]-[.D992])" office:value-type="float" office:value="2351924.44826153" calcext:value-type="float">
            <text:p>2351924.4482615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70941.97935" calcext:value-type="float">
            <text:p>1442770941.97935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36.1376037597656" calcext:value-type="float">
            <text:p>36.1376037598</text:p>
          </table:table-cell>
          <table:table-cell table:formula="of:=[.C994]/([.D994]-[.D993])" office:value-type="float" office:value="29155.3205162549" calcext:value-type="float">
            <text:p>29155.320516254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70942.11902" calcext:value-type="float">
            <text:p>1442770942.11902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36.277275800705" calcext:value-type="float">
            <text:p>36.2772758007</text:p>
          </table:table-cell>
          <table:table-cell table:formula="of:=[.C995]/([.D995]-[.D994])" office:value-type="float" office:value="57964.3566855061" calcext:value-type="float">
            <text:p>57964.356685506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70942.1221" calcext:value-type="float">
            <text:p>1442770942.1221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36.2803535461426" calcext:value-type="float">
            <text:p>36.2803535461</text:p>
          </table:table-cell>
          <table:table-cell table:formula="of:=[.C996]/([.D996]-[.D995])" office:value-type="float" office:value="2630496.95437292" calcext:value-type="float">
            <text:p>2630496.9543729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70942.12518" calcext:value-type="float">
            <text:p>1442770942.12518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36.2834300994873" calcext:value-type="float">
            <text:p>36.2834300995</text:p>
          </table:table-cell>
          <table:table-cell table:formula="of:=[.C997]/([.D997]-[.D996])" office:value-type="float" office:value="2631516.21078735" calcext:value-type="float">
            <text:p>2631516.210787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70942.12826" calcext:value-type="float">
            <text:p>1442770942.12826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36.2865180969238" calcext:value-type="float">
            <text:p>36.2865180969</text:p>
          </table:table-cell>
          <table:table-cell table:formula="of:=[.C998]/([.D998]-[.D997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70942.13144" calcext:value-type="float">
            <text:p>1442770942.13144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36.2896890640259" calcext:value-type="float">
            <text:p>36.289689064</text:p>
          </table:table-cell>
          <table:table-cell table:formula="of:=[.C999]/([.D999]-[.D998])" office:value-type="float" office:value="2553164.29954887" calcext:value-type="float">
            <text:p>2553164.2995488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70942.13452" calcext:value-type="float">
            <text:p>1442770942.13452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36.2927780151367" calcext:value-type="float">
            <text:p>36.2927780151</text:p>
          </table:table-cell>
          <table:table-cell table:formula="of:=[.C1000]/([.D1000]-[.D999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70942.15712" calcext:value-type="float">
            <text:p>1442770942.15712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36.3153705596924" calcext:value-type="float">
            <text:p>36.3153705597</text:p>
          </table:table-cell>
          <table:table-cell table:formula="of:=[.C1001]/([.D1001]-[.D1000])" office:value-type="float" office:value="358348.302912621" calcext:value-type="float">
            <text:p>358348.3029126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70942.28575" calcext:value-type="float">
            <text:p>1442770942.28575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36.4440002441406" calcext:value-type="float">
            <text:p>36.4440002441</text:p>
          </table:table-cell>
          <table:table-cell table:formula="of:=[.C1002]/([.D1002]-[.D1001])" office:value-type="float" office:value="62940.3705274396" calcext:value-type="float">
            <text:p>62940.370527439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70942.28885" calcext:value-type="float">
            <text:p>1442770942.28885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36.4471006393433" calcext:value-type="float">
            <text:p>36.4471006393</text:p>
          </table:table-cell>
          <table:table-cell table:formula="of:=[.C1003]/([.D1003]-[.D1002])" office:value-type="float" office:value="2611280.00492156" calcext:value-type="float">
            <text:p>2611280.0049215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70942.32034" calcext:value-type="float">
            <text:p>1442770942.32034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36.4785935878754" calcext:value-type="float">
            <text:p>36.4785935879</text:p>
          </table:table-cell>
          <table:table-cell table:formula="of:=[.C1004]/([.D1004]-[.D1003])" office:value-type="float" office:value="257073.420475278" calcext:value-type="float">
            <text:p>257073.42047527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70944.6903" calcext:value-type="float">
            <text:p>1442770944.6903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38.8485536575317" calcext:value-type="float">
            <text:p>38.8485536575</text:p>
          </table:table-cell>
          <table:table-cell table:formula="of:=[.C1005]/([.D1005]-[.D1004])" office:value-type="float" office:value="3416.09131042189" calcext:value-type="float">
            <text:p>3416.091310421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70944.69312" calcext:value-type="float">
            <text:p>1442770944.69312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38.8513698577881" calcext:value-type="float">
            <text:p>38.8513698578</text:p>
          </table:table-cell>
          <table:table-cell table:formula="of:=[.C1006]/([.D1006]-[.D1005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70944.69592" calcext:value-type="float">
            <text:p>1442770944.69592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38.8541762828827" calcext:value-type="float">
            <text:p>38.8541762829</text:p>
          </table:table-cell>
          <table:table-cell table:formula="of:=[.C1007]/([.D1007]-[.D1006])" office:value-type="float" office:value="2884808.86789568" calcext:value-type="float">
            <text:p>2884808.8678956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70944.70114" calcext:value-type="float">
            <text:p>1442770944.70114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38.8593912124634" calcext:value-type="float">
            <text:p>38.8593912125</text:p>
          </table:table-cell>
          <table:table-cell table:formula="of:=[.C1008]/([.D1008]-[.D1007])" office:value-type="float" office:value="1552465.8338591" calcext:value-type="float">
            <text:p>1552465.833859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70944.70394" calcext:value-type="float">
            <text:p>1442770944.70394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38.862194776535" calcext:value-type="float">
            <text:p>38.8621947765</text:p>
          </table:table-cell>
          <table:table-cell table:formula="of:=[.C1009]/([.D1009]-[.D1008])" office:value-type="float" office:value="2887752.80074836" calcext:value-type="float">
            <text:p>2887752.8007483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70944.71462" calcext:value-type="float">
            <text:p>1442770944.71462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38.8728704452515" calcext:value-type="float">
            <text:p>38.8728704453</text:p>
          </table:table-cell>
          <table:table-cell table:formula="of:=[.C1010]/([.D1010]-[.D1009])" office:value-type="float" office:value="758359.988029569" calcext:value-type="float">
            <text:p>758359.98802956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70944.72799" calcext:value-type="float">
            <text:p>1442770944.72799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38.8862478733063" calcext:value-type="float">
            <text:p>38.8862478733</text:p>
          </table:table-cell>
          <table:table-cell table:formula="of:=[.C1011]/([.D1011]-[.D1010])" office:value-type="float" office:value="605198.545402698" calcext:value-type="float">
            <text:p>605198.54540269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70944.74142" calcext:value-type="float">
            <text:p>1442770944.74142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38.8996777534485" calcext:value-type="float">
            <text:p>38.8996777534</text:p>
          </table:table-cell>
          <table:table-cell table:formula="of:=[.C1012]/([.D1012]-[.D1011])" office:value-type="float" office:value="602834.866303325" calcext:value-type="float">
            <text:p>602834.86630332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70944.74425" calcext:value-type="float">
            <text:p>1442770944.74425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38.9024991989136" calcext:value-type="float">
            <text:p>38.9024991989</text:p>
          </table:table-cell>
          <table:table-cell table:formula="of:=[.C1013]/([.D1013]-[.D1012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70944.75483" calcext:value-type="float">
            <text:p>1442770944.75483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38.9130880832672" calcext:value-type="float">
            <text:p>38.9130880833</text:p>
          </table:table-cell>
          <table:table-cell table:formula="of:=[.C1014]/([.D1014]-[.D1013])" office:value-type="float" office:value="764575.353702745" calcext:value-type="float">
            <text:p>764575.35370274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70944.7684" calcext:value-type="float">
            <text:p>1442770944.7684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38.9266579151154" calcext:value-type="float">
            <text:p>38.9266579151</text:p>
          </table:table-cell>
          <table:table-cell table:formula="of:=[.C1015]/([.D1015]-[.D1014])" office:value-type="float" office:value="596617.562442898" calcext:value-type="float">
            <text:p>596617.56244289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70944.77127" calcext:value-type="float">
            <text:p>1442770944.77127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38.9295253753662" calcext:value-type="float">
            <text:p>38.9295253754</text:p>
          </table:table-cell>
          <table:table-cell table:formula="of:=[.C1016]/([.D1016]-[.D1015])" office:value-type="float" office:value="2823404.43867964" calcext:value-type="float">
            <text:p>2823404.4386796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70944.78163" calcext:value-type="float">
            <text:p>1442770944.78163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38.9398806095123" calcext:value-type="float">
            <text:p>38.9398806095</text:p>
          </table:table-cell>
          <table:table-cell table:formula="of:=[.C1017]/([.D1017]-[.D1016])" office:value-type="float" office:value="781826.840973453" calcext:value-type="float">
            <text:p>781826.84097345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70944.89093" calcext:value-type="float">
            <text:p>1442770944.89093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39.0491833686829" calcext:value-type="float">
            <text:p>39.0491833687</text:p>
          </table:table-cell>
          <table:table-cell table:formula="of:=[.C1018]/([.D1018]-[.D1017])" office:value-type="float" office:value="74069.4934092996" calcext:value-type="float">
            <text:p>74069.493409299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70944.89373" calcext:value-type="float">
            <text:p>1442770944.89373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39.0519802570343" calcext:value-type="float">
            <text:p>39.051980257</text:p>
          </table:table-cell>
          <table:table-cell table:formula="of:=[.C1019]/([.D1019]-[.D1018])" office:value-type="float" office:value="2894645.39971017" calcext:value-type="float">
            <text:p>2894645.399710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70944.89651" calcext:value-type="float">
            <text:p>1442770944.89651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39.0547604560852" calcext:value-type="float">
            <text:p>39.0547604561</text:p>
          </table:table-cell>
          <table:table-cell table:formula="of:=[.C1020]/([.D1020]-[.D1019])" office:value-type="float" office:value="2912021.71203156" calcext:value-type="float">
            <text:p>2912021.7120315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70944.89928" calcext:value-type="float">
            <text:p>1442770944.89928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39.0575385093689" calcext:value-type="float">
            <text:p>39.0575385094</text:p>
          </table:table-cell>
          <table:table-cell table:formula="of:=[.C1021]/([.D1021]-[.D1020])" office:value-type="float" office:value="2914270.95640233" calcext:value-type="float">
            <text:p>2914270.956402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70944.90208" calcext:value-type="float">
            <text:p>1442770944.90208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39.060329914093" calcext:value-type="float">
            <text:p>39.0603299141</text:p>
          </table:table-cell>
          <table:table-cell table:formula="of:=[.C1022]/([.D1022]-[.D1021])" office:value-type="float" office:value="2900331.84010933" calcext:value-type="float">
            <text:p>2900331.8401093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70944.90486" calcext:value-type="float">
            <text:p>1442770944.90486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39.0631115436554" calcext:value-type="float">
            <text:p>39.0631115437</text:p>
          </table:table-cell>
          <table:table-cell table:formula="of:=[.C1023]/([.D1023]-[.D1022])" office:value-type="float" office:value="2910524.14365304" calcext:value-type="float">
            <text:p>2910524.143653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70944.90763" calcext:value-type="float">
            <text:p>1442770944.90763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39.0658872127533" calcext:value-type="float">
            <text:p>39.0658872128</text:p>
          </table:table-cell>
          <table:table-cell table:formula="of:=[.C1024]/([.D1024]-[.D1023])" office:value-type="float" office:value="2916774.19549905" calcext:value-type="float">
            <text:p>2916774.1954990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70944.91042" calcext:value-type="float">
            <text:p>1442770944.91042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39.0686695575714" calcext:value-type="float">
            <text:p>39.0686695576</text:p>
          </table:table-cell>
          <table:table-cell table:formula="of:=[.C1025]/([.D1025]-[.D1024])" office:value-type="float" office:value="2909775.9369323" calcext:value-type="float">
            <text:p>2909775.93693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70944.9132" calcext:value-type="float">
            <text:p>1442770944.9132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39.0714576244354" calcext:value-type="float">
            <text:p>39.0714576244</text:p>
          </table:table-cell>
          <table:table-cell table:formula="of:=[.C1026]/([.D1026]-[.D1025])" office:value-type="float" office:value="2903804.10330084" calcext:value-type="float">
            <text:p>2903804.1033008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70944.91604" calcext:value-type="float">
            <text:p>1442770944.91604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39.0742924213409" calcext:value-type="float">
            <text:p>39.0742924213</text:p>
          </table:table-cell>
          <table:table-cell table:formula="of:=[.C1027]/([.D1027]-[.D1026])" office:value-type="float" office:value="2855936.51673675" calcext:value-type="float">
            <text:p>2855936.5167367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70944.92899" calcext:value-type="float">
            <text:p>1442770944.92899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39.0872390270233" calcext:value-type="float">
            <text:p>39.087239027</text:p>
          </table:table-cell>
          <table:table-cell table:formula="of:=[.C1028]/([.D1028]-[.D1027])" office:value-type="float" office:value="625337.652093846" calcext:value-type="float">
            <text:p>625337.65209384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70944.9318" calcext:value-type="float">
            <text:p>1442770944.9318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39.0900506973267" calcext:value-type="float">
            <text:p>39.0900506973</text:p>
          </table:table-cell>
          <table:table-cell table:formula="of:=[.C1029]/([.D1029]-[.D1028])" office:value-type="float" office:value="2879427.21818028" calcext:value-type="float">
            <text:p>2879427.2181802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70944.94232" calcext:value-type="float">
            <text:p>1442770944.94232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39.1005713939667" calcext:value-type="float">
            <text:p>39.100571394</text:p>
          </table:table-cell>
          <table:table-cell table:formula="of:=[.C1030]/([.D1030]-[.D1029])" office:value-type="float" office:value="769530.790309788" calcext:value-type="float">
            <text:p>769530.79030978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70944.9557" calcext:value-type="float">
            <text:p>1442770944.9557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39.1139509677887" calcext:value-type="float">
            <text:p>39.1139509678</text:p>
          </table:table-cell>
          <table:table-cell table:formula="of:=[.C1031]/([.D1031]-[.D1030])" office:value-type="float" office:value="605101.485869062" calcext:value-type="float">
            <text:p>605101.48586906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70944.96966" calcext:value-type="float">
            <text:p>1442770944.96966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39.1279098987579" calcext:value-type="float">
            <text:p>39.1279098988</text:p>
          </table:table-cell>
          <table:table-cell table:formula="of:=[.C1032]/([.D1032]-[.D1031])" office:value-type="float" office:value="579987.107740657" calcext:value-type="float">
            <text:p>579987.10774065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70944.97246" calcext:value-type="float">
            <text:p>1442770944.97246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39.130713224411" calcext:value-type="float">
            <text:p>39.1307132244</text:p>
          </table:table-cell>
          <table:table-cell table:formula="of:=[.C1033]/([.D1033]-[.D1032])" office:value-type="float" office:value="2887998.39972785" calcext:value-type="float">
            <text:p>2887998.3997278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70944.98239" calcext:value-type="float">
            <text:p>1442770944.98239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39.1406402587891" calcext:value-type="float">
            <text:p>39.1406402588</text:p>
          </table:table-cell>
          <table:table-cell table:formula="of:=[.C1034]/([.D1034]-[.D1033])" office:value-type="float" office:value="815550.716526167" calcext:value-type="float">
            <text:p>815550.71652616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70945.0925" calcext:value-type="float">
            <text:p>1442770945.0925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39.2507517337799" calcext:value-type="float">
            <text:p>39.2507517338</text:p>
          </table:table-cell>
          <table:table-cell table:formula="of:=[.C1035]/([.D1035]-[.D1034])" office:value-type="float" office:value="73525.4886075511" calcext:value-type="float">
            <text:p>73525.488607551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70945.09514" calcext:value-type="float">
            <text:p>1442770945.09514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39.2533934116364" calcext:value-type="float">
            <text:p>39.2533934116</text:p>
          </table:table-cell>
          <table:table-cell table:formula="of:=[.C1036]/([.D1036]-[.D1035])" office:value-type="float" office:value="3064718.87942238" calcext:value-type="float">
            <text:p>3064718.8794223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70945.09773" calcext:value-type="float">
            <text:p>1442770945.09773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39.2559859752655" calcext:value-type="float">
            <text:p>39.2559859753</text:p>
          </table:table-cell>
          <table:table-cell table:formula="of:=[.C1037]/([.D1037]-[.D1036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70945.10034" calcext:value-type="float">
            <text:p>1442770945.10034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39.2585906982422" calcext:value-type="float">
            <text:p>39.2585906982</text:p>
          </table:table-cell>
          <table:table-cell table:formula="of:=[.C1038]/([.D1038]-[.D1037])" office:value-type="float" office:value="3108200.01684211" calcext:value-type="float">
            <text:p>3108200.0168421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70945.1029" calcext:value-type="float">
            <text:p>1442770945.1029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39.2611520290375" calcext:value-type="float">
            <text:p>39.261152029</text:p>
          </table:table-cell>
          <table:table-cell table:formula="of:=[.C1039]/([.D1039]-[.D1038])" office:value-type="float" office:value="3160856.85413758" calcext:value-type="float">
            <text:p>3160856.8541375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70945.10549" calcext:value-type="float">
            <text:p>1442770945.10549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39.2637410163879" calcext:value-type="float">
            <text:p>39.2637410164</text:p>
          </table:table-cell>
          <table:table-cell table:formula="of:=[.C1040]/([.D1040]-[.D1039])" office:value-type="float" office:value="3127091.36973939" calcext:value-type="float">
            <text:p>3127091.3697393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70945.10808" calcext:value-type="float">
            <text:p>1442770945.10808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39.2663340568542" calcext:value-type="float">
            <text:p>39.2663340569</text:p>
          </table:table-cell>
          <table:table-cell table:formula="of:=[.C1041]/([.D1041]-[.D1040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70945.11068" calcext:value-type="float">
            <text:p>1442770945.11068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39.2689383029938" calcext:value-type="float">
            <text:p>39.268938303</text:p>
          </table:table-cell>
          <table:table-cell table:formula="of:=[.C1042]/([.D1042]-[.D1041])" office:value-type="float" office:value="3108769.12789527" calcext:value-type="float">
            <text:p>3108769.1278952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70945.11325" calcext:value-type="float">
            <text:p>1442770945.11325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39.2715082168579" calcext:value-type="float">
            <text:p>39.2715082169</text:p>
          </table:table-cell>
          <table:table-cell table:formula="of:=[.C1043]/([.D1043]-[.D1042])" office:value-type="float" office:value="3150300.13767511" calcext:value-type="float">
            <text:p>3150300.1376751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70945.11631" calcext:value-type="float">
            <text:p>1442770945.11631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39.2745621204376" calcext:value-type="float">
            <text:p>39.2745621204</text:p>
          </table:table-cell>
          <table:table-cell table:formula="of:=[.C1044]/([.D1044]-[.D1043])" office:value-type="float" office:value="2651033.27223046" calcext:value-type="float">
            <text:p>2651033.2722304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70945.11889" calcext:value-type="float">
            <text:p>1442770945.11889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39.2771420478821" calcext:value-type="float">
            <text:p>39.2771420479</text:p>
          </table:table-cell>
          <table:table-cell table:formula="of:=[.C1045]/([.D1045]-[.D1044])" office:value-type="float" office:value="3138072.74595694" calcext:value-type="float">
            <text:p>3138072.7459569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70945.12149" calcext:value-type="float">
            <text:p>1442770945.12149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39.2797417640686" calcext:value-type="float">
            <text:p>39.2797417641</text:p>
          </table:table-cell>
          <table:table-cell table:formula="of:=[.C1046]/([.D1046]-[.D1045])" office:value-type="float" office:value="3114186.09537784" calcext:value-type="float">
            <text:p>3114186.0953778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70945.12408" calcext:value-type="float">
            <text:p>1442770945.12408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39.2823371887207" calcext:value-type="float">
            <text:p>39.2823371887</text:p>
          </table:table-cell>
          <table:table-cell table:formula="of:=[.C1047]/([.D1047]-[.D1046])" office:value-type="float" office:value="3119335.40180048" calcext:value-type="float">
            <text:p>3119335.4018004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70945.12669" calcext:value-type="float">
            <text:p>1442770945.12669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39.2849400043488" calcext:value-type="float">
            <text:p>39.2849400043</text:p>
          </table:table-cell>
          <table:table-cell table:formula="of:=[.C1048]/([.D1048]-[.D1047])" office:value-type="float" office:value="3110477.71219199" calcext:value-type="float">
            <text:p>3110477.7121919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70945.12927" calcext:value-type="float">
            <text:p>1442770945.12927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39.2875266075134" calcext:value-type="float">
            <text:p>39.2875266075</text:p>
          </table:table-cell>
          <table:table-cell table:formula="of:=[.C1049]/([.D1049]-[.D1048])" office:value-type="float" office:value="3129973.74725781" calcext:value-type="float">
            <text:p>3129973.7472578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70945.13185" calcext:value-type="float">
            <text:p>1442770945.13185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39.2901065349579" calcext:value-type="float">
            <text:p>39.290106535</text:p>
          </table:table-cell>
          <table:table-cell table:formula="of:=[.C1050]/([.D1050]-[.D1049])" office:value-type="float" office:value="3138072.74595694" calcext:value-type="float">
            <text:p>3138072.7459569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70945.14319" calcext:value-type="float">
            <text:p>1442770945.14319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39.3014481067657" calcext:value-type="float">
            <text:p>39.3014481068</text:p>
          </table:table-cell>
          <table:table-cell table:formula="of:=[.C1051]/([.D1051]-[.D1050])" office:value-type="float" office:value="713834.037923061" calcext:value-type="float">
            <text:p>713834.03792306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70945.14577" calcext:value-type="float">
            <text:p>1442770945.14577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39.3040246963501" calcext:value-type="float">
            <text:p>39.3040246964</text:p>
          </table:table-cell>
          <table:table-cell table:formula="of:=[.C1052]/([.D1052]-[.D1051])" office:value-type="float" office:value="3142137.98315906" calcext:value-type="float">
            <text:p>3142137.9831590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70945.14837" calcext:value-type="float">
            <text:p>1442770945.14837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39.306622505188" calcext:value-type="float">
            <text:p>39.3066225052</text:p>
          </table:table-cell>
          <table:table-cell table:formula="of:=[.C1053]/([.D1053]-[.D1052])" office:value-type="float" office:value="3116472.57562408" calcext:value-type="float">
            <text:p>3116472.5756240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70945.17075" calcext:value-type="float">
            <text:p>1442770945.17075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39.329000711441" calcext:value-type="float">
            <text:p>39.3290007114</text:p>
          </table:table-cell>
          <table:table-cell table:formula="of:=[.C1054]/([.D1054]-[.D1053])" office:value-type="float" office:value="361780.560445766" calcext:value-type="float">
            <text:p>361780.56044576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70945.17334" calcext:value-type="float">
            <text:p>1442770945.17334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39.3315958976746" calcext:value-type="float">
            <text:p>39.3315958977</text:p>
          </table:table-cell>
          <table:table-cell table:formula="of:=[.C1055]/([.D1055]-[.D1054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70945.17594" calcext:value-type="float">
            <text:p>1442770945.17594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39.3341953754425" calcext:value-type="float">
            <text:p>39.3341953754</text:p>
          </table:table-cell>
          <table:table-cell table:formula="of:=[.C1056]/([.D1056]-[.D1055])" office:value-type="float" office:value="3114471.7219114" calcext:value-type="float">
            <text:p>3114471.721911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70945.17854" calcext:value-type="float">
            <text:p>1442770945.17854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39.3367896080017" calcext:value-type="float">
            <text:p>39.336789608</text:p>
          </table:table-cell>
          <table:table-cell table:formula="of:=[.C1057]/([.D1057]-[.D1056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70945.22214" calcext:value-type="float">
            <text:p>1442770945.22214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39.3803942203522" calcext:value-type="float">
            <text:p>39.3803942204</text:p>
          </table:table-cell>
          <table:table-cell table:formula="of:=[.C1058]/([.D1058]-[.D1057])" office:value-type="float" office:value="185668.431929401" calcext:value-type="float">
            <text:p>185668.43192940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70945.22475" calcext:value-type="float">
            <text:p>1442770945.22475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39.3830006122589" calcext:value-type="float">
            <text:p>39.3830006123</text:p>
          </table:table-cell>
          <table:table-cell table:formula="of:=[.C1059]/([.D1059]-[.D1058])" office:value-type="float" office:value="3106209.76802049" calcext:value-type="float">
            <text:p>3106209.7680204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70945.22733" calcext:value-type="float">
            <text:p>1442770945.22733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39.3855807781219" calcext:value-type="float">
            <text:p>39.3855807781</text:p>
          </table:table-cell>
          <table:table-cell table:formula="of:=[.C1060]/([.D1060]-[.D1059])" office:value-type="float" office:value="3137782.77434855" calcext:value-type="float">
            <text:p>3137782.7743485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70945.22992" calcext:value-type="float">
            <text:p>1442770945.22992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39.3881778717041" calcext:value-type="float">
            <text:p>39.3881778717</text:p>
          </table:table-cell>
          <table:table-cell table:formula="of:=[.C1061]/([.D1061]-[.D1060])" office:value-type="float" office:value="3117330.8715689" calcext:value-type="float">
            <text:p>3117330.871568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70945.2325" calcext:value-type="float">
            <text:p>1442770945.2325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9.3907566070557" calcext:value-type="float">
            <text:p>39.3907566071</text:p>
          </table:table-cell>
          <table:table-cell table:formula="of:=[.C1062]/([.D1062]-[.D1061])" office:value-type="float" office:value="3139523.40828402" calcext:value-type="float">
            <text:p>3139523.4082840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70945.2351" calcext:value-type="float">
            <text:p>1442770945.2351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9.3933515548706" calcext:value-type="float">
            <text:p>39.3933515549</text:p>
          </table:table-cell>
          <table:table-cell table:formula="of:=[.C1063]/([.D1063]-[.D1062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70945.29357" calcext:value-type="float">
            <text:p>1442770945.29357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9.4518206119537" calcext:value-type="float">
            <text:p>39.451820612</text:p>
          </table:table-cell>
          <table:table-cell table:formula="of:=[.C1064]/([.D1064]-[.D1063])" office:value-type="float" office:value="138466.40263908" calcext:value-type="float">
            <text:p>138466.4026390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70945.29616" calcext:value-type="float">
            <text:p>1442770945.29616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9.4544112682343" calcext:value-type="float">
            <text:p>39.4544112682</text:p>
          </table:table-cell>
          <table:table-cell table:formula="of:=[.C1065]/([.D1065]-[.D1064])" office:value-type="float" office:value="3125076.86213878" calcext:value-type="float">
            <text:p>3125076.8621387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70945.29875" calcext:value-type="float">
            <text:p>1442770945.29875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9.4570019245148" calcext:value-type="float">
            <text:p>39.4570019245</text:p>
          </table:table-cell>
          <table:table-cell table:formula="of:=[.C1066]/([.D1066]-[.D1065])" office:value-type="float" office:value="3125076.86213878" calcext:value-type="float">
            <text:p>3125076.8621387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70945.30134" calcext:value-type="float">
            <text:p>1442770945.30134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9.4595952033997" calcext:value-type="float">
            <text:p>39.4595952034</text:p>
          </table:table-cell>
          <table:table-cell table:formula="of:=[.C1067]/([.D1067]-[.D1066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70945.30394" calcext:value-type="float">
            <text:p>1442770945.30394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9.4621894359589" calcext:value-type="float">
            <text:p>39.462189436</text:p>
          </table:table-cell>
          <table:table-cell table:formula="of:=[.C1068]/([.D1068]-[.D1067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70945.30653" calcext:value-type="float">
            <text:p>1442770945.30653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9.4647793769836" calcext:value-type="float">
            <text:p>39.464779377</text:p>
          </table:table-cell>
          <table:table-cell table:formula="of:=[.C1069]/([.D1069]-[.D1068])" office:value-type="float" office:value="3125939.9046304" calcext:value-type="float">
            <text:p>3125939.904630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70945.30911" calcext:value-type="float">
            <text:p>1442770945.30911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9.467365026474" calcext:value-type="float">
            <text:p>39.4673650265</text:p>
          </table:table-cell>
          <table:table-cell table:formula="of:=[.C1070]/([.D1070]-[.D1069])" office:value-type="float" office:value="3131128.18662978" calcext:value-type="float">
            <text:p>3131128.186629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70945.31171" calcext:value-type="float">
            <text:p>1442770945.31171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9.4699642658234" calcext:value-type="float">
            <text:p>39.4699642658</text:p>
          </table:table-cell>
          <table:table-cell table:formula="of:=[.C1071]/([.D1071]-[.D1070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70945.31433" calcext:value-type="float">
            <text:p>1442770945.31433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9.4725880622864" calcext:value-type="float">
            <text:p>39.4725880623</text:p>
          </table:table-cell>
          <table:table-cell table:formula="of:=[.C1072]/([.D1072]-[.D1071])" office:value-type="float" office:value="3085605.19618355" calcext:value-type="float">
            <text:p>3085605.1961835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70945.31729" calcext:value-type="float">
            <text:p>1442770945.31729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9.4755463600159" calcext:value-type="float">
            <text:p>39.47554636</text:p>
          </table:table-cell>
          <table:table-cell table:formula="of:=[.C1073]/([.D1073]-[.D1072])" office:value-type="float" office:value="2736708.9929078" calcext:value-type="float">
            <text:p>2736708.992907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70945.34428" calcext:value-type="float">
            <text:p>1442770945.34428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9.5025370121002" calcext:value-type="float">
            <text:p>39.5025370121</text:p>
          </table:table-cell>
          <table:table-cell table:formula="of:=[.C1074]/([.D1074]-[.D1073])" office:value-type="float" office:value="299955.702244561" calcext:value-type="float">
            <text:p>299955.70224456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70945.34688" calcext:value-type="float">
            <text:p>1442770945.34688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9.5051352977753" calcext:value-type="float">
            <text:p>39.5051352978</text:p>
          </table:table-cell>
          <table:table-cell table:formula="of:=[.C1075]/([.D1075]-[.D1074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70945.34947" calcext:value-type="float">
            <text:p>1442770945.34947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9.5077285766602" calcext:value-type="float">
            <text:p>39.5077285767</text:p>
          </table:table-cell>
          <table:table-cell table:formula="of:=[.C1076]/([.D1076]-[.D1075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70945.35207" calcext:value-type="float">
            <text:p>1442770945.35207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9.510320186615" calcext:value-type="float">
            <text:p>39.5103201866</text:p>
          </table:table-cell>
          <table:table-cell table:formula="of:=[.C1077]/([.D1077]-[.D1076])" office:value-type="float" office:value="3123926.87985281" calcext:value-type="float">
            <text:p>3123926.8798528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70945.37153" calcext:value-type="float">
            <text:p>1442770945.37153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9.5297815799713" calcext:value-type="float">
            <text:p>39.52978158</text:p>
          </table:table-cell>
          <table:table-cell table:formula="of:=[.C1078]/([.D1078]-[.D1077])" office:value-type="float" office:value="416003.101718794" calcext:value-type="float">
            <text:p>416003.10171879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70945.37414" calcext:value-type="float">
            <text:p>1442770945.37414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9.5323903560638" calcext:value-type="float">
            <text:p>39.5323903561</text:p>
          </table:table-cell>
          <table:table-cell table:formula="of:=[.C1079]/([.D1079]-[.D1078])" office:value-type="float" office:value="3103370.97276549" calcext:value-type="float">
            <text:p>3103370.9727654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70945.37675" calcext:value-type="float">
            <text:p>1442770945.37675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9.5350031852722" calcext:value-type="float">
            <text:p>39.5350031853</text:p>
          </table:table-cell>
          <table:table-cell table:formula="of:=[.C1080]/([.D1080]-[.D1079])" office:value-type="float" office:value="3098556.91066703" calcext:value-type="float">
            <text:p>3098556.9106670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70945.41004" calcext:value-type="float">
            <text:p>1442770945.41004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9.5682957172394" calcext:value-type="float">
            <text:p>39.5682957172</text:p>
          </table:table-cell>
          <table:table-cell table:formula="of:=[.C1081]/([.D1081]-[.D1080])" office:value-type="float" office:value="243177.659421795" calcext:value-type="float">
            <text:p>243177.65942179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70945.41261" calcext:value-type="float">
            <text:p>1442770945.41261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9.5708661079407" calcext:value-type="float">
            <text:p>39.5708661079</text:p>
          </table:table-cell>
          <table:table-cell table:formula="of:=[.C1082]/([.D1082]-[.D1081])" office:value-type="float" office:value="3149715.72061961" calcext:value-type="float">
            <text:p>3149715.7206196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70945.41518" calcext:value-type="float">
            <text:p>1442770945.41518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9.5734341144562" calcext:value-type="float">
            <text:p>39.5734341145</text:p>
          </table:table-cell>
          <table:table-cell table:formula="of:=[.C1083]/([.D1083]-[.D1082])" office:value-type="float" office:value="3152639.97623248" calcext:value-type="float">
            <text:p>3152639.9762324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70945.41778" calcext:value-type="float">
            <text:p>1442770945.41778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9.5760333538055" calcext:value-type="float">
            <text:p>39.5760333538</text:p>
          </table:table-cell>
          <table:table-cell table:formula="of:=[.C1084]/([.D1084]-[.D1083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70945.42037" calcext:value-type="float">
            <text:p>1442770945.42037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9.5786259174347" calcext:value-type="float">
            <text:p>39.5786259174</text:p>
          </table:table-cell>
          <table:table-cell table:formula="of:=[.C1085]/([.D1085]-[.D1084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70945.42296" calcext:value-type="float">
            <text:p>1442770945.42296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9.5812180042267" calcext:value-type="float">
            <text:p>39.5812180042</text:p>
          </table:table-cell>
          <table:table-cell table:formula="of:=[.C1086]/([.D1086]-[.D1085])" office:value-type="float" office:value="3123352.20603385" calcext:value-type="float">
            <text:p>3123352.2060338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70945.42558" calcext:value-type="float">
            <text:p>1442770945.42558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9.5838379859924" calcext:value-type="float">
            <text:p>39.583837986</text:p>
          </table:table-cell>
          <table:table-cell table:formula="of:=[.C1087]/([.D1087]-[.D1086])" office:value-type="float" office:value="3090097.84184184" calcext:value-type="float">
            <text:p>3090097.8418418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70945.4942" calcext:value-type="float">
            <text:p>1442770945.4942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9.652453660965" calcext:value-type="float">
            <text:p>39.652453661</text:p>
          </table:table-cell>
          <table:table-cell table:formula="of:=[.C1088]/([.D1088]-[.D1087])" office:value-type="float" office:value="117990.532094025" calcext:value-type="float">
            <text:p>117990.5320940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70945.49678" calcext:value-type="float">
            <text:p>1442770945.49678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9.6550312042236" calcext:value-type="float">
            <text:p>39.6550312042</text:p>
          </table:table-cell>
          <table:table-cell table:formula="of:=[.C1089]/([.D1089]-[.D1088])" office:value-type="float" office:value="3140975.41245028" calcext:value-type="float">
            <text:p>3140975.4124502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70945.49935" calcext:value-type="float">
            <text:p>1442770945.49935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9.6576073169708" calcext:value-type="float">
            <text:p>39.657607317</text:p>
          </table:table-cell>
          <table:table-cell table:formula="of:=[.C1090]/([.D1090]-[.D1089])" office:value-type="float" office:value="3142719.59130032" calcext:value-type="float">
            <text:p>3142719.5913003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70945.50193" calcext:value-type="float">
            <text:p>1442770945.50193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9.6601848602295" calcext:value-type="float">
            <text:p>39.6601848602</text:p>
          </table:table-cell>
          <table:table-cell table:formula="of:=[.C1091]/([.D1091]-[.D1090])" office:value-type="float" office:value="3140975.41245028" calcext:value-type="float">
            <text:p>3140975.4124502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70945.50454" calcext:value-type="float">
            <text:p>1442770945.50454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9.6627938747406" calcext:value-type="float">
            <text:p>39.6627938747</text:p>
          </table:table-cell>
          <table:table-cell table:formula="of:=[.C1092]/([.D1092]-[.D1091])" office:value-type="float" office:value="3103087.37859819" calcext:value-type="float">
            <text:p>3103087.3785981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70945.50712" calcext:value-type="float">
            <text:p>1442770945.50712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9.6653728485107" calcext:value-type="float">
            <text:p>39.6653728485</text:p>
          </table:table-cell>
          <table:table-cell table:formula="of:=[.C1093]/([.D1093]-[.D1092])" office:value-type="float" office:value="3139233.16853102" calcext:value-type="float">
            <text:p>3139233.1685310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70945.50965" calcext:value-type="float">
            <text:p>1442770945.50965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9.6679022312164" calcext:value-type="float">
            <text:p>39.6679022312</text:p>
          </table:table-cell>
          <table:table-cell table:formula="of:=[.C1094]/([.D1094]-[.D1093])" office:value-type="float" office:value="3200780.95805448" calcext:value-type="float">
            <text:p>3200780.9580544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70945.51222" calcext:value-type="float">
            <text:p>1442770945.51222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9.6704745292664" calcext:value-type="float">
            <text:p>39.6704745293</text:p>
          </table:table-cell>
          <table:table-cell table:formula="of:=[.C1095]/([.D1095]-[.D1094])" office:value-type="float" office:value="3147380.21911206" calcext:value-type="float">
            <text:p>3147380.2191120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70945.51482" calcext:value-type="float">
            <text:p>1442770945.51482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9.6730785369873" calcext:value-type="float">
            <text:p>39.673078537</text:p>
          </table:table-cell>
          <table:table-cell table:formula="of:=[.C1096]/([.D1096]-[.D1095])" office:value-type="float" office:value="3109053.76158213" calcext:value-type="float">
            <text:p>3109053.761582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70945.54523" calcext:value-type="float">
            <text:p>1442770945.54523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9.7034857273102" calcext:value-type="float">
            <text:p>39.7034857273</text:p>
          </table:table-cell>
          <table:table-cell table:formula="of:=[.C1097]/([.D1097]-[.D1096])" office:value-type="float" office:value="266252.814351914" calcext:value-type="float">
            <text:p>266252.8143519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70945.54783" calcext:value-type="float">
            <text:p>1442770945.54783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9.7060871124268" calcext:value-type="float">
            <text:p>39.7060871124</text:p>
          </table:table-cell>
          <table:table-cell table:formula="of:=[.C1098]/([.D1098]-[.D1097])" office:value-type="float" office:value="3112188.1756026" calcext:value-type="float">
            <text:p>3112188.175602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70945.55043" calcext:value-type="float">
            <text:p>1442770945.55043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9.7086844444275" calcext:value-type="float">
            <text:p>39.7086844444</text:p>
          </table:table-cell>
          <table:table-cell table:formula="of:=[.C1099]/([.D1099]-[.D1098])" office:value-type="float" office:value="3117044.72039655" calcext:value-type="float">
            <text:p>3117044.7203965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70945.553" calcext:value-type="float">
            <text:p>1442770945.553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9.7112505435944" calcext:value-type="float">
            <text:p>39.7112505436</text:p>
          </table:table-cell>
          <table:table-cell table:formula="of:=[.C1100]/([.D1100]-[.D1099])" office:value-type="float" office:value="3154983.29313388" calcext:value-type="float">
            <text:p>3154983.2931338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70945.55559" calcext:value-type="float">
            <text:p>1442770945.55559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9.7138395309448" calcext:value-type="float">
            <text:p>39.7138395309</text:p>
          </table:table-cell>
          <table:table-cell table:formula="of:=[.C1101]/([.D1101]-[.D1100])" office:value-type="float" office:value="3127091.36973939" calcext:value-type="float">
            <text:p>3127091.369739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70945.55818" calcext:value-type="float">
            <text:p>1442770945.55818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9.716433763504" calcext:value-type="float">
            <text:p>39.7164337635</text:p>
          </table:table-cell>
          <table:table-cell table:formula="of:=[.C1102]/([.D1102]-[.D1101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70945.57237" calcext:value-type="float">
            <text:p>1442770945.57237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9.7306237220764" calcext:value-type="float">
            <text:p>39.7306237221</text:p>
          </table:table-cell>
          <table:table-cell table:formula="of:=[.C1103]/([.D1103]-[.D1102])" office:value-type="float" office:value="570544.301359275" calcext:value-type="float">
            <text:p>570544.30135927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70945.57498" calcext:value-type="float">
            <text:p>1442770945.57498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9.7332327365875" calcext:value-type="float">
            <text:p>39.7332327366</text:p>
          </table:table-cell>
          <table:table-cell table:formula="of:=[.C1104]/([.D1104]-[.D1103])" office:value-type="float" office:value="3103087.37859819" calcext:value-type="float">
            <text:p>3103087.3785981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70945.61108" calcext:value-type="float">
            <text:p>1442770945.61108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9.7693336009979" calcext:value-type="float">
            <text:p>39.769333601</text:p>
          </table:table-cell>
          <table:table-cell table:formula="of:=[.C1105]/([.D1105]-[.D1104])" office:value-type="float" office:value="224260.558084244" calcext:value-type="float">
            <text:p>224260.55808424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70945.61366" calcext:value-type="float">
            <text:p>1442770945.61366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9.7719106674194" calcext:value-type="float">
            <text:p>39.7719106674</text:p>
          </table:table-cell>
          <table:table-cell table:formula="of:=[.C1106]/([.D1106]-[.D1105])" office:value-type="float" office:value="3141556.59024887" calcext:value-type="float">
            <text:p>3141556.5902488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70945.61625" calcext:value-type="float">
            <text:p>1442770945.61625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9.7745020389557" calcext:value-type="float">
            <text:p>39.774502039</text:p>
          </table:table-cell>
          <table:table-cell table:formula="of:=[.C1107]/([.D1107]-[.D1106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70945.61885" calcext:value-type="float">
            <text:p>1442770945.61885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9.7771060466766" calcext:value-type="float">
            <text:p>39.7771060467</text:p>
          </table:table-cell>
          <table:table-cell table:formula="of:=[.C1108]/([.D1108]-[.D1107])" office:value-type="float" office:value="3109053.76158213" calcext:value-type="float">
            <text:p>3109053.761582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70945.62141" calcext:value-type="float">
            <text:p>1442770945.62141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9.7796652317047" calcext:value-type="float">
            <text:p>39.7796652317</text:p>
          </table:table-cell>
          <table:table-cell table:formula="of:=[.C1109]/([.D1109]-[.D1108])" office:value-type="float" office:value="3163507.09744736" calcext:value-type="float">
            <text:p>3163507.0974473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70945.624" calcext:value-type="float">
            <text:p>1442770945.624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9.7822570800781" calcext:value-type="float">
            <text:p>39.7822570801</text:p>
          </table:table-cell>
          <table:table-cell table:formula="of:=[.C1110]/([.D1110]-[.D1109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70945.69572" calcext:value-type="float">
            <text:p>1442770945.69572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9.8539700508118" calcext:value-type="float">
            <text:p>39.8539700508</text:p>
          </table:table-cell>
          <table:table-cell table:formula="of:=[.C1111]/([.D1111]-[.D1110])" office:value-type="float" office:value="112894.500355735" calcext:value-type="float">
            <text:p>112894.50035573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70945.6983" calcext:value-type="float">
            <text:p>1442770945.6983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9.8565573692322" calcext:value-type="float">
            <text:p>39.8565573692</text:p>
          </table:table-cell>
          <table:table-cell table:formula="of:=[.C1112]/([.D1112]-[.D1111])" office:value-type="float" office:value="3129108.47622558" calcext:value-type="float">
            <text:p>3129108.4762255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70945.7009" calcext:value-type="float">
            <text:p>1442770945.7009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9.8591558933258" calcext:value-type="float">
            <text:p>39.8591558933</text:p>
          </table:table-cell>
          <table:table-cell table:formula="of:=[.C1113]/([.D1113]-[.D1112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70945.70351" calcext:value-type="float">
            <text:p>1442770945.70351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9.8617641925812" calcext:value-type="float">
            <text:p>39.8617641926</text:p>
          </table:table-cell>
          <table:table-cell table:formula="of:=[.C1114]/([.D1114]-[.D1113])" office:value-type="float" office:value="3103938.3166362" calcext:value-type="float">
            <text:p>3103938.316636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70945.70611" calcext:value-type="float">
            <text:p>1442770945.70611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9.8643655776978" calcext:value-type="float">
            <text:p>39.8643655777</text:p>
          </table:table-cell>
          <table:table-cell table:formula="of:=[.C1115]/([.D1115]-[.D1114])" office:value-type="float" office:value="3112188.1756026" calcext:value-type="float">
            <text:p>3112188.175602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70945.70871" calcext:value-type="float">
            <text:p>1442770945.70871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9.8669652938843" calcext:value-type="float">
            <text:p>39.8669652939</text:p>
          </table:table-cell>
          <table:table-cell table:formula="of:=[.C1116]/([.D1116]-[.D1115])" office:value-type="float" office:value="3114186.09537784" calcext:value-type="float">
            <text:p>3114186.0953778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70945.71134" calcext:value-type="float">
            <text:p>1442770945.71134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9.8695912361145" calcext:value-type="float">
            <text:p>39.8695912361</text:p>
          </table:table-cell>
          <table:table-cell table:formula="of:=[.C1117]/([.D1117]-[.D1116])" office:value-type="float" office:value="3083083.81913928" calcext:value-type="float">
            <text:p>3083083.8191392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70945.71394" calcext:value-type="float">
            <text:p>1442770945.71394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9.8721928596497" calcext:value-type="float">
            <text:p>39.8721928596</text:p>
          </table:table-cell>
          <table:table-cell table:formula="of:=[.C1118]/([.D1118]-[.D1117])" office:value-type="float" office:value="3111902.96774194" calcext:value-type="float">
            <text:p>3111902.9677419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70945.71654" calcext:value-type="float">
            <text:p>1442770945.71654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9.8747956752777" calcext:value-type="float">
            <text:p>39.8747956753</text:p>
          </table:table-cell>
          <table:table-cell table:formula="of:=[.C1119]/([.D1119]-[.D1118])" office:value-type="float" office:value="3110477.71219199" calcext:value-type="float">
            <text:p>3110477.7121919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70945.74616" calcext:value-type="float">
            <text:p>1442770945.74616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9.9044184684753" calcext:value-type="float">
            <text:p>39.9044184685</text:p>
          </table:table-cell>
          <table:table-cell table:formula="of:=[.C1120]/([.D1120]-[.D1119])" office:value-type="float" office:value="273303.059100018" calcext:value-type="float">
            <text:p>273303.05910001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70945.74877" calcext:value-type="float">
            <text:p>1442770945.74877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9.9070200920105" calcext:value-type="float">
            <text:p>39.907020092</text:p>
          </table:table-cell>
          <table:table-cell table:formula="of:=[.C1121]/([.D1121]-[.D1120])" office:value-type="float" office:value="3111902.96774194" calcext:value-type="float">
            <text:p>3111902.9677419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70945.75135" calcext:value-type="float">
            <text:p>1442770945.75135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9.909601688385" calcext:value-type="float">
            <text:p>39.9096016884</text:p>
          </table:table-cell>
          <table:table-cell table:formula="of:=[.C1122]/([.D1122]-[.D1121])" office:value-type="float" office:value="3136044.06944957" calcext:value-type="float">
            <text:p>3136044.0694495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70945.75392" calcext:value-type="float">
            <text:p>1442770945.75392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9.9121730327606" calcext:value-type="float">
            <text:p>39.9121730328</text:p>
          </table:table-cell>
          <table:table-cell table:formula="of:=[.C1123]/([.D1123]-[.D1122])" office:value-type="float" office:value="3148547.53676402" calcext:value-type="float">
            <text:p>3148547.5367640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70945.75649" calcext:value-type="float">
            <text:p>1442770945.75649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9.914746761322" calcext:value-type="float">
            <text:p>39.9147467613</text:p>
          </table:table-cell>
          <table:table-cell table:formula="of:=[.C1124]/([.D1124]-[.D1123])" office:value-type="float" office:value="3145630.86465956" calcext:value-type="float">
            <text:p>3145630.8646595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70945.77307" calcext:value-type="float">
            <text:p>1442770945.77307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9.9313216209412" calcext:value-type="float">
            <text:p>39.9313216209</text:p>
          </table:table-cell>
          <table:table-cell table:formula="of:=[.C1125]/([.D1125]-[.D1124])" office:value-type="float" office:value="488450.592405063" calcext:value-type="float">
            <text:p>488450.59240506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70945.77563" calcext:value-type="float">
            <text:p>1442770945.77563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9.9338865280151" calcext:value-type="float">
            <text:p>39.933886528</text:p>
          </table:table-cell>
          <table:table-cell table:formula="of:=[.C1126]/([.D1126]-[.D1125])" office:value-type="float" office:value="3156449.63599182" calcext:value-type="float">
            <text:p>3156449.6359918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70945.7782" calcext:value-type="float">
            <text:p>1442770945.7782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9.9364495277405" calcext:value-type="float">
            <text:p>39.9364495277</text:p>
          </table:table-cell>
          <table:table-cell table:formula="of:=[.C1127]/([.D1127]-[.D1126])" office:value-type="float" office:value="3158798.62176744" calcext:value-type="float">
            <text:p>3158798.6217674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70945.812" calcext:value-type="float">
            <text:p>1442770945.812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9.9702577590942" calcext:value-type="float">
            <text:p>39.9702577591</text:p>
          </table:table-cell>
          <table:table-cell table:formula="of:=[.C1128]/([.D1128]-[.D1127])" office:value-type="float" office:value="239468.309219898" calcext:value-type="float">
            <text:p>239468.30921989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70945.81461" calcext:value-type="float">
            <text:p>1442770945.81461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9.9728620052338" calcext:value-type="float">
            <text:p>39.9728620052</text:p>
          </table:table-cell>
          <table:table-cell table:formula="of:=[.C1129]/([.D1129]-[.D1128])" office:value-type="float" office:value="3108769.12789527" calcext:value-type="float">
            <text:p>3108769.1278952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70945.81721" calcext:value-type="float">
            <text:p>1442770945.81721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9.9754602909088" calcext:value-type="float">
            <text:p>39.9754602909</text:p>
          </table:table-cell>
          <table:table-cell table:formula="of:=[.C1130]/([.D1130]-[.D1129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70945.8198" calcext:value-type="float">
            <text:p>1442770945.8198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9.9780578613281" calcext:value-type="float">
            <text:p>39.9780578613</text:p>
          </table:table-cell>
          <table:table-cell table:formula="of:=[.C1131]/([.D1131]-[.D1130])" office:value-type="float" office:value="3116758.6217531" calcext:value-type="float">
            <text:p>3116758.62175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70945.82237" calcext:value-type="float">
            <text:p>1442770945.82237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9.9806206226349" calcext:value-type="float">
            <text:p>39.9806206226</text:p>
          </table:table-cell>
          <table:table-cell table:formula="of:=[.C1132]/([.D1132]-[.D1131])" office:value-type="float" office:value="3159092.49083636" calcext:value-type="float">
            <text:p>3159092.4908363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70945.82495" calcext:value-type="float">
            <text:p>1442770945.82495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9.9832072257996" calcext:value-type="float">
            <text:p>39.9832072258</text:p>
          </table:table-cell>
          <table:table-cell table:formula="of:=[.C1133]/([.D1133]-[.D1132])" office:value-type="float" office:value="3129973.74725781" calcext:value-type="float">
            <text:p>3129973.7472578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70945.89676" calcext:value-type="float">
            <text:p>1442770945.89676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40.0550129413605" calcext:value-type="float">
            <text:p>40.0550129414</text:p>
          </table:table-cell>
          <table:table-cell table:formula="of:=[.C1134]/([.D1134]-[.D1133])" office:value-type="float" office:value="112748.684930688" calcext:value-type="float">
            <text:p>112748.68493068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70945.89935" calcext:value-type="float">
            <text:p>1442770945.89935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40.0576059818268" calcext:value-type="float">
            <text:p>40.0576059818</text:p>
          </table:table-cell>
          <table:table-cell table:formula="of:=[.C1135]/([.D1135]-[.D1134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70945.90194" calcext:value-type="float">
            <text:p>1442770945.90194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40.0601980686188" calcext:value-type="float">
            <text:p>40.0601980686</text:p>
          </table:table-cell>
          <table:table-cell table:formula="of:=[.C1136]/([.D1136]-[.D1135])" office:value-type="float" office:value="3123352.20603385" calcext:value-type="float">
            <text:p>3123352.2060338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70945.90452" calcext:value-type="float">
            <text:p>1442770945.90452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40.0627760887146" calcext:value-type="float">
            <text:p>40.0627760887</text:p>
          </table:table-cell>
          <table:table-cell table:formula="of:=[.C1137]/([.D1137]-[.D1136])" office:value-type="float" office:value="3140394.44964395" calcext:value-type="float">
            <text:p>3140394.4496439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70945.9071" calcext:value-type="float">
            <text:p>1442770945.9071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40.0653507709503" calcext:value-type="float">
            <text:p>40.065350771</text:p>
          </table:table-cell>
          <table:table-cell table:formula="of:=[.C1138]/([.D1138]-[.D1137])" office:value-type="float" office:value="3144465.70830632" calcext:value-type="float">
            <text:p>3144465.7083063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70945.90973" calcext:value-type="float">
            <text:p>1442770945.90973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40.0679829120636" calcext:value-type="float">
            <text:p>40.0679829121</text:p>
          </table:table-cell>
          <table:table-cell table:formula="of:=[.C1139]/([.D1139]-[.D1138])" office:value-type="float" office:value="3075822.93333333" calcext:value-type="float">
            <text:p>3075822.9333333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70945.91233" calcext:value-type="float">
            <text:p>1442770945.91233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40.0705845355988" calcext:value-type="float">
            <text:p>40.0705845356</text:p>
          </table:table-cell>
          <table:table-cell table:formula="of:=[.C1140]/([.D1140]-[.D1139])" office:value-type="float" office:value="3111902.96774194" calcext:value-type="float">
            <text:p>3111902.9677419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70945.91492" calcext:value-type="float">
            <text:p>1442770945.91492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40.073169708252" calcext:value-type="float">
            <text:p>40.0731697083</text:p>
          </table:table-cell>
          <table:table-cell table:formula="of:=[.C1141]/([.D1141]-[.D1140])" office:value-type="float" office:value="3131705.72572166" calcext:value-type="float">
            <text:p>3131705.7257216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70945.94734" calcext:value-type="float">
            <text:p>1442770945.94734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40.1055986881256" calcext:value-type="float">
            <text:p>40.1055986881</text:p>
          </table:table-cell>
          <table:table-cell table:formula="of:=[.C1142]/([.D1142]-[.D1141])" office:value-type="float" office:value="249653.24322695" calcext:value-type="float">
            <text:p>249653.243226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70945.94994" calcext:value-type="float">
            <text:p>1442770945.94994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40.1081898212433" calcext:value-type="float">
            <text:p>40.1081898212</text:p>
          </table:table-cell>
          <table:table-cell table:formula="of:=[.C1143]/([.D1143]-[.D1142])" office:value-type="float" office:value="3124501.76518219" calcext:value-type="float">
            <text:p>3124501.7651821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70945.95255" calcext:value-type="float">
            <text:p>1442770945.95255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40.1108014583588" calcext:value-type="float">
            <text:p>40.1108014584</text:p>
          </table:table-cell>
          <table:table-cell table:formula="of:=[.C1144]/([.D1144]-[.D1143])" office:value-type="float" office:value="3099971.26017893" calcext:value-type="float">
            <text:p>3099971.2601789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70945.95513" calcext:value-type="float">
            <text:p>1442770945.95513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40.1133794784546" calcext:value-type="float">
            <text:p>40.1133794785</text:p>
          </table:table-cell>
          <table:table-cell table:formula="of:=[.C1145]/([.D1145]-[.D1144])" office:value-type="float" office:value="3140394.44964395" calcext:value-type="float">
            <text:p>3140394.4496439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70945.95766" calcext:value-type="float">
            <text:p>1442770945.95766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40.1159150600433" calcext:value-type="float">
            <text:p>40.11591506</text:p>
          </table:table-cell>
          <table:table-cell table:formula="of:=[.C1146]/([.D1146]-[.D1145])" office:value-type="float" office:value="3192955.82360132" calcext:value-type="float">
            <text:p>3192955.8236013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70945.96026" calcext:value-type="float">
            <text:p>1442770945.96026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40.1185102462769" calcext:value-type="float">
            <text:p>40.1185102463</text:p>
          </table:table-cell>
          <table:table-cell table:formula="of:=[.C1147]/([.D1147]-[.D1146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70945.97395" calcext:value-type="float">
            <text:p>1442770945.97395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40.1322064399719" calcext:value-type="float">
            <text:p>40.13220644</text:p>
          </table:table-cell>
          <table:table-cell table:formula="of:=[.C1148]/([.D1148]-[.D1147])" office:value-type="float" office:value="591113.135535982" calcext:value-type="float">
            <text:p>591113.13553598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70945.97656" calcext:value-type="float">
            <text:p>1442770945.97656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40.13481092453" calcext:value-type="float">
            <text:p>40.1348109245</text:p>
          </table:table-cell>
          <table:table-cell table:formula="of:=[.C1149]/([.D1149]-[.D1148])" office:value-type="float" office:value="3108484.54632003" calcext:value-type="float">
            <text:p>3108484.5463200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70945.97916" calcext:value-type="float">
            <text:p>1442770945.97916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40.1374096870422" calcext:value-type="float">
            <text:p>40.137409687</text:p>
          </table:table-cell>
          <table:table-cell table:formula="of:=[.C1150]/([.D1150]-[.D1149])" office:value-type="float" office:value="3115328.9159633" calcext:value-type="float">
            <text:p>3115328.915963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70946.01306" calcext:value-type="float">
            <text:p>1442770946.01306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40.1713185310364" calcext:value-type="float">
            <text:p>40.171318531</text:p>
          </table:table-cell>
          <table:table-cell table:formula="of:=[.C1151]/([.D1151]-[.D1150])" office:value-type="float" office:value="238757.770727866" calcext:value-type="float">
            <text:p>238757.77072786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70946.01547" calcext:value-type="float">
            <text:p>1442770946.01547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40.1737244129181" calcext:value-type="float">
            <text:p>40.1737244129</text:p>
          </table:table-cell>
          <table:table-cell table:formula="of:=[.C1152]/([.D1152]-[.D1151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70946.0179" calcext:value-type="float">
            <text:p>1442770946.0179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40.176148891449" calcext:value-type="float">
            <text:p>40.1761488914</text:p>
          </table:table-cell>
          <table:table-cell table:formula="of:=[.C1153]/([.D1153]-[.D1152])" office:value-type="float" office:value="3339274.77470744" calcext:value-type="float">
            <text:p>3339274.7747074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70946.0203" calcext:value-type="float">
            <text:p>1442770946.0203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40.1785571575165" calcext:value-type="float">
            <text:p>40.1785571575</text:p>
          </table:table-cell>
          <table:table-cell table:formula="of:=[.C1154]/([.D1154]-[.D1153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70946.02271" calcext:value-type="float">
            <text:p>1442770946.02271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40.1809611320496" calcext:value-type="float">
            <text:p>40.180961132</text:p>
          </table:table-cell>
          <table:table-cell table:formula="of:=[.C1155]/([.D1155]-[.D1154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70946.02511" calcext:value-type="float">
            <text:p>1442770946.02511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40.1833643913269" calcext:value-type="float">
            <text:p>40.1833643913</text:p>
          </table:table-cell>
          <table:table-cell table:formula="of:=[.C1156]/([.D1156]-[.D1155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70946.09805" calcext:value-type="float">
            <text:p>1442770946.09805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40.25630402565" calcext:value-type="float">
            <text:p>40.2563040257</text:p>
          </table:table-cell>
          <table:table-cell table:formula="of:=[.C1157]/([.D1157]-[.D1156])" office:value-type="float" office:value="110995.895100529" calcext:value-type="float">
            <text:p>110995.89510052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70946.10044" calcext:value-type="float">
            <text:p>1442770946.10044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40.2586936950684" calcext:value-type="float">
            <text:p>40.2586936951</text:p>
          </table:table-cell>
          <table:table-cell table:formula="of:=[.C1158]/([.D1158]-[.D1157])" office:value-type="float" office:value="3387916.31088496" calcext:value-type="float">
            <text:p>3387916.3108849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70946.10285" calcext:value-type="float">
            <text:p>1442770946.10285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40.2610993385315" calcext:value-type="float">
            <text:p>40.2610993385</text:p>
          </table:table-cell>
          <table:table-cell table:formula="of:=[.C1159]/([.D1159]-[.D1158])" office:value-type="float" office:value="3365419.7407334" calcext:value-type="float">
            <text:p>3365419.740733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70946.10525" calcext:value-type="float">
            <text:p>1442770946.10525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40.2635052204132" calcext:value-type="float">
            <text:p>40.2635052204</text:p>
          </table:table-cell>
          <table:table-cell table:formula="of:=[.C1160]/([.D1160]-[.D1159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70946.10762" calcext:value-type="float">
            <text:p>1442770946.10762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40.2658712863922" calcext:value-type="float">
            <text:p>40.2658712864</text:p>
          </table:table-cell>
          <table:table-cell table:formula="of:=[.C1161]/([.D1161]-[.D1160])" office:value-type="float" office:value="3421713.54131399" calcext:value-type="float">
            <text:p>3421713.5413139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70946.11002" calcext:value-type="float">
            <text:p>1442770946.11002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40.2682690620422" calcext:value-type="float">
            <text:p>40.268269062</text:p>
          </table:table-cell>
          <table:table-cell table:formula="of:=[.C1162]/([.D1162]-[.D1161])" office:value-type="float" office:value="3376462.68111763" calcext:value-type="float">
            <text:p>3376462.6811176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70946.11242" calcext:value-type="float">
            <text:p>1442770946.11242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40.2706716060638" calcext:value-type="float">
            <text:p>40.2706716061</text:p>
          </table:table-cell>
          <table:table-cell table:formula="of:=[.C1163]/([.D1163]-[.D1162])" office:value-type="float" office:value="3369761.35595911" calcext:value-type="float">
            <text:p>3369761.3559591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70946.1148" calcext:value-type="float">
            <text:p>1442770946.1148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40.2730584144592" calcext:value-type="float">
            <text:p>40.2730584145</text:p>
          </table:table-cell>
          <table:table-cell table:formula="of:=[.C1164]/([.D1164]-[.D1163])" office:value-type="float" office:value="3391977.34332235" calcext:value-type="float">
            <text:p>3391977.3433223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70946.14837" calcext:value-type="float">
            <text:p>1442770946.14837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40.3066256046295" calcext:value-type="float">
            <text:p>40.3066256046</text:p>
          </table:table-cell>
          <table:table-cell table:formula="of:=[.C1165]/([.D1165]-[.D1164])" office:value-type="float" office:value="241187.896839997" calcext:value-type="float">
            <text:p>241187.89683999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70946.15078" calcext:value-type="float">
            <text:p>1442770946.15078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40.3090300559998" calcext:value-type="float">
            <text:p>40.309030056</text:p>
          </table:table-cell>
          <table:table-cell table:formula="of:=[.C1166]/([.D1166]-[.D1165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70946.15318" calcext:value-type="float">
            <text:p>1442770946.15318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40.3114376068115" calcext:value-type="float">
            <text:p>40.3114376068</text:p>
          </table:table-cell>
          <table:table-cell table:formula="of:=[.C1167]/([.D1167]-[.D1166])" office:value-type="float" office:value="3362753.53376906" calcext:value-type="float">
            <text:p>3362753.5337690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70946.15559" calcext:value-type="float">
            <text:p>1442770946.15559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40.3138451576233" calcext:value-type="float">
            <text:p>40.3138451576</text:p>
          </table:table-cell>
          <table:table-cell table:formula="of:=[.C1168]/([.D1168]-[.D1167])" office:value-type="float" office:value="3362753.53376906" calcext:value-type="float">
            <text:p>3362753.5337690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70946.15799" calcext:value-type="float">
            <text:p>1442770946.15799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40.3162474632263" calcext:value-type="float">
            <text:p>40.3162474632</text:p>
          </table:table-cell>
          <table:table-cell table:formula="of:=[.C1169]/([.D1169]-[.D1168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70946.16039" calcext:value-type="float">
            <text:p>1442770946.16039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40.3186464309692" calcext:value-type="float">
            <text:p>40.318646431</text:p>
          </table:table-cell>
          <table:table-cell table:formula="of:=[.C1170]/([.D1170]-[.D1169])" office:value-type="float" office:value="3374784.85231564" calcext:value-type="float">
            <text:p>3374784.8523156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70946.1628" calcext:value-type="float">
            <text:p>1442770946.1628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40.3210544586182" calcext:value-type="float">
            <text:p>40.3210544586</text:p>
          </table:table-cell>
          <table:table-cell table:formula="of:=[.C1171]/([.D1171]-[.D1170])" office:value-type="float" office:value="3362087.6419802" calcext:value-type="float">
            <text:p>3362087.641980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70946.175" calcext:value-type="float">
            <text:p>1442770946.175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40.3332514762878" calcext:value-type="float">
            <text:p>40.3332514763</text:p>
          </table:table-cell>
          <table:table-cell table:formula="of:=[.C1172]/([.D1172]-[.D1171])" office:value-type="float" office:value="663768.817858399" calcext:value-type="float">
            <text:p>663768.81785839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70946.17745" calcext:value-type="float">
            <text:p>1442770946.17745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40.3357033729553" calcext:value-type="float">
            <text:p>40.335703373</text:p>
          </table:table-cell>
          <table:table-cell table:formula="of:=[.C1173]/([.D1173]-[.D1172])" office:value-type="float" office:value="3301933.60404512" calcext:value-type="float">
            <text:p>3301933.6040451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70946.17985" calcext:value-type="float">
            <text:p>1442770946.17985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40.3381023406982" calcext:value-type="float">
            <text:p>40.3381023407</text:p>
          </table:table-cell>
          <table:table-cell table:formula="of:=[.C1174]/([.D1174]-[.D1173])" office:value-type="float" office:value="3374784.85231564" calcext:value-type="float">
            <text:p>3374784.8523156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70946.18225" calcext:value-type="float">
            <text:p>1442770946.18225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40.3405025005341" calcext:value-type="float">
            <text:p>40.3405025005</text:p>
          </table:table-cell>
          <table:table-cell table:formula="of:=[.C1175]/([.D1175]-[.D1174])" office:value-type="float" office:value="3373108.69017582" calcext:value-type="float">
            <text:p>3373108.6901758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70946.18463" calcext:value-type="float">
            <text:p>1442770946.18463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40.3428864479065" calcext:value-type="float">
            <text:p>40.3428864479</text:p>
          </table:table-cell>
          <table:table-cell table:formula="of:=[.C1176]/([.D1176]-[.D1175])" office:value-type="float" office:value="3396048.12321232" calcext:value-type="float">
            <text:p>3396048.123212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70946.214" calcext:value-type="float">
            <text:p>1442770946.214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40.3722565174103" calcext:value-type="float">
            <text:p>40.3722565174</text:p>
          </table:table-cell>
          <table:table-cell table:formula="of:=[.C1177]/([.D1177]-[.D1176])" office:value-type="float" office:value="275654.778377589" calcext:value-type="float">
            <text:p>275654.77837758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70946.21639" calcext:value-type="float">
            <text:p>1442770946.21639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40.3746454715729" calcext:value-type="float">
            <text:p>40.3746454716</text:p>
          </table:table-cell>
          <table:table-cell table:formula="of:=[.C1178]/([.D1178]-[.D1177])" office:value-type="float" office:value="3388930.65708583" calcext:value-type="float">
            <text:p>3388930.6570858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70946.21884" calcext:value-type="float">
            <text:p>1442770946.21884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40.3770983219147" calcext:value-type="float">
            <text:p>40.3770983219</text:p>
          </table:table-cell>
          <table:table-cell table:formula="of:=[.C1179]/([.D1179]-[.D1178])" office:value-type="float" office:value="3300649.80404355" calcext:value-type="float">
            <text:p>3300649.8040435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70946.22123" calcext:value-type="float">
            <text:p>1442770946.22123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40.3794813156128" calcext:value-type="float">
            <text:p>40.3794813156</text:p>
          </table:table-cell>
          <table:table-cell table:formula="of:=[.C1180]/([.D1180]-[.D1179])" office:value-type="float" office:value="3397407.22201101" calcext:value-type="float">
            <text:p>3397407.2220110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70946.2988" calcext:value-type="float">
            <text:p>1442770946.2988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40.4570550918579" calcext:value-type="float">
            <text:p>40.4570550919</text:p>
          </table:table-cell>
          <table:table-cell table:formula="of:=[.C1181]/([.D1181]-[.D1180])" office:value-type="float" office:value="104365.165547933" calcext:value-type="float">
            <text:p>104365.16554793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70946.30117" calcext:value-type="float">
            <text:p>1442770946.30117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40.4594187736511" calcext:value-type="float">
            <text:p>40.4594187737</text:p>
          </table:table-cell>
          <table:table-cell table:formula="of:=[.C1182]/([.D1182]-[.D1181])" office:value-type="float" office:value="3425164.93685697" calcext:value-type="float">
            <text:p>3425164.9368569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70946.30354" calcext:value-type="float">
            <text:p>1442770946.30354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40.4617943763733" calcext:value-type="float">
            <text:p>40.4617943764</text:p>
          </table:table-cell>
          <table:table-cell table:formula="of:=[.C1183]/([.D1183]-[.D1182])" office:value-type="float" office:value="3407977.23645122" calcext:value-type="float">
            <text:p>3407977.2364512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70946.30591" calcext:value-type="float">
            <text:p>1442770946.30591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40.4641649723053" calcext:value-type="float">
            <text:p>40.4641649723</text:p>
          </table:table-cell>
          <table:table-cell table:formula="of:=[.C1184]/([.D1184]-[.D1183])" office:value-type="float" office:value="3415175.01599115" calcext:value-type="float">
            <text:p>3415175.0159911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70946.30828" calcext:value-type="float">
            <text:p>1442770946.30828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40.4665327072144" calcext:value-type="float">
            <text:p>40.4665327072</text:p>
          </table:table-cell>
          <table:table-cell table:formula="of:=[.C1185]/([.D1185]-[.D1184])" office:value-type="float" office:value="3419301.7001309" calcext:value-type="float">
            <text:p>3419301.700130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70946.31066" calcext:value-type="float">
            <text:p>1442770946.31066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40.4689152240753" calcext:value-type="float">
            <text:p>40.4689152241</text:p>
          </table:table-cell>
          <table:table-cell table:formula="of:=[.C1186]/([.D1186]-[.D1185])" office:value-type="float" office:value="3398087.1794256" calcext:value-type="float">
            <text:p>3398087.179425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70946.31305" calcext:value-type="float">
            <text:p>1442770946.31305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40.471302986145" calcext:value-type="float">
            <text:p>40.4713029861</text:p>
          </table:table-cell>
          <table:table-cell table:formula="of:=[.C1187]/([.D1187]-[.D1186])" office:value-type="float" office:value="3390622.58452321" calcext:value-type="float">
            <text:p>3390622.5845232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70946.31542" calcext:value-type="float">
            <text:p>1442770946.31542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40.4736750125885" calcext:value-type="float">
            <text:p>40.4736750126</text:p>
          </table:table-cell>
          <table:table-cell table:formula="of:=[.C1188]/([.D1188]-[.D1187])" office:value-type="float" office:value="3413115.40697558" calcext:value-type="float">
            <text:p>3413115.4069755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70946.34949" calcext:value-type="float">
            <text:p>1442770946.34949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40.5077428817749" calcext:value-type="float">
            <text:p>40.5077428818</text:p>
          </table:table-cell>
          <table:table-cell table:formula="of:=[.C1189]/([.D1189]-[.D1188])" office:value-type="float" office:value="237643.274831865" calcext:value-type="float">
            <text:p>237643.27483186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70946.35186" calcext:value-type="float">
            <text:p>1442770946.35186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40.5101165771484" calcext:value-type="float">
            <text:p>40.5101165771</text:p>
          </table:table-cell>
          <table:table-cell table:formula="of:=[.C1190]/([.D1190]-[.D1189])" office:value-type="float" office:value="3410715.66733628" calcext:value-type="float">
            <text:p>3410715.6673362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70946.35428" calcext:value-type="float">
            <text:p>1442770946.35428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40.5125305652618" calcext:value-type="float">
            <text:p>40.5125305653</text:p>
          </table:table-cell>
          <table:table-cell table:formula="of:=[.C1191]/([.D1191]-[.D1190])" office:value-type="float" office:value="3353786.19101235" calcext:value-type="float">
            <text:p>3353786.191012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70946.35667" calcext:value-type="float">
            <text:p>1442770946.35667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40.5149230957031" calcext:value-type="float">
            <text:p>40.5149230957</text:p>
          </table:table-cell>
          <table:table-cell table:formula="of:=[.C1192]/([.D1192]-[.D1191])" office:value-type="float" office:value="3383864.99093174" calcext:value-type="float">
            <text:p>3383864.9909317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70946.35907" calcext:value-type="float">
            <text:p>1442770946.35907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40.517320394516" calcext:value-type="float">
            <text:p>40.5173203945</text:p>
          </table:table-cell>
          <table:table-cell table:formula="of:=[.C1193]/([.D1193]-[.D1192])" office:value-type="float" office:value="3377134.27986077" calcext:value-type="float">
            <text:p>3377134.2798607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70946.36152" calcext:value-type="float">
            <text:p>1442770946.36152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40.5197770595551" calcext:value-type="float">
            <text:p>40.5197770596</text:p>
          </table:table-cell>
          <table:table-cell table:formula="of:=[.C1194]/([.D1194]-[.D1193])" office:value-type="float" office:value="3295524.57142857" calcext:value-type="float">
            <text:p>3295524.5714285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70946.37578" calcext:value-type="float">
            <text:p>1442770946.37578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40.5340375900269" calcext:value-type="float">
            <text:p>40.53403759</text:p>
          </table:table-cell>
          <table:table-cell table:formula="of:=[.C1195]/([.D1195]-[.D1194])" office:value-type="float" office:value="567720.816277398" calcext:value-type="float">
            <text:p>567720.81627739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70946.37818" calcext:value-type="float">
            <text:p>1442770946.37818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40.5364372730255" calcext:value-type="float">
            <text:p>40.536437273</text:p>
          </table:table-cell>
          <table:table-cell table:formula="of:=[.C1196]/([.D1196]-[.D1195])" office:value-type="float" office:value="3373778.95519126" calcext:value-type="float">
            <text:p>3373778.9551912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70946.38056" calcext:value-type="float">
            <text:p>1442770946.38056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40.538818359375" calcext:value-type="float">
            <text:p>40.5388183594</text:p>
          </table:table-cell>
          <table:table-cell table:formula="of:=[.C1197]/([.D1197]-[.D1196])" office:value-type="float" office:value="3400128.6856914" calcext:value-type="float">
            <text:p>3400128.685691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70946.38297" calcext:value-type="float">
            <text:p>1442770946.38297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40.5412242412567" calcext:value-type="float">
            <text:p>40.5412242413</text:p>
          </table:table-cell>
          <table:table-cell table:formula="of:=[.C1198]/([.D1198]-[.D1197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70946.41476" calcext:value-type="float">
            <text:p>1442770946.41476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40.5730171203613" calcext:value-type="float">
            <text:p>40.5730171204</text:p>
          </table:table-cell>
          <table:table-cell table:formula="of:=[.C1199]/([.D1199]-[.D1198])" office:value-type="float" office:value="254648.217714419" calcext:value-type="float">
            <text:p>254648.21771441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70946.41717" calcext:value-type="float">
            <text:p>1442770946.41717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40.5754227638245" calcext:value-type="float">
            <text:p>40.5754227638</text:p>
          </table:table-cell>
          <table:table-cell table:formula="of:=[.C1200]/([.D1200]-[.D1199])" office:value-type="float" office:value="3365419.7407334" calcext:value-type="float">
            <text:p>3365419.740733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70946.41957" calcext:value-type="float">
            <text:p>1442770946.41957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40.5778214931488" calcext:value-type="float">
            <text:p>40.5778214931</text:p>
          </table:table-cell>
          <table:table-cell table:formula="of:=[.C1201]/([.D1201]-[.D1200])" office:value-type="float" office:value="3375120.28466355" calcext:value-type="float">
            <text:p>3375120.284663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70946.42198" calcext:value-type="float">
            <text:p>1442770946.42198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40.5802352428436" calcext:value-type="float">
            <text:p>40.5802352428</text:p>
          </table:table-cell>
          <table:table-cell table:formula="of:=[.C1202]/([.D1202]-[.D1201])" office:value-type="float" office:value="3354117.46187278" calcext:value-type="float">
            <text:p>3354117.4618727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70946.42438" calcext:value-type="float">
            <text:p>1442770946.42438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40.5826365947723" calcext:value-type="float">
            <text:p>40.5826365948</text:p>
          </table:table-cell>
          <table:table-cell table:formula="of:=[.C1203]/([.D1203]-[.D1202])" office:value-type="float" office:value="3371434.19221604" calcext:value-type="float">
            <text:p>3371434.1922160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70946.454" calcext:value-type="float">
            <text:p>1442770946.454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40.6122493743897" calcext:value-type="float">
            <text:p>40.6122493744</text:p>
          </table:table-cell>
          <table:table-cell table:formula="of:=[.C1204]/([.D1204]-[.D1203])" office:value-type="float" office:value="273395.476703836" calcext:value-type="float">
            <text:p>273395.47670383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70946.4564" calcext:value-type="float">
            <text:p>1442770946.4564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40.6146535873413" calcext:value-type="float">
            <text:p>40.6146535873</text:p>
          </table:table-cell>
          <table:table-cell table:formula="of:=[.C1205]/([.D1205]-[.D1204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70946.4588" calcext:value-type="float">
            <text:p>1442770946.4588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40.6170563697815" calcext:value-type="float">
            <text:p>40.6170563698</text:p>
          </table:table-cell>
          <table:table-cell table:formula="of:=[.C1206]/([.D1206]-[.D1205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70946.46121" calcext:value-type="float">
            <text:p>1442770946.46121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40.619460105896" calcext:value-type="float">
            <text:p>40.6194601059</text:p>
          </table:table-cell>
          <table:table-cell table:formula="of:=[.C1207]/([.D1207]-[.D1206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70946.4636" calcext:value-type="float">
            <text:p>1442770946.4636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40.6218526363373" calcext:value-type="float">
            <text:p>40.6218526363</text:p>
          </table:table-cell>
          <table:table-cell table:formula="of:=[.C1208]/([.D1208]-[.D1207])" office:value-type="float" office:value="3383864.99093174" calcext:value-type="float">
            <text:p>3383864.9909317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70946.50005" calcext:value-type="float">
            <text:p>1442770946.50005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40.6583061218262" calcext:value-type="float">
            <text:p>40.6583061218</text:p>
          </table:table-cell>
          <table:table-cell table:formula="of:=[.C1209]/([.D1209]-[.D1208])" office:value-type="float" office:value="222091.245635951" calcext:value-type="float">
            <text:p>222091.24563595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70946.50245" calcext:value-type="float">
            <text:p>1442770946.50245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40.6607046127319" calcext:value-type="float">
            <text:p>40.6607046127</text:p>
          </table:table-cell>
          <table:table-cell table:formula="of:=[.C1210]/([.D1210]-[.D1209])" office:value-type="float" office:value="3375455.78369781" calcext:value-type="float">
            <text:p>3375455.7836978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70946.50485" calcext:value-type="float">
            <text:p>1442770946.50485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40.663106918335" calcext:value-type="float">
            <text:p>40.6631069183</text:p>
          </table:table-cell>
          <table:table-cell table:formula="of:=[.C1211]/([.D1211]-[.D1210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70946.50725" calcext:value-type="float">
            <text:p>1442770946.50725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40.6655085086823" calcext:value-type="float">
            <text:p>40.6655085087</text:p>
          </table:table-cell>
          <table:table-cell table:formula="of:=[.C1212]/([.D1212]-[.D1211])" office:value-type="float" office:value="3371099.49210761" calcext:value-type="float">
            <text:p>3371099.4921076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70946.50974" calcext:value-type="float">
            <text:p>1442770946.50974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40.6679894924164" calcext:value-type="float">
            <text:p>40.6679894924</text:p>
          </table:table-cell>
          <table:table-cell table:formula="of:=[.C1213]/([.D1213]-[.D1212])" office:value-type="float" office:value="3263221.7167019" calcext:value-type="float">
            <text:p>3263221.716701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70946.51212" calcext:value-type="float">
            <text:p>1442770946.51212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40.6703691482544" calcext:value-type="float">
            <text:p>40.6703691483</text:p>
          </table:table-cell>
          <table:table-cell table:formula="of:=[.C1214]/([.D1214]-[.D1213])" office:value-type="float" office:value="3402172.64642821" calcext:value-type="float">
            <text:p>3402172.646428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70946.51452" calcext:value-type="float">
            <text:p>1442770946.51452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40.6727724075317" calcext:value-type="float">
            <text:p>40.6727724075</text:p>
          </table:table-cell>
          <table:table-cell table:formula="of:=[.C1215]/([.D1215]-[.D1214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70946.51694" calcext:value-type="float">
            <text:p>1442770946.51694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40.6751973628998" calcext:value-type="float">
            <text:p>40.6751973629</text:p>
          </table:table-cell>
          <table:table-cell table:formula="of:=[.C1216]/([.D1216]-[.D1215])" office:value-type="float" office:value="3338618.14806804" calcext:value-type="float">
            <text:p>3338618.1480680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70946.51931" calcext:value-type="float">
            <text:p>1442770946.51931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40.6775596141815" calcext:value-type="float">
            <text:p>40.6775596142</text:p>
          </table:table-cell>
          <table:table-cell table:formula="of:=[.C1217]/([.D1217]-[.D1216])" office:value-type="float" office:value="3427239.11828825" calcext:value-type="float">
            <text:p>3427239.1182882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70946.55073" calcext:value-type="float">
            <text:p>1442770946.55073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40.7089838981628" calcext:value-type="float">
            <text:p>40.7089838982</text:p>
          </table:table-cell>
          <table:table-cell table:formula="of:=[.C1218]/([.D1218]-[.D1217])" office:value-type="float" office:value="257635.146271329" calcext:value-type="float">
            <text:p>257635.14627132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70946.55313" calcext:value-type="float">
            <text:p>1442770946.55313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40.7113800048828" calcext:value-type="float">
            <text:p>40.7113800049</text:p>
          </table:table-cell>
          <table:table-cell table:formula="of:=[.C1219]/([.D1219]-[.D1218])" office:value-type="float" office:value="3378814.44616915" calcext:value-type="float">
            <text:p>3378814.4461691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70946.5555" calcext:value-type="float">
            <text:p>1442770946.5555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40.7137584686279" calcext:value-type="float">
            <text:p>40.7137584686</text:p>
          </table:table-cell>
          <table:table-cell table:formula="of:=[.C1220]/([.D1220]-[.D1219])" office:value-type="float" office:value="3403877.82518043" calcext:value-type="float">
            <text:p>3403877.8251804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70946.55788" calcext:value-type="float">
            <text:p>1442770946.55788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40.7161366939545" calcext:value-type="float">
            <text:p>40.716136694</text:p>
          </table:table-cell>
          <table:table-cell table:formula="of:=[.C1221]/([.D1221]-[.D1220])" office:value-type="float" office:value="3404219.06606516" calcext:value-type="float">
            <text:p>3404219.0660651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70946.56027" calcext:value-type="float">
            <text:p>1442770946.56027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40.71852684021" calcext:value-type="float">
            <text:p>40.7185268402</text:p>
          </table:table-cell>
          <table:table-cell table:formula="of:=[.C1222]/([.D1222]-[.D1221])" office:value-type="float" office:value="3387240.41735661" calcext:value-type="float">
            <text:p>3387240.4173566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70946.56266" calcext:value-type="float">
            <text:p>1442770946.56266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40.7209160327911" calcext:value-type="float">
            <text:p>40.7209160328</text:p>
          </table:table-cell>
          <table:table-cell table:formula="of:=[.C1223]/([.D1223]-[.D1222])" office:value-type="float" office:value="3388592.47420417" calcext:value-type="float">
            <text:p>3388592.4742041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70946.56505" calcext:value-type="float">
            <text:p>1442770946.56505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40.7233035564423" calcext:value-type="float">
            <text:p>40.7233035564</text:p>
          </table:table-cell>
          <table:table-cell table:formula="of:=[.C1224]/([.D1224]-[.D1223])" office:value-type="float" office:value="3390961.17275814" calcext:value-type="float">
            <text:p>3390961.1727581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70946.56744" calcext:value-type="float">
            <text:p>1442770946.56744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40.725692987442" calcext:value-type="float">
            <text:p>40.7256929874</text:p>
          </table:table-cell>
          <table:table-cell table:formula="of:=[.C1225]/([.D1225]-[.D1224])" office:value-type="float" office:value="3388254.35881062" calcext:value-type="float">
            <text:p>3388254.3588106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70946.56983" calcext:value-type="float">
            <text:p>1442770946.56983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40.7280802726746" calcext:value-type="float">
            <text:p>40.7280802727</text:p>
          </table:table-cell>
          <table:table-cell table:formula="of:=[.C1226]/([.D1226]-[.D1225])" office:value-type="float" office:value="3391299.82862279" calcext:value-type="float">
            <text:p>3391299.8286227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70946.57709" calcext:value-type="float">
            <text:p>1442770946.57709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40.7353487014771" calcext:value-type="float">
            <text:p>40.7353487015</text:p>
          </table:table-cell>
          <table:table-cell table:formula="of:=[.C1227]/([.D1227]-[.D1226])" office:value-type="float" office:value="1113858.3344486" calcext:value-type="float">
            <text:p>1113858.334448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70946.58714" calcext:value-type="float">
            <text:p>1442770946.58714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40.7453916072845" calcext:value-type="float">
            <text:p>40.7453916073</text:p>
          </table:table-cell>
          <table:table-cell table:formula="of:=[.C1228]/([.D1228]-[.D1227])" office:value-type="float" office:value="806141.186145336" calcext:value-type="float">
            <text:p>806141.18614533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70946.59709" calcext:value-type="float">
            <text:p>1442770946.59709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40.7553405761719" calcext:value-type="float">
            <text:p>40.7553405762</text:p>
          </table:table-cell>
          <table:table-cell table:formula="of:=[.C1229]/([.D1229]-[.D1228])" office:value-type="float" office:value="813752.67042105" calcext:value-type="float">
            <text:p>813752.6704210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70946.59953" calcext:value-type="float">
            <text:p>1442770946.59953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40.7577836513519" calcext:value-type="float">
            <text:p>40.7577836514</text:p>
          </table:table-cell>
          <table:table-cell table:formula="of:=[.C1230]/([.D1230]-[.D1229])" office:value-type="float" office:value="3313856.26856641" calcext:value-type="float">
            <text:p>3313856.2685664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70946.60742" calcext:value-type="float">
            <text:p>1442770946.60742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40.7656779289246" calcext:value-type="float">
            <text:p>40.7656779289</text:p>
          </table:table-cell>
          <table:table-cell table:formula="of:=[.C1231]/([.D1231]-[.D1230])" office:value-type="float" office:value="1025552.99398991" calcext:value-type="float">
            <text:p>1025552.9939899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70946.61745" calcext:value-type="float">
            <text:p>1442770946.61745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40.7757046222687" calcext:value-type="float">
            <text:p>40.7757046223</text:p>
          </table:table-cell>
          <table:table-cell table:formula="of:=[.C1232]/([.D1232]-[.D1231])" office:value-type="float" office:value="807444.660183094" calcext:value-type="float">
            <text:p>807444.66018309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70946.61986" calcext:value-type="float">
            <text:p>1442770946.61986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40.7781119346619" calcext:value-type="float">
            <text:p>40.7781119347</text:p>
          </table:table-cell>
          <table:table-cell table:formula="of:=[.C1233]/([.D1233]-[.D1232])" office:value-type="float" office:value="3363086.5785877" calcext:value-type="float">
            <text:p>3363086.578587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70946.62757" calcext:value-type="float">
            <text:p>1442770946.62757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40.7858226299286" calcext:value-type="float">
            <text:p>40.7858226299</text:p>
          </table:table-cell>
          <table:table-cell table:formula="of:=[.C1234]/([.D1234]-[.D1233])" office:value-type="float" office:value="1049970.16740361" calcext:value-type="float">
            <text:p>1049970.1674036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70946.63756" calcext:value-type="float">
            <text:p>1442770946.63756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40.7958149909973" calcext:value-type="float">
            <text:p>40.795814991</text:p>
          </table:table-cell>
          <table:table-cell table:formula="of:=[.C1235]/([.D1235]-[.D1234])" office:value-type="float" office:value="810218.920665219" calcext:value-type="float">
            <text:p>810218.92066521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70946.63997" calcext:value-type="float">
            <text:p>1442770946.63997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40.798219203949" calcext:value-type="float">
            <text:p>40.7982192039</text:p>
          </table:table-cell>
          <table:table-cell table:formula="of:=[.C1236]/([.D1236]-[.D1235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70946.6477" calcext:value-type="float">
            <text:p>1442770946.6477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40.805953502655" calcext:value-type="float">
            <text:p>40.8059535027</text:p>
          </table:table-cell>
          <table:table-cell table:formula="of:=[.C1237]/([.D1237]-[.D1236])" office:value-type="float" office:value="1046765.8811344" calcext:value-type="float">
            <text:p>1046765.881134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70946.65765" calcext:value-type="float">
            <text:p>1442770946.65765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40.815904378891" calcext:value-type="float">
            <text:p>40.8159043789</text:p>
          </table:table-cell>
          <table:table-cell table:formula="of:=[.C1238]/([.D1238]-[.D1237])" office:value-type="float" office:value="813596.693197882" calcext:value-type="float">
            <text:p>813596.69319788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70946.67783" calcext:value-type="float">
            <text:p>1442770946.67783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40.8360843658447" calcext:value-type="float">
            <text:p>40.8360843658</text:p>
          </table:table-cell>
          <table:table-cell table:formula="of:=[.C1239]/([.D1239]-[.D1238])" office:value-type="float" office:value="401189.555699956" calcext:value-type="float">
            <text:p>401189.55569995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70946.68023" calcext:value-type="float">
            <text:p>1442770946.68023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40.8384802341461" calcext:value-type="float">
            <text:p>40.8384802341</text:p>
          </table:table-cell>
          <table:table-cell table:formula="of:=[.C1240]/([.D1240]-[.D1239])" office:value-type="float" office:value="3379150.68006767" calcext:value-type="float">
            <text:p>3379150.6800676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70946.68264" calcext:value-type="float">
            <text:p>1442770946.68264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40.8408951759338" calcext:value-type="float">
            <text:p>40.8408951759</text:p>
          </table:table-cell>
          <table:table-cell table:formula="of:=[.C1241]/([.D1241]-[.D1240])" office:value-type="float" office:value="3352461.7616744" calcext:value-type="float">
            <text:p>3352461.761674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70946.68792" calcext:value-type="float">
            <text:p>1442770946.68792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40.8461709022522" calcext:value-type="float">
            <text:p>40.8461709023</text:p>
          </table:table-cell>
          <table:table-cell table:formula="of:=[.C1242]/([.D1242]-[.D1241])" office:value-type="float" office:value="1534575.43311641" calcext:value-type="float">
            <text:p>1534575.4331164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70946.69032" calcext:value-type="float">
            <text:p>1442770946.69032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40.8485767841339" calcext:value-type="float">
            <text:p>40.8485767841</text:p>
          </table:table-cell>
          <table:table-cell table:formula="of:=[.C1243]/([.D1243]-[.D1242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70946.69805" calcext:value-type="float">
            <text:p>1442770946.69805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40.8563048839569" calcext:value-type="float">
            <text:p>40.856304884</text:p>
          </table:table-cell>
          <table:table-cell table:formula="of:=[.C1244]/([.D1244]-[.D1243])" office:value-type="float" office:value="1047605.51564139" calcext:value-type="float">
            <text:p>1047605.5156413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70946.7182" calcext:value-type="float">
            <text:p>1442770946.7182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40.8764510154724" calcext:value-type="float">
            <text:p>40.8764510155</text:p>
          </table:table-cell>
          <table:table-cell table:formula="of:=[.C1245]/([.D1245]-[.D1244])" office:value-type="float" office:value="401863.752044403" calcext:value-type="float">
            <text:p>401863.75204440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70946.72062" calcext:value-type="float">
            <text:p>1442770946.72062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40.8788757324219" calcext:value-type="float">
            <text:p>40.8788757324</text:p>
          </table:table-cell>
          <table:table-cell table:formula="of:=[.C1246]/([.D1246]-[.D1245])" office:value-type="float" office:value="3338946.42910521" calcext:value-type="float">
            <text:p>3338946.4291052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70946.72303" calcext:value-type="float">
            <text:p>1442770946.72303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40.8812863826752" calcext:value-type="float">
            <text:p>40.8812863827</text:p>
          </table:table-cell>
          <table:table-cell table:formula="of:=[.C1247]/([.D1247]-[.D1246])" office:value-type="float" office:value="3358429.94599941" calcext:value-type="float">
            <text:p>3358429.9459994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70946.72832" calcext:value-type="float">
            <text:p>1442770946.72832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40.886577129364" calcext:value-type="float">
            <text:p>40.8865771294</text:p>
          </table:table-cell>
          <table:table-cell table:formula="of:=[.C1248]/([.D1248]-[.D1247])" office:value-type="float" office:value="1530218.79068091" calcext:value-type="float">
            <text:p>1530218.7906809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70946.73837" calcext:value-type="float">
            <text:p>1442770946.73837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40.8966255187988" calcext:value-type="float">
            <text:p>40.8966255188</text:p>
          </table:table-cell>
          <table:table-cell table:formula="of:=[.C1249]/([.D1249]-[.D1248])" office:value-type="float" office:value="805701.257153704" calcext:value-type="float">
            <text:p>805701.25715370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70946.74077" calcext:value-type="float">
            <text:p>1442770946.74077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40.8990271091461" calcext:value-type="float">
            <text:p>40.8990271091</text:p>
          </table:table-cell>
          <table:table-cell table:formula="of:=[.C1250]/([.D1250]-[.D1249])" office:value-type="float" office:value="3371099.49210761" calcext:value-type="float">
            <text:p>3371099.4921076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70946.75882" calcext:value-type="float">
            <text:p>1442770946.75882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40.9170737266541" calcext:value-type="float">
            <text:p>40.9170737267</text:p>
          </table:table-cell>
          <table:table-cell table:formula="of:=[.C1251]/([.D1251]-[.D1250])" office:value-type="float" office:value="448615.924642966" calcext:value-type="float">
            <text:p>448615.92464296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70946.76123" calcext:value-type="float">
            <text:p>1442770946.76123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40.9194848537445" calcext:value-type="float">
            <text:p>40.9194848537</text:p>
          </table:table-cell>
          <table:table-cell table:formula="of:=[.C1252]/([.D1252]-[.D1251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70946.76364" calcext:value-type="float">
            <text:p>1442770946.76364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40.9218952655792" calcext:value-type="float">
            <text:p>40.9218952656</text:p>
          </table:table-cell>
          <table:table-cell table:formula="of:=[.C1253]/([.D1253]-[.D1252])" office:value-type="float" office:value="3358762.13491592" calcext:value-type="float">
            <text:p>3358762.1349159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70946.76875" calcext:value-type="float">
            <text:p>1442770946.76875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40.9270024299622" calcext:value-type="float">
            <text:p>40.92700243</text:p>
          </table:table-cell>
          <table:table-cell table:formula="of:=[.C1254]/([.D1254]-[.D1253])" office:value-type="float" office:value="1585224.08776434" calcext:value-type="float">
            <text:p>1585224.0877643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70946.7887" calcext:value-type="float">
            <text:p>1442770946.7887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40.9469494819641" calcext:value-type="float">
            <text:p>40.946949482</text:p>
          </table:table-cell>
          <table:table-cell table:formula="of:=[.C1255]/([.D1255]-[.D1254])" office:value-type="float" office:value="405874.512143813" calcext:value-type="float">
            <text:p>405874.51214381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70946.7989" calcext:value-type="float">
            <text:p>1442770946.7989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40.9571542739868" calcext:value-type="float">
            <text:p>40.957154274</text:p>
          </table:table-cell>
          <table:table-cell table:formula="of:=[.C1256]/([.D1256]-[.D1255])" office:value-type="float" office:value="793352.768188402" calcext:value-type="float">
            <text:p>793352.76818840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70946.80129" calcext:value-type="float">
            <text:p>1442770946.80129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40.9595487117767" calcext:value-type="float">
            <text:p>40.9595487118</text:p>
          </table:table-cell>
          <table:table-cell table:formula="of:=[.C1257]/([.D1257]-[.D1256])" office:value-type="float" office:value="3381169.48959474" calcext:value-type="float">
            <text:p>3381169.4895947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70946.80367" calcext:value-type="float">
            <text:p>1442770946.80367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40.9619257450104" calcext:value-type="float">
            <text:p>40.961925745</text:p>
          </table:table-cell>
          <table:table-cell table:formula="of:=[.C1258]/([.D1258]-[.D1257])" office:value-type="float" office:value="3405926.29729188" calcext:value-type="float">
            <text:p>3405926.2972918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70946.80892" calcext:value-type="float">
            <text:p>1442770946.80892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40.967178106308" calcext:value-type="float">
            <text:p>40.9671781063</text:p>
          </table:table-cell>
          <table:table-cell table:formula="of:=[.C1259]/([.D1259]-[.D1258])" office:value-type="float" office:value="1541401.96023604" calcext:value-type="float">
            <text:p>1541401.9602360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70946.81132" calcext:value-type="float">
            <text:p>1442770946.81132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40.9695692062378" calcext:value-type="float">
            <text:p>40.9695692062</text:p>
          </table:table-cell>
          <table:table-cell table:formula="of:=[.C1260]/([.D1260]-[.D1259])" office:value-type="float" office:value="3385889.43902682" calcext:value-type="float">
            <text:p>3385889.4390268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70946.82905" calcext:value-type="float">
            <text:p>1442770946.82905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40.9873082637787" calcext:value-type="float">
            <text:p>40.9873082638</text:p>
          </table:table-cell>
          <table:table-cell table:formula="of:=[.C1261]/([.D1261]-[.D1260])" office:value-type="float" office:value="456394.032283645" calcext:value-type="float">
            <text:p>456394.03228364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70946.83144" calcext:value-type="float">
            <text:p>1442770946.83144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40.9896919727325" calcext:value-type="float">
            <text:p>40.9896919727</text:p>
          </table:table-cell>
          <table:table-cell table:formula="of:=[.C1262]/([.D1262]-[.D1261])" office:value-type="float" office:value="3396387.79595919" calcext:value-type="float">
            <text:p>3396387.7959591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70946.83383" calcext:value-type="float">
            <text:p>1442770946.83383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40.9920885562897" calcext:value-type="float">
            <text:p>40.9920885563</text:p>
          </table:table-cell>
          <table:table-cell table:formula="of:=[.C1263]/([.D1263]-[.D1262])" office:value-type="float" office:value="3378142.17906884" calcext:value-type="float">
            <text:p>3378142.1790688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70946.83908" calcext:value-type="float">
            <text:p>1442770946.83908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40.9973318576813" calcext:value-type="float">
            <text:p>40.9973318577</text:p>
          </table:table-cell>
          <table:table-cell table:formula="of:=[.C1264]/([.D1264]-[.D1263])" office:value-type="float" office:value="1544065.3503092" calcext:value-type="float">
            <text:p>1544065.350309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70946.84922" calcext:value-type="float">
            <text:p>1442770946.84922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41.0074760913849" calcext:value-type="float">
            <text:p>41.0074760914</text:p>
          </table:table-cell>
          <table:table-cell table:formula="of:=[.C1265]/([.D1265]-[.D1264])" office:value-type="float" office:value="798088.868665977" calcext:value-type="float">
            <text:p>798088.86866597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70946.85925" calcext:value-type="float">
            <text:p>1442770946.85925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41.0175051689148" calcext:value-type="float">
            <text:p>41.0175051689</text:p>
          </table:table-cell>
          <table:table-cell table:formula="of:=[.C1266]/([.D1266]-[.D1265])" office:value-type="float" office:value="807252.708522525" calcext:value-type="float">
            <text:p>807252.70852252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70946.86166" calcext:value-type="float">
            <text:p>1442770946.86166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41.0199136734009" calcext:value-type="float">
            <text:p>41.0199136734</text:p>
          </table:table-cell>
          <table:table-cell table:formula="of:=[.C1267]/([.D1267]-[.D1266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70946.87951" calcext:value-type="float">
            <text:p>1442770946.87951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41.0377686023712" calcext:value-type="float">
            <text:p>41.0377686024</text:p>
          </table:table-cell>
          <table:table-cell table:formula="of:=[.C1268]/([.D1268]-[.D1267])" office:value-type="float" office:value="453432.215465556" calcext:value-type="float">
            <text:p>453432.21546555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70946.88191" calcext:value-type="float">
            <text:p>1442770946.88191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41.0401608943939" calcext:value-type="float">
            <text:p>41.0401608944</text:p>
          </table:table-cell>
          <table:table-cell table:formula="of:=[.C1269]/([.D1269]-[.D1268])" office:value-type="float" office:value="3384202.23081523" calcext:value-type="float">
            <text:p>3384202.2308152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70946.88431" calcext:value-type="float">
            <text:p>1442770946.88431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41.0425653457642" calcext:value-type="float">
            <text:p>41.0425653458</text:p>
          </table:table-cell>
          <table:table-cell table:formula="of:=[.C1270]/([.D1270]-[.D1269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70946.88961" calcext:value-type="float">
            <text:p>1442770946.88961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41.0478663444519" calcext:value-type="float">
            <text:p>41.0478663445</text:p>
          </table:table-cell>
          <table:table-cell table:formula="of:=[.C1271]/([.D1271]-[.D1270])" office:value-type="float" office:value="1527259.38580552" calcext:value-type="float">
            <text:p>1527259.3858055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70946.90966" calcext:value-type="float">
            <text:p>1442770946.90966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41.0679128170013" calcext:value-type="float">
            <text:p>41.067912817</text:p>
          </table:table-cell>
          <table:table-cell table:formula="of:=[.C1272]/([.D1272]-[.D1271])" office:value-type="float" office:value="403861.576146811" calcext:value-type="float">
            <text:p>403861.57614681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70946.91204" calcext:value-type="float">
            <text:p>1442770946.91204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41.0702900886536" calcext:value-type="float">
            <text:p>41.0702900887</text:p>
          </table:table-cell>
          <table:table-cell table:formula="of:=[.C1273]/([.D1273]-[.D1272])" office:value-type="float" office:value="3405584.71407081" calcext:value-type="float">
            <text:p>3405584.7140708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70946.91442" calcext:value-type="float">
            <text:p>1442770946.91442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41.0726706981659" calcext:value-type="float">
            <text:p>41.0726706982</text:p>
          </table:table-cell>
          <table:table-cell table:formula="of:=[.C1274]/([.D1274]-[.D1273])" office:value-type="float" office:value="3400809.7329995" calcext:value-type="float">
            <text:p>3400809.732999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70946.92982" calcext:value-type="float">
            <text:p>1442770946.92982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41.0880737304688" calcext:value-type="float">
            <text:p>41.0880737305</text:p>
          </table:table-cell>
          <table:table-cell table:formula="of:=[.C1275]/([.D1275]-[.D1274])" office:value-type="float" office:value="525610.791486727" calcext:value-type="float">
            <text:p>525610.79148672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70946.93221" calcext:value-type="float">
            <text:p>1442770946.93221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41.0904626846313" calcext:value-type="float">
            <text:p>41.0904626846</text:p>
          </table:table-cell>
          <table:table-cell table:formula="of:=[.C1276]/([.D1276]-[.D1275])" office:value-type="float" office:value="3388930.65708583" calcext:value-type="float">
            <text:p>3388930.6570858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70946.93459" calcext:value-type="float">
            <text:p>1442770946.93459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41.0928449630737" calcext:value-type="float">
            <text:p>41.0928449631</text:p>
          </table:table-cell>
          <table:table-cell table:formula="of:=[.C1277]/([.D1277]-[.D1276])" office:value-type="float" office:value="3398427.26020817" calcext:value-type="float">
            <text:p>3398427.2602081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70946.94" calcext:value-type="float">
            <text:p>1442770946.94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41.098256111145" calcext:value-type="float">
            <text:p>41.0982561111</text:p>
          </table:table-cell>
          <table:table-cell table:formula="of:=[.C1278]/([.D1278]-[.D1277])" office:value-type="float" office:value="1496170.47867466" calcext:value-type="float">
            <text:p>1496170.4786746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70946.95022" calcext:value-type="float">
            <text:p>1442770946.95022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41.1084721088409" calcext:value-type="float">
            <text:p>41.1084721088</text:p>
          </table:table-cell>
          <table:table-cell table:formula="of:=[.C1279]/([.D1279]-[.D1278])" office:value-type="float" office:value="792482.559312936" calcext:value-type="float">
            <text:p>792482.5593129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70946.95264" calcext:value-type="float">
            <text:p>1442770946.95264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41.1108927726746" calcext:value-type="float">
            <text:p>41.1108927727</text:p>
          </table:table-cell>
          <table:table-cell table:formula="of:=[.C1280]/([.D1280]-[.D1279])" office:value-type="float" office:value="3344537.1007584" calcext:value-type="float">
            <text:p>3344537.100758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70946.96013" calcext:value-type="float">
            <text:p>1442770946.96013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41.1183853149414" calcext:value-type="float">
            <text:p>41.1183853149</text:p>
          </table:table-cell>
          <table:table-cell table:formula="of:=[.C1281]/([.D1281]-[.D1280])" office:value-type="float" office:value="1080541.11830968" calcext:value-type="float">
            <text:p>1080541.1183096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70946.97058" calcext:value-type="float">
            <text:p>1442770946.97058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41.1288328170776" calcext:value-type="float">
            <text:p>41.1288328171</text:p>
          </table:table-cell>
          <table:table-cell table:formula="of:=[.C1282]/([.D1282]-[.D1281])" office:value-type="float" office:value="774922.07174806" calcext:value-type="float">
            <text:p>774922.0717480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70946.97302" calcext:value-type="float">
            <text:p>1442770946.97302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41.1312766075134" calcext:value-type="float">
            <text:p>41.1312766075</text:p>
          </table:table-cell>
          <table:table-cell table:formula="of:=[.C1283]/([.D1283]-[.D1282])" office:value-type="float" office:value="3312886.35941463" calcext:value-type="float">
            <text:p>3312886.3594146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70946.99047" calcext:value-type="float">
            <text:p>1442770946.99047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41.1487216949463" calcext:value-type="float">
            <text:p>41.1487216949</text:p>
          </table:table-cell>
          <table:table-cell table:formula="of:=[.C1284]/([.D1284]-[.D1283])" office:value-type="float" office:value="464084.805029384" calcext:value-type="float">
            <text:p>464084.80502938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70946.99286" calcext:value-type="float">
            <text:p>1442770946.99286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41.151111125946" calcext:value-type="float">
            <text:p>41.1511111259</text:p>
          </table:table-cell>
          <table:table-cell table:formula="of:=[.C1285]/([.D1285]-[.D1284])" office:value-type="float" office:value="3388254.35881062" calcext:value-type="float">
            <text:p>3388254.3588106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70947.0006" calcext:value-type="float">
            <text:p>1442770947.0006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41.1588525772095" calcext:value-type="float">
            <text:p>41.1588525772</text:p>
          </table:table-cell>
          <table:table-cell table:formula="of:=[.C1286]/([.D1286]-[.D1285])" office:value-type="float" office:value="1045798.74296274" calcext:value-type="float">
            <text:p>1045798.7429627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70950.00359" calcext:value-type="float">
            <text:p>1442770950.00359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44.1618440151215" calcext:value-type="float">
            <text:p>44.1618440151</text:p>
          </table:table-cell>
          <table:table-cell table:formula="of:=[.C1287]/([.D1287]-[.D1286])" office:value-type="float" office:value="2695.97838268538" calcext:value-type="float">
            <text:p>2695.978382685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70950.00715" calcext:value-type="float">
            <text:p>1442770950.00715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44.165399312973" calcext:value-type="float">
            <text:p>44.165399313</text:p>
          </table:table-cell>
          <table:table-cell table:formula="of:=[.C1288]/([.D1288]-[.D1287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70950.01071" calcext:value-type="float">
            <text:p>1442770950.01071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44.1689622402191" calcext:value-type="float">
            <text:p>44.1689622402</text:p>
          </table:table-cell>
          <table:table-cell table:formula="of:=[.C1289]/([.D1289]-[.D1288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70950.01427" calcext:value-type="float">
            <text:p>1442770950.01427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44.1725218296051" calcext:value-type="float">
            <text:p>44.1725218296</text:p>
          </table:table-cell>
          <table:table-cell table:formula="of:=[.C1290]/([.D1290]-[.D1289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70950.0178" calcext:value-type="float">
            <text:p>1442770950.0178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44.1760556697845" calcext:value-type="float">
            <text:p>44.1760556698</text:p>
          </table:table-cell>
          <table:table-cell table:formula="of:=[.C1291]/([.D1291]-[.D1290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70950.02134" calcext:value-type="float">
            <text:p>1442770950.02134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44.179589509964" calcext:value-type="float">
            <text:p>44.17958951</text:p>
          </table:table-cell>
          <table:table-cell table:formula="of:=[.C1292]/([.D1292]-[.D1291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70950.02488" calcext:value-type="float">
            <text:p>1442770950.02488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44.1831350326538" calcext:value-type="float">
            <text:p>44.1831350327</text:p>
          </table:table-cell>
          <table:table-cell table:formula="of:=[.C1293]/([.D1293]-[.D1292])" office:value-type="float" office:value="2283443.29123798" calcext:value-type="float">
            <text:p>2283443.2912379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70950.02841" calcext:value-type="float">
            <text:p>1442770950.02841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44.1866662502289" calcext:value-type="float">
            <text:p>44.1866662502</text:p>
          </table:table-cell>
          <table:table-cell table:formula="of:=[.C1294]/([.D1294]-[.D1293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70950.03197" calcext:value-type="float">
            <text:p>1442770950.03197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44.1902279853821" calcext:value-type="float">
            <text:p>44.1902279854</text:p>
          </table:table-cell>
          <table:table-cell table:formula="of:=[.C1295]/([.D1295]-[.D1294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70950.0355" calcext:value-type="float">
            <text:p>1442770950.0355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44.1937563419342" calcext:value-type="float">
            <text:p>44.1937563419</text:p>
          </table:table-cell>
          <table:table-cell table:formula="of:=[.C1296]/([.D1296]-[.D1295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70950.03902" calcext:value-type="float">
            <text:p>1442770950.03902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44.1972754001617" calcext:value-type="float">
            <text:p>44.1972754002</text:p>
          </table:table-cell>
          <table:table-cell table:formula="of:=[.C1297]/([.D1297]-[.D1296])" office:value-type="float" office:value="2300615.52737127" calcext:value-type="float">
            <text:p>2300615.5273712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70950.04255" calcext:value-type="float">
            <text:p>1442770950.04255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44.2008032798767" calcext:value-type="float">
            <text:p>44.2008032799</text:p>
          </table:table-cell>
          <table:table-cell table:formula="of:=[.C1298]/([.D1298]-[.D1297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70950.04606" calcext:value-type="float">
            <text:p>1442770950.04606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44.2043147087097" calcext:value-type="float">
            <text:p>44.2043147087</text:p>
          </table:table-cell>
          <table:table-cell table:formula="of:=[.C1299]/([.D1299]-[.D1298])" office:value-type="float" office:value="2305614.14883216" calcext:value-type="float">
            <text:p>2305614.1488321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70950.04959" calcext:value-type="float">
            <text:p>1442770950.04959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44.207839012146" calcext:value-type="float">
            <text:p>44.2078390121</text:p>
          </table:table-cell>
          <table:table-cell table:formula="of:=[.C1300]/([.D1300]-[.D1299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70950.0531" calcext:value-type="float">
            <text:p>1442770950.0531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44.211353302002" calcext:value-type="float">
            <text:p>44.211353302</text:p>
          </table:table-cell>
          <table:table-cell table:formula="of:=[.C1301]/([.D1301]-[.D1300])" office:value-type="float" office:value="2303737.12238806" calcext:value-type="float">
            <text:p>2303737.122388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70950.05663" calcext:value-type="float">
            <text:p>1442770950.05663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44.2148814201355" calcext:value-type="float">
            <text:p>44.2148814201</text:p>
          </table:table-cell>
          <table:table-cell table:formula="of:=[.C1302]/([.D1302]-[.D1301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70950.06013" calcext:value-type="float">
            <text:p>1442770950.06013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44.2183880805969" calcext:value-type="float">
            <text:p>44.2183880806</text:p>
          </table:table-cell>
          <table:table-cell table:formula="of:=[.C1303]/([.D1303]-[.D1302])" office:value-type="float" office:value="2308749.3326081" calcext:value-type="float">
            <text:p>2308749.332608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70950.06365" calcext:value-type="float">
            <text:p>1442770950.06365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44.2218995094299" calcext:value-type="float">
            <text:p>44.2218995094</text:p>
          </table:table-cell>
          <table:table-cell table:formula="of:=[.C1304]/([.D1304]-[.D1303])" office:value-type="float" office:value="2305614.14883216" calcext:value-type="float">
            <text:p>2305614.148832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70950.06721" calcext:value-type="float">
            <text:p>1442770950.06721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44.2254655361176" calcext:value-type="float">
            <text:p>44.2254655361</text:p>
          </table:table-cell>
          <table:table-cell table:formula="of:=[.C1305]/([.D1305]-[.D1304])" office:value-type="float" office:value="2270313.91214816" calcext:value-type="float">
            <text:p>2270313.912148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70950.07072" calcext:value-type="float">
            <text:p>1442770950.07072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44.2289702892303" calcext:value-type="float">
            <text:p>44.2289702892</text:p>
          </table:table-cell>
          <table:table-cell table:formula="of:=[.C1306]/([.D1306]-[.D1305])" office:value-type="float" office:value="2310005.79482993" calcext:value-type="float">
            <text:p>2310005.7948299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70950.07422" calcext:value-type="float">
            <text:p>1442770950.07422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44.2324774265289" calcext:value-type="float">
            <text:p>44.2324774265</text:p>
          </table:table-cell>
          <table:table-cell table:formula="of:=[.C1307]/([.D1307]-[.D1306])" office:value-type="float" office:value="2308435.43059143" calcext:value-type="float">
            <text:p>2308435.4305914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70950.07773" calcext:value-type="float">
            <text:p>1442770950.07773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44.2359809875488" calcext:value-type="float">
            <text:p>44.2359809875</text:p>
          </table:table-cell>
          <table:table-cell table:formula="of:=[.C1308]/([.D1308]-[.D1307])" office:value-type="float" office:value="2310791.77842804" calcext:value-type="float">
            <text:p>2310791.7784280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70950.08123" calcext:value-type="float">
            <text:p>1442770950.08123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44.239483833313" calcext:value-type="float">
            <text:p>44.2394838333</text:p>
          </table:table-cell>
          <table:table-cell table:formula="of:=[.C1309]/([.D1309]-[.D1308])" office:value-type="float" office:value="2311263.62537435" calcext:value-type="float">
            <text:p>2311263.6253743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70950.08473" calcext:value-type="float">
            <text:p>1442770950.08473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44.2429807186127" calcext:value-type="float">
            <text:p>44.2429807186</text:p>
          </table:table-cell>
          <table:table-cell table:formula="of:=[.C1310]/([.D1310]-[.D1309])" office:value-type="float" office:value="2315203.18974569" calcext:value-type="float">
            <text:p>2315203.1897456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70950.08823" calcext:value-type="float">
            <text:p>1442770950.08823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44.2464790344238" calcext:value-type="float">
            <text:p>44.2464790344</text:p>
          </table:table-cell>
          <table:table-cell table:formula="of:=[.C1311]/([.D1311]-[.D1310])" office:value-type="float" office:value="2314256.46997887" calcext:value-type="float">
            <text:p>2314256.4699788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70950.09172" calcext:value-type="float">
            <text:p>1442770950.09172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44.2499785423279" calcext:value-type="float">
            <text:p>44.2499785423</text:p>
          </table:table-cell>
          <table:table-cell table:formula="of:=[.C1312]/([.D1312]-[.D1311])" office:value-type="float" office:value="2313468.12808284" calcext:value-type="float">
            <text:p>2313468.1280828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70950.09521" calcext:value-type="float">
            <text:p>1442770950.09521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44.2534606456757" calcext:value-type="float">
            <text:p>44.2534606457</text:p>
          </table:table-cell>
          <table:table-cell table:formula="of:=[.C1313]/([.D1313]-[.D1312])" office:value-type="float" office:value="2325031.50866142" calcext:value-type="float">
            <text:p>2325031.5086614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70950.0987" calcext:value-type="float">
            <text:p>1442770950.0987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44.2569551467896" calcext:value-type="float">
            <text:p>44.2569551468</text:p>
          </table:table-cell>
          <table:table-cell table:formula="of:=[.C1314]/([.D1314]-[.D1313])" office:value-type="float" office:value="2316782.77846763" calcext:value-type="float">
            <text:p>2316782.7784676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70950.10218" calcext:value-type="float">
            <text:p>1442770950.10218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44.2604351043701" calcext:value-type="float">
            <text:p>44.2604351044</text:p>
          </table:table-cell>
          <table:table-cell table:formula="of:=[.C1315]/([.D1315]-[.D1314])" office:value-type="float" office:value="2326465.14003837" calcext:value-type="float">
            <text:p>2326465.1400383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70950.10567" calcext:value-type="float">
            <text:p>1442770950.10567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44.2639269828796" calcext:value-type="float">
            <text:p>44.2639269829</text:p>
          </table:table-cell>
          <table:table-cell table:formula="of:=[.C1316]/([.D1316]-[.D1315])" office:value-type="float" office:value="2318522.81742455" calcext:value-type="float">
            <text:p>2318522.8174245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70950.10915" calcext:value-type="float">
            <text:p>1442770950.10915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44.2674031257629" calcext:value-type="float">
            <text:p>44.2674031258</text:p>
          </table:table-cell>
          <table:table-cell table:formula="of:=[.C1317]/([.D1317]-[.D1316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70950.11269" calcext:value-type="float">
            <text:p>1442770950.11269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44.270943403244" calcext:value-type="float">
            <text:p>44.2709434032</text:p>
          </table:table-cell>
          <table:table-cell table:formula="of:=[.C1318]/([.D1318]-[.D1317])" office:value-type="float" office:value="2286826.3980066" calcext:value-type="float">
            <text:p>2286826.398006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70950.11618" calcext:value-type="float">
            <text:p>1442770950.11618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44.2744381427765" calcext:value-type="float">
            <text:p>44.2744381428</text:p>
          </table:table-cell>
          <table:table-cell table:formula="of:=[.C1319]/([.D1319]-[.D1318])" office:value-type="float" office:value="2316624.72260881" calcext:value-type="float">
            <text:p>2316624.7226088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70950.11968" calcext:value-type="float">
            <text:p>1442770950.11968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44.2779295444489" calcext:value-type="float">
            <text:p>44.2779295444</text:p>
          </table:table-cell>
          <table:table-cell table:formula="of:=[.C1320]/([.D1320]-[.D1319])" office:value-type="float" office:value="2318839.46899754" calcext:value-type="float">
            <text:p>2318839.4689975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70950.12318" calcext:value-type="float">
            <text:p>1442770950.12318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44.2814292907715" calcext:value-type="float">
            <text:p>44.2814292908</text:p>
          </table:table-cell>
          <table:table-cell table:formula="of:=[.C1321]/([.D1321]-[.D1320])" office:value-type="float" office:value="2313310.52415015" calcext:value-type="float">
            <text:p>2313310.5241501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70950.12666" calcext:value-type="float">
            <text:p>1442770950.12666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44.2849113941193" calcext:value-type="float">
            <text:p>44.2849113941</text:p>
          </table:table-cell>
          <table:table-cell table:formula="of:=[.C1322]/([.D1322]-[.D1321])" office:value-type="float" office:value="2325031.50866142" calcext:value-type="float">
            <text:p>2325031.5086614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70950.13012" calcext:value-type="float">
            <text:p>1442770950.13012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44.2883768081665" calcext:value-type="float">
            <text:p>44.2883768082</text:p>
          </table:table-cell>
          <table:table-cell table:formula="of:=[.C1323]/([.D1323]-[.D1322])" office:value-type="float" office:value="2336228.77082903" calcext:value-type="float">
            <text:p>2336228.7708290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70950.13361" calcext:value-type="float">
            <text:p>1442770950.13361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44.2918622493744" calcext:value-type="float">
            <text:p>44.2918622494</text:p>
          </table:table-cell>
          <table:table-cell table:formula="of:=[.C1324]/([.D1324]-[.D1323])" office:value-type="float" office:value="2322804.92400301" calcext:value-type="float">
            <text:p>2322804.9240030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70950.13709" calcext:value-type="float">
            <text:p>1442770950.13709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44.2953426837921" calcext:value-type="float">
            <text:p>44.2953426838</text:p>
          </table:table-cell>
          <table:table-cell table:formula="of:=[.C1325]/([.D1325]-[.D1324])" office:value-type="float" office:value="2326146.40252089" calcext:value-type="float">
            <text:p>2326146.4025208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70950.14061" calcext:value-type="float">
            <text:p>1442770950.14061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44.2988634109497" calcext:value-type="float">
            <text:p>44.2988634109</text:p>
          </table:table-cell>
          <table:table-cell table:formula="of:=[.C1326]/([.D1326]-[.D1325])" office:value-type="float" office:value="2299524.96675019" calcext:value-type="float">
            <text:p>2299524.9667501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70950.14408" calcext:value-type="float">
            <text:p>1442770950.14408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44.3023324012756" calcext:value-type="float">
            <text:p>44.3023324013</text:p>
          </table:table-cell>
          <table:table-cell table:formula="of:=[.C1327]/([.D1327]-[.D1326])" office:value-type="float" office:value="2333820.28756014" calcext:value-type="float">
            <text:p>2333820.287560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70950.14759" calcext:value-type="float">
            <text:p>1442770950.14759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44.3058457374573" calcext:value-type="float">
            <text:p>44.3058457375</text:p>
          </table:table-cell>
          <table:table-cell table:formula="of:=[.C1328]/([.D1328]-[.D1327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70950.1511" calcext:value-type="float">
            <text:p>1442770950.1511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44.3093583583832" calcext:value-type="float">
            <text:p>44.3093583584</text:p>
          </table:table-cell>
          <table:table-cell table:formula="of:=[.C1329]/([.D1329]-[.D1328])" office:value-type="float" office:value="2304831.68288875" calcext:value-type="float">
            <text:p>2304831.6828887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70950.15462" calcext:value-type="float">
            <text:p>1442770950.15462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44.3128702640533" calcext:value-type="float">
            <text:p>44.3128702641</text:p>
          </table:table-cell>
          <table:table-cell table:formula="of:=[.C1330]/([.D1330]-[.D1329])" office:value-type="float" office:value="2305301.09871012" calcext:value-type="float">
            <text:p>2305301.0987101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70950.15812" calcext:value-type="float">
            <text:p>1442770950.15812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44.3163719177246" calcext:value-type="float">
            <text:p>44.3163719177</text:p>
          </table:table-cell>
          <table:table-cell table:formula="of:=[.C1331]/([.D1331]-[.D1330])" office:value-type="float" office:value="2312050.46530946" calcext:value-type="float">
            <text:p>2312050.465309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70950.16165" calcext:value-type="float">
            <text:p>1442770950.16165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44.3199045658112" calcext:value-type="float">
            <text:p>44.3199045658</text:p>
          </table:table-cell>
          <table:table-cell table:formula="of:=[.C1332]/([.D1332]-[.D1331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70950.16512" calcext:value-type="float">
            <text:p>1442770950.16512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44.3233711719513" calcext:value-type="float">
            <text:p>44.323371172</text:p>
          </table:table-cell>
          <table:table-cell table:formula="of:=[.C1333]/([.D1333]-[.D1332])" office:value-type="float" office:value="2335425.3909216" calcext:value-type="float">
            <text:p>2335425.390921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70950.16865" calcext:value-type="float">
            <text:p>1442770950.16865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44.3269011974335" calcext:value-type="float">
            <text:p>44.3269011974</text:p>
          </table:table-cell>
          <table:table-cell table:formula="of:=[.C1334]/([.D1334]-[.D1333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70950.17212" calcext:value-type="float">
            <text:p>1442770950.17212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44.3303780555725" calcext:value-type="float">
            <text:p>44.3303780556</text:p>
          </table:table-cell>
          <table:table-cell table:formula="of:=[.C1335]/([.D1335]-[.D1334])" office:value-type="float" office:value="2328539.06493863" calcext:value-type="float">
            <text:p>2328539.0649386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70950.1756" calcext:value-type="float">
            <text:p>1442770950.1756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44.3338568210602" calcext:value-type="float">
            <text:p>44.3338568211</text:p>
          </table:table-cell>
          <table:table-cell table:formula="of:=[.C1336]/([.D1336]-[.D1335])" office:value-type="float" office:value="2327262.3661161" calcext:value-type="float">
            <text:p>2327262.366116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70950.1791" calcext:value-type="float">
            <text:p>1442770950.1791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44.33735871315" calcext:value-type="float">
            <text:p>44.3373587132</text:p>
          </table:table-cell>
          <table:table-cell table:formula="of:=[.C1337]/([.D1337]-[.D1336])" office:value-type="float" office:value="2311893.05446623" calcext:value-type="float">
            <text:p>2311893.0544662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70950.1826" calcext:value-type="float">
            <text:p>1442770950.1826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44.340852022171" calcext:value-type="float">
            <text:p>44.3408520222</text:p>
          </table:table-cell>
          <table:table-cell table:formula="of:=[.C1338]/([.D1338]-[.D1337])" office:value-type="float" office:value="2317573.38138138" calcext:value-type="float">
            <text:p>2317573.3813813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70950.18609" calcext:value-type="float">
            <text:p>1442770950.18609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44.3443441390991" calcext:value-type="float">
            <text:p>44.3443441391</text:p>
          </table:table-cell>
          <table:table-cell table:formula="of:=[.C1339]/([.D1339]-[.D1338])" office:value-type="float" office:value="2318364.52406636" calcext:value-type="float">
            <text:p>2318364.5240663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70950.1896" calcext:value-type="float">
            <text:p>1442770950.1896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44.3478586673737" calcext:value-type="float">
            <text:p>44.3478586674</text:p>
          </table:table-cell>
          <table:table-cell table:formula="of:=[.C1340]/([.D1340]-[.D1339])" office:value-type="float" office:value="2303580.84146259" calcext:value-type="float">
            <text:p>2303580.8414625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70950.19311" calcext:value-type="float">
            <text:p>1442770950.19311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44.351359128952" calcext:value-type="float">
            <text:p>44.351359129</text:p>
          </table:table-cell>
          <table:table-cell table:formula="of:=[.C1341]/([.D1341]-[.D1340])" office:value-type="float" office:value="2312837.84116605" calcext:value-type="float">
            <text:p>2312837.8411660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70950.19661" calcext:value-type="float">
            <text:p>1442770950.19661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44.3548674583435" calcext:value-type="float">
            <text:p>44.3548674583</text:p>
          </table:table-cell>
          <table:table-cell table:formula="of:=[.C1342]/([.D1342]-[.D1341])" office:value-type="float" office:value="2307651.04886171" calcext:value-type="float">
            <text:p>2307651.0488617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70950.20015" calcext:value-type="float">
            <text:p>1442770950.20015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44.358407497406" calcext:value-type="float">
            <text:p>44.3584074974</text:p>
          </table:table-cell>
          <table:table-cell table:formula="of:=[.C1343]/([.D1343]-[.D1342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70950.20363" calcext:value-type="float">
            <text:p>1442770950.20363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44.3618822097778" calcext:value-type="float">
            <text:p>44.3618822098</text:p>
          </table:table-cell>
          <table:table-cell table:formula="of:=[.C1344]/([.D1344]-[.D1343])" office:value-type="float" office:value="2329977.02648552" calcext:value-type="float">
            <text:p>2329977.0264855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70950.20711" calcext:value-type="float">
            <text:p>1442770950.20711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44.3653688430786" calcext:value-type="float">
            <text:p>44.3653688431</text:p>
          </table:table-cell>
          <table:table-cell table:formula="of:=[.C1345]/([.D1345]-[.D1344])" office:value-type="float" office:value="2322010.74835886" calcext:value-type="float">
            <text:p>2322010.7483588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70950.21059" calcext:value-type="float">
            <text:p>1442770950.21059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44.368839263916" calcext:value-type="float">
            <text:p>44.3688392639</text:p>
          </table:table-cell>
          <table:table-cell table:formula="of:=[.C1346]/([.D1346]-[.D1345])" office:value-type="float" office:value="2332858.284144" calcext:value-type="float">
            <text:p>2332858.28414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70950.21409" calcext:value-type="float">
            <text:p>1442770950.21409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44.3723437786102" calcext:value-type="float">
            <text:p>44.3723437786</text:p>
          </table:table-cell>
          <table:table-cell table:formula="of:=[.C1347]/([.D1347]-[.D1346])" office:value-type="float" office:value="2310162.94877203" calcext:value-type="float">
            <text:p>2310162.9487720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70950.21757" calcext:value-type="float">
            <text:p>1442770950.21757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44.3758285045624" calcext:value-type="float">
            <text:p>44.3758285046</text:p>
          </table:table-cell>
          <table:table-cell table:formula="of:=[.C1348]/([.D1348]-[.D1347])" office:value-type="float" office:value="2323281.69020252" calcext:value-type="float">
            <text:p>2323281.6902025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70950.22106" calcext:value-type="float">
            <text:p>1442770950.22106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44.3793106079102" calcext:value-type="float">
            <text:p>44.3793106079</text:p>
          </table:table-cell>
          <table:table-cell table:formula="of:=[.C1349]/([.D1349]-[.D1348])" office:value-type="float" office:value="2325031.50866142" calcext:value-type="float">
            <text:p>2325031.5086614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70950.22454" calcext:value-type="float">
            <text:p>1442770950.22454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44.3827948570251" calcext:value-type="float">
            <text:p>44.382794857</text:p>
          </table:table-cell>
          <table:table-cell table:formula="of:=[.C1350]/([.D1350]-[.D1349])" office:value-type="float" office:value="2323599.64308198" calcext:value-type="float">
            <text:p>2323599.6430819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70950.22802" calcext:value-type="float">
            <text:p>1442770950.22802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44.3862767219544" calcext:value-type="float">
            <text:p>44.386276722</text:p>
          </table:table-cell>
          <table:table-cell table:formula="of:=[.C1351]/([.D1351]-[.D1350])" office:value-type="float" office:value="2325190.71377705" calcext:value-type="float">
            <text:p>2325190.7137770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70950.2315" calcext:value-type="float">
            <text:p>1442770950.2315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44.3897526264191" calcext:value-type="float">
            <text:p>44.3897526264</text:p>
          </table:table-cell>
          <table:table-cell table:formula="of:=[.C1352]/([.D1352]-[.D1351])" office:value-type="float" office:value="2329177.93977639" calcext:value-type="float">
            <text:p>2329177.93977639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70950.23498" calcext:value-type="float">
            <text:p>1442770950.23498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44.3932325839996" calcext:value-type="float">
            <text:p>44.393232584</text:p>
          </table:table-cell>
          <table:table-cell table:formula="of:=[.C1353]/([.D1353]-[.D1352])" office:value-type="float" office:value="2326465.14003837" calcext:value-type="float">
            <text:p>2326465.1400383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70950.23846" calcext:value-type="float">
            <text:p>1442770950.23846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44.396712064743" calcext:value-type="float">
            <text:p>44.3967120647</text:p>
          </table:table-cell>
          <table:table-cell table:formula="of:=[.C1354]/([.D1354]-[.D1353])" office:value-type="float" office:value="2326783.96491709" calcext:value-type="float">
            <text:p>2326783.9649170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70950.24194" calcext:value-type="float">
            <text:p>1442770950.24194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44.4001927375794" calcext:value-type="float">
            <text:p>44.4001927376</text:p>
          </table:table-cell>
          <table:table-cell table:formula="of:=[.C1355]/([.D1355]-[.D1354])" office:value-type="float" office:value="2325987.0665114" calcext:value-type="float">
            <text:p>2325987.066511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70950.24545" calcext:value-type="float">
            <text:p>1442770950.24545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44.4037020206451" calcext:value-type="float">
            <text:p>44.4037020206</text:p>
          </table:table-cell>
          <table:table-cell table:formula="of:=[.C1356]/([.D1356]-[.D1355])" office:value-type="float" office:value="2307023.92716897" calcext:value-type="float">
            <text:p>2307023.9271689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70950.24897" calcext:value-type="float">
            <text:p>1442770950.24897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44.4072196483612" calcext:value-type="float">
            <text:p>44.4072196484</text:p>
          </table:table-cell>
          <table:table-cell table:formula="of:=[.C1357]/([.D1357]-[.D1356])" office:value-type="float" office:value="2301551.11725634" calcext:value-type="float">
            <text:p>2301551.1172563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70950.25244" calcext:value-type="float">
            <text:p>1442770950.25244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44.410694360733" calcext:value-type="float">
            <text:p>44.4106943607</text:p>
          </table:table-cell>
          <table:table-cell table:formula="of:=[.C1358]/([.D1358]-[.D1357])" office:value-type="float" office:value="2329977.02648552" calcext:value-type="float">
            <text:p>2329977.0264855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70950.25592" calcext:value-type="float">
            <text:p>1442770950.25592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44.4141726493835" calcext:value-type="float">
            <text:p>44.4141726494</text:p>
          </table:table-cell>
          <table:table-cell table:formula="of:=[.C1359]/([.D1359]-[.D1358])" office:value-type="float" office:value="2327581.40955514" calcext:value-type="float">
            <text:p>2327581.4095551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70950.2594" calcext:value-type="float">
            <text:p>1442770950.2594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44.4176511764526" calcext:value-type="float">
            <text:p>44.4176511765</text:p>
          </table:table-cell>
          <table:table-cell table:formula="of:=[.C1360]/([.D1360]-[.D1359])" office:value-type="float" office:value="2327421.87690199" calcext:value-type="float">
            <text:p>2327421.8769019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70950.26288" calcext:value-type="float">
            <text:p>1442770950.26288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44.4211292266846" calcext:value-type="float">
            <text:p>44.4211292267</text:p>
          </table:table-cell>
          <table:table-cell table:formula="of:=[.C1361]/([.D1361]-[.D1360])" office:value-type="float" office:value="2327740.96408007" calcext:value-type="float">
            <text:p>2327740.9640800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70950.26636" calcext:value-type="float">
            <text:p>1442770950.26636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44.4246091842651" calcext:value-type="float">
            <text:p>44.4246091843</text:p>
          </table:table-cell>
          <table:table-cell table:formula="of:=[.C1362]/([.D1362]-[.D1361])" office:value-type="float" office:value="2326465.14003837" calcext:value-type="float">
            <text:p>2326465.1400383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70950.26982" calcext:value-type="float">
            <text:p>1442770950.26982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44.4280781745911" calcext:value-type="float">
            <text:p>44.4280781746</text:p>
          </table:table-cell>
          <table:table-cell table:formula="of:=[.C1363]/([.D1363]-[.D1362])" office:value-type="float" office:value="2333820.28756014" calcext:value-type="float">
            <text:p>2333820.2875601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70950.27336" calcext:value-type="float">
            <text:p>1442770950.27336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44.4316167831421" calcext:value-type="float">
            <text:p>44.4316167831</text:p>
          </table:table-cell>
          <table:table-cell table:formula="of:=[.C1364]/([.D1364]-[.D1363])" office:value-type="float" office:value="2287904.94434712" calcext:value-type="float">
            <text:p>2287904.9443471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70950.27683" calcext:value-type="float">
            <text:p>1442770950.27683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44.4350824356079" calcext:value-type="float">
            <text:p>44.4350824356</text:p>
          </table:table-cell>
          <table:table-cell table:formula="of:=[.C1365]/([.D1365]-[.D1364])" office:value-type="float" office:value="2336068.05063291" calcext:value-type="float">
            <text:p>2336068.0506329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70950.28034" calcext:value-type="float">
            <text:p>1442770950.28034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44.4385948181152" calcext:value-type="float">
            <text:p>44.4385948181</text:p>
          </table:table-cell>
          <table:table-cell table:formula="of:=[.C1366]/([.D1366]-[.D1365])" office:value-type="float" office:value="2304988.13358675" calcext:value-type="float">
            <text:p>2304988.1335867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70950.28383" calcext:value-type="float">
            <text:p>1442770950.28383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44.4420857429504" calcext:value-type="float">
            <text:p>44.442085743</text:p>
          </table:table-cell>
          <table:table-cell table:formula="of:=[.C1367]/([.D1367]-[.D1366])" office:value-type="float" office:value="2319156.20707554" calcext:value-type="float">
            <text:p>2319156.2070755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70950.28733" calcext:value-type="float">
            <text:p>1442770950.28733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44.4455816745758" calcext:value-type="float">
            <text:p>44.4455816746</text:p>
          </table:table-cell>
          <table:table-cell table:formula="of:=[.C1368]/([.D1368]-[.D1367])" office:value-type="float" office:value="2315834.76669167" calcext:value-type="float">
            <text:p>2315834.7666916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70950.29082" calcext:value-type="float">
            <text:p>1442770950.29082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44.4490733146668" calcext:value-type="float">
            <text:p>44.4490733147</text:p>
          </table:table-cell>
          <table:table-cell table:formula="of:=[.C1369]/([.D1369]-[.D1368])" office:value-type="float" office:value="2318681.13240014" calcext:value-type="float">
            <text:p>2318681.1324001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70950.29431" calcext:value-type="float">
            <text:p>1442770950.29431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44.4525666236877" calcext:value-type="float">
            <text:p>44.4525666237</text:p>
          </table:table-cell>
          <table:table-cell table:formula="of:=[.C1370]/([.D1370]-[.D1369])" office:value-type="float" office:value="2317573.38138138" calcext:value-type="float">
            <text:p>2317573.3813813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70950.2978" calcext:value-type="float">
            <text:p>1442770950.2978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44.4560544490814" calcext:value-type="float">
            <text:p>44.4560544491</text:p>
          </table:table-cell>
          <table:table-cell table:formula="of:=[.C1371]/([.D1371]-[.D1370])" office:value-type="float" office:value="2321217.11559232" calcext:value-type="float">
            <text:p>2321217.1155923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70950.3013" calcext:value-type="float">
            <text:p>1442770950.3013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44.4595582485199" calcext:value-type="float">
            <text:p>44.4595582485</text:p>
          </table:table-cell>
          <table:table-cell table:formula="of:=[.C1372]/([.D1372]-[.D1371])" office:value-type="float" office:value="2310634.53892216" calcext:value-type="float">
            <text:p>2310634.538922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70950.30479" calcext:value-type="float">
            <text:p>1442770950.30479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44.4630472660065" calcext:value-type="float">
            <text:p>44.463047266</text:p>
          </table:table-cell>
          <table:table-cell table:formula="of:=[.C1373]/([.D1373]-[.D1372])" office:value-type="float" office:value="2320424.02514692" calcext:value-type="float">
            <text:p>2320424.0251469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70950.30829" calcext:value-type="float">
            <text:p>1442770950.30829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44.4665403366089" calcext:value-type="float">
            <text:p>44.4665403366</text:p>
          </table:table-cell>
          <table:table-cell table:formula="of:=[.C1374]/([.D1374]-[.D1373])" office:value-type="float" office:value="2317731.56671899" calcext:value-type="float">
            <text:p>2317731.5667189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70950.31176" calcext:value-type="float">
            <text:p>1442770950.31176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44.4700150489807" calcext:value-type="float">
            <text:p>44.470015049</text:p>
          </table:table-cell>
          <table:table-cell table:formula="of:=[.C1375]/([.D1375]-[.D1374])" office:value-type="float" office:value="2329977.02648552" calcext:value-type="float">
            <text:p>2329977.0264855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70950.31524" calcext:value-type="float">
            <text:p>1442770950.31524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44.4734928607941" calcext:value-type="float">
            <text:p>44.4734928608</text:p>
          </table:table-cell>
          <table:table-cell table:formula="of:=[.C1376]/([.D1376]-[.D1375])" office:value-type="float" office:value="2327900.54048125" calcext:value-type="float">
            <text:p>2327900.5404812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70950.31873" calcext:value-type="float">
            <text:p>1442770950.31873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44.4769849777222" calcext:value-type="float">
            <text:p>44.4769849777</text:p>
          </table:table-cell>
          <table:table-cell table:formula="of:=[.C1377]/([.D1377]-[.D1376])" office:value-type="float" office:value="2318364.52406636" calcext:value-type="float">
            <text:p>2318364.5240663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70950.32221" calcext:value-type="float">
            <text:p>1442770950.32221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44.4804608821869" calcext:value-type="float">
            <text:p>44.4804608822</text:p>
          </table:table-cell>
          <table:table-cell table:formula="of:=[.C1378]/([.D1378]-[.D1377])" office:value-type="float" office:value="2329177.93977639" calcext:value-type="float">
            <text:p>2329177.9397763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70950.3257" calcext:value-type="float">
            <text:p>1442770950.3257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44.4839520454407" calcext:value-type="float">
            <text:p>44.4839520454</text:p>
          </table:table-cell>
          <table:table-cell table:formula="of:=[.C1379]/([.D1379]-[.D1378])" office:value-type="float" office:value="2318997.8272212" calcext:value-type="float">
            <text:p>2318997.827221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70950.32919" calcext:value-type="float">
            <text:p>1442770950.32919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44.4874422550201" calcext:value-type="float">
            <text:p>44.487442255</text:p>
          </table:table-cell>
          <table:table-cell table:formula="of:=[.C1380]/([.D1380]-[.D1379])" office:value-type="float" office:value="2319631.47646697" calcext:value-type="float">
            <text:p>2319631.4764669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70950.33268" calcext:value-type="float">
            <text:p>1442770950.33268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44.4909303188324" calcext:value-type="float">
            <text:p>44.4909303188</text:p>
          </table:table-cell>
          <table:table-cell table:formula="of:=[.C1381]/([.D1381]-[.D1380])" office:value-type="float" office:value="2321058.45413534" calcext:value-type="float">
            <text:p>2321058.4541353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70950.33614" calcext:value-type="float">
            <text:p>1442770950.33614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44.494389295578" calcext:value-type="float">
            <text:p>44.4943892956</text:p>
          </table:table-cell>
          <table:table-cell table:formula="of:=[.C1382]/([.D1382]-[.D1381])" office:value-type="float" office:value="2340576.59112214" calcext:value-type="float">
            <text:p>2340576.5911221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70950.3396" calcext:value-type="float">
            <text:p>1442770950.3396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44.4978511333466" calcext:value-type="float">
            <text:p>44.4978511333</text:p>
          </table:table-cell>
          <table:table-cell table:formula="of:=[.C1383]/([.D1383]-[.D1382])" office:value-type="float" office:value="2338642.23030303" calcext:value-type="float">
            <text:p>2338642.2303030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70950.34307" calcext:value-type="float">
            <text:p>1442770950.34307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44.5013203620911" calcext:value-type="float">
            <text:p>44.5013203621</text:p>
          </table:table-cell>
          <table:table-cell table:formula="of:=[.C1384]/([.D1384]-[.D1383])" office:value-type="float" office:value="2333659.89856367" calcext:value-type="float">
            <text:p>2333659.8985636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70950.34653" calcext:value-type="float">
            <text:p>1442770950.34653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44.5047879219055" calcext:value-type="float">
            <text:p>44.5047879219</text:p>
          </table:table-cell>
          <table:table-cell table:formula="of:=[.C1385]/([.D1385]-[.D1384])" office:value-type="float" office:value="2334783.08470847" calcext:value-type="float">
            <text:p>2334783.0847084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70950.35001" calcext:value-type="float">
            <text:p>1442770950.35001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44.5082638263702" calcext:value-type="float">
            <text:p>44.5082638264</text:p>
          </table:table-cell>
          <table:table-cell table:formula="of:=[.C1386]/([.D1386]-[.D1385])" office:value-type="float" office:value="2329177.93977639" calcext:value-type="float">
            <text:p>2329177.9397763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70950.35352" calcext:value-type="float">
            <text:p>1442770950.35352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44.5117719173431" calcext:value-type="float">
            <text:p>44.5117719173</text:p>
          </table:table-cell>
          <table:table-cell table:formula="of:=[.C1387]/([.D1387]-[.D1386])" office:value-type="float" office:value="2307807.88256083" calcext:value-type="float">
            <text:p>2307807.8825608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70950.357" calcext:value-type="float">
            <text:p>1442770950.357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44.5152535438538" calcext:value-type="float">
            <text:p>44.5152535439</text:p>
          </table:table-cell>
          <table:table-cell table:formula="of:=[.C1388]/([.D1388]-[.D1387])" office:value-type="float" office:value="2325349.94069712" calcext:value-type="float">
            <text:p>2325349.940697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70950.3605" calcext:value-type="float">
            <text:p>1442770950.3605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44.5187561511993" calcext:value-type="float">
            <text:p>44.5187561512</text:p>
          </table:table-cell>
          <table:table-cell table:formula="of:=[.C1389]/([.D1389]-[.D1388])" office:value-type="float" office:value="2311420.95051392" calcext:value-type="float">
            <text:p>2311420.9505139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70950.36403" calcext:value-type="float">
            <text:p>1442770950.36403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44.5222797393799" calcext:value-type="float">
            <text:p>44.5222797394</text:p>
          </table:table-cell>
          <table:table-cell table:formula="of:=[.C1390]/([.D1390]-[.D1389])" office:value-type="float" office:value="2297657.83774274" calcext:value-type="float">
            <text:p>2297657.8377427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70950.36752" calcext:value-type="float">
            <text:p>1442770950.36752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44.5257747173309" calcext:value-type="float">
            <text:p>44.5257747173</text:p>
          </table:table-cell>
          <table:table-cell table:formula="of:=[.C1391]/([.D1391]-[.D1390])" office:value-type="float" office:value="2316466.68831435" calcext:value-type="float">
            <text:p>2316466.6883143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70950.37102" calcext:value-type="float">
            <text:p>1442770950.37102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44.5292689800263" calcext:value-type="float">
            <text:p>44.52926898</text:p>
          </table:table-cell>
          <table:table-cell table:formula="of:=[.C1392]/([.D1392]-[.D1391])" office:value-type="float" office:value="2316940.8558952" calcext:value-type="float">
            <text:p>2316940.855895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70950.3745" calcext:value-type="float">
            <text:p>1442770950.3745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44.5327496528626" calcext:value-type="float">
            <text:p>44.5327496529</text:p>
          </table:table-cell>
          <table:table-cell table:formula="of:=[.C1393]/([.D1393]-[.D1392])" office:value-type="float" office:value="2325987.0665114" calcext:value-type="float">
            <text:p>2325987.066511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70950.37799" calcext:value-type="float">
            <text:p>1442770950.37799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44.5362486839295" calcext:value-type="float">
            <text:p>44.5362486839</text:p>
          </table:table-cell>
          <table:table-cell table:formula="of:=[.C1394]/([.D1394]-[.D1393])" office:value-type="float" office:value="2313783.40038158" calcext:value-type="float">
            <text:p>2313783.4003815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70950.38151" calcext:value-type="float">
            <text:p>1442770950.38151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44.5397622585297" calcext:value-type="float">
            <text:p>44.5397622585</text:p>
          </table:table-cell>
          <table:table-cell table:formula="of:=[.C1395]/([.D1395]-[.D1394])" office:value-type="float" office:value="2304206.09242044" calcext:value-type="float">
            <text:p>2304206.0924204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70950.38499" calcext:value-type="float">
            <text:p>1442770950.38499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44.5432403087616" calcext:value-type="float">
            <text:p>44.5432403088</text:p>
          </table:table-cell>
          <table:table-cell table:formula="of:=[.C1396]/([.D1396]-[.D1395])" office:value-type="float" office:value="2327740.96408007" calcext:value-type="float">
            <text:p>2327740.9640800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70950.38844" calcext:value-type="float">
            <text:p>1442770950.38844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44.5466983318329" calcext:value-type="float">
            <text:p>44.5466983318</text:p>
          </table:table-cell>
          <table:table-cell table:formula="of:=[.C1397]/([.D1397]-[.D1396])" office:value-type="float" office:value="2341222.08935466" calcext:value-type="float">
            <text:p>2341222.0893546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70950.39192" calcext:value-type="float">
            <text:p>1442770950.39192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44.5501713752747" calcext:value-type="float">
            <text:p>44.5501713753</text:p>
          </table:table-cell>
          <table:table-cell table:formula="of:=[.C1398]/([.D1398]-[.D1397])" office:value-type="float" office:value="2331096.66945836" calcext:value-type="float">
            <text:p>2331096.6694583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70950.3954" calcext:value-type="float">
            <text:p>1442770950.3954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44.5536539554596" calcext:value-type="float">
            <text:p>44.5536539555</text:p>
          </table:table-cell>
          <table:table-cell table:formula="of:=[.C1399]/([.D1399]-[.D1398])" office:value-type="float" office:value="2324713.16382556" calcext:value-type="float">
            <text:p>2324713.1638255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70950.39886" calcext:value-type="float">
            <text:p>1442770950.39886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44.5571162700653" calcext:value-type="float">
            <text:p>44.5571162701</text:p>
          </table:table-cell>
          <table:table-cell table:formula="of:=[.C1400]/([.D1400]-[.D1399])" office:value-type="float" office:value="2338320.14763807" calcext:value-type="float">
            <text:p>2338320.1476380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70950.40235" calcext:value-type="float">
            <text:p>1442770950.40235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44.5605993270874" calcext:value-type="float">
            <text:p>44.5605993271</text:p>
          </table:table-cell>
          <table:table-cell table:formula="of:=[.C1401]/([.D1401]-[.D1400])" office:value-type="float" office:value="2324394.90615374" calcext:value-type="float">
            <text:p>2324394.906153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70950.4058" calcext:value-type="float">
            <text:p>1442770950.4058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44.5640573501587" calcext:value-type="float">
            <text:p>44.5640573502</text:p>
          </table:table-cell>
          <table:table-cell table:formula="of:=[.C1402]/([.D1402]-[.D1401])" office:value-type="float" office:value="2341222.08935466" calcext:value-type="float">
            <text:p>2341222.0893546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70950.40926" calcext:value-type="float">
            <text:p>1442770950.40926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44.5675120353699" calcext:value-type="float">
            <text:p>44.5675120354</text:p>
          </table:table-cell>
          <table:table-cell table:formula="of:=[.C1403]/([.D1403]-[.D1402])" office:value-type="float" office:value="2343484.13968254" calcext:value-type="float">
            <text:p>2343484.1396825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70950.41273" calcext:value-type="float">
            <text:p>1442770950.41273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44.5709857940674" calcext:value-type="float">
            <text:p>44.5709857941</text:p>
          </table:table-cell>
          <table:table-cell table:formula="of:=[.C1404]/([.D1404]-[.D1403])" office:value-type="float" office:value="2330616.69073439" calcext:value-type="float">
            <text:p>2330616.6907343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70950.4162" calcext:value-type="float">
            <text:p>1442770950.4162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44.5744531154633" calcext:value-type="float">
            <text:p>44.5744531155</text:p>
          </table:table-cell>
          <table:table-cell table:formula="of:=[.C1405]/([.D1405]-[.D1404])" office:value-type="float" office:value="2334943.62813725" calcext:value-type="float">
            <text:p>2334943.628137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70950.41967" calcext:value-type="float">
            <text:p>1442770950.41967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44.5779211521149" calcext:value-type="float">
            <text:p>44.5779211521</text:p>
          </table:table-cell>
          <table:table-cell table:formula="of:=[.C1406]/([.D1406]-[.D1405])" office:value-type="float" office:value="2334462.0640726" calcext:value-type="float">
            <text:p>2334462.064072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70950.42312" calcext:value-type="float">
            <text:p>1442770950.42312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44.581377029419" calcext:value-type="float">
            <text:p>44.5813770294</text:p>
          </table:table-cell>
          <table:table-cell table:formula="of:=[.C1407]/([.D1407]-[.D1406])" office:value-type="float" office:value="2342675.76295274" calcext:value-type="float">
            <text:p>2342675.7629527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70950.42658" calcext:value-type="float">
            <text:p>1442770950.42658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44.5848352909088" calcext:value-type="float">
            <text:p>44.5848352909</text:p>
          </table:table-cell>
          <table:table-cell table:formula="of:=[.C1408]/([.D1408]-[.D1407])" office:value-type="float" office:value="2341060.6814202" calcext:value-type="float">
            <text:p>2341060.681420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70950.43004" calcext:value-type="float">
            <text:p>1442770950.43004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44.5882892608643" calcext:value-type="float">
            <text:p>44.5882892609</text:p>
          </table:table-cell>
          <table:table-cell table:formula="of:=[.C1409]/([.D1409]-[.D1408])" office:value-type="float" office:value="2343969.43356112" calcext:value-type="float">
            <text:p>2343969.433561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70950.4335" calcext:value-type="float">
            <text:p>1442770950.4335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44.5917534828186" calcext:value-type="float">
            <text:p>44.5917534828</text:p>
          </table:table-cell>
          <table:table-cell table:formula="of:=[.C1410]/([.D1410]-[.D1409])" office:value-type="float" office:value="2337032.70364763" calcext:value-type="float">
            <text:p>2337032.7036476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70950.43696" calcext:value-type="float">
            <text:p>1442770950.43696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44.595210313797" calcext:value-type="float">
            <text:p>44.5952103138</text:p>
          </table:table-cell>
          <table:table-cell table:formula="of:=[.C1411]/([.D1411]-[.D1410])" office:value-type="float" office:value="2342029.46299745" calcext:value-type="float">
            <text:p>2342029.4629974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70950.44041" calcext:value-type="float">
            <text:p>1442770950.44041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44.5986659526825" calcext:value-type="float">
            <text:p>44.5986659527</text:p>
          </table:table-cell>
          <table:table-cell table:formula="of:=[.C1412]/([.D1412]-[.D1411])" office:value-type="float" office:value="2342837.39368014" calcext:value-type="float">
            <text:p>2342837.3936801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70950.44387" calcext:value-type="float">
            <text:p>1442770950.44387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44.602121591568" calcext:value-type="float">
            <text:p>44.6021215916</text:p>
          </table:table-cell>
          <table:table-cell table:formula="of:=[.C1413]/([.D1413]-[.D1412])" office:value-type="float" office:value="2342837.39368014" calcext:value-type="float">
            <text:p>2342837.3936801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70950.44732" calcext:value-type="float">
            <text:p>1442770950.44732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44.6055769920349" calcext:value-type="float">
            <text:p>44.605576992</text:p>
          </table:table-cell>
          <table:table-cell table:formula="of:=[.C1414]/([.D1414]-[.D1413])" office:value-type="float" office:value="2342999.04671221" calcext:value-type="float">
            <text:p>2342999.0467122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70950.45079" calcext:value-type="float">
            <text:p>1442770950.45079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44.6090416908264" calcext:value-type="float">
            <text:p>44.6090416908</text:p>
          </table:table-cell>
          <table:table-cell table:formula="of:=[.C1415]/([.D1415]-[.D1414])" office:value-type="float" office:value="2336711.06413432" calcext:value-type="float">
            <text:p>2336711.0641343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70950.45426" calcext:value-type="float">
            <text:p>1442770950.45426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44.6125128269196" calcext:value-type="float">
            <text:p>44.6125128269</text:p>
          </table:table-cell>
          <table:table-cell table:formula="of:=[.C1416]/([.D1416]-[.D1415])" office:value-type="float" office:value="2332377.57977883" calcext:value-type="float">
            <text:p>2332377.5797788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70950.45772" calcext:value-type="float">
            <text:p>1442770950.45772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44.6159780025482" calcext:value-type="float">
            <text:p>44.6159780025</text:p>
          </table:table-cell>
          <table:table-cell table:formula="of:=[.C1417]/([.D1417]-[.D1416])" office:value-type="float" office:value="2336389.5131416" calcext:value-type="float">
            <text:p>2336389.513141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70950.4612" calcext:value-type="float">
            <text:p>1442770950.4612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44.6194531917572" calcext:value-type="float">
            <text:p>44.6194531918</text:p>
          </table:table-cell>
          <table:table-cell table:formula="of:=[.C1418]/([.D1418]-[.D1417])" office:value-type="float" office:value="2329657.32601537" calcext:value-type="float">
            <text:p>2329657.3260153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70950.46467" calcext:value-type="float">
            <text:p>1442770950.46467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44.6229200363159" calcext:value-type="float">
            <text:p>44.6229200363</text:p>
          </table:table-cell>
          <table:table-cell table:formula="of:=[.C1419]/([.D1419]-[.D1418])" office:value-type="float" office:value="2335264.78123925" calcext:value-type="float">
            <text:p>2335264.7812392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70950.46814" calcext:value-type="float">
            <text:p>1442770950.46814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44.6263933181763" calcext:value-type="float">
            <text:p>44.6263933182</text:p>
          </table:table-cell>
          <table:table-cell table:formula="of:=[.C1420]/([.D1420]-[.D1419])" office:value-type="float" office:value="2330936.65458539" calcext:value-type="float">
            <text:p>2330936.6545853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70950.47161" calcext:value-type="float">
            <text:p>1442770950.47161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44.6298661231995" calcext:value-type="float">
            <text:p>44.6298661232</text:p>
          </table:table-cell>
          <table:table-cell table:formula="of:=[.C1421]/([.D1421]-[.D1420])" office:value-type="float" office:value="2331256.70630235" calcext:value-type="float">
            <text:p>2331256.7063023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70950.47513" calcext:value-type="float">
            <text:p>1442770950.47513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44.6333854198456" calcext:value-type="float">
            <text:p>44.6333854198</text:p>
          </table:table-cell>
          <table:table-cell table:formula="of:=[.C1422]/([.D1422]-[.D1421])" office:value-type="float" office:value="2300459.66967008" calcext:value-type="float">
            <text:p>2300459.6696700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70950.47864" calcext:value-type="float">
            <text:p>1442770950.47864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44.6368923187256" calcext:value-type="float">
            <text:p>44.6368923187</text:p>
          </table:table-cell>
          <table:table-cell table:formula="of:=[.C1423]/([.D1423]-[.D1422])" office:value-type="float" office:value="2308592.37092936" calcext:value-type="float">
            <text:p>2308592.3709293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70950.48219" calcext:value-type="float">
            <text:p>1442770950.48219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44.6404440402985" calcext:value-type="float">
            <text:p>44.6404440403</text:p>
          </table:table-cell>
          <table:table-cell table:formula="of:=[.C1424]/([.D1424]-[.D1423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70950.48572" calcext:value-type="float">
            <text:p>1442770950.48572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44.6439716815948" calcext:value-type="float">
            <text:p>44.6439716816</text:p>
          </table:table-cell>
          <table:table-cell table:formula="of:=[.C1425]/([.D1425]-[.D1424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70950.48922" calcext:value-type="float">
            <text:p>1442770950.48922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44.6474742889404" calcext:value-type="float">
            <text:p>44.6474742889</text:p>
          </table:table-cell>
          <table:table-cell table:formula="of:=[.C1426]/([.D1426]-[.D1425])" office:value-type="float" office:value="2311420.95051392" calcext:value-type="float">
            <text:p>2311420.9505139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70950.49277" calcext:value-type="float">
            <text:p>1442770950.49277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44.6510279178619" calcext:value-type="float">
            <text:p>44.6510279179</text:p>
          </table:table-cell>
          <table:table-cell table:formula="of:=[.C1427]/([.D1427]-[.D1426])" office:value-type="float" office:value="2278234.49741697" calcext:value-type="float">
            <text:p>2278234.4974169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70950.4963" calcext:value-type="float">
            <text:p>1442770950.4963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44.654552936554" calcext:value-type="float">
            <text:p>44.6545529366</text:p>
          </table:table-cell>
          <table:table-cell table:formula="of:=[.C1428]/([.D1428]-[.D1427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70950.4998" calcext:value-type="float">
            <text:p>1442770950.4998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44.6580584049225" calcext:value-type="float">
            <text:p>44.6580584049</text:p>
          </table:table-cell>
          <table:table-cell table:formula="of:=[.C1429]/([.D1429]-[.D1428])" office:value-type="float" office:value="2309534.46126641" calcext:value-type="float">
            <text:p>2309534.4612664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70950.50331" calcext:value-type="float">
            <text:p>1442770950.50331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44.6615612506866" calcext:value-type="float">
            <text:p>44.6615612507</text:p>
          </table:table-cell>
          <table:table-cell table:formula="of:=[.C1430]/([.D1430]-[.D1429])" office:value-type="float" office:value="2311263.62537435" calcext:value-type="float">
            <text:p>2311263.6253743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70950.50681" calcext:value-type="float">
            <text:p>1442770950.50681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44.6650655269623" calcext:value-type="float">
            <text:p>44.665065527</text:p>
          </table:table-cell>
          <table:table-cell table:formula="of:=[.C1431]/([.D1431]-[.D1430])" office:value-type="float" office:value="2310320.12409852" calcext:value-type="float">
            <text:p>2310320.1240985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70950.51032" calcext:value-type="float">
            <text:p>1442770950.51032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44.6685771942139" calcext:value-type="float">
            <text:p>44.6685771942</text:p>
          </table:table-cell>
          <table:table-cell table:formula="of:=[.C1432]/([.D1432]-[.D1431])" office:value-type="float" office:value="2305457.61314414" calcext:value-type="float">
            <text:p>2305457.6131441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70950.51385" calcext:value-type="float">
            <text:p>1442770950.51385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44.6720993518829" calcext:value-type="float">
            <text:p>44.6720993519</text:p>
          </table:table-cell>
          <table:table-cell table:formula="of:=[.C1433]/([.D1433]-[.D1432])" office:value-type="float" office:value="2298591.02308265" calcext:value-type="float">
            <text:p>2298591.0230826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70950.51734" calcext:value-type="float">
            <text:p>1442770950.51734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44.6755933761597" calcext:value-type="float">
            <text:p>44.6755933762</text:p>
          </table:table-cell>
          <table:table-cell table:formula="of:=[.C1434]/([.D1434]-[.D1433])" office:value-type="float" office:value="2317098.95489594" calcext:value-type="float">
            <text:p>2317098.9548959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70950.52083" calcext:value-type="float">
            <text:p>1442770950.52083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44.6790885925293" calcext:value-type="float">
            <text:p>44.6790885925</text:p>
          </table:table-cell>
          <table:table-cell table:formula="of:=[.C1435]/([.D1435]-[.D1434])" office:value-type="float" office:value="2316308.67557981" calcext:value-type="float">
            <text:p>2316308.6755798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70950.52433" calcext:value-type="float">
            <text:p>1442770950.52433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44.6825814247131" calcext:value-type="float">
            <text:p>44.6825814247</text:p>
          </table:table-cell>
          <table:table-cell table:formula="of:=[.C1436]/([.D1436]-[.D1435])" office:value-type="float" office:value="2317889.77365188" calcext:value-type="float">
            <text:p>2317889.7736518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70950.52784" calcext:value-type="float">
            <text:p>1442770950.52784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44.6860888004303" calcext:value-type="float">
            <text:p>44.6860888004</text:p>
          </table:table-cell>
          <table:table-cell table:formula="of:=[.C1437]/([.D1437]-[.D1436])" office:value-type="float" office:value="2308278.51158997" calcext:value-type="float">
            <text:p>2308278.5115899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70950.53135" calcext:value-type="float">
            <text:p>1442770950.53135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44.6896061897278" calcext:value-type="float">
            <text:p>44.6896061897</text:p>
          </table:table-cell>
          <table:table-cell table:formula="of:=[.C1438]/([.D1438]-[.D1437])" office:value-type="float" office:value="2301707.12289026" calcext:value-type="float">
            <text:p>2301707.1228902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70950.53486" calcext:value-type="float">
            <text:p>1442770950.53486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44.6931126117706" calcext:value-type="float">
            <text:p>44.6931126118</text:p>
          </table:table-cell>
          <table:table-cell table:formula="of:=[.C1439]/([.D1439]-[.D1438])" office:value-type="float" office:value="2308906.31563201" calcext:value-type="float">
            <text:p>2308906.3156320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70950.53831" calcext:value-type="float">
            <text:p>1442770950.53831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44.6965656280518" calcext:value-type="float">
            <text:p>44.6965656281</text:p>
          </table:table-cell>
          <table:table-cell table:formula="of:=[.C1440]/([.D1440]-[.D1439])" office:value-type="float" office:value="2344616.80480563" calcext:value-type="float">
            <text:p>2344616.8048056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70950.54183" calcext:value-type="float">
            <text:p>1442770950.54183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44.7000825405121" calcext:value-type="float">
            <text:p>44.7000825405</text:p>
          </table:table-cell>
          <table:table-cell table:formula="of:=[.C1441]/([.D1441]-[.D1440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70950.54532" calcext:value-type="float">
            <text:p>1442770950.54532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44.7035717964172" calcext:value-type="float">
            <text:p>44.7035717964</text:p>
          </table:table-cell>
          <table:table-cell table:formula="of:=[.C1442]/([.D1442]-[.D1441])" office:value-type="float" office:value="2320265.47208746" calcext:value-type="float">
            <text:p>2320265.4720874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70950.5488" calcext:value-type="float">
            <text:p>1442770950.5488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44.7070548534393" calcext:value-type="float">
            <text:p>44.7070548534</text:p>
          </table:table-cell>
          <table:table-cell table:formula="of:=[.C1443]/([.D1443]-[.D1442])" office:value-type="float" office:value="2324394.90615374" calcext:value-type="float">
            <text:p>2324394.9061537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70950.55229" calcext:value-type="float">
            <text:p>1442770950.55229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44.7105422019959" calcext:value-type="float">
            <text:p>44.710542202</text:p>
          </table:table-cell>
          <table:table-cell table:formula="of:=[.C1444]/([.D1444]-[.D1443])" office:value-type="float" office:value="2321534.50358925" calcext:value-type="float">
            <text:p>2321534.5035892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70950.55577" calcext:value-type="float">
            <text:p>1442770950.55577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44.7140266895294" calcext:value-type="float">
            <text:p>44.7140266895</text:p>
          </table:table-cell>
          <table:table-cell table:formula="of:=[.C1445]/([.D1445]-[.D1444])" office:value-type="float" office:value="2323440.65576463" calcext:value-type="float">
            <text:p>2323440.6557646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70950.55925" calcext:value-type="float">
            <text:p>1442770950.55925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44.7175049781799" calcext:value-type="float">
            <text:p>44.7175049782</text:p>
          </table:table-cell>
          <table:table-cell table:formula="of:=[.C1446]/([.D1446]-[.D1445])" office:value-type="float" office:value="2327581.40955514" calcext:value-type="float">
            <text:p>2327581.4095551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70950.56274" calcext:value-type="float">
            <text:p>1442770950.56274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44.720990896225" calcext:value-type="float">
            <text:p>44.7209908962</text:p>
          </table:table-cell>
          <table:table-cell table:formula="of:=[.C1447]/([.D1447]-[.D1446])" office:value-type="float" office:value="2322487.18856439" calcext:value-type="float">
            <text:p>2322487.188564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70950.56623" calcext:value-type="float">
            <text:p>1442770950.56623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44.7244849205017" calcext:value-type="float">
            <text:p>44.7244849205</text:p>
          </table:table-cell>
          <table:table-cell table:formula="of:=[.C1448]/([.D1448]-[.D1447])" office:value-type="float" office:value="2317098.95489594" calcext:value-type="float">
            <text:p>2317098.9548959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70950.56972" calcext:value-type="float">
            <text:p>1442770950.56972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44.7279736995697" calcext:value-type="float">
            <text:p>44.7279736996</text:p>
          </table:table-cell>
          <table:table-cell table:formula="of:=[.C1449]/([.D1449]-[.D1448])" office:value-type="float" office:value="2320582.59987699" calcext:value-type="float">
            <text:p>2320582.5998769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70950.57321" calcext:value-type="float">
            <text:p>1442770950.57321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44.7314682006836" calcext:value-type="float">
            <text:p>44.7314682007</text:p>
          </table:table-cell>
          <table:table-cell table:formula="of:=[.C1450]/([.D1450]-[.D1449])" office:value-type="float" office:value="2316782.77846763" calcext:value-type="float">
            <text:p>2316782.7784676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70950.57671" calcext:value-type="float">
            <text:p>1442770950.57671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44.734959602356" calcext:value-type="float">
            <text:p>44.7349596024</text:p>
          </table:table-cell>
          <table:table-cell table:formula="of:=[.C1451]/([.D1451]-[.D1450])" office:value-type="float" office:value="2318839.46899754" calcext:value-type="float">
            <text:p>2318839.4689975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70950.58019" calcext:value-type="float">
            <text:p>1442770950.58019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44.7384426593781" calcext:value-type="float">
            <text:p>44.7384426594</text:p>
          </table:table-cell>
          <table:table-cell table:formula="of:=[.C1452]/([.D1452]-[.D1451])" office:value-type="float" office:value="2324394.90615374" calcext:value-type="float">
            <text:p>2324394.9061537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70950.58367" calcext:value-type="float">
            <text:p>1442770950.58367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44.7419276237488" calcext:value-type="float">
            <text:p>44.7419276237</text:p>
          </table:table-cell>
          <table:table-cell table:formula="of:=[.C1453]/([.D1453]-[.D1452])" office:value-type="float" office:value="2323122.74639119" calcext:value-type="float">
            <text:p>2323122.7463911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70950.58716" calcext:value-type="float">
            <text:p>1442770950.58716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44.7454173564911" calcext:value-type="float">
            <text:p>44.7454173565</text:p>
          </table:table-cell>
          <table:table-cell table:formula="of:=[.C1454]/([.D1454]-[.D1453])" office:value-type="float" office:value="2319948.43096263" calcext:value-type="float">
            <text:p>2319948.4309626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70950.59068" calcext:value-type="float">
            <text:p>1442770950.59068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44.7489371299744" calcext:value-type="float">
            <text:p>44.74893713</text:p>
          </table:table-cell>
          <table:table-cell table:formula="of:=[.C1455]/([.D1455]-[.D1454])" office:value-type="float" office:value="2300148.0176116" calcext:value-type="float">
            <text:p>2300148.017611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70950.59417" calcext:value-type="float">
            <text:p>1442770950.59417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44.7524285316467" calcext:value-type="float">
            <text:p>44.7524285316</text:p>
          </table:table-cell>
          <table:table-cell table:formula="of:=[.C1456]/([.D1456]-[.D1455])" office:value-type="float" office:value="2318839.46899754" calcext:value-type="float">
            <text:p>2318839.4689975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70950.59776" calcext:value-type="float">
            <text:p>1442770950.59776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44.7560172080994" calcext:value-type="float">
            <text:p>44.7560172081</text:p>
          </table:table-cell>
          <table:table-cell table:formula="of:=[.C1457]/([.D1457]-[.D1456])" office:value-type="float" office:value="2255984.93117194" calcext:value-type="float">
            <text:p>2255984.9311719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70950.60126" calcext:value-type="float">
            <text:p>1442770950.60126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44.7595152854919" calcext:value-type="float">
            <text:p>44.7595152855</text:p>
          </table:table-cell>
          <table:table-cell table:formula="of:=[.C1458]/([.D1458]-[.D1457])" office:value-type="float" office:value="2314414.20283533" calcext:value-type="float">
            <text:p>2314414.2028353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70950.60479" calcext:value-type="float">
            <text:p>1442770950.60479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44.7630441188812" calcext:value-type="float">
            <text:p>44.7630441189</text:p>
          </table:table-cell>
          <table:table-cell table:formula="of:=[.C1459]/([.D1459]-[.D1458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70950.60825" calcext:value-type="float">
            <text:p>1442770950.60825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44.7665026187897" calcext:value-type="float">
            <text:p>44.7665026188</text:p>
          </table:table-cell>
          <table:table-cell table:formula="of:=[.C1460]/([.D1460]-[.D1459])" office:value-type="float" office:value="2340899.29573969" calcext:value-type="float">
            <text:p>2340899.2957396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70950.61171" calcext:value-type="float">
            <text:p>1442770950.61171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44.7699604034424" calcext:value-type="float">
            <text:p>44.7699604034</text:p>
          </table:table-cell>
          <table:table-cell table:formula="of:=[.C1461]/([.D1461]-[.D1460])" office:value-type="float" office:value="2341383.51954768" calcext:value-type="float">
            <text:p>2341383.5195476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70950.61519" calcext:value-type="float">
            <text:p>1442770950.61519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44.773446559906" calcext:value-type="float">
            <text:p>44.7734465599</text:p>
          </table:table-cell>
          <table:table-cell table:formula="of:=[.C1462]/([.D1462]-[.D1461])" office:value-type="float" office:value="2322328.35344002" calcext:value-type="float">
            <text:p>2322328.3534400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70950.61864" calcext:value-type="float">
            <text:p>1442770950.61864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44.7768981456757" calcext:value-type="float">
            <text:p>44.7768981457</text:p>
          </table:table-cell>
          <table:table-cell table:formula="of:=[.C1463]/([.D1463]-[.D1462])" office:value-type="float" office:value="2345588.53243075" calcext:value-type="float">
            <text:p>2345588.5324307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70950.62211" calcext:value-type="float">
            <text:p>1442770950.62211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44.7803659439087" calcext:value-type="float">
            <text:p>44.7803659439</text:p>
          </table:table-cell>
          <table:table-cell table:formula="of:=[.C1464]/([.D1464]-[.D1463])" office:value-type="float" office:value="2334622.56335511" calcext:value-type="float">
            <text:p>2334622.5633551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70950.62559" calcext:value-type="float">
            <text:p>1442770950.62559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44.7838470935822" calcext:value-type="float">
            <text:p>44.7838470936</text:p>
          </table:table-cell>
          <table:table-cell table:formula="of:=[.C1465]/([.D1465]-[.D1464])" office:value-type="float" office:value="2325668.4599685" calcext:value-type="float">
            <text:p>2325668.459968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70950.62909" calcext:value-type="float">
            <text:p>1442770950.62909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44.7873394489288" calcext:value-type="float">
            <text:p>44.7873394489</text:p>
          </table:table-cell>
          <table:table-cell table:formula="of:=[.C1466]/([.D1466]-[.D1465])" office:value-type="float" office:value="2318206.25232114" calcext:value-type="float">
            <text:p>2318206.2523211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70950.63265" calcext:value-type="float">
            <text:p>1442770950.63265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44.7909059524536" calcext:value-type="float">
            <text:p>44.7909059525</text:p>
          </table:table-cell>
          <table:table-cell table:formula="of:=[.C1467]/([.D1467]-[.D1466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70950.63611" calcext:value-type="float">
            <text:p>1442770950.63611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44.7943661212921" calcext:value-type="float">
            <text:p>44.7943661213</text:p>
          </table:table-cell>
          <table:table-cell table:formula="of:=[.C1468]/([.D1468]-[.D1467])" office:value-type="float" office:value="2339770.21870048" calcext:value-type="float">
            <text:p>2339770.2187004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70950.63957" calcext:value-type="float">
            <text:p>1442770950.63957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44.7978224754334" calcext:value-type="float">
            <text:p>44.7978224754</text:p>
          </table:table-cell>
          <table:table-cell table:formula="of:=[.C1469]/([.D1469]-[.D1468])" office:value-type="float" office:value="2342352.56839346" calcext:value-type="float">
            <text:p>2342352.5683934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70950.64306" calcext:value-type="float">
            <text:p>1442770950.64306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44.8013143539429" calcext:value-type="float">
            <text:p>44.8013143539</text:p>
          </table:table-cell>
          <table:table-cell table:formula="of:=[.C1470]/([.D1470]-[.D1469])" office:value-type="float" office:value="2318522.81742455" calcext:value-type="float">
            <text:p>2318522.8174245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70950.64655" calcext:value-type="float">
            <text:p>1442770950.64655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44.8048069477081" calcext:value-type="float">
            <text:p>44.8048069477</text:p>
          </table:table-cell>
          <table:table-cell table:formula="of:=[.C1471]/([.D1471]-[.D1470])" office:value-type="float" office:value="2318048.00218445" calcext:value-type="float">
            <text:p>2318048.0021844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70950.65001" calcext:value-type="float">
            <text:p>1442770950.65001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44.8082635402679" calcext:value-type="float">
            <text:p>44.8082635403</text:p>
          </table:table-cell>
          <table:table-cell table:formula="of:=[.C1472]/([.D1472]-[.D1471])" office:value-type="float" office:value="2342191.00455235" calcext:value-type="float">
            <text:p>2342191.0045523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70950.65352" calcext:value-type="float">
            <text:p>1442770950.65352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44.8117699623108" calcext:value-type="float">
            <text:p>44.8117699623</text:p>
          </table:table-cell>
          <table:table-cell table:formula="of:=[.C1473]/([.D1473]-[.D1472])" office:value-type="float" office:value="2308906.31563201" calcext:value-type="float">
            <text:p>2308906.3156320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70950.65698" calcext:value-type="float">
            <text:p>1442770950.65698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44.8152320384979" calcext:value-type="float">
            <text:p>44.8152320385</text:p>
          </table:table-cell>
          <table:table-cell table:formula="of:=[.C1474]/([.D1474]-[.D1473])" office:value-type="float" office:value="2338481.17788031" calcext:value-type="float">
            <text:p>2338481.1778803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70950.66047" calcext:value-type="float">
            <text:p>1442770950.66047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44.8187232017517" calcext:value-type="float">
            <text:p>44.8187232018</text:p>
          </table:table-cell>
          <table:table-cell table:formula="of:=[.C1475]/([.D1475]-[.D1474])" office:value-type="float" office:value="2318997.8272212" calcext:value-type="float">
            <text:p>2318997.8272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45:48.792586949</dc:date>
    <meta:editing-duration>PT1M11S</meta:editing-duration>
    <meta:editing-cycles>1</meta:editing-cycles>
    <meta:document-statistic meta:table-count="1" meta:cell-count="737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D1:'sink_2.receiver_i.routed_msg_sub.network'.E1475" chart:data-source-has-labels="row" svg:x="0.32cm" svg:y="0.18cm" svg:width="11.793cm" svg:height="8.64cm">
          <chartooo:coordinate-region svg:x="1.867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1475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1475"/>
            <chart:data-point chart:repeated="14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1475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0003547668457">
                <text:p>0.280003547668457</text:p>
              </table:table-cell>
              <table:table-cell office:value-type="float" office:value="28913.9193678582">
                <text:p>28913.9193678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2403230667114">
                <text:p>0.282403230667114</text:p>
              </table:table-cell>
              <table:table-cell office:value-type="float" office:value="3373778.95519126">
                <text:p>3373778.95519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4806728363037">
                <text:p>0.284806728363037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7204742431641">
                <text:p>0.287204742431641</text:p>
              </table:table-cell>
              <table:table-cell office:value-type="float" office:value="3376126.98190495">
                <text:p>3376126.9819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60919380188">
                <text:p>0.28960919380188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13883590698">
                <text:p>0.292013883590698</text:p>
              </table:table-cell>
              <table:table-cell office:value-type="float" office:value="3366754.43029943">
                <text:p>3366754.43029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0294132232666">
                <text:p>0.330294132232666</text:p>
              </table:table-cell>
              <table:table-cell office:value-type="float" office:value="211492.879153458">
                <text:p>211492.87915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9464139938354">
                <text:p>0.389464139938354</text:p>
              </table:table-cell>
              <table:table-cell office:value-type="float" office:value="136826.076485734">
                <text:p>136826.076485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9253578186035">
                <text:p>0.429253578186035</text:p>
              </table:table-cell>
              <table:table-cell office:value-type="float" office:value="203471.08068237">
                <text:p>203471.08068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1652545928955">
                <text:p>0.431652545928955</text:p>
              </table:table-cell>
              <table:table-cell office:value-type="float" office:value="3374784.85231564">
                <text:p>3374784.85231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0665683746338">
                <text:p>0.480665683746338</text:p>
              </table:table-cell>
              <table:table-cell office:value-type="float" office:value="165180.201891271">
                <text:p>165180.20189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1104326248169">
                <text:p>0.531104326248169</text:p>
              </table:table-cell>
              <table:table-cell office:value-type="float" office:value="160511.853579447">
                <text:p>160511.853579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3505201339722">
                <text:p>0.533505201339722</text:p>
              </table:table-cell>
              <table:table-cell office:value-type="float" office:value="3372103.791857">
                <text:p>3372103.791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0519905090332">
                <text:p>0.590519905090332</text:p>
              </table:table-cell>
              <table:table-cell office:value-type="float" office:value="141998.457720888">
                <text:p>141998.457720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1599140167236">
                <text:p>0.681599140167236</text:p>
              </table:table-cell>
              <table:table-cell office:value-type="float" office:value="88889.6354165031">
                <text:p>88889.6354165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987140655518">
                <text:p>0.683987140655518</text:p>
              </table:table-cell>
              <table:table-cell office:value-type="float" office:value="3390284.06389776">
                <text:p>3390284.0638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2240676879883">
                <text:p>0.732240676879883</text:p>
              </table:table-cell>
              <table:table-cell office:value-type="float" office:value="167780.449547903">
                <text:p>167780.449547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508674621582">
                <text:p>0.791508674621582</text:p>
              </table:table-cell>
              <table:table-cell office:value-type="float" office:value="136599.856726793">
                <text:p>136599.856726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162709236145">
                <text:p>0.87162709236145</text:p>
              </table:table-cell>
              <table:table-cell office:value-type="float" office:value="101050.422966245">
                <text:p>101050.42296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4032735824585">
                <text:p>0.874032735824585</text:p>
              </table:table-cell>
              <table:table-cell office:value-type="float" office:value="3365419.7407334">
                <text:p>3365419.740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6123399734497">
                <text:p>0.906123399734497</text:p>
              </table:table-cell>
              <table:table-cell office:value-type="float" office:value="252285.213628731">
                <text:p>252285.213628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1729793548584">
                <text:p>0.931729793548584</text:p>
              </table:table-cell>
              <table:table-cell office:value-type="float" office:value="316171.033640283">
                <text:p>316171.033640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4118032455444">
                <text:p>0.934118032455444</text:p>
              </table:table-cell>
              <table:table-cell office:value-type="float" office:value="3389945.61086154">
                <text:p>3389945.6108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1048812866211">
                <text:p>0.991048812866211</text:p>
              </table:table-cell>
              <table:table-cell office:value-type="float" office:value="142207.781828842">
                <text:p>142207.78182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324604034424">
                <text:p>1.03324604034424</text:p>
              </table:table-cell>
              <table:table-cell office:value-type="float" office:value="191860.946414446">
                <text:p>191860.946414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564524650574">
                <text:p>1.03564524650574</text:p>
              </table:table-cell>
              <table:table-cell office:value-type="float" office:value="3374449.4866342">
                <text:p>3374449.4866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255077362061">
                <text:p>1.07255077362061</text:p>
              </table:table-cell>
              <table:table-cell office:value-type="float" office:value="219370.935274851">
                <text:p>219370.935274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0711860656738">
                <text:p>1.10711860656738</text:p>
              </table:table-cell>
              <table:table-cell office:value-type="float" office:value="234206.176952575">
                <text:p>234206.176952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0951995849609">
                <text:p>1.10951995849609</text:p>
              </table:table-cell>
              <table:table-cell office:value-type="float" office:value="3371434.19221604">
                <text:p>3371434.19221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191201210022">
                <text:p>1.11191201210022</text:p>
              </table:table-cell>
              <table:table-cell office:value-type="float" office:value="3384539.53792485">
                <text:p>3384539.53792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252449035645">
                <text:p>1.13252449035645</text:p>
              </table:table-cell>
              <table:table-cell office:value-type="float" office:value="392771.790920132">
                <text:p>392771.790920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9197249412537">
                <text:p>1.19197249412537</text:p>
              </table:table-cell>
              <table:table-cell office:value-type="float" office:value="136186.238169911">
                <text:p>136186.238169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6184663772583">
                <text:p>4.16184663772583</text:p>
              </table:table-cell>
              <table:table-cell office:value-type="float" office:value="2726.04144436403">
                <text:p>2726.04144436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537809371948">
                <text:p>4.16537809371948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6895151138306">
                <text:p>4.16895151138306</text:p>
              </table:table-cell>
              <table:table-cell office:value-type="float" office:value="2265618.17347211">
                <text:p>2265618.17347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7243647575378">
                <text:p>4.17243647575378</text:p>
              </table:table-cell>
              <table:table-cell office:value-type="float" office:value="2323122.74639119">
                <text:p>2323122.7463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7598652839661">
                <text:p>4.17598652839661</text:p>
              </table:table-cell>
              <table:table-cell office:value-type="float" office:value="2280529.56239087">
                <text:p>2280529.56239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7953181266785">
                <text:p>4.17953181266785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8307948112488">
                <text:p>4.18307948112488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662476539612">
                <text:p>4.18662476539612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9017100334168">
                <text:p>4.19017100334168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9371867179871">
                <text:p>4.19371867179871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9726395606995">
                <text:p>4.19726395606995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0081090927124">
                <text:p>4.20081090927124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0436859130859">
                <text:p>4.20436859130859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079541683197">
                <text:p>4.2079541683197</text:p>
              </table:table-cell>
              <table:table-cell office:value-type="float" office:value="2257935.04780903">
                <text:p>2257935.04780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1150183677673">
                <text:p>4.21150183677673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1504950523376">
                <text:p>4.21504950523376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1859550476074">
                <text:p>4.21859550476074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2214221954346">
                <text:p>4.22214221954346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2570824623108">
                <text:p>4.22570824623108</text:p>
              </table:table-cell>
              <table:table-cell office:value-type="float" office:value="2270313.91214816">
                <text:p>2270313.91214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2924327850342">
                <text:p>4.22924327850342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3279213905335">
                <text:p>4.23279213905335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3633980751038">
                <text:p>4.23633980751038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3993229866028">
                <text:p>4.23993229866028</text:p>
              </table:table-cell>
              <table:table-cell office:value-type="float" office:value="2253589.40695514">
                <text:p>2253589.40695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4347853660584">
                <text:p>4.24347853660584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4702572822571">
                <text:p>4.24702572822571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5054407119751">
                <text:p>4.25054407119751</text:p>
              </table:table-cell>
              <table:table-cell office:value-type="float" office:value="2301083.2272142">
                <text:p>2301083.2272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5409173965454">
                <text:p>4.25409173965454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5765156745911">
                <text:p>4.25765156745911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6117825508118">
                <text:p>4.26117825508118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6473069190979">
                <text:p>4.26473069190979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826214790344">
                <text:p>4.26826214790344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718300819397">
                <text:p>4.2718300819397</text:p>
              </table:table-cell>
              <table:table-cell office:value-type="float" office:value="2269100.24617441">
                <text:p>2269100.24617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753472328186">
                <text:p>4.2753472328186</text:p>
              </table:table-cell>
              <table:table-cell office:value-type="float" office:value="2301863.14967462">
                <text:p>2301863.14967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7893972396851">
                <text:p>4.27893972396851</text:p>
              </table:table-cell>
              <table:table-cell office:value-type="float" office:value="2253589.40695514">
                <text:p>2253589.406955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8252410888672">
                <text:p>4.28252410888672</text:p>
              </table:table-cell>
              <table:table-cell office:value-type="float" office:value="2258685.99068777">
                <text:p>2258685.990687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8607249259949">
                <text:p>4.28607249259949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8962850570679">
                <text:p>4.28962850570679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9316973686218">
                <text:p>4.29316973686218</text:p>
              </table:table-cell>
              <table:table-cell office:value-type="float" office:value="2286210.54224736">
                <text:p>2286210.54224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9670262336731">
                <text:p>4.29670262336731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0024814605713">
                <text:p>4.30024814605713</text:p>
              </table:table-cell>
              <table:table-cell office:value-type="float" office:value="2283443.29123798">
                <text:p>2283443.29123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0380535125732">
                <text:p>4.30380535125732</text:p>
              </table:table-cell>
              <table:table-cell office:value-type="float" office:value="2275944.04718499">
                <text:p>2275944.04718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0733585357666">
                <text:p>4.30733585357666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109016418457">
                <text:p>4.3109016418457</text:p>
              </table:table-cell>
              <table:table-cell office:value-type="float" office:value="2270465.71168762">
                <text:p>2270465.71168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1446623802185">
                <text:p>4.31446623802185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1804609298706">
                <text:p>4.31804609298706</text:p>
              </table:table-cell>
              <table:table-cell office:value-type="float" office:value="2261544.13479853">
                <text:p>2261544.13479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2159495353699">
                <text:p>4.32159495353699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251690864563">
                <text:p>4.3251690864563</text:p>
              </table:table-cell>
              <table:table-cell office:value-type="float" office:value="2265164.77780001">
                <text:p>2265164.7778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871961593628">
                <text:p>4.32871961593628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3226680755615">
                <text:p>4.33226680755615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3583378791809">
                <text:p>4.33583378791809</text:p>
              </table:table-cell>
              <table:table-cell office:value-type="float" office:value="2269706.91691732">
                <text:p>2269706.916917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3938121795654">
                <text:p>4.33938121795654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4292840957642">
                <text:p>4.34292840957642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4647965431213">
                <text:p>4.34647965431213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002708435059">
                <text:p>4.35002708435059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357975959778">
                <text:p>4.35357975959778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5712790489197">
                <text:p>4.35712790489197</text:p>
              </table:table-cell>
              <table:table-cell office:value-type="float" office:value="2281755.48877839">
                <text:p>2281755.48877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6067652702332">
                <text:p>4.36067652702332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6422610282898">
                <text:p>4.36422610282898</text:p>
              </table:table-cell>
              <table:table-cell office:value-type="float" office:value="2280835.92047286">
                <text:p>2280835.92047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779546737671">
                <text:p>4.36779546737671</text:p>
              </table:table-cell>
              <table:table-cell office:value-type="float" office:value="2268190.84790595">
                <text:p>2268190.84790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7135195732117">
                <text:p>4.37135195732117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7489891052246">
                <text:p>4.37489891052246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7844395637512">
                <text:p>4.37844395637512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8198614120483">
                <text:p>4.38198614120483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8553357124329">
                <text:p>4.38553357124329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8908267021179">
                <text:p>4.38908267021179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39262962341309">
                <text:p>4.39262962341309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9618182182312">
                <text:p>4.39618182182312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9972877502441">
                <text:p>4.39972877502441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0327787399292">
                <text:p>4.40327787399292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0689873695374">
                <text:p>4.40689873695374</text:p>
              </table:table-cell>
              <table:table-cell office:value-type="float" office:value="2235931.07157437">
                <text:p>2235931.071574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104311466217">
                <text:p>4.4104311466217</text:p>
              </table:table-cell>
              <table:table-cell office:value-type="float" office:value="2291919.89632829">
                <text:p>2291919.896328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1396856307983">
                <text:p>4.41396856307983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175112247467">
                <text:p>4.4175112247467</text:p>
              </table:table-cell>
              <table:table-cell office:value-type="float" office:value="2285287.38030823">
                <text:p>2285287.380308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2104315757751">
                <text:p>4.42104315757751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2457818984985">
                <text:p>4.42457818984985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2812514305115">
                <text:p>4.42812514305115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3165874481201">
                <text:p>4.43165874481201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3518304824829">
                <text:p>4.43518304824829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3870496749878">
                <text:p>4.43870496749878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225239753723">
                <text:p>4.44225239753723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4578003883362">
                <text:p>4.44578003883362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4932746887207">
                <text:p>4.44932746887207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5287346839905">
                <text:p>4.45287346839905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5642566680908">
                <text:p>4.45642566680908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5992922782898">
                <text:p>4.45992922782898</text:p>
              </table:table-cell>
              <table:table-cell office:value-type="float" office:value="2310791.77842804">
                <text:p>2310791.778428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6347618103027">
                <text:p>4.46347618103027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6701002120972">
                <text:p>4.46701002120972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47053360939026">
                <text:p>4.47053360939026</text:p>
              </table:table-cell>
              <table:table-cell office:value-type="float" office:value="2297657.83774274">
                <text:p>2297657.837742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7407555580139">
                <text:p>4.47407555580139</text:p>
              </table:table-cell>
              <table:table-cell office:value-type="float" office:value="2285748.86806677">
                <text:p>2285748.86806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7762680053711">
                <text:p>4.47762680053711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8116040229797">
                <text:p>4.48116040229797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8468494415283">
                <text:p>4.48468494415283</text:p>
              </table:table-cell>
              <table:table-cell office:value-type="float" office:value="2297036.13501995">
                <text:p>2297036.13501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8823094367981">
                <text:p>4.48823094367981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9181365966797">
                <text:p>4.49181365966797</text:p>
              </table:table-cell>
              <table:table-cell office:value-type="float" office:value="2259738.15026286">
                <text:p>2259738.15026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953875541687">
                <text:p>4.4953875541687</text:p>
              </table:table-cell>
              <table:table-cell office:value-type="float" office:value="2265315.88952635">
                <text:p>2265315.889526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9893164634705">
                <text:p>4.49893164634705</text:p>
              </table:table-cell>
              <table:table-cell office:value-type="float" office:value="2284364.96360579">
                <text:p>2284364.963605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0247812271118">
                <text:p>4.50247812271118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0600242614746">
                <text:p>4.50600242614746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0954174995422">
                <text:p>4.50954174995422</text:p>
              </table:table-cell>
              <table:table-cell office:value-type="float" office:value="2287442.58565173">
                <text:p>2287442.58565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1307058334351">
                <text:p>4.51307058334351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1659893989563">
                <text:p>4.51659893989563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2012920379639">
                <text:p>4.52012920379639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364993095398">
                <text:p>4.52364993095398</text:p>
              </table:table-cell>
              <table:table-cell office:value-type="float" office:value="2299524.96675019">
                <text:p>2299524.96675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2717709541321">
                <text:p>4.52717709541321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3070306777954">
                <text:p>4.53070306777954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53426575660706">
                <text:p>4.53426575660706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3779244422913">
                <text:p>4.53779244422913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54131770133972">
                <text:p>4.54131770133972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54483938217163">
                <text:p>4.54483938217163</text:p>
              </table:table-cell>
              <table:table-cell office:value-type="float" office:value="2298902.25333424">
                <text:p>2298902.25333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54836058616638">
                <text:p>4.54836058616638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5187082290649">
                <text:p>4.55187082290649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5539417266846">
                <text:p>4.55539417266846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5890798568726">
                <text:p>4.55890798568726</text:p>
              </table:table-cell>
              <table:table-cell office:value-type="float" office:value="2304049.74786267">
                <text:p>2304049.747862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6243371963501">
                <text:p>4.56243371963501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56595230102539">
                <text:p>4.56595230102539</text:p>
              </table:table-cell>
              <table:table-cell office:value-type="float" office:value="2300927.30613904">
                <text:p>2300927.3061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6947660446167">
                <text:p>4.56947660446167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729992389679">
                <text:p>4.5729992389679</text:p>
              </table:table-cell>
              <table:table-cell office:value-type="float" office:value="2298279.87708968">
                <text:p>2298279.87708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7650303840637">
                <text:p>4.57650303840637</text:p>
              </table:table-cell>
              <table:table-cell office:value-type="float" office:value="2310634.53892216">
                <text:p>2310634.538922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8005380630493">
                <text:p>4.58005380630493</text:p>
              </table:table-cell>
              <table:table-cell office:value-type="float" office:value="2280070.17954744">
                <text:p>2280070.17954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8360290527344">
                <text:p>4.58360290527344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871262550354">
                <text:p>4.5871262550354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9065008163452">
                <text:p>4.59065008163452</text:p>
              </table:table-cell>
              <table:table-cell office:value-type="float" office:value="2297502.38051421">
                <text:p>2297502.38051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5941743850708">
                <text:p>4.5941743850708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9771633148193">
                <text:p>4.59771633148193</text:p>
              </table:table-cell>
              <table:table-cell office:value-type="float" office:value="2285748.86806677">
                <text:p>2285748.86806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60124588012695">
                <text:p>4.60124588012695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60478520393372">
                <text:p>4.60478520393372</text:p>
              </table:table-cell>
              <table:table-cell office:value-type="float" office:value="2287442.58565173">
                <text:p>2287442.58565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0832738876343">
                <text:p>4.60832738876343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1185836791992">
                <text:p>4.61185836791992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1538815498352">
                <text:p>4.61538815498352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91937255859">
                <text:p>4.61891937255859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2244558334351">
                <text:p>4.62244558334351</text:p>
              </table:table-cell>
              <table:table-cell office:value-type="float" office:value="2295948.96443543">
                <text:p>2295948.964435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62602686882019">
                <text:p>4.62602686882019</text:p>
              </table:table-cell>
              <table:table-cell office:value-type="float" office:value="2260640.78183876">
                <text:p>2260640.78183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2955713272095">
                <text:p>4.62955713272095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3308000564575">
                <text:p>4.63308000564575</text:p>
              </table:table-cell>
              <table:table-cell office:value-type="float" office:value="2298124.33567948">
                <text:p>2298124.33567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3660740852356">
                <text:p>4.63660740852356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401379108429">
                <text:p>4.6401379108429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4366555213928">
                <text:p>4.64366555213928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64719915390015">
                <text:p>4.64719915390015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65072751045227">
                <text:p>4.65072751045227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65425968170166">
                <text:p>4.65425968170166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5778732299805">
                <text:p>4.65778732299805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4270992279053">
                <text:p>14.4270992279053</text:p>
              </table:table-cell>
              <table:table-cell office:value-type="float" office:value="828.717526761869">
                <text:p>828.717526761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4475667476654">
                <text:p>14.4475667476654</text:p>
              </table:table-cell>
              <table:table-cell office:value-type="float" office:value="395553.545074377">
                <text:p>395553.5450743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4579095840454">
                <text:p>14.4579095840454</text:p>
              </table:table-cell>
              <table:table-cell office:value-type="float" office:value="782764.002305157">
                <text:p>782764.002305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4785544872284">
                <text:p>14.4785544872284</text:p>
              </table:table-cell>
              <table:table-cell office:value-type="float" office:value="392154.902749708">
                <text:p>392154.9027497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4820890426636">
                <text:p>14.4820890426636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4888691902161">
                <text:p>14.4888691902161</text:p>
              </table:table-cell>
              <table:table-cell office:value-type="float" office:value="1194074.30846051">
                <text:p>1194074.30846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5094289779663">
                <text:p>14.5094289779663</text:p>
              </table:table-cell>
              <table:table-cell office:value-type="float" office:value="393778.384210404">
                <text:p>393778.3842104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5129582881928">
                <text:p>14.5129582881928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5198583602905">
                <text:p>14.5198583602905</text:p>
              </table:table-cell>
              <table:table-cell office:value-type="float" office:value="1173321.07335614">
                <text:p>1173321.073356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5302557945251">
                <text:p>14.5302557945251</text:p>
              </table:table-cell>
              <table:table-cell office:value-type="float" office:value="778653.638706719">
                <text:p>778653.6387067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5510621070862">
                <text:p>14.5510621070862</text:p>
              </table:table-cell>
              <table:table-cell office:value-type="float" office:value="389112.678003392">
                <text:p>389112.678003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5545892715454">
                <text:p>14.5545892715454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5715637207031">
                <text:p>14.5715637207031</text:p>
              </table:table-cell>
              <table:table-cell office:value-type="float" office:value="476952.148772403">
                <text:p>476952.1487724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6487090587616">
                <text:p>14.6487090587616</text:p>
              </table:table-cell>
              <table:table-cell office:value-type="float" office:value="104944.773122437">
                <text:p>104944.7731224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6522405147552">
                <text:p>14.6522405147552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658887386322">
                <text:p>14.658887386322</text:p>
              </table:table-cell>
              <table:table-cell office:value-type="float" office:value="1218016.61408228">
                <text:p>1218016.614082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6795642375946">
                <text:p>14.6795642375946</text:p>
              </table:table-cell>
              <table:table-cell office:value-type="float" office:value="391548.97877198">
                <text:p>391548.978771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6830949783325">
                <text:p>14.6830949783325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1330692768097">
                <text:p>15.1330692768097</text:p>
              </table:table-cell>
              <table:table-cell office:value-type="float" office:value="17992.1387230313">
                <text:p>17992.1387230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2779664993286">
                <text:p>15.2779664993286</text:p>
              </table:table-cell>
              <table:table-cell office:value-type="float" office:value="55874.0868821196">
                <text:p>55874.0868821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281441450119">
                <text:p>15.281441450119</text:p>
              </table:table-cell>
              <table:table-cell office:value-type="float" office:value="2329817.16528302">
                <text:p>2329817.16528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284866809845">
                <text:p>15.284866809845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2882726192474">
                <text:p>15.2882726192474</text:p>
              </table:table-cell>
              <table:table-cell office:value-type="float" office:value="2377114.81862093">
                <text:p>2377114.818620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2916653156281">
                <text:p>15.2916653156281</text:p>
              </table:table-cell>
              <table:table-cell office:value-type="float" office:value="2386302.54279691">
                <text:p>2386302.54279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2950675487518">
                <text:p>15.2950675487518</text:p>
              </table:table-cell>
              <table:table-cell office:value-type="float" office:value="2379613.53777155">
                <text:p>2379613.537771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4429128170013">
                <text:p>15.4429128170013</text:p>
              </table:table-cell>
              <table:table-cell office:value-type="float" office:value="54759.9534016655">
                <text:p>54759.95340166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5146789550781">
                <text:p>15.5146789550781</text:p>
              </table:table-cell>
              <table:table-cell office:value-type="float" office:value="112810.8634094">
                <text:p>112810.86340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8242824077606">
                <text:p>15.8242824077606</text:p>
              </table:table-cell>
              <table:table-cell office:value-type="float" office:value="26149.579178959">
                <text:p>26149.579178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8277263641357">
                <text:p>15.8277263641357</text:p>
              </table:table-cell>
              <table:table-cell office:value-type="float" office:value="2350784.71332641">
                <text:p>2350784.713326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0887134075165">
                <text:p>16.0887134075165</text:p>
              </table:table-cell>
              <table:table-cell office:value-type="float" office:value="31020.6970243701">
                <text:p>31020.69702437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2873938083649">
                <text:p>16.2873938083649</text:p>
              </table:table-cell>
              <table:table-cell office:value-type="float" office:value="40748.8608107751">
                <text:p>40748.86081077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2904675006866">
                <text:p>16.2904675006866</text:p>
              </table:table-cell>
              <table:table-cell office:value-type="float" office:value="2633965.65187713">
                <text:p>2633965.65187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2935471534729">
                <text:p>16.2935471534729</text:p>
              </table:table-cell>
              <table:table-cell office:value-type="float" office:value="2628867.78539909">
                <text:p>2628867.785399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2966167926788">
                <text:p>16.2966167926788</text:p>
              </table:table-cell>
              <table:table-cell office:value-type="float" office:value="2637443.50943689">
                <text:p>2637443.50943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299706697464">
                <text:p>16.299706697464</text:p>
              </table:table-cell>
              <table:table-cell office:value-type="float" office:value="2620145.46172839">
                <text:p>2620145.461728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3027827739716">
                <text:p>16.3027827739716</text:p>
              </table:table-cell>
              <table:table-cell office:value-type="float" office:value="2631924.13455278">
                <text:p>2631924.134552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3600840568542">
                <text:p>16.3600840568542</text:p>
              </table:table-cell>
              <table:table-cell office:value-type="float" office:value="141288.285230445">
                <text:p>141288.2852304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4649770259857">
                <text:p>16.4649770259857</text:p>
              </table:table-cell>
              <table:table-cell office:value-type="float" office:value="77183.4381945344">
                <text:p>77183.43819453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4680466651917">
                <text:p>16.4680466651917</text:p>
              </table:table-cell>
              <table:table-cell office:value-type="float" office:value="2637443.50943689">
                <text:p>2637443.50943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2754611968994">
                <text:p>18.2754611968994</text:p>
              </table:table-cell>
              <table:table-cell office:value-type="float" office:value="4479.32660602788">
                <text:p>4479.32660602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2782802581787">
                <text:p>18.2782802581787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2810683250427">
                <text:p>18.2810683250427</text:p>
              </table:table-cell>
              <table:table-cell office:value-type="float" office:value="2903804.10330084">
                <text:p>2903804.10330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113163471222">
                <text:p>20.2113163471222</text:p>
              </table:table-cell>
              <table:table-cell office:value-type="float" office:value="4194.27965079748">
                <text:p>4194.279650797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2786312103271">
                <text:p>20.2786312103271</text:p>
              </table:table-cell>
              <table:table-cell office:value-type="float" office:value="120270.615054952">
                <text:p>120270.615054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2810432910919">
                <text:p>20.2810432910919</text:p>
              </table:table-cell>
              <table:table-cell office:value-type="float" office:value="3356438.19155876">
                <text:p>3356438.191558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283420085907">
                <text:p>20.283420085907</text:p>
              </table:table-cell>
              <table:table-cell office:value-type="float" office:value="3406267.94904203">
                <text:p>3406267.949042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2858295440674">
                <text:p>20.2858295440674</text:p>
              </table:table-cell>
              <table:table-cell office:value-type="float" office:value="3360091.54799129">
                <text:p>3360091.547991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2882328033447">
                <text:p>20.2882328033447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2906470298767">
                <text:p>20.2906470298767</text:p>
              </table:table-cell>
              <table:table-cell office:value-type="float" office:value="3353454.98558167">
                <text:p>3353454.985581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3370294570923">
                <text:p>20.3370294570923</text:p>
              </table:table-cell>
              <table:table-cell office:value-type="float" office:value="174548.864430303">
                <text:p>174548.8644303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3957498073578">
                <text:p>20.3957498073578</text:p>
              </table:table-cell>
              <table:table-cell office:value-type="float" office:value="137873.836981457">
                <text:p>137873.8369814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3981242179871">
                <text:p>20.3981242179871</text:p>
              </table:table-cell>
              <table:table-cell office:value-type="float" office:value="3409688.24018476">
                <text:p>3409688.24018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4546782970428">
                <text:p>20.4546782970428</text:p>
              </table:table-cell>
              <table:table-cell office:value-type="float" office:value="143155.014371535">
                <text:p>143155.0143715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4795525074005">
                <text:p>20.4795525074005</text:p>
              </table:table-cell>
              <table:table-cell office:value-type="float" office:value="325477.66878175">
                <text:p>325477.668781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5381207466125">
                <text:p>20.5381207466125</text:p>
              </table:table-cell>
              <table:table-cell office:value-type="float" office:value="138231.91731426">
                <text:p>138231.91731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540513753891">
                <text:p>20.540513753891</text:p>
              </table:table-cell>
              <table:table-cell office:value-type="float" office:value="3383190.71276278">
                <text:p>3383190.71276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5968408584595">
                <text:p>20.5968408584595</text:p>
              </table:table-cell>
              <table:table-cell office:value-type="float" office:value="143731.868733942">
                <text:p>143731.868733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6558129787445">
                <text:p>20.6558129787445</text:p>
              </table:table-cell>
              <table:table-cell office:value-type="float" office:value="137285.21139937">
                <text:p>137285.21139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6582176685333">
                <text:p>20.6582176685333</text:p>
              </table:table-cell>
              <table:table-cell office:value-type="float" office:value="3366754.43029943">
                <text:p>3366754.430299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7393839359283">
                <text:p>20.7393839359283</text:p>
              </table:table-cell>
              <table:table-cell office:value-type="float" office:value="99745.8705424808">
                <text:p>99745.87054248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798008441925">
                <text:p>20.798008441925</text:p>
              </table:table-cell>
              <table:table-cell office:value-type="float" office:value="138099.244716112">
                <text:p>138099.244716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.8004212379456">
                <text:p>20.8004212379456</text:p>
              </table:table-cell>
              <table:table-cell office:value-type="float" office:value="3355443.2">
                <text:p>3355443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856883764267">
                <text:p>20.856883764267</text:p>
              </table:table-cell>
              <table:table-cell office:value-type="float" office:value="143387.13705288">
                <text:p>143387.137052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9253726005554">
                <text:p>20.9253726005554</text:p>
              </table:table-cell>
              <table:table-cell office:value-type="float" office:value="118209.046010102">
                <text:p>118209.046010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9755685329437">
                <text:p>20.9755685329437</text:p>
              </table:table-cell>
              <table:table-cell office:value-type="float" office:value="161287.96925956">
                <text:p>161287.969259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.9779782295227">
                <text:p>20.9779782295227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.9987888336182">
                <text:p>20.9987888336182</text:p>
              </table:table-cell>
              <table:table-cell office:value-type="float" office:value="389032.435717068">
                <text:p>389032.4357170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0333936214447">
                <text:p>21.0333936214447</text:p>
              </table:table-cell>
              <table:table-cell office:value-type="float" office:value="233956.065287337">
                <text:p>233956.0652873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0358273983002">
                <text:p>21.0358273983002</text:p>
              </table:table-cell>
              <table:table-cell office:value-type="float" office:value="3326516.96551724">
                <text:p>3326516.96551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.092832326889">
                <text:p>21.092832326889</text:p>
              </table:table-cell>
              <table:table-cell office:value-type="float" office:value="142022.807508281">
                <text:p>142022.8075082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126275062561">
                <text:p>21.126275062561</text:p>
              </table:table-cell>
              <table:table-cell office:value-type="float" office:value="242085.458540376">
                <text:p>242085.4585403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.12868475914">
                <text:p>21.12868475914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1310908794403">
                <text:p>21.1310908794403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1998872756958">
                <text:p>21.1998872756958</text:p>
              </table:table-cell>
              <table:table-cell office:value-type="float" office:value="117680.582714441">
                <text:p>117680.5827144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1618268489838">
                <text:p>24.1618268489838</text:p>
              </table:table-cell>
              <table:table-cell office:value-type="float" office:value="2733.34408068726">
                <text:p>2733.344080687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1653876304626">
                <text:p>24.1653876304626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1689941883087">
                <text:p>24.1689941883087</text:p>
              </table:table-cell>
              <table:table-cell office:value-type="float" office:value="2244799.70807166">
                <text:p>2244799.708071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1725902557373">
                <text:p>24.1725902557373</text:p>
              </table:table-cell>
              <table:table-cell office:value-type="float" office:value="2251348.21878937">
                <text:p>2251348.218789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1761500835419">
                <text:p>24.1761500835419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1797003746033">
                <text:p>24.1797003746033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1832962036133">
                <text:p>24.1832962036133</text:p>
              </table:table-cell>
              <table:table-cell office:value-type="float" office:value="2251497.49264023">
                <text:p>2251497.492640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1868677139282">
                <text:p>24.1868677139282</text:p>
              </table:table-cell>
              <table:table-cell office:value-type="float" office:value="2266828.1164219">
                <text:p>2266828.1164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1904482841492">
                <text:p>24.1904482841492</text:p>
              </table:table-cell>
              <table:table-cell office:value-type="float" office:value="2261092.36809162">
                <text:p>2261092.36809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193990945816">
                <text:p>24.193990945816</text:p>
              </table:table-cell>
              <table:table-cell office:value-type="float" office:value="2285287.38030823">
                <text:p>2285287.380308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975541114807">
                <text:p>24.1975541114807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010850906372">
                <text:p>24.2010850906372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2046403884888">
                <text:p>24.2046403884888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2081787586212">
                <text:p>24.2081787586212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2117416858673">
                <text:p>24.2117416858673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153182029724">
                <text:p>24.2153182029724</text:p>
              </table:table-cell>
              <table:table-cell office:value-type="float" office:value="2263654.76861543">
                <text:p>2263654.76861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218859910965">
                <text:p>24.218859910965</text:p>
              </table:table-cell>
              <table:table-cell office:value-type="float" office:value="2285902.73874116">
                <text:p>2285902.73874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2224235534668">
                <text:p>24.2224235534668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2259905338287">
                <text:p>24.2259905338287</text:p>
              </table:table-cell>
              <table:table-cell office:value-type="float" office:value="2269706.91691732">
                <text:p>2269706.916917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2295370101929">
                <text:p>24.2295370101929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2330956459045">
                <text:p>24.2330956459045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2366299629211">
                <text:p>24.2366299629211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240177154541">
                <text:p>24.240177154541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2437126636505">
                <text:p>24.2437126636505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2473154067993">
                <text:p>24.2473154067993</text:p>
              </table:table-cell>
              <table:table-cell office:value-type="float" office:value="2247176.57229833">
                <text:p>2247176.572298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2508919239044">
                <text:p>24.2508919239044</text:p>
              </table:table-cell>
              <table:table-cell office:value-type="float" office:value="2263654.76861543">
                <text:p>2263654.768615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2544498443603">
                <text:p>24.2544498443603</text:p>
              </table:table-cell>
              <table:table-cell office:value-type="float" office:value="2275486.50968304">
                <text:p>2275486.509683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2580099105835">
                <text:p>24.2580099105835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2615685462952">
                <text:p>24.2615685462952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2651288509369">
                <text:p>24.2651288509369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2686886787415">
                <text:p>24.2686886787415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2723157405853">
                <text:p>24.2723157405853</text:p>
              </table:table-cell>
              <table:table-cell office:value-type="float" office:value="2232109.7208966">
                <text:p>2232109.72089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2758746147156">
                <text:p>24.2758746147156</text:p>
              </table:table-cell>
              <table:table-cell office:value-type="float" office:value="2274876.74576271">
                <text:p>2274876.745762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27943110466">
                <text:p>24.27943110466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2829878330231">
                <text:p>24.2829878330231</text:p>
              </table:table-cell>
              <table:table-cell office:value-type="float" office:value="2276249.17442016">
                <text:p>2276249.174420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2865393161774">
                <text:p>24.2865393161774</text:p>
              </table:table-cell>
              <table:table-cell office:value-type="float" office:value="2279610.98174006">
                <text:p>2279610.98174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2900855541229">
                <text:p>24.2900855541229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2936546802521">
                <text:p>24.2936546802521</text:p>
              </table:table-cell>
              <table:table-cell office:value-type="float" office:value="2268342.36366065">
                <text:p>2268342.363660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2972328662872">
                <text:p>24.2972328662872</text:p>
              </table:table-cell>
              <table:table-cell office:value-type="float" office:value="2262598.95948827">
                <text:p>2262598.95948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3007962703705">
                <text:p>24.3007962703705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.3046011924744">
                <text:p>24.3046011924744</text:p>
              </table:table-cell>
              <table:table-cell office:value-type="float" office:value="2127770.23522777">
                <text:p>2127770.235227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3081703186035">
                <text:p>24.3081703186035</text:p>
              </table:table-cell>
              <table:table-cell office:value-type="float" office:value="2268342.36366065">
                <text:p>2268342.36366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.3117332458496">
                <text:p>24.3117332458496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3152544498444">
                <text:p>24.3152544498444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3187775611877">
                <text:p>24.3187775611877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3223400115967">
                <text:p>24.3223400115967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3258805274963">
                <text:p>24.3258805274963</text:p>
              </table:table-cell>
              <table:table-cell office:value-type="float" office:value="2286672.40296296">
                <text:p>2286672.40296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3294415473938">
                <text:p>24.3294415473938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3330497741699">
                <text:p>24.3330497741699</text:p>
              </table:table-cell>
              <table:table-cell office:value-type="float" office:value="2243761.41033435">
                <text:p>2243761.410334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3366098403931">
                <text:p>24.3366098403931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3401708602905">
                <text:p>24.3401708602905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3437163829803">
                <text:p>24.3437163829803</text:p>
              </table:table-cell>
              <table:table-cell office:value-type="float" office:value="2283443.29123798">
                <text:p>2283443.29123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.3473091125488">
                <text:p>24.3473091125488</text:p>
              </table:table-cell>
              <table:table-cell office:value-type="float" office:value="2253439.85559758">
                <text:p>2253439.855597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.3508956432343">
                <text:p>24.3508956432343</text:p>
              </table:table-cell>
              <table:table-cell office:value-type="float" office:value="2257334.65292827">
                <text:p>2257334.652928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.3544552326202">
                <text:p>24.3544552326202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.3580234050751">
                <text:p>24.3580234050751</text:p>
              </table:table-cell>
              <table:table-cell office:value-type="float" office:value="2268948.62915943">
                <text:p>2268948.62915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.3615818023682">
                <text:p>24.3615818023682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.3651461601257">
                <text:p>24.3651461601257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.3687093257904">
                <text:p>24.3687093257904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.3722875118256">
                <text:p>24.3722875118256</text:p>
              </table:table-cell>
              <table:table-cell office:value-type="float" office:value="2262598.95948827">
                <text:p>2262598.959488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3758840560913">
                <text:p>24.3758840560913</text:p>
              </table:table-cell>
              <table:table-cell office:value-type="float" office:value="2251049.73046072">
                <text:p>2251049.730460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.3794634342194">
                <text:p>24.3794634342194</text:p>
              </table:table-cell>
              <table:table-cell office:value-type="float" office:value="2261845.41290881">
                <text:p>2261845.412908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.3830485343933">
                <text:p>24.3830485343933</text:p>
              </table:table-cell>
              <table:table-cell office:value-type="float" office:value="2258235.36503292">
                <text:p>2258235.36503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3866045475006">
                <text:p>24.3866045475006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.390132188797">
                <text:p>24.390132188797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.393673658371">
                <text:p>24.393673658371</text:p>
              </table:table-cell>
              <table:table-cell office:value-type="float" office:value="2286056.6301333">
                <text:p>2286056.6301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.3972184658051">
                <text:p>24.3972184658051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.4007472991943">
                <text:p>24.4007472991943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.4043147563934">
                <text:p>24.4043147563934</text:p>
              </table:table-cell>
              <table:table-cell office:value-type="float" office:value="2269403.54100114">
                <text:p>2269403.54100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.4078793525696">
                <text:p>24.4078793525696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.4114484786987">
                <text:p>24.4114484786987</text:p>
              </table:table-cell>
              <table:table-cell office:value-type="float" office:value="2268342.36366065">
                <text:p>2268342.36366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.4150109291077">
                <text:p>24.4150109291077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4185707569122">
                <text:p>24.4185707569122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4221320152283">
                <text:p>24.4221320152283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4257519245148">
                <text:p>24.4257519245148</text:p>
              </table:table-cell>
              <table:table-cell office:value-type="float" office:value="2236520.13330699">
                <text:p>2236520.133306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.4292163848877">
                <text:p>24.4292163848877</text:p>
              </table:table-cell>
              <table:table-cell office:value-type="float" office:value="2336871.87282362">
                <text:p>2336871.872823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.4327871799469">
                <text:p>24.4327871799469</text:p>
              </table:table-cell>
              <table:table-cell office:value-type="float" office:value="2267282.17827335">
                <text:p>2267282.178273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.4363508224487">
                <text:p>24.4363508224487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4398944377899">
                <text:p>24.4398944377899</text:p>
              </table:table-cell>
              <table:table-cell office:value-type="float" office:value="2284672.35309157">
                <text:p>2284672.353091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.4434595108032">
                <text:p>24.4434595108032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.447021484375">
                <text:p>24.447021484375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.4506402015686">
                <text:p>24.4506402015686</text:p>
              </table:table-cell>
              <table:table-cell office:value-type="float" office:value="2237256.89708789">
                <text:p>2237256.897087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4542036056519">
                <text:p>24.4542036056519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.4577722549438">
                <text:p>24.4577722549438</text:p>
              </table:table-cell>
              <table:table-cell office:value-type="float" office:value="2268645.45590593">
                <text:p>2268645.455905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.4613234996796">
                <text:p>24.4613234996796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.4648945331573">
                <text:p>24.4648945331573</text:p>
              </table:table-cell>
              <table:table-cell office:value-type="float" office:value="2267130.8041127">
                <text:p>2267130.8041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.4684562683105">
                <text:p>24.4684562683105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.4720265865326">
                <text:p>24.4720265865326</text:p>
              </table:table-cell>
              <table:table-cell office:value-type="float" office:value="2267584.98724541">
                <text:p>2267584.987245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.4760866165161">
                <text:p>24.4760866165161</text:p>
              </table:table-cell>
              <table:table-cell office:value-type="float" office:value="1994073.94350813">
                <text:p>1994073.943508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.4796471595764">
                <text:p>24.4796471595764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.4832046031952">
                <text:p>24.4832046031952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4867622852325">
                <text:p>24.4867622852325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4903206825256">
                <text:p>24.4903206825256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4938654899597">
                <text:p>24.4938654899597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4974195957184">
                <text:p>24.4974195957184</text:p>
              </table:table-cell>
              <table:table-cell office:value-type="float" office:value="2277928.83772724">
                <text:p>2277928.837727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5009644031525">
                <text:p>24.5009644031525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5045192241669">
                <text:p>24.5045192241669</text:p>
              </table:table-cell>
              <table:table-cell office:value-type="float" office:value="2277470.501945">
                <text:p>2277470.5019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5080759525299">
                <text:p>24.5080759525299</text:p>
              </table:table-cell>
              <table:table-cell office:value-type="float" office:value="2276249.17442016">
                <text:p>2276249.174420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5116410255432">
                <text:p>24.5116410255432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5151996612549">
                <text:p>24.5151996612549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5187294483185">
                <text:p>24.5187294483185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5222845077515">
                <text:p>24.5222845077515</text:p>
              </table:table-cell>
              <table:table-cell office:value-type="float" office:value="2277317.76433505">
                <text:p>2277317.764335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5261709690094">
                <text:p>24.5261709690094</text:p>
              </table:table-cell>
              <table:table-cell office:value-type="float" office:value="2083128.96043188">
                <text:p>2083128.960431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5297276973724">
                <text:p>24.5297276973724</text:p>
              </table:table-cell>
              <table:table-cell office:value-type="float" office:value="2276249.17442016">
                <text:p>2276249.174420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5332837104797">
                <text:p>24.5332837104797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5368192195892">
                <text:p>24.5368192195892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5403726100922">
                <text:p>24.5403726100922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5439281463623">
                <text:p>24.5439281463623</text:p>
              </table:table-cell>
              <table:table-cell office:value-type="float" office:value="2277012.35056662">
                <text:p>2277012.350566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547486782074">
                <text:p>24.547486782074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.5510437488556">
                <text:p>24.5510437488556</text:p>
              </table:table-cell>
              <table:table-cell office:value-type="float" office:value="2276096.60057645">
                <text:p>2276096.600576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.5546019077301">
                <text:p>24.5546019077301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.5581614971161">
                <text:p>24.5581614971161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.5617201328278">
                <text:p>24.5617201328278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.5652601718903">
                <text:p>24.5652601718903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.568815946579">
                <text:p>24.568815946579</text:p>
              </table:table-cell>
              <table:table-cell office:value-type="float" office:value="2276859.67439989">
                <text:p>2276859.674399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5723567008972">
                <text:p>24.5723567008972</text:p>
              </table:table-cell>
              <table:table-cell office:value-type="float" office:value="2286518.428658">
                <text:p>2286518.4286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5759179592133">
                <text:p>24.5759179592133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5794517993927">
                <text:p>24.5794517993927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5830070972443">
                <text:p>24.5830070972443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5865626335144">
                <text:p>24.5865626335144</text:p>
              </table:table-cell>
              <table:table-cell office:value-type="float" office:value="2277012.35056662">
                <text:p>2277012.350566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5901176929474">
                <text:p>24.5901176929474</text:p>
              </table:table-cell>
              <table:table-cell office:value-type="float" office:value="2277317.76433505">
                <text:p>2277317.764335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5936739444733">
                <text:p>24.5936739444733</text:p>
              </table:table-cell>
              <table:table-cell office:value-type="float" office:value="2276554.38348083">
                <text:p>2276554.383480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5972335338593">
                <text:p>24.5972335338593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.6007940769196">
                <text:p>24.6007940769196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.6043567657471">
                <text:p>24.6043567657471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.6079168319702">
                <text:p>24.6079168319702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.6114919185638">
                <text:p>24.6114919185638</text:p>
              </table:table-cell>
              <table:table-cell office:value-type="float" office:value="2264560.53244415">
                <text:p>2264560.532444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6150496006012">
                <text:p>24.6150496006012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.6186089515686">
                <text:p>24.6186089515686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6221752166748">
                <text:p>24.6221752166748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6257286071777">
                <text:p>24.6257286071777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629289150238">
                <text:p>24.629289150238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6328663825989">
                <text:p>24.6328663825989</text:p>
              </table:table-cell>
              <table:table-cell office:value-type="float" office:value="2263202.15835777">
                <text:p>2263202.158357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6364653110504">
                <text:p>24.6364653110504</text:p>
              </table:table-cell>
              <table:table-cell office:value-type="float" office:value="2249558.47525671">
                <text:p>2249558.475256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6400008201599">
                <text:p>24.6400008201599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6435463428497">
                <text:p>24.6435463428497</text:p>
              </table:table-cell>
              <table:table-cell office:value-type="float" office:value="2283443.29123798">
                <text:p>2283443.29123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6470830440521">
                <text:p>24.6470830440521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6506452560425">
                <text:p>24.6506452560425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.6541950702667">
                <text:p>24.6541950702667</text:p>
              </table:table-cell>
              <table:table-cell office:value-type="float" office:value="2280682.7311438">
                <text:p>2280682.73114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.6577548980713">
                <text:p>24.6577548980713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.661319732666">
                <text:p>24.661319732666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.6648819446564">
                <text:p>24.664881944656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.668445110321">
                <text:p>24.668445110321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.6720156669617">
                <text:p>24.6720156669617</text:p>
              </table:table-cell>
              <table:table-cell office:value-type="float" office:value="2267433.57264957">
                <text:p>2267433.572649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.6755783557892">
                <text:p>24.6755783557892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.6791400909424">
                <text:p>24.6791400909424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.682701587677">
                <text:p>24.682701587677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.6862809658051">
                <text:p>24.6862809658051</text:p>
              </table:table-cell>
              <table:table-cell office:value-type="float" office:value="2261845.41290881">
                <text:p>2261845.412908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.6898756027222">
                <text:p>24.6898756027222</text:p>
              </table:table-cell>
              <table:table-cell office:value-type="float" office:value="2252244.15891756">
                <text:p>2252244.158917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.6934473514557">
                <text:p>24.6934473514557</text:p>
              </table:table-cell>
              <table:table-cell office:value-type="float" office:value="2266676.80288365">
                <text:p>2266676.802883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6973378658295">
                <text:p>24.6973378658295</text:p>
              </table:table-cell>
              <table:table-cell office:value-type="float" office:value="2080958.76847653">
                <text:p>2080958.768476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.7009031772613">
                <text:p>24.7009031772613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.7044634819031">
                <text:p>24.7044634819031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.7079994678497">
                <text:p>24.7079994678497</text:p>
              </table:table-cell>
              <table:table-cell office:value-type="float" office:value="2289601.85988807">
                <text:p>2289601.859888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.711573600769">
                <text:p>24.711573600769</text:p>
              </table:table-cell>
              <table:table-cell office:value-type="float" office:value="2265164.77780001">
                <text:p>2265164.77780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.715136051178">
                <text:p>24.715136051178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.7186598777771">
                <text:p>24.7186598777771</text:p>
              </table:table-cell>
              <table:table-cell office:value-type="float" office:value="2297502.38051421">
                <text:p>2297502.380514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.7222077846527">
                <text:p>24.7222077846527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.7257857322693">
                <text:p>24.7257857322693</text:p>
              </table:table-cell>
              <table:table-cell office:value-type="float" office:value="2262749.72905977">
                <text:p>2262749.729059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7293207645416">
                <text:p>24.7293207645416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7328455448151">
                <text:p>24.7328455448151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.7363700866699">
                <text:p>24.7363700866699</text:p>
              </table:table-cell>
              <table:table-cell office:value-type="float" office:value="2297036.13501995">
                <text:p>2297036.135019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.7399463653564">
                <text:p>24.7399463653564</text:p>
              </table:table-cell>
              <table:table-cell office:value-type="float" office:value="2263805.67893333">
                <text:p>2263805.6789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.7434923648834">
                <text:p>24.7434923648834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.747008562088">
                <text:p>24.747008562088</text:p>
              </table:table-cell>
              <table:table-cell office:value-type="float" office:value="2302487.4684025">
                <text:p>2302487.46840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.750551700592">
                <text:p>24.750551700592</text:p>
              </table:table-cell>
              <table:table-cell office:value-type="float" office:value="2284979.82531458">
                <text:p>2284979.825314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7540636062622">
                <text:p>24.7540636062622</text:p>
              </table:table-cell>
              <table:table-cell office:value-type="float" office:value="2305301.09871012">
                <text:p>2305301.098710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.7575974464416">
                <text:p>24.7575974464416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7611308097839">
                <text:p>24.7611308097839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7646923065186">
                <text:p>24.7646923065186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768256187439">
                <text:p>24.768256187439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7718830108643">
                <text:p>24.7718830108643</text:p>
              </table:table-cell>
              <table:table-cell office:value-type="float" office:value="2232256.45437812">
                <text:p>2232256.454378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7754158973694">
                <text:p>24.7754158973694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7789723873138">
                <text:p>24.7789723873138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7825217247009">
                <text:p>24.7825217247009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7860727310181">
                <text:p>24.7860727310181</text:p>
              </table:table-cell>
              <table:table-cell office:value-type="float" office:value="2279917.09305761">
                <text:p>2279917.093057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7896244525909">
                <text:p>24.7896244525909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7931749820709">
                <text:p>24.7931749820709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7967262268066">
                <text:p>24.7967262268066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8002767562866">
                <text:p>24.8002767562866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8038527965546">
                <text:p>24.8038527965546</text:p>
              </table:table-cell>
              <table:table-cell office:value-type="float" office:value="2263956.60937396">
                <text:p>2263956.609373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8073935508728">
                <text:p>24.8073935508728</text:p>
              </table:table-cell>
              <table:table-cell office:value-type="float" office:value="2286518.428658">
                <text:p>2286518.428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8109195232391">
                <text:p>24.8109195232391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8144824504852">
                <text:p>24.8144824504852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180484771729">
                <text:p>24.8180484771729</text:p>
              </table:table-cell>
              <table:table-cell office:value-type="float" office:value="2270313.91214816">
                <text:p>2270313.912148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216121196747">
                <text:p>24.8216121196747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8251769542694">
                <text:p>24.8251769542694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8287487030029">
                <text:p>24.8287487030029</text:p>
              </table:table-cell>
              <table:table-cell office:value-type="float" office:value="2266676.80288365">
                <text:p>2266676.802883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8323078155518">
                <text:p>24.8323078155518</text:p>
              </table:table-cell>
              <table:table-cell office:value-type="float" office:value="2274724.35584137">
                <text:p>2274724.355841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8358812332153">
                <text:p>24.8358812332153</text:p>
              </table:table-cell>
              <table:table-cell office:value-type="float" office:value="2265618.17347211">
                <text:p>2265618.173472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8394496440887">
                <text:p>24.8394496440887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8429951667786">
                <text:p>24.8429951667786</text:p>
              </table:table-cell>
              <table:table-cell office:value-type="float" office:value="2283443.29123798">
                <text:p>2283443.291237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8465566635132">
                <text:p>24.8465566635132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.8501162528992">
                <text:p>24.8501162528992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.853666305542">
                <text:p>24.853666305542</text:p>
              </table:table-cell>
              <table:table-cell office:value-type="float" office:value="2280529.56239087">
                <text:p>2280529.562390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8572282791138">
                <text:p>24.8572282791138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.8607907295227">
                <text:p>24.8607907295227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.8643469810486">
                <text:p>24.8643469810486</text:p>
              </table:table-cell>
              <table:table-cell office:value-type="float" office:value="2276554.38348083">
                <text:p>2276554.383480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.8680160045624">
                <text:p>24.8680160045624</text:p>
              </table:table-cell>
              <table:table-cell office:value-type="float" office:value="2206581.66118656">
                <text:p>2206581.661186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8715822696686">
                <text:p>24.8715822696686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8751451969147">
                <text:p>24.8751451969147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.8787245750427">
                <text:p>24.8787245750427</text:p>
              </table:table-cell>
              <table:table-cell office:value-type="float" office:value="2261845.41290881">
                <text:p>2261845.412908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8822875022888">
                <text:p>24.8822875022888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8858509063721">
                <text:p>24.8858509063721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8894035816193">
                <text:p>24.8894035816193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.8929743766785">
                <text:p>24.8929743766785</text:p>
              </table:table-cell>
              <table:table-cell office:value-type="float" office:value="2267282.17827335">
                <text:p>2267282.178273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8965308666229">
                <text:p>24.8965308666229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9001798629761">
                <text:p>24.9001798629761</text:p>
              </table:table-cell>
              <table:table-cell office:value-type="float" office:value="2218692.26945443">
                <text:p>2218692.269454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9037454128265">
                <text:p>24.9037454128265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9076328277588">
                <text:p>24.9076328277588</text:p>
              </table:table-cell>
              <table:table-cell office:value-type="float" office:value="2082617.91990187">
                <text:p>2082617.919901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9111893177032">
                <text:p>24.9111893177032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.9147529602051">
                <text:p>24.9147529602051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.9182913303375">
                <text:p>24.9182913303375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.9218783378601">
                <text:p>24.9218783378601</text:p>
              </table:table-cell>
              <table:table-cell office:value-type="float" office:value="2257034.57520771">
                <text:p>2257034.575207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.9254477024078">
                <text:p>24.9254477024078</text:p>
              </table:table-cell>
              <table:table-cell office:value-type="float" office:value="2268190.84790595">
                <text:p>2268190.847905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9290041923523">
                <text:p>24.9290041923523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.9325680732727">
                <text:p>24.9325680732727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9361379146576">
                <text:p>24.9361379146576</text:p>
              </table:table-cell>
              <table:table-cell office:value-type="float" office:value="2267887.87711214">
                <text:p>2267887.877112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.9396917819977">
                <text:p>24.9396917819977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.9432482719421">
                <text:p>24.9432482719421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9468133449554">
                <text:p>24.9468133449554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.9503772258759">
                <text:p>24.9503772258759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.9539506435394">
                <text:p>24.9539506435394</text:p>
              </table:table-cell>
              <table:table-cell office:value-type="float" office:value="2265618.17347211">
                <text:p>2265618.173472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.9575197696686">
                <text:p>24.9575197696686</text:p>
              </table:table-cell>
              <table:table-cell office:value-type="float" office:value="2268342.36366065">
                <text:p>2268342.36366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.961088180542">
                <text:p>24.961088180542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.9646506309509">
                <text:p>24.9646506309509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.9682176113129">
                <text:p>24.9682176113129</text:p>
              </table:table-cell>
              <table:table-cell office:value-type="float" office:value="2269706.91691732">
                <text:p>2269706.916917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.9718217849731">
                <text:p>24.9718217849731</text:p>
              </table:table-cell>
              <table:table-cell office:value-type="float" office:value="2246284.65859628">
                <text:p>2246284.658596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.9753477573395">
                <text:p>24.9753477573395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.9789550304413">
                <text:p>24.9789550304413</text:p>
              </table:table-cell>
              <table:table-cell office:value-type="float" office:value="2244354.60568407">
                <text:p>2244354.60568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.9825143814087">
                <text:p>24.9825143814087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.9860544204712">
                <text:p>24.9860544204712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.989595413208">
                <text:p>24.989595413208</text:p>
              </table:table-cell>
              <table:table-cell office:value-type="float" office:value="2286364.47508753">
                <text:p>2286364.475087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9931540489197">
                <text:p>24.9931540489197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9966869354248">
                <text:p>24.9966869354248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.0002481937408">
                <text:p>25.0002481937408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.0038464069366">
                <text:p>25.0038464069366</text:p>
              </table:table-cell>
              <table:table-cell office:value-type="float" office:value="2250005.64431487">
                <text:p>2250005.644314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.0074117183685">
                <text:p>25.0074117183685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0109736919403">
                <text:p>25.0109736919403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.014536857605">
                <text:p>25.014536857605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.0181469917297">
                <text:p>25.0181469917297</text:p>
              </table:table-cell>
              <table:table-cell office:value-type="float" office:value="2242575.95984678">
                <text:p>2242575.95984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.0216994285583">
                <text:p>25.0216994285583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.025242805481">
                <text:p>25.025242805481</text:p>
              </table:table-cell>
              <table:table-cell office:value-type="float" office:value="2284826.07885883">
                <text:p>2284826.078858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.0288348197937">
                <text:p>25.0288348197937</text:p>
              </table:table-cell>
              <table:table-cell office:value-type="float" office:value="2253888.56922873">
                <text:p>2253888.569228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.0323672294617">
                <text:p>25.0323672294617</text:p>
              </table:table-cell>
              <table:table-cell office:value-type="float" office:value="2291919.89632829">
                <text:p>2291919.896328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.0365498065948">
                <text:p>25.0365498065948</text:p>
              </table:table-cell>
              <table:table-cell office:value-type="float" office:value="1935648.70227441">
                <text:p>1935648.702274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.0401179790497">
                <text:p>25.0401179790497</text:p>
              </table:table-cell>
              <table:table-cell office:value-type="float" office:value="2268948.62915943">
                <text:p>2268948.629159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.0436792373657">
                <text:p>25.0436792373657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.0471930503845">
                <text:p>25.0471930503845</text:p>
              </table:table-cell>
              <table:table-cell office:value-type="float" office:value="2304049.74786267">
                <text:p>2304049.747862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.050755739212">
                <text:p>25.050755739212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.054319858551">
                <text:p>25.054319858551</text:p>
              </table:table-cell>
              <table:table-cell office:value-type="float" office:value="2271528.87711553">
                <text:p>2271528.877115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.0578818321228">
                <text:p>25.0578818321228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.0614466667175">
                <text:p>25.0614466667175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0650062561035">
                <text:p>25.0650062561035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0685698986053">
                <text:p>25.0685698986053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0721378326416">
                <text:p>25.0721378326416</text:p>
              </table:table-cell>
              <table:table-cell office:value-type="float" office:value="2269100.24617441">
                <text:p>2269100.246174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0757203102112">
                <text:p>25.0757203102112</text:p>
              </table:table-cell>
              <table:table-cell office:value-type="float" office:value="2259888.53879941">
                <text:p>2259888.538799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0792546272278">
                <text:p>25.0792546272278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0828201770782">
                <text:p>25.0828201770782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0863835811615">
                <text:p>25.0863835811615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089946269989">
                <text:p>25.089946269989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0935087203979">
                <text:p>25.0935087203979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0970451831818">
                <text:p>25.0970451831818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1006095409393">
                <text:p>25.1006095409393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1041760444641">
                <text:p>25.1041760444641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107741355896">
                <text:p>25.107741355896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1113269329071">
                <text:p>25.1113269329071</text:p>
              </table:table-cell>
              <table:table-cell office:value-type="float" office:value="2257935.04780903">
                <text:p>2257935.047809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1149003505707">
                <text:p>25.1149003505707</text:p>
              </table:table-cell>
              <table:table-cell office:value-type="float" office:value="2265618.17347211">
                <text:p>2265618.173472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1184487342834">
                <text:p>25.1184487342834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1220364570618">
                <text:p>25.1220364570618</text:p>
              </table:table-cell>
              <table:table-cell office:value-type="float" office:value="2256584.60818713">
                <text:p>2256584.608187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125604391098">
                <text:p>25.125604391098</text:p>
              </table:table-cell>
              <table:table-cell office:value-type="float" office:value="2269100.24617441">
                <text:p>2269100.246174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1291341781616">
                <text:p>25.1291341781616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1327209472656">
                <text:p>25.1327209472656</text:p>
              </table:table-cell>
              <table:table-cell office:value-type="float" office:value="2257184.60409466">
                <text:p>2257184.604094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1365466117859">
                <text:p>25.1365466117859</text:p>
              </table:table-cell>
              <table:table-cell office:value-type="float" office:value="2116233.65224978">
                <text:p>2116233.652249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1400964260101">
                <text:p>25.1400964260101</text:p>
              </table:table-cell>
              <table:table-cell office:value-type="float" office:value="2280682.7311438">
                <text:p>2280682.73114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.143660068512">
                <text:p>25.143660068512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.1472096443176">
                <text:p>25.1472096443176</text:p>
              </table:table-cell>
              <table:table-cell office:value-type="float" office:value="2280835.92047286">
                <text:p>2280835.920472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.1507608890533">
                <text:p>25.1507608890533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.1543126106262">
                <text:p>25.1543126106262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.1578698158264">
                <text:p>25.1578698158264</text:p>
              </table:table-cell>
              <table:table-cell office:value-type="float" office:value="2275944.04718499">
                <text:p>2275944.04718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.1613259315491">
                <text:p>25.1613259315491</text:p>
              </table:table-cell>
              <table:table-cell office:value-type="float" office:value="2342514.15452539">
                <text:p>2342514.154525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.1647658348084">
                <text:p>25.1647658348084</text:p>
              </table:table-cell>
              <table:table-cell office:value-type="float" office:value="2353554.5594677">
                <text:p>2353554.55946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.1682102680206">
                <text:p>25.1682102680206</text:p>
              </table:table-cell>
              <table:table-cell office:value-type="float" office:value="2350459.2776355">
                <text:p>2350459.27763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.1716520786285">
                <text:p>25.1716520786285</text:p>
              </table:table-cell>
              <table:table-cell office:value-type="float" office:value="2352250.28983098">
                <text:p>2352250.289830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.175092458725">
                <text:p>25.175092458725</text:p>
              </table:table-cell>
              <table:table-cell office:value-type="float" office:value="2353228.35647956">
                <text:p>2353228.356479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.1785345077515">
                <text:p>25.1785345077515</text:p>
              </table:table-cell>
              <table:table-cell office:value-type="float" office:value="2352087.35776131">
                <text:p>2352087.35776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.181978225708">
                <text:p>25.181978225708</text:p>
              </table:table-cell>
              <table:table-cell office:value-type="float" office:value="2350947.46496815">
                <text:p>2350947.464968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.1854295730591">
                <text:p>25.1854295730591</text:p>
              </table:table-cell>
              <table:table-cell office:value-type="float" office:value="2345750.56534954">
                <text:p>2345750.565349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.1888926029205">
                <text:p>25.1888926029205</text:p>
              </table:table-cell>
              <table:table-cell office:value-type="float" office:value="2337837.18994836">
                <text:p>2337837.189948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.1922886371613">
                <text:p>25.1922886371613</text:p>
              </table:table-cell>
              <table:table-cell office:value-type="float" office:value="2383957.11766358">
                <text:p>2383957.117663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.1957452297211">
                <text:p>25.1957452297211</text:p>
              </table:table-cell>
              <table:table-cell office:value-type="float" office:value="2342191.00455235">
                <text:p>2342191.004552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1992025375366">
                <text:p>25.1992025375366</text:p>
              </table:table-cell>
              <table:table-cell office:value-type="float" office:value="2341706.44672781">
                <text:p>2341706.446727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.2026183605194">
                <text:p>25.2026183605194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.2060749530792">
                <text:p>25.2060749530792</text:p>
              </table:table-cell>
              <table:table-cell office:value-type="float" office:value="2342191.00455235">
                <text:p>2342191.004552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.2095339298248">
                <text:p>25.2095339298248</text:p>
              </table:table-cell>
              <table:table-cell office:value-type="float" office:value="2340576.59112214">
                <text:p>2340576.591122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.2129597663879">
                <text:p>25.2129597663879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.2164423465729">
                <text:p>25.2164423465729</text:p>
              </table:table-cell>
              <table:table-cell office:value-type="float" office:value="2324713.16382556">
                <text:p>2324713.163825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.2198584079742">
                <text:p>25.2198584079742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2233383655548">
                <text:p>25.2233383655548</text:p>
              </table:table-cell>
              <table:table-cell office:value-type="float" office:value="2326465.14003837">
                <text:p>2326465.140038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.226790189743">
                <text:p>25.226790189743</text:p>
              </table:table-cell>
              <table:table-cell office:value-type="float" office:value="2345426.52189529">
                <text:p>2345426.521895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230236530304">
                <text:p>25.230236530304</text:p>
              </table:table-cell>
              <table:table-cell office:value-type="float" office:value="2349158.43542027">
                <text:p>2349158.435420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.2336876392364">
                <text:p>25.2336876392364</text:p>
              </table:table-cell>
              <table:table-cell office:value-type="float" office:value="2345912.6206563">
                <text:p>2345912.62065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.2375795841217">
                <text:p>25.2375795841217</text:p>
              </table:table-cell>
              <table:table-cell office:value-type="float" office:value="2080193.89757412">
                <text:p>2080193.897574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.2410051822662">
                <text:p>25.2410051822662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244460105896">
                <text:p>25.244460105896</text:p>
              </table:table-cell>
              <table:table-cell office:value-type="float" office:value="2343322.41970878">
                <text:p>2343322.419708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.2478756904602">
                <text:p>25.2478756904602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.2513294219971">
                <text:p>25.2513294219971</text:p>
              </table:table-cell>
              <table:table-cell office:value-type="float" office:value="2344131.24285517">
                <text:p>2344131.242855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.2547812461853">
                <text:p>25.2547812461853</text:p>
              </table:table-cell>
              <table:table-cell office:value-type="float" office:value="2345426.52189529">
                <text:p>2345426.521895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.2581975460052">
                <text:p>25.2581975460052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.261655330658">
                <text:p>25.261655330658</text:p>
              </table:table-cell>
              <table:table-cell office:value-type="float" office:value="2341383.51954768">
                <text:p>2341383.51954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2651238441467">
                <text:p>25.2651238441467</text:p>
              </table:table-cell>
              <table:table-cell office:value-type="float" office:value="2334141.13170195">
                <text:p>2334141.131701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.2685394287109">
                <text:p>25.2685394287109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.2719373703003">
                <text:p>25.2719373703003</text:p>
              </table:table-cell>
              <table:table-cell office:value-type="float" office:value="2382618.94358686">
                <text:p>2382618.943586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.2753512859344">
                <text:p>25.2753512859344</text:p>
              </table:table-cell>
              <table:table-cell office:value-type="float" office:value="2371470.43676234">
                <text:p>2371470.436762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.2787730693817">
                <text:p>25.2787730693817</text:p>
              </table:table-cell>
              <table:table-cell office:value-type="float" office:value="2366017.64102564">
                <text:p>2366017.641025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2822036743164">
                <text:p>25.2822036743164</text:p>
              </table:table-cell>
              <table:table-cell office:value-type="float" office:value="2359933.64264369">
                <text:p>2359933.642643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.2856295108795">
                <text:p>25.2856295108795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.2890527248383">
                <text:p>25.2890527248383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.2924387454987">
                <text:p>25.2924387454987</text:p>
              </table:table-cell>
              <table:table-cell office:value-type="float" office:value="2391007.26545557">
                <text:p>2391007.265455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.2959082126617">
                <text:p>25.2959082126617</text:p>
              </table:table-cell>
              <table:table-cell office:value-type="float" office:value="2333499.53161078">
                <text:p>2333499.531610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.2993171215057">
                <text:p>25.2993171215057</text:p>
              </table:table-cell>
              <table:table-cell office:value-type="float" office:value="2374953.50286753">
                <text:p>2374953.502867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.3027267456055">
                <text:p>25.3027267456055</text:p>
              </table:table-cell>
              <table:table-cell office:value-type="float" office:value="2374455.29571359">
                <text:p>2374455.295713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.306131362915">
                <text:p>25.306131362915</text:p>
              </table:table-cell>
              <table:table-cell office:value-type="float" office:value="2377947.14173669">
                <text:p>2377947.14173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.309522151947">
                <text:p>25.309522151947</text:p>
              </table:table-cell>
              <table:table-cell office:value-type="float" office:value="2387644.85895092">
                <text:p>2387644.858950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.3129403591156">
                <text:p>25.3129403591156</text:p>
              </table:table-cell>
              <table:table-cell office:value-type="float" office:value="2368493.07274883">
                <text:p>2368493.072748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.3163592815399">
                <text:p>25.3163592815399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.3197882175446">
                <text:p>25.3197882175446</text:p>
              </table:table-cell>
              <table:table-cell office:value-type="float" office:value="2361082.26839104">
                <text:p>2361082.268391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.3232092857361">
                <text:p>25.3232092857361</text:p>
              </table:table-cell>
              <table:table-cell office:value-type="float" office:value="2366512.31333194">
                <text:p>2366512.313331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.3266348838806">
                <text:p>25.3266348838806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.3300259113312">
                <text:p>25.3300259113312</text:p>
              </table:table-cell>
              <table:table-cell office:value-type="float" office:value="2387476.98685228">
                <text:p>2387476.986852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.3334248065948">
                <text:p>25.3334248065948</text:p>
              </table:table-cell>
              <table:table-cell office:value-type="float" office:value="2381950.41975309">
                <text:p>2381950.419753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.3368470668793">
                <text:p>25.3368470668793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.3402349948883">
                <text:p>25.3402349948883</text:p>
              </table:table-cell>
              <table:table-cell office:value-type="float" office:value="2389661.16706545">
                <text:p>2389661.167065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.3436734676361">
                <text:p>25.3436734676361</text:p>
              </table:table-cell>
              <table:table-cell office:value-type="float" office:value="2354533.71127444">
                <text:p>2354533.711274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.3470966815948">
                <text:p>25.3470966815948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.3504946231842">
                <text:p>25.3504946231842</text:p>
              </table:table-cell>
              <table:table-cell office:value-type="float" office:value="2382618.94358686">
                <text:p>2382618.943586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.3539183139801">
                <text:p>25.3539183139801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.3573899269104">
                <text:p>25.3573899269104</text:p>
              </table:table-cell>
              <table:table-cell office:value-type="float" office:value="2332057.22024586">
                <text:p>2332057.220245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.3608157634735">
                <text:p>25.3608157634735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.3642146587372">
                <text:p>25.3642146587372</text:p>
              </table:table-cell>
              <table:table-cell office:value-type="float" office:value="2381950.41975309">
                <text:p>2381950.41975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.3676378726959">
                <text:p>25.3676378726959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.3710627555847">
                <text:p>25.3710627555847</text:p>
              </table:table-cell>
              <table:table-cell office:value-type="float" office:value="2363876.44859032">
                <text:p>2363876.44859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.3744623661041">
                <text:p>25.3744623661041</text:p>
              </table:table-cell>
              <table:table-cell office:value-type="float" office:value="2381449.27302055">
                <text:p>2381449.273020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.3778865337372">
                <text:p>25.3778865337372</text:p>
              </table:table-cell>
              <table:table-cell office:value-type="float" office:value="2364370.22587383">
                <text:p>2364370.225873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.3813126087189">
                <text:p>25.3813126087189</text:p>
              </table:table-cell>
              <table:table-cell office:value-type="float" office:value="2363053.94460682">
                <text:p>2363053.944606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.384717464447">
                <text:p>25.384717464447</text:p>
              </table:table-cell>
              <table:table-cell office:value-type="float" office:value="2377780.63048806">
                <text:p>2377780.630488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.3881440162659">
                <text:p>25.3881440162659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.391578912735">
                <text:p>25.391578912735</text:p>
              </table:table-cell>
              <table:table-cell office:value-type="float" office:value="2356985.1588811">
                <text:p>2356985.15888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.3949863910675">
                <text:p>25.3949863910675</text:p>
              </table:table-cell>
              <table:table-cell office:value-type="float" office:value="2375950.54464036">
                <text:p>2375950.544640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.398405790329">
                <text:p>25.398405790329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.4018647670746">
                <text:p>25.4018647670746</text:p>
              </table:table-cell>
              <table:table-cell office:value-type="float" office:value="2340576.59112214">
                <text:p>2340576.591122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405280828476">
                <text:p>25.405280828476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.4086995124817">
                <text:p>25.4086995124817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.4121153354645">
                <text:p>25.4121153354645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4155344963074">
                <text:p>25.4155344963074</text:p>
              </table:table-cell>
              <table:table-cell office:value-type="float" office:value="2367832.45129349">
                <text:p>2367832.451293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.4189515113831">
                <text:p>25.4189515113831</text:p>
              </table:table-cell>
              <table:table-cell office:value-type="float" office:value="2369319.36812727">
                <text:p>2369319.368127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422337770462">
                <text:p>25.422337770462</text:p>
              </table:table-cell>
              <table:table-cell office:value-type="float" office:value="2390838.92022812">
                <text:p>2390838.920228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.4257192611694">
                <text:p>25.4257192611694</text:p>
              </table:table-cell>
              <table:table-cell office:value-type="float" office:value="2394210.33519002">
                <text:p>2394210.335190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.429102897644">
                <text:p>25.429102897644</text:p>
              </table:table-cell>
              <table:table-cell office:value-type="float" office:value="2392692.02254791">
                <text:p>2392692.022547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.4324865341187">
                <text:p>25.4324865341187</text:p>
              </table:table-cell>
              <table:table-cell office:value-type="float" office:value="2392692.02254791">
                <text:p>2392692.022547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5.4362809658051">
                <text:p>25.4362809658051</text:p>
              </table:table-cell>
              <table:table-cell office:value-type="float" office:value="2133652.85479108">
                <text:p>2133652.854791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.4397456645966">
                <text:p>25.4397456645966</text:p>
              </table:table-cell>
              <table:table-cell office:value-type="float" office:value="2336711.06413432">
                <text:p>2336711.064134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.4431385993958">
                <text:p>25.4431385993958</text:p>
              </table:table-cell>
              <table:table-cell office:value-type="float" office:value="2386134.85939147">
                <text:p>2386134.859391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.4465138912201">
                <text:p>25.4465138912201</text:p>
              </table:table-cell>
              <table:table-cell office:value-type="float" office:value="2398607.41569542">
                <text:p>2398607.415695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5.4499197006226">
                <text:p>25.4499197006226</text:p>
              </table:table-cell>
              <table:table-cell office:value-type="float" office:value="2377114.81862093">
                <text:p>2377114.81862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5.4533212184906">
                <text:p>25.4533212184906</text:p>
              </table:table-cell>
              <table:table-cell office:value-type="float" office:value="2380113.91210486">
                <text:p>2380113.912104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5.4567129611969">
                <text:p>25.4567129611969</text:p>
              </table:table-cell>
              <table:table-cell office:value-type="float" office:value="2386973.51216083">
                <text:p>2386973.512160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5.4601099491119">
                <text:p>25.4601099491119</text:p>
              </table:table-cell>
              <table:table-cell office:value-type="float" office:value="2383287.84278495">
                <text:p>2383287.842784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.4635410308838">
                <text:p>25.4635410308838</text:p>
              </table:table-cell>
              <table:table-cell office:value-type="float" office:value="2359605.66909874">
                <text:p>2359605.669098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.4669313430786">
                <text:p>25.4669313430786</text:p>
              </table:table-cell>
              <table:table-cell office:value-type="float" office:value="2387980.67398031">
                <text:p>2387980.673980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.4703981876373">
                <text:p>25.4703981876373</text:p>
              </table:table-cell>
              <table:table-cell office:value-type="float" office:value="2335264.78123925">
                <text:p>2335264.781239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.4738032817841">
                <text:p>25.4738032817841</text:p>
              </table:table-cell>
              <table:table-cell office:value-type="float" office:value="2377614.14255707">
                <text:p>2377614.142557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.4772446155548">
                <text:p>25.4772446155548</text:p>
              </table:table-cell>
              <table:table-cell office:value-type="float" office:value="2352576.22169877">
                <text:p>2352576.221698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5.4808194637299">
                <text:p>25.4808194637299</text:p>
              </table:table-cell>
              <table:table-cell office:value-type="float" office:value="2264711.56355876">
                <text:p>2264711.563558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.4842140674591">
                <text:p>25.4842140674591</text:p>
              </table:table-cell>
              <table:table-cell office:value-type="float" office:value="2384961.73507515">
                <text:p>2384961.735075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.4876093864441">
                <text:p>25.4876093864441</text:p>
              </table:table-cell>
              <table:table-cell office:value-type="float" office:value="2384459.32055333">
                <text:p>2384459.320553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.4909567832947">
                <text:p>25.4909567832947</text:p>
              </table:table-cell>
              <table:table-cell office:value-type="float" office:value="2418595.81082621">
                <text:p>2418595.810826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.4943690299988">
                <text:p>25.4943690299988</text:p>
              </table:table-cell>
              <table:table-cell office:value-type="float" office:value="2372630.32308552">
                <text:p>2372630.323085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4977850914001">
                <text:p>25.4977850914001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5011537075043">
                <text:p>25.5011537075043</text:p>
              </table:table-cell>
              <table:table-cell office:value-type="float" office:value="2403360.83119824">
                <text:p>2403360.831198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5045711994171">
                <text:p>25.5045711994171</text:p>
              </table:table-cell>
              <table:table-cell office:value-type="float" office:value="2368988.78080089">
                <text:p>2368988.780800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5079791545868">
                <text:p>25.5079791545868</text:p>
              </table:table-cell>
              <table:table-cell office:value-type="float" office:value="2375618.10437946">
                <text:p>2375618.104379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5113987922668">
                <text:p>25.5113987922668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.5148189067841">
                <text:p>25.5148189067841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.5182387828827">
                <text:p>25.5182387828827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5216200351715">
                <text:p>25.5216200351715</text:p>
              </table:table-cell>
              <table:table-cell office:value-type="float" office:value="2394379.15554929">
                <text:p>2394379.155549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5250341892242">
                <text:p>25.5250341892242</text:p>
              </table:table-cell>
              <table:table-cell office:value-type="float" office:value="2371304.83128492">
                <text:p>2371304.831284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530553817749">
                <text:p>25.530553817749</text:p>
              </table:table-cell>
              <table:table-cell office:value-type="float" office:value="1466765.37445467">
                <text:p>1466765.374454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5575168132782">
                <text:p>25.5575168132782</text:p>
              </table:table-cell>
              <table:table-cell office:value-type="float" office:value="300263.37360179">
                <text:p>300263.373601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.5609350204468">
                <text:p>25.5609350204468</text:p>
              </table:table-cell>
              <table:table-cell office:value-type="float" office:value="2368493.07274883">
                <text:p>2368493.072748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.5643422603607">
                <text:p>25.5643422603607</text:p>
              </table:table-cell>
              <table:table-cell office:value-type="float" office:value="2376116.79966412">
                <text:p>2376116.799664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.5943377017975">
                <text:p>25.5943377017975</text:p>
              </table:table-cell>
              <table:table-cell office:value-type="float" office:value="269907.679707495">
                <text:p>269907.6797074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.5977556705475">
                <text:p>25.5977556705475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.6011748313904">
                <text:p>25.6011748313904</text:p>
              </table:table-cell>
              <table:table-cell office:value-type="float" office:value="2367832.45129349">
                <text:p>2367832.451293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6045522689819">
                <text:p>25.6045522689819</text:p>
              </table:table-cell>
              <table:table-cell office:value-type="float" office:value="2397083.52280107">
                <text:p>2397083.522801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.6362907886505">
                <text:p>25.6362907886505</text:p>
              </table:table-cell>
              <table:table-cell office:value-type="float" office:value="255084.360724454">
                <text:p>255084.3607244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.6397092342377">
                <text:p>25.6397092342377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.6431195735931">
                <text:p>25.6431195735931</text:p>
              </table:table-cell>
              <table:table-cell office:value-type="float" office:value="2373957.29753915">
                <text:p>2373957.297539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.6465001106262">
                <text:p>25.6465001106262</text:p>
              </table:table-cell>
              <table:table-cell office:value-type="float" office:value="2394885.75950349">
                <text:p>2394885.759503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.6817924976349">
                <text:p>25.6817924976349</text:p>
              </table:table-cell>
              <table:table-cell office:value-type="float" office:value="229397.915137103">
                <text:p>229397.9151371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.6852145195007">
                <text:p>25.6852145195007</text:p>
              </table:table-cell>
              <table:table-cell office:value-type="float" office:value="2365852.79620985">
                <text:p>2365852.796209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.6886088848114">
                <text:p>25.6886088848114</text:p>
              </table:table-cell>
              <table:table-cell office:value-type="float" office:value="2385129.2536349">
                <text:p>2385129.25363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5.691971540451">
                <text:p>25.691971540451</text:p>
              </table:table-cell>
              <table:table-cell office:value-type="float" office:value="2407620.90073738">
                <text:p>2407620.900737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.6953995227814">
                <text:p>25.6953995227814</text:p>
              </table:table-cell>
              <table:table-cell office:value-type="float" office:value="2361739.12811239">
                <text:p>2361739.128112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.7113718986511">
                <text:p>25.7113718986511</text:p>
              </table:table-cell>
              <table:table-cell office:value-type="float" office:value="506875.124027884">
                <text:p>506875.1240278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.7148089408874">
                <text:p>25.7148089408874</text:p>
              </table:table-cell>
              <table:table-cell office:value-type="float" office:value="2355513.67813541">
                <text:p>2355513.678135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5.7182326316833">
                <text:p>25.7182326316833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.7316088676453">
                <text:p>25.7316088676453</text:p>
              </table:table-cell>
              <table:table-cell office:value-type="float" office:value="605252.480821332">
                <text:p>605252.4808213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.7584667205811">
                <text:p>25.7584667205811</text:p>
              </table:table-cell>
              <table:table-cell office:value-type="float" office:value="301438.838739458">
                <text:p>301438.8387394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.761892080307">
                <text:p>25.761892080307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.7653172016144">
                <text:p>25.7653172016144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.7952184677124">
                <text:p>25.7952184677124</text:p>
              </table:table-cell>
              <table:table-cell office:value-type="float" office:value="270757.76568991">
                <text:p>270757.765689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.7986345291138">
                <text:p>25.7986345291138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.8020539283752">
                <text:p>25.8020539283752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.8054358959198">
                <text:p>25.8054358959198</text:p>
              </table:table-cell>
              <table:table-cell office:value-type="float" office:value="2393872.76587945">
                <text:p>2393872.765879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.837123632431">
                <text:p>25.837123632431</text:p>
              </table:table-cell>
              <table:table-cell office:value-type="float" office:value="255493.162066994">
                <text:p>255493.1620669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.8405306339264">
                <text:p>25.8405306339264</text:p>
              </table:table-cell>
              <table:table-cell office:value-type="float" office:value="2376283.07795661">
                <text:p>2376283.077956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.8439588546753">
                <text:p>25.8439588546753</text:p>
              </table:table-cell>
              <table:table-cell office:value-type="float" office:value="2361574.87892065">
                <text:p>2361574.878920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.8473720550537">
                <text:p>25.8473720550537</text:p>
              </table:table-cell>
              <table:table-cell office:value-type="float" office:value="2371967.39200894">
                <text:p>2371967.392008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.8823866844177">
                <text:p>25.8823866844177</text:p>
              </table:table-cell>
              <table:table-cell office:value-type="float" office:value="231217.640941837">
                <text:p>231217.6409418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.885801076889">
                <text:p>25.885801076889</text:p>
              </table:table-cell>
              <table:table-cell office:value-type="float" office:value="2371139.24893513">
                <text:p>2371139.248935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.8892073631287">
                <text:p>25.8892073631287</text:p>
              </table:table-cell>
              <table:table-cell office:value-type="float" office:value="2376782.05249528">
                <text:p>2376782.052495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.8925998210907">
                <text:p>25.8925998210907</text:p>
              </table:table-cell>
              <table:table-cell office:value-type="float" office:value="2386470.24977159">
                <text:p>2386470.249771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5.8960008621216">
                <text:p>25.8960008621216</text:p>
              </table:table-cell>
              <table:table-cell office:value-type="float" office:value="2380447.61191728">
                <text:p>2380447.611917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.9123151302338">
                <text:p>25.9123151302338</text:p>
              </table:table-cell>
              <table:table-cell office:value-type="float" office:value="496252.724567788">
                <text:p>496252.7245677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5.9157295227051">
                <text:p>25.9157295227051</text:p>
              </table:table-cell>
              <table:table-cell office:value-type="float" office:value="2371139.24893513">
                <text:p>2371139.248935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.9191615581512">
                <text:p>25.9191615581512</text:p>
              </table:table-cell>
              <table:table-cell office:value-type="float" office:value="2358949.99541507">
                <text:p>2358949.99541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5.9596939086914">
                <text:p>25.9596939086914</text:p>
              </table:table-cell>
              <table:table-cell office:value-type="float" office:value="199741.685150437">
                <text:p>199741.6851504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5.96311378479">
                <text:p>25.96311378479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.9665315151215">
                <text:p>25.9665315151215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.9699139595032">
                <text:p>25.9699139595032</text:p>
              </table:table-cell>
              <table:table-cell office:value-type="float" office:value="2393535.29174596">
                <text:p>2393535.291745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5.9733352661133">
                <text:p>25.9733352661133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5.9961471557617">
                <text:p>25.9961471557617</text:p>
              </table:table-cell>
              <table:table-cell office:value-type="float" office:value="354902.646153846">
                <text:p>354902.6461538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5.9995718002319">
                <text:p>25.9995718002319</text:p>
              </table:table-cell>
              <table:table-cell office:value-type="float" office:value="2364041.01810081">
                <text:p>2364041.018100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.0029895305634">
                <text:p>26.0029895305634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.0380928516388">
                <text:p>26.0380928516388</text:p>
              </table:table-cell>
              <table:table-cell office:value-type="float" office:value="230633.448687124">
                <text:p>230633.4486871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.0415186882019">
                <text:p>26.0415186882019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.0449390411377">
                <text:p>26.0449390411377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.0483212471008">
                <text:p>26.0483212471008</text:p>
              </table:table-cell>
              <table:table-cell office:value-type="float" office:value="2393704.01691809">
                <text:p>2393704.016918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.0834894180298">
                <text:p>26.0834894180298</text:p>
              </table:table-cell>
              <table:table-cell office:value-type="float" office:value="230208.162271365">
                <text:p>230208.1622713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.0869145393372">
                <text:p>26.0869145393372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.0903334617615">
                <text:p>26.0903334617615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.0937263965607">
                <text:p>26.0937263965607</text:p>
              </table:table-cell>
              <table:table-cell office:value-type="float" office:value="2386134.85939147">
                <text:p>2386134.85939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.0971601009369">
                <text:p>26.0971601009369</text:p>
              </table:table-cell>
              <table:table-cell office:value-type="float" office:value="2357803.44285516">
                <text:p>2357803.442855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.100583076477">
                <text:p>26.100583076477</text:p>
              </table:table-cell>
              <table:table-cell office:value-type="float" office:value="2365193.64658355">
                <text:p>2365193.646583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.1133308410645">
                <text:p>26.1133308410645</text:p>
              </table:table-cell>
              <table:table-cell office:value-type="float" office:value="635091.740555098">
                <text:p>635091.7405550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.1167302131653">
                <text:p>26.1167302131653</text:p>
              </table:table-cell>
              <table:table-cell office:value-type="float" office:value="2381616.29849909">
                <text:p>2381616.298499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.1201496124268">
                <text:p>26.1201496124268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.1604068279266">
                <text:p>26.1604068279266</text:p>
              </table:table-cell>
              <table:table-cell office:value-type="float" office:value="201106.80531356">
                <text:p>201106.805313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.1634960174561">
                <text:p>26.1634960174561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.1665821075439">
                <text:p>26.1665821075439</text:p>
              </table:table-cell>
              <table:table-cell office:value-type="float" office:value="2623384.20766378">
                <text:p>2623384.207663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.169668674469">
                <text:p>26.169668674469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6.1727240085602">
                <text:p>26.1727240085602</text:p>
              </table:table-cell>
              <table:table-cell office:value-type="float" office:value="2649792.05493562">
                <text:p>2649792.054935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.1758317947388">
                <text:p>26.1758317947388</text:p>
              </table:table-cell>
              <table:table-cell office:value-type="float" office:value="2605069.82616034">
                <text:p>2605069.826160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6.1862275600433">
                <text:p>26.1862275600433</text:p>
              </table:table-cell>
              <table:table-cell office:value-type="float" office:value="778778.64330436">
                <text:p>778778.643304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.2002131938934">
                <text:p>26.2002131938934</text:p>
              </table:table-cell>
              <table:table-cell office:value-type="float" office:value="578879.733787931">
                <text:p>578879.7337879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.2141103744507">
                <text:p>26.2141103744507</text:p>
              </table:table-cell>
              <table:table-cell office:value-type="float" office:value="582564.209096056">
                <text:p>582564.2090960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.2171928882599">
                <text:p>26.2171928882599</text:p>
              </table:table-cell>
              <table:table-cell office:value-type="float" office:value="2626427.81220512">
                <text:p>2626427.812205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.2280757427216">
                <text:p>26.2280757427216</text:p>
              </table:table-cell>
              <table:table-cell office:value-type="float" office:value="743922.472593436">
                <text:p>743922.4725934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.2419884204864">
                <text:p>26.2419884204864</text:p>
              </table:table-cell>
              <table:table-cell office:value-type="float" office:value="581915.296020838">
                <text:p>581915.2960208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6.2450747489929">
                <text:p>26.2450747489929</text:p>
              </table:table-cell>
              <table:table-cell office:value-type="float" office:value="2623181.55148706">
                <text:p>2623181.551487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6.2559463977814">
                <text:p>26.2559463977814</text:p>
              </table:table-cell>
              <table:table-cell office:value-type="float" office:value="744689.251606395">
                <text:p>744689.2516063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.2698435783386">
                <text:p>26.2698435783386</text:p>
              </table:table-cell>
              <table:table-cell office:value-type="float" office:value="582564.209096056">
                <text:p>582564.2090960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.2729382514954">
                <text:p>26.2729382514954</text:p>
              </table:table-cell>
              <table:table-cell office:value-type="float" office:value="2616108.25762712">
                <text:p>2616108.257627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6.284099817276">
                <text:p>26.284099817276</text:p>
              </table:table-cell>
              <table:table-cell office:value-type="float" office:value="725346.260472071">
                <text:p>725346.2604720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.2871541976929">
                <text:p>26.2871541976929</text:p>
              </table:table-cell>
              <table:table-cell office:value-type="float" office:value="2650619.40394973">
                <text:p>2650619.403949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.2902247905731">
                <text:p>26.2902247905731</text:p>
              </table:table-cell>
              <table:table-cell office:value-type="float" office:value="2636624.36400342">
                <text:p>2636624.364003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.2932877540588">
                <text:p>26.2932877540588</text:p>
              </table:table-cell>
              <table:table-cell office:value-type="float" office:value="2643191.81007239">
                <text:p>2643191.810072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6.2963597774506">
                <text:p>26.2963597774506</text:p>
              </table:table-cell>
              <table:table-cell office:value-type="float" office:value="2635396.59945673">
                <text:p>2635396.599456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.2994239330292">
                <text:p>26.2994239330292</text:p>
              </table:table-cell>
              <table:table-cell office:value-type="float" office:value="2642163.49081855">
                <text:p>2642163.490818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6.3025109767914">
                <text:p>26.3025109767914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6.3056297302246">
                <text:p>26.3056297302246</text:p>
              </table:table-cell>
              <table:table-cell office:value-type="float" office:value="2595908.96598119">
                <text:p>2595908.965981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.3114140033722">
                <text:p>26.3114140033722</text:p>
              </table:table-cell>
              <table:table-cell office:value-type="float" office:value="1399657.27645192">
                <text:p>1399657.276451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.314487695694">
                <text:p>26.314487695694</text:p>
              </table:table-cell>
              <table:table-cell office:value-type="float" office:value="2633965.65187713">
                <text:p>2633965.651877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.325409412384">
                <text:p>26.325409412384</text:p>
              </table:table-cell>
              <table:table-cell office:value-type="float" office:value="741275.408413194">
                <text:p>741275.4084131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.3392095565796">
                <text:p>26.3392095565796</text:p>
              </table:table-cell>
              <table:table-cell office:value-type="float" office:value="586660.536678069">
                <text:p>586660.5366780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.3470175266266">
                <text:p>26.3470175266266</text:p>
              </table:table-cell>
              <table:table-cell office:value-type="float" office:value="1036889.22360988">
                <text:p>1036889.223609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.3500876426697">
                <text:p>26.3500876426697</text:p>
              </table:table-cell>
              <table:table-cell office:value-type="float" office:value="2637033.87310709">
                <text:p>2637033.873107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.3598878383636">
                <text:p>26.3598878383636</text:p>
              </table:table-cell>
              <table:table-cell office:value-type="float" office:value="826105.952657828">
                <text:p>826105.9526578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.3727383613586">
                <text:p>26.3727383613586</text:p>
              </table:table-cell>
              <table:table-cell office:value-type="float" office:value="630013.268966029">
                <text:p>630013.2689660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.3758668899536">
                <text:p>26.3758668899536</text:p>
              </table:table-cell>
              <table:table-cell office:value-type="float" office:value="2587797.98689224">
                <text:p>2587797.986892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6.3853828907013">
                <text:p>26.3853828907013</text:p>
              </table:table-cell>
              <table:table-cell office:value-type="float" office:value="850777.570816526">
                <text:p>850777.5708165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.3984527587891">
                <text:p>26.3984527587891</text:p>
              </table:table-cell>
              <table:table-cell office:value-type="float" office:value="619440.069756836">
                <text:p>619440.0697568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.4015467166901">
                <text:p>26.4015467166901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.4113552570343">
                <text:p>26.4113552570343</text:p>
              </table:table-cell>
              <table:table-cell office:value-type="float" office:value="825403.140106952">
                <text:p>825403.1401069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.4240477085114">
                <text:p>26.4240477085114</text:p>
              </table:table-cell>
              <table:table-cell office:value-type="float" office:value="637859.44067924">
                <text:p>637859.440679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.4371364116669">
                <text:p>26.4371364116669</text:p>
              </table:table-cell>
              <table:table-cell office:value-type="float" office:value="618548.675434442">
                <text:p>618548.6754344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.4402112960815">
                <text:p>26.4402112960815</text:p>
              </table:table-cell>
              <table:table-cell office:value-type="float" office:value="2632944.49748003">
                <text:p>2632944.49748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.4499313831329">
                <text:p>26.4499313831329</text:p>
              </table:table-cell>
              <table:table-cell office:value-type="float" office:value="832914.351198214">
                <text:p>832914.3511982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.4628887176514">
                <text:p>26.4628887176514</text:p>
              </table:table-cell>
              <table:table-cell office:value-type="float" office:value="624819.864647543">
                <text:p>624819.8646475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.4659798145294">
                <text:p>26.4659798145294</text:p>
              </table:table-cell>
              <table:table-cell office:value-type="float" office:value="2619134.9929811">
                <text:p>2619134.99298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.475711107254">
                <text:p>26.475711107254</text:p>
              </table:table-cell>
              <table:table-cell office:value-type="float" office:value="831955.242649941">
                <text:p>831955.24264994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.4885451793671">
                <text:p>26.4885451793671</text:p>
              </table:table-cell>
              <table:table-cell office:value-type="float" office:value="630820.828237043">
                <text:p>630820.8282370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.4916319847107">
                <text:p>26.4916319847107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.5015122890472">
                <text:p>26.5015122890472</text:p>
              </table:table-cell>
              <table:table-cell office:value-type="float" office:value="819407.957916074">
                <text:p>819407.9579160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.5143342018127">
                <text:p>26.5143342018127</text:p>
              </table:table-cell>
              <table:table-cell office:value-type="float" office:value="631419.051748824">
                <text:p>631419.0517488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.5271706581116">
                <text:p>26.5271706581116</text:p>
              </table:table-cell>
              <table:table-cell office:value-type="float" office:value="630703.662407132">
                <text:p>630703.6624071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6.5302562713623">
                <text:p>26.5302562713623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.5400896072388">
                <text:p>26.5400896072388</text:p>
              </table:table-cell>
              <table:table-cell office:value-type="float" office:value="823321.820967898">
                <text:p>823321.8209678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.5530140399933">
                <text:p>26.5530140399933</text:p>
              </table:table-cell>
              <table:table-cell office:value-type="float" office:value="626410.470290911">
                <text:p>626410.4702909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.5561158657074">
                <text:p>26.5561158657074</text:p>
              </table:table-cell>
              <table:table-cell office:value-type="float" office:value="2610075.72513451">
                <text:p>2610075.725134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.5656762123108">
                <text:p>26.5656762123108</text:p>
              </table:table-cell>
              <table:table-cell office:value-type="float" office:value="846831.222324746">
                <text:p>846831.222324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6.5785970687866">
                <text:p>26.5785970687866</text:p>
              </table:table-cell>
              <table:table-cell office:value-type="float" office:value="626583.850315533">
                <text:p>626583.8503155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.5915462970734">
                <text:p>26.5915462970734</text:p>
              </table:table-cell>
              <table:table-cell office:value-type="float" office:value="625211.002596064">
                <text:p>625211.0025960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.5946319103241">
                <text:p>26.5946319103241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.6044006347656">
                <text:p>26.6044006347656</text:p>
              </table:table-cell>
              <table:table-cell office:value-type="float" office:value="828767.36348327">
                <text:p>828767.363483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6.6172389984131">
                <text:p>26.6172389984131</text:p>
              </table:table-cell>
              <table:table-cell office:value-type="float" office:value="630609.96107562">
                <text:p>630609.961075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.620311498642">
                <text:p>26.620311498642</text:p>
              </table:table-cell>
              <table:table-cell office:value-type="float" office:value="2634987.59866532">
                <text:p>2634987.598665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6.63019490242">
                <text:p>26.63019490242</text:p>
              </table:table-cell>
              <table:table-cell office:value-type="float" office:value="819150.991074444">
                <text:p>819150.9910744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.643125295639">
                <text:p>26.643125295639</text:p>
              </table:table-cell>
              <table:table-cell office:value-type="float" office:value="626121.716709076">
                <text:p>626121.7167090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.6462109088898">
                <text:p>26.6462109088898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.655898809433">
                <text:p>26.655898809433</text:p>
              </table:table-cell>
              <table:table-cell office:value-type="float" office:value="835681.57661072">
                <text:p>835681.576610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.6687772274017">
                <text:p>26.6687772274017</text:p>
              </table:table-cell>
              <table:table-cell office:value-type="float" office:value="628648.644549763">
                <text:p>628648.6445497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.6816952228546">
                <text:p>26.6816952228546</text:p>
              </table:table-cell>
              <table:table-cell office:value-type="float" office:value="626722.623454284">
                <text:p>626722.6234542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.6847832202911">
                <text:p>26.6847832202911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.6945495605469">
                <text:p>26.6945495605469</text:p>
              </table:table-cell>
              <table:table-cell office:value-type="float" office:value="828969.68444694">
                <text:p>828969.684446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.7075464725494">
                <text:p>26.7075464725494</text:p>
              </table:table-cell>
              <table:table-cell office:value-type="float" office:value="622917.197439143">
                <text:p>622917.1974391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.7106392383575">
                <text:p>26.7106392383575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.720401763916">
                <text:p>26.720401763916</text:p>
              </table:table-cell>
              <table:table-cell office:value-type="float" office:value="829293.603536279">
                <text:p>829293.6035362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.7331416606903">
                <text:p>26.7331416606903</text:p>
              </table:table-cell>
              <table:table-cell office:value-type="float" office:value="635483.955909048">
                <text:p>635483.9559090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.7362127304077">
                <text:p>26.7362127304077</text:p>
              </table:table-cell>
              <table:table-cell office:value-type="float" office:value="2636214.98206661">
                <text:p>2636214.982066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.7458851337433">
                <text:p>26.7458851337433</text:p>
              </table:table-cell>
              <table:table-cell office:value-type="float" office:value="837020.512805344">
                <text:p>837020.512805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6.758939743042">
                <text:p>26.758939743042</text:p>
              </table:table-cell>
              <table:table-cell office:value-type="float" office:value="620164.097963656">
                <text:p>620164.0979636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6.771684885025">
                <text:p>26.771684885025</text:p>
              </table:table-cell>
              <table:table-cell office:value-type="float" office:value="635222.425201564">
                <text:p>635222.4252015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.7747709751129">
                <text:p>26.7747709751129</text:p>
              </table:table-cell>
              <table:table-cell office:value-type="float" office:value="2623384.20766378">
                <text:p>2623384.207663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.784576177597">
                <text:p>26.784576177597</text:p>
              </table:table-cell>
              <table:table-cell office:value-type="float" office:value="825684.121577591">
                <text:p>825684.1215775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.7974052429199">
                <text:p>26.7974052429199</text:p>
              </table:table-cell>
              <table:table-cell office:value-type="float" office:value="631067.018231151">
                <text:p>631067.0182311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.8004925251007">
                <text:p>26.8004925251007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.8102185726166">
                <text:p>26.8102185726166</text:p>
              </table:table-cell>
              <table:table-cell office:value-type="float" office:value="832403.911947836">
                <text:p>832403.9119478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8231627941132">
                <text:p>26.8231627941132</text:p>
              </table:table-cell>
              <table:table-cell office:value-type="float" office:value="625452.83253518">
                <text:p>625452.832535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8262460231781">
                <text:p>26.8262460231781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8360052108765">
                <text:p>26.8360052108765</text:p>
              </table:table-cell>
              <table:table-cell office:value-type="float" office:value="829577.240466127">
                <text:p>829577.2404661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8488957881927">
                <text:p>26.8488957881927</text:p>
              </table:table-cell>
              <table:table-cell office:value-type="float" office:value="628055.65657425">
                <text:p>628055.656574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8617670536041">
                <text:p>26.8617670536041</text:p>
              </table:table-cell>
              <table:table-cell office:value-type="float" office:value="628997.984366317">
                <text:p>628997.984366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8648536205292">
                <text:p>26.8648536205292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8745834827423">
                <text:p>26.8745834827423</text:p>
              </table:table-cell>
              <table:table-cell office:value-type="float" office:value="832077.55902965">
                <text:p>832077.559029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8875169754028">
                <text:p>26.8875169754028</text:p>
              </table:table-cell>
              <table:table-cell office:value-type="float" office:value="625971.670027836">
                <text:p>625971.6700278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8905997276306">
                <text:p>26.8905997276306</text:p>
              </table:table-cell>
              <table:table-cell office:value-type="float" office:value="2626224.68553751">
                <text:p>2626224.685537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9003875255585">
                <text:p>26.9003875255585</text:p>
              </table:table-cell>
              <table:table-cell office:value-type="float" office:value="827152.344140501">
                <text:p>827152.3441405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9133443832397">
                <text:p>26.9133443832397</text:p>
              </table:table-cell>
              <table:table-cell office:value-type="float" office:value="624842.859214279">
                <text:p>624842.8592142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916435956955">
                <text:p>26.916435956955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9261646270752">
                <text:p>26.9261646270752</text:p>
              </table:table-cell>
              <table:table-cell office:value-type="float" office:value="832179.516823919">
                <text:p>832179.5168239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9390406608582">
                <text:p>26.9390406608582</text:p>
              </table:table-cell>
              <table:table-cell office:value-type="float" office:value="628765.0480317">
                <text:p>628765.04803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9520356655121">
                <text:p>26.9520356655121</text:p>
              </table:table-cell>
              <table:table-cell office:value-type="float" office:value="623008.626437941">
                <text:p>623008.6264379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9551236629486">
                <text:p>26.9551236629486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9647889137268">
                <text:p>26.9647889137268</text:p>
              </table:table-cell>
              <table:table-cell office:value-type="float" office:value="837639.931522731">
                <text:p>837639.9315227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9776930809021">
                <text:p>26.9776930809021</text:p>
              </table:table-cell>
              <table:table-cell office:value-type="float" office:value="627394.227773261">
                <text:p>627394.2277732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9807531833649">
                <text:p>26.9807531833649</text:p>
              </table:table-cell>
              <table:table-cell office:value-type="float" office:value="2645663.04511102">
                <text:p>2645663.045111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9905331134796">
                <text:p>26.9905331134796</text:p>
              </table:table-cell>
              <table:table-cell office:value-type="float" office:value="827817.776304242">
                <text:p>827817.7763042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.0035171508789">
                <text:p>27.0035171508789</text:p>
              </table:table-cell>
              <table:table-cell office:value-type="float" office:value="623534.864466847">
                <text:p>623534.8644668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.0066030025482">
                <text:p>27.0066030025482</text:p>
              </table:table-cell>
              <table:table-cell office:value-type="float" office:value="2623586.89515568">
                <text:p>2623586.895155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.0162737369537">
                <text:p>27.0162737369537</text:p>
              </table:table-cell>
              <table:table-cell office:value-type="float" office:value="837164.961885509">
                <text:p>837164.9618855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.0290868282318">
                <text:p>27.0290868282318</text:p>
              </table:table-cell>
              <table:table-cell office:value-type="float" office:value="631853.767704961">
                <text:p>631853.7677049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.0420551300049">
                <text:p>27.0420551300049</text:p>
              </table:table-cell>
              <table:table-cell office:value-type="float" office:value="624291.456327101">
                <text:p>624291.4563271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7.0451238155365">
                <text:p>27.0451238155365</text:p>
              </table:table-cell>
              <table:table-cell office:value-type="float" office:value="2638263.16401212">
                <text:p>2638263.164012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7.0549204349518">
                <text:p>27.0549204349518</text:p>
              </table:table-cell>
              <table:table-cell office:value-type="float" office:value="826407.524555853">
                <text:p>826407.5245558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7.0678606033325">
                <text:p>27.0678606033325</text:p>
              </table:table-cell>
              <table:table-cell office:value-type="float" office:value="625648.736692768">
                <text:p>625648.7366927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.0709671974182">
                <text:p>27.0709671974182</text:p>
              </table:table-cell>
              <table:table-cell office:value-type="float" office:value="2606069.46922487">
                <text:p>2606069.469224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0806729793549">
                <text:p>27.0806729793549</text:p>
              </table:table-cell>
              <table:table-cell office:value-type="float" office:value="834141.963300499">
                <text:p>834141.9633004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0934414863586">
                <text:p>27.0934414863586</text:p>
              </table:table-cell>
              <table:table-cell office:value-type="float" office:value="634060.035178788">
                <text:p>634060.0351787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1063838005066">
                <text:p>27.1063838005066</text:p>
              </table:table-cell>
              <table:table-cell office:value-type="float" office:value="625545.00744234">
                <text:p>625545.007442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1095063686371">
                <text:p>27.1095063686371</text:p>
              </table:table-cell>
              <table:table-cell office:value-type="float" office:value="2592737.66389249">
                <text:p>2592737.663892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1193909645081">
                <text:p>27.1193909645081</text:p>
              </table:table-cell>
              <table:table-cell office:value-type="float" office:value="819052.200583709">
                <text:p>819052.2005837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1321616172791">
                <text:p>27.1321616172791</text:p>
              </table:table-cell>
              <table:table-cell office:value-type="float" office:value="633953.498319767">
                <text:p>633953.4983197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352574825287">
                <text:p>27.1352574825287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45031452179">
                <text:p>27.145031452179</text:p>
              </table:table-cell>
              <table:table-cell office:value-type="float" office:value="828322.604805464">
                <text:p>828322.6048054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57900094986">
                <text:p>27.157900094986</text:p>
              </table:table-cell>
              <table:table-cell office:value-type="float" office:value="629126.172931913">
                <text:p>629126.1729319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1607642173767">
                <text:p>27.1607642173767</text:p>
              </table:table-cell>
              <table:table-cell office:value-type="float" office:value="2826694.84591692">
                <text:p>2826694.845916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1707344055176">
                <text:p>27.1707344055176</text:p>
              </table:table-cell>
              <table:table-cell office:value-type="float" office:value="812020.784925152">
                <text:p>812020.7849251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1835737228394">
                <text:p>27.1835737228394</text:p>
              </table:table-cell>
              <table:table-cell office:value-type="float" office:value="630563.120849736">
                <text:p>630563.1208497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1965110301971">
                <text:p>27.1965110301971</text:p>
              </table:table-cell>
              <table:table-cell office:value-type="float" office:value="625787.095884857">
                <text:p>625787.0958848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1993384361267">
                <text:p>27.1993384361267</text:p>
              </table:table-cell>
              <table:table-cell office:value-type="float" office:value="2863402.07302471">
                <text:p>2863402.073024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2091982364655">
                <text:p>27.2091982364655</text:p>
              </table:table-cell>
              <table:table-cell office:value-type="float" office:value="821111.961890944">
                <text:p>821111.9618909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2222938537598">
                <text:p>27.2222938537598</text:p>
              </table:table-cell>
              <table:table-cell office:value-type="float" office:value="618222.098130246">
                <text:p>618222.0981302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2250871658325">
                <text:p>27.2250871658325</text:p>
              </table:table-cell>
              <table:table-cell office:value-type="float" office:value="2898351.41550017">
                <text:p>2898351.415500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2351343631744">
                <text:p>27.2351343631744</text:p>
              </table:table-cell>
              <table:table-cell office:value-type="float" office:value="805796.853040981">
                <text:p>805796.8530409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2481451034546">
                <text:p>27.2481451034546</text:p>
              </table:table-cell>
              <table:table-cell office:value-type="float" office:value="622255.13888329">
                <text:p>622255.138883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2509806156158">
                <text:p>27.2509806156158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2608640193939">
                <text:p>27.2608640193939</text:p>
              </table:table-cell>
              <table:table-cell office:value-type="float" office:value="819150.991074444">
                <text:p>819150.9910744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2737245559692">
                <text:p>27.2737245559692</text:p>
              </table:table-cell>
              <table:table-cell office:value-type="float" office:value="629522.722678482">
                <text:p>629522.7226784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2869429588318">
                <text:p>27.2869429588318</text:p>
              </table:table-cell>
              <table:table-cell office:value-type="float" office:value="612479.441289997">
                <text:p>612479.4412899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2897779941559">
                <text:p>27.2897779941559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292599439621">
                <text:p>27.292599439621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2954239845276">
                <text:p>27.2954239845276</text:p>
              </table:table-cell>
              <table:table-cell office:value-type="float" office:value="2866302.4549675">
                <text:p>2866302.45496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2982568740845">
                <text:p>27.2982568740845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3010890483856">
                <text:p>27.3010890483856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303923368454">
                <text:p>27.303923368454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3067719936371">
                <text:p>27.3067719936371</text:p>
              </table:table-cell>
              <table:table-cell office:value-type="float" office:value="2842072.74723803">
                <text:p>2842072.747238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3096680641174">
                <text:p>27.3096680641174</text:p>
              </table:table-cell>
              <table:table-cell office:value-type="float" office:value="2795512.07573887">
                <text:p>2795512.075738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3125245571136">
                <text:p>27.3125245571136</text:p>
              </table:table-cell>
              <table:table-cell office:value-type="float" office:value="2834244.65270011">
                <text:p>2834244.652700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3253736495972">
                <text:p>27.3253736495972</text:p>
              </table:table-cell>
              <table:table-cell office:value-type="float" office:value="630083.409422374">
                <text:p>630083.4094223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7.3282163143158">
                <text:p>27.3282163143158</text:p>
              </table:table-cell>
              <table:table-cell office:value-type="float" office:value="2848031.97047723">
                <text:p>2848031.970477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7.338226556778">
                <text:p>27.338226556778</text:p>
              </table:table-cell>
              <table:table-cell office:value-type="float" office:value="808771.618730053">
                <text:p>808771.6187300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.345477104187">
                <text:p>27.345477104187</text:p>
              </table:table-cell>
              <table:table-cell office:value-type="float" office:value="1116605.34622341">
                <text:p>1116605.346223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.3483197689056">
                <text:p>27.3483197689056</text:p>
              </table:table-cell>
              <table:table-cell office:value-type="float" office:value="2848031.97047723">
                <text:p>2848031.970477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.357540845871">
                <text:p>27.357540845871</text:p>
              </table:table-cell>
              <table:table-cell office:value-type="float" office:value="877988.550625711">
                <text:p>877988.5506257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.3696227073669">
                <text:p>27.3696227073669</text:p>
              </table:table-cell>
              <table:table-cell office:value-type="float" office:value="670095.415569808">
                <text:p>670095.4155698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.3724648952484">
                <text:p>27.3724648952484</text:p>
              </table:table-cell>
              <table:table-cell office:value-type="float" office:value="2848509.78810502">
                <text:p>2848509.788105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.3818171024322">
                <text:p>27.3818171024322</text:p>
              </table:table-cell>
              <table:table-cell office:value-type="float" office:value="865677.998878295">
                <text:p>865677.9988782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.3937499523163">
                <text:p>27.3937499523163</text:p>
              </table:table-cell>
              <table:table-cell office:value-type="float" office:value="678463.240439561">
                <text:p>678463.2404395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.4058291912079">
                <text:p>27.4058291912079</text:p>
              </table:table-cell>
              <table:table-cell office:value-type="float" office:value="670240.904468656">
                <text:p>670240.9044686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.4086699485779">
                <text:p>27.4086699485779</text:p>
              </table:table-cell>
              <table:table-cell office:value-type="float" office:value="2849944.20344104">
                <text:p>2849944.203441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.4179005622864">
                <text:p>27.4179005622864</text:p>
              </table:table-cell>
              <table:table-cell office:value-type="float" office:value="877081.443950821">
                <text:p>877081.4439508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.4299783706665">
                <text:p>27.4299783706665</text:p>
              </table:table-cell>
              <table:table-cell office:value-type="float" office:value="670320.288680959">
                <text:p>670320.2886809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.4328167438507">
                <text:p>27.4328167438507</text:p>
              </table:table-cell>
              <table:table-cell office:value-type="float" office:value="2852338.10869383">
                <text:p>2852338.108693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.44215965271">
                <text:p>27.44215965271</text:p>
              </table:table-cell>
              <table:table-cell office:value-type="float" office:value="866539.545869804">
                <text:p>866539.5458698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.4542269706726">
                <text:p>27.4542269706726</text:p>
              </table:table-cell>
              <table:table-cell office:value-type="float" office:value="670903.014659976">
                <text:p>670903.0146599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.4570682048798">
                <text:p>27.4570682048798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.4663767814636">
                <text:p>27.4663767814636</text:p>
              </table:table-cell>
              <table:table-cell office:value-type="float" office:value="869735.552698307">
                <text:p>869735.5526983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.4783327579498">
                <text:p>27.4783327579498</text:p>
              </table:table-cell>
              <table:table-cell office:value-type="float" office:value="677150.880092528">
                <text:p>677150.8800925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.490519285202">
                <text:p>27.490519285202</text:p>
              </table:table-cell>
              <table:table-cell office:value-type="float" office:value="664340.203936299">
                <text:p>664340.2039362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.4933536052704">
                <text:p>27.4933536052704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.5025928020477">
                <text:p>27.5025928020477</text:p>
              </table:table-cell>
              <table:table-cell office:value-type="float" office:value="876266.649050372">
                <text:p>876266.6490503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.5146901607513">
                <text:p>27.5146901607513</text:p>
              </table:table-cell>
              <table:table-cell office:value-type="float" office:value="669236.99613717">
                <text:p>669236.996137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.5175220966339">
                <text:p>27.5175220966339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.5267961025238">
                <text:p>27.5267961025238</text:p>
              </table:table-cell>
              <table:table-cell office:value-type="float" office:value="872977.66425009">
                <text:p>872977.6642500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.5389757156372">
                <text:p>27.5389757156372</text:p>
              </table:table-cell>
              <table:table-cell office:value-type="float" office:value="664717.337457179">
                <text:p>664717.3374571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.551144361496">
                <text:p>27.551144361496</text:p>
              </table:table-cell>
              <table:table-cell office:value-type="float" office:value="665316.428299928">
                <text:p>665316.4282999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.55397605896">
                <text:p>27.55397605896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.5631844997406">
                <text:p>27.5631844997406</text:p>
              </table:table-cell>
              <table:table-cell office:value-type="float" office:value="879193.361054294">
                <text:p>879193.3610542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.5751981735229">
                <text:p>27.5751981735229</text:p>
              </table:table-cell>
              <table:table-cell office:value-type="float" office:value="673898.771239755">
                <text:p>673898.7712397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.57803606987">
                <text:p>27.57803606987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.5875144004822">
                <text:p>27.5875144004822</text:p>
              </table:table-cell>
              <table:table-cell office:value-type="float" office:value="854158.852572004">
                <text:p>854158.8525720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.5994513034821">
                <text:p>27.5994513034821</text:p>
              </table:table-cell>
              <table:table-cell office:value-type="float" office:value="678232.871632013">
                <text:p>678232.8716320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.6022901535034">
                <text:p>27.6022901535034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.611635684967">
                <text:p>27.611635684967</text:p>
              </table:table-cell>
              <table:table-cell office:value-type="float" office:value="866296.371855707">
                <text:p>866296.3718557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.6236047744751">
                <text:p>27.6236047744751</text:p>
              </table:table-cell>
              <table:table-cell office:value-type="float" office:value="676409.011274451">
                <text:p>676409.0112744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.6358504295349">
                <text:p>27.6358504295349</text:p>
              </table:table-cell>
              <table:table-cell office:value-type="float" office:value="661132.455589736">
                <text:p>661132.4555897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.6386933326721">
                <text:p>27.6386933326721</text:p>
              </table:table-cell>
              <table:table-cell office:value-type="float" office:value="2847793.12177122">
                <text:p>2847793.121771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7.6478006839752">
                <text:p>27.6478006839752</text:p>
              </table:table-cell>
              <table:table-cell office:value-type="float" office:value="888952.20251839">
                <text:p>888952.202518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.6599547863007">
                <text:p>27.6599547863007</text:p>
              </table:table-cell>
              <table:table-cell office:value-type="float" office:value="666112.542351603">
                <text:p>666112.542351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.6627957820892">
                <text:p>27.6627957820892</text:p>
              </table:table-cell>
              <table:table-cell office:value-type="float" office:value="2849705.03390399">
                <text:p>2849705.033903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7.6719715595245">
                <text:p>27.6719715595245</text:p>
              </table:table-cell>
              <table:table-cell office:value-type="float" office:value="882323.057319545">
                <text:p>882323.0573195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.6841795444489">
                <text:p>27.6841795444489</text:p>
              </table:table-cell>
              <table:table-cell office:value-type="float" office:value="663172.509647684">
                <text:p>663172.5096476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.6870033740997">
                <text:p>27.6870033740997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.6963326931">
                <text:p>27.6963326931</text:p>
              </table:table-cell>
              <table:table-cell office:value-type="float" office:value="867801.81916688">
                <text:p>867801.819166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.7084274291992">
                <text:p>27.7084274291992</text:p>
              </table:table-cell>
              <table:table-cell office:value-type="float" office:value="669382.112480041">
                <text:p>669382.1124800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.7205126285553">
                <text:p>27.7205126285553</text:p>
              </table:table-cell>
              <table:table-cell office:value-type="float" office:value="669910.339205745">
                <text:p>669910.3392057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.7233457565308">
                <text:p>27.7233457565308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.732602596283">
                <text:p>27.732602596283</text:p>
              </table:table-cell>
              <table:table-cell office:value-type="float" office:value="874596.537990007">
                <text:p>874596.5379900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.7446944713593">
                <text:p>27.7446944713593</text:p>
              </table:table-cell>
              <table:table-cell office:value-type="float" office:value="669540.493010233">
                <text:p>669540.4930102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.7475273609161">
                <text:p>27.7475273609161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.7567129135132">
                <text:p>27.7567129135132</text:p>
              </table:table-cell>
              <table:table-cell office:value-type="float" office:value="881384.099047421">
                <text:p>881384.0990474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.7687730789185">
                <text:p>27.7687730789185</text:p>
              </table:table-cell>
              <table:table-cell office:value-type="float" office:value="671300.909062154">
                <text:p>671300.9090621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.7716071605682">
                <text:p>27.7716071605682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.7810072898865">
                <text:p>27.7810072898865</text:p>
              </table:table-cell>
              <table:table-cell office:value-type="float" office:value="861264.74710224">
                <text:p>861264.747102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.7931001186371">
                <text:p>27.7931001186371</text:p>
              </table:table-cell>
              <table:table-cell office:value-type="float" office:value="669487.691173281">
                <text:p>669487.6911732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8051707744598">
                <text:p>27.8051707744598</text:p>
              </table:table-cell>
              <table:table-cell office:value-type="float" office:value="670717.491980722">
                <text:p>670717.4919807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.8080065250397">
                <text:p>27.8080065250397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.8173353672028">
                <text:p>27.8173353672028</text:p>
              </table:table-cell>
              <table:table-cell office:value-type="float" office:value="867846.176242077">
                <text:p>867846.1762420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8293333053589">
                <text:p>27.8293333053589</text:p>
              </table:table-cell>
              <table:table-cell office:value-type="float" office:value="674782.608032113">
                <text:p>674782.6080321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8322036266327">
                <text:p>27.8322036266327</text:p>
              </table:table-cell>
              <table:table-cell office:value-type="float" office:value="2820590.18057978">
                <text:p>2820590.180579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.8383429050446">
                <text:p>27.8383429050446</text:p>
              </table:table-cell>
              <table:table-cell office:value-type="float" office:value="1318721.75471845">
                <text:p>1318721.754718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.8503992557526">
                <text:p>27.8503992557526</text:p>
              </table:table-cell>
              <table:table-cell office:value-type="float" office:value="671513.312450562">
                <text:p>671513.3124505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.8532094955444">
                <text:p>27.8532094955444</text:p>
              </table:table-cell>
              <table:table-cell office:value-type="float" office:value="2880892.94850259">
                <text:p>2880892.948502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.86248087883">
                <text:p>27.86248087883</text:p>
              </table:table-cell>
              <table:table-cell office:value-type="float" office:value="873224.604212205">
                <text:p>873224.6042122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.8746330738068">
                <text:p>27.8746330738068</text:p>
              </table:table-cell>
              <table:table-cell office:value-type="float" office:value="666217.092093388">
                <text:p>666217.0920933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.8867480754852">
                <text:p>27.8867480754852</text:p>
              </table:table-cell>
              <table:table-cell office:value-type="float" office:value="668262.391939229">
                <text:p>668262.3919392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.8895854949951">
                <text:p>27.8895854949951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.8988227844238">
                <text:p>27.8988227844238</text:p>
              </table:table-cell>
              <table:table-cell office:value-type="float" office:value="876447.583729094">
                <text:p>876447.5837290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9110145568848">
                <text:p>27.9110145568848</text:p>
              </table:table-cell>
              <table:table-cell office:value-type="float" office:value="664054.387984981">
                <text:p>664054.3879849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9138605594635">
                <text:p>27.9138605594635</text:p>
              </table:table-cell>
              <table:table-cell office:value-type="float" office:value="2844691.73025048">
                <text:p>2844691.730250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.9230592250824">
                <text:p>27.9230592250824</text:p>
              </table:table-cell>
              <table:table-cell office:value-type="float" office:value="880127.654968638">
                <text:p>880127.6549686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.9352722167969">
                <text:p>27.9352722167969</text:p>
              </table:table-cell>
              <table:table-cell office:value-type="float" office:value="662900.638047828">
                <text:p>662900.6380478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.9381322860718">
                <text:p>27.9381322860718</text:p>
              </table:table-cell>
              <table:table-cell office:value-type="float" office:value="2830700.66555518">
                <text:p>2830700.665555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.9472801685333">
                <text:p>27.9472801685333</text:p>
              </table:table-cell>
              <table:table-cell office:value-type="float" office:value="885013.557403112">
                <text:p>885013.5574031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.9594430923462">
                <text:p>27.9594430923462</text:p>
              </table:table-cell>
              <table:table-cell office:value-type="float" office:value="665629.426325591">
                <text:p>665629.4263255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.971508026123">
                <text:p>27.971508026123</text:p>
              </table:table-cell>
              <table:table-cell office:value-type="float" office:value="671035.593708007">
                <text:p>671035.5937080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.9743385314941">
                <text:p>27.9743385314941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.9836943149567">
                <text:p>27.9836943149567</text:p>
              </table:table-cell>
              <table:table-cell office:value-type="float" office:value="865347.090644989">
                <text:p>865347.0906449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.9957077503204">
                <text:p>27.9957077503204</text:p>
              </table:table-cell>
              <table:table-cell office:value-type="float" office:value="673912.145431452">
                <text:p>673912.1454314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.9985480308533">
                <text:p>27.9985480308533</text:p>
              </table:table-cell>
              <table:table-cell office:value-type="float" office:value="2850422.66297322">
                <text:p>2850422.662973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.0078320503235">
                <text:p>28.0078320503235</text:p>
              </table:table-cell>
              <table:table-cell office:value-type="float" office:value="872036.085875706">
                <text:p>872036.0858757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8.0198678970337">
                <text:p>28.0198678970337</text:p>
              </table:table-cell>
              <table:table-cell office:value-type="float" office:value="672657.287429183">
                <text:p>672657.2874291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8.0227010250092">
                <text:p>28.0227010250092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.0319991111755">
                <text:p>28.0319991111755</text:p>
              </table:table-cell>
              <table:table-cell office:value-type="float" office:value="870716.817969691">
                <text:p>870716.8179696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.0440373420715">
                <text:p>28.0440373420715</text:p>
              </table:table-cell>
              <table:table-cell office:value-type="float" office:value="672524.066862077">
                <text:p>672524.0668620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.0561451911926">
                <text:p>28.0561451911926</text:p>
              </table:table-cell>
              <table:table-cell office:value-type="float" office:value="668657.15942029">
                <text:p>668657.159420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.0589663982391">
                <text:p>28.0589663982391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.0682706832886">
                <text:p>28.0682706832886</text:p>
              </table:table-cell>
              <table:table-cell office:value-type="float" office:value="870136.711953876">
                <text:p>870136.7119538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.0803959369659">
                <text:p>28.0803959369659</text:p>
              </table:table-cell>
              <table:table-cell office:value-type="float" office:value="667697.370745424">
                <text:p>667697.3707454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.0832319259644">
                <text:p>28.0832319259644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.0924570560455">
                <text:p>28.0924570560455</text:p>
              </table:table-cell>
              <table:table-cell office:value-type="float" office:value="877602.801126819">
                <text:p>877602.8011268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.1045482158661">
                <text:p>28.1045482158661</text:p>
              </table:table-cell>
              <table:table-cell office:value-type="float" office:value="669580.099854084">
                <text:p>669580.0998540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.1166143417358">
                <text:p>28.1166143417358</text:p>
              </table:table-cell>
              <table:table-cell office:value-type="float" office:value="670969.297634808">
                <text:p>670969.2976348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.1194632053375">
                <text:p>28.1194632053375</text:p>
              </table:table-cell>
              <table:table-cell office:value-type="float" office:value="2841834.89697883">
                <text:p>2841834.896978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.1287324428558">
                <text:p>28.1287324428558</text:p>
              </table:table-cell>
              <table:table-cell office:value-type="float" office:value="873426.749935696">
                <text:p>873426.7499356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.1408505439758">
                <text:p>28.1408505439758</text:p>
              </table:table-cell>
              <table:table-cell office:value-type="float" office:value="668091.470753733">
                <text:p>668091.4707537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.1436879634857">
                <text:p>28.1436879634857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.1529698371887">
                <text:p>28.1529698371887</text:p>
              </table:table-cell>
              <table:table-cell office:value-type="float" office:value="872237.681641879">
                <text:p>872237.68164187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.1650166511536">
                <text:p>28.1650166511536</text:p>
              </table:table-cell>
              <table:table-cell office:value-type="float" office:value="672044.909436352">
                <text:p>672044.9094363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.1678423881531">
                <text:p>28.1678423881531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.1772074699402">
                <text:p>28.1772074699402</text:p>
              </table:table-cell>
              <table:table-cell office:value-type="float" office:value="864487.912016293">
                <text:p>864487.9120162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1892840862274">
                <text:p>28.1892840862274</text:p>
              </table:table-cell>
              <table:table-cell office:value-type="float" office:value="670386.456557361">
                <text:p>670386.4565573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.2012956142425">
                <text:p>28.2012956142425</text:p>
              </table:table-cell>
              <table:table-cell office:value-type="float" office:value="674019.158078603">
                <text:p>674019.1580786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.2041184902191">
                <text:p>28.2041184902191</text:p>
              </table:table-cell>
              <table:table-cell office:value-type="float" office:value="2867997.05945946">
                <text:p>2867997.059459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.2133805751801">
                <text:p>28.2133805751801</text:p>
              </table:table-cell>
              <table:table-cell office:value-type="float" office:value="874101.245469522">
                <text:p>874101.245469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.225593328476">
                <text:p>28.225593328476</text:p>
              </table:table-cell>
              <table:table-cell office:value-type="float" office:value="662913.579259722">
                <text:p>662913.5792597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2284150123596">
                <text:p>28.2284150123596</text:p>
              </table:table-cell>
              <table:table-cell office:value-type="float" office:value="2869208.71854668">
                <text:p>2869208.718546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.237710237503">
                <text:p>28.237710237503</text:p>
              </table:table-cell>
              <table:table-cell office:value-type="float" office:value="870984.820170826">
                <text:p>870984.8201708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.2497599124908">
                <text:p>28.2497599124908</text:p>
              </table:table-cell>
              <table:table-cell office:value-type="float" office:value="671885.341986545">
                <text:p>671885.3419865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.2525591850281">
                <text:p>28.2525591850281</text:p>
              </table:table-cell>
              <table:table-cell office:value-type="float" office:value="2892179.98330636">
                <text:p>2892179.983306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.2617959976196">
                <text:p>28.2617959976196</text:p>
              </table:table-cell>
              <table:table-cell office:value-type="float" office:value="876492.82907439">
                <text:p>876492.829074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.2739300727844">
                <text:p>28.2739300727844</text:p>
              </table:table-cell>
              <table:table-cell office:value-type="float" office:value="667211.95394349">
                <text:p>667211.953943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.2767288684845">
                <text:p>28.2767288684845</text:p>
              </table:table-cell>
              <table:table-cell office:value-type="float" office:value="2892672.73055627">
                <text:p>2892672.730556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.2795879840851">
                <text:p>28.2795879840851</text:p>
              </table:table-cell>
              <table:table-cell office:value-type="float" office:value="2831644.86190794">
                <text:p>2831644.861907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.28244972229">
                <text:p>28.28244972229</text:p>
              </table:table-cell>
              <table:table-cell office:value-type="float" office:value="2829049.83620761">
                <text:p>2829049.836207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.2852635383606">
                <text:p>28.2852635383606</text:p>
              </table:table-cell>
              <table:table-cell office:value-type="float" office:value="2877231.41704796">
                <text:p>2877231.417047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.2880764007568">
                <text:p>28.2880764007568</text:p>
              </table:table-cell>
              <table:table-cell office:value-type="float" office:value="2878206.91507035">
                <text:p>2878206.915070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.2908961772919">
                <text:p>28.2908961772919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.2937107086182">
                <text:p>28.2937107086182</text:p>
              </table:table-cell>
              <table:table-cell office:value-type="float" office:value="2876500.22736129">
                <text:p>2876500.227361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.2964692115784">
                <text:p>28.2964692115784</text:p>
              </table:table-cell>
              <table:table-cell office:value-type="float" office:value="2934925.25358686">
                <text:p>2934925.253586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8.2992737293243">
                <text:p>28.2992737293243</text:p>
              </table:table-cell>
              <table:table-cell office:value-type="float" office:value="2886770.82240925">
                <text:p>2886770.822409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4.4301753044128">
                <text:p>34.4301753044128</text:p>
              </table:table-cell>
              <table:table-cell office:value-type="float" office:value="1320.52356424971">
                <text:p>1320.523564249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.4506204128265">
                <text:p>34.4506204128265</text:p>
              </table:table-cell>
              <table:table-cell office:value-type="float" office:value="395987.139621937">
                <text:p>395987.1396219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4.4608335494995">
                <text:p>34.4608335494995</text:p>
              </table:table-cell>
              <table:table-cell office:value-type="float" office:value="792704.558769288">
                <text:p>792704.5587692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.4812614917755">
                <text:p>34.4812614917755</text:p>
              </table:table-cell>
              <table:table-cell office:value-type="float" office:value="396319.898040406">
                <text:p>396319.8980404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.484771490097">
                <text:p>34.484771490097</text:p>
              </table:table-cell>
              <table:table-cell office:value-type="float" office:value="2306553.80953675">
                <text:p>2306553.809536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.4915306568146">
                <text:p>34.4915306568146</text:p>
              </table:table-cell>
              <table:table-cell office:value-type="float" office:value="1197780.78250441">
                <text:p>1197780.782504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4.5124979019165">
                <text:p>34.5124979019165</text:p>
              </table:table-cell>
              <table:table-cell office:value-type="float" office:value="386126.072387797">
                <text:p>386126.0723877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4.5160167217255">
                <text:p>34.5160167217255</text:p>
              </table:table-cell>
              <table:table-cell office:value-type="float" office:value="2300771.40619283">
                <text:p>2300771.406192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.5227298736572">
                <text:p>34.5227298736572</text:p>
              </table:table-cell>
              <table:table-cell office:value-type="float" office:value="1205990.87914195">
                <text:p>1205990.879141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4.5329787731171">
                <text:p>34.5329787731171</text:p>
              </table:table-cell>
              <table:table-cell office:value-type="float" office:value="789938.474050294">
                <text:p>789938.4740502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.5538780689239">
                <text:p>34.5538780689239</text:p>
              </table:table-cell>
              <table:table-cell office:value-type="float" office:value="387381.473271122">
                <text:p>387381.4732711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.5574064254761">
                <text:p>34.5574064254761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4.6262197494507">
                <text:p>34.6262197494507</text:p>
              </table:table-cell>
              <table:table-cell office:value-type="float" office:value="117651.633904318">
                <text:p>117651.6339043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.657066822052">
                <text:p>34.657066822052</text:p>
              </table:table-cell>
              <table:table-cell office:value-type="float" office:value="262456.023125319">
                <text:p>262456.0231253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.6605954170227">
                <text:p>34.6605954170227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4.677699804306">
                <text:p>34.677699804306</text:p>
              </table:table-cell>
              <table:table-cell office:value-type="float" office:value="473328.85217658">
                <text:p>473328.85217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.6812279224396">
                <text:p>34.6812279224396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4.6847577095032">
                <text:p>34.6847577095032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.6883072853088">
                <text:p>34.6883072853088</text:p>
              </table:table-cell>
              <table:table-cell office:value-type="float" office:value="2280835.92047286">
                <text:p>2280835.920472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.1952857971191">
                <text:p>35.1952857971191</text:p>
              </table:table-cell>
              <table:table-cell office:value-type="float" office:value="15969.1186340247">
                <text:p>15969.11863402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5.2808263301849">
                <text:p>35.2808263301849</text:p>
              </table:table-cell>
              <table:table-cell office:value-type="float" office:value="94645.1899448971">
                <text:p>94645.18994489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5.284325838089">
                <text:p>35.284325838089</text:p>
              </table:table-cell>
              <table:table-cell office:value-type="float" office:value="2313468.12808284">
                <text:p>2313468.1280828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5.2877445220947">
                <text:p>35.2877445220947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5.2911310195923">
                <text:p>35.2911310195923</text:p>
              </table:table-cell>
              <table:table-cell office:value-type="float" office:value="2390670.59870459">
                <text:p>2390670.598704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5.2945458889008">
                <text:p>35.2945458889008</text:p>
              </table:table-cell>
              <table:table-cell office:value-type="float" office:value="2370808.15359911">
                <text:p>2370808.153599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5.2979655265808">
                <text:p>35.2979655265808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5.3013513088226">
                <text:p>35.3013513088226</text:p>
              </table:table-cell>
              <table:table-cell office:value-type="float" office:value="2391175.63439194">
                <text:p>2391175.634391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.3860740661621">
                <text:p>35.3860740661621</text:p>
              </table:table-cell>
              <table:table-cell office:value-type="float" office:value="95558.7407000926">
                <text:p>95558.74070009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5.6268887519836">
                <text:p>35.6268887519836</text:p>
              </table:table-cell>
              <table:table-cell office:value-type="float" office:value="33619.2121023712">
                <text:p>33619.21210237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5.8564763069153">
                <text:p>35.8564763069153</text:p>
              </table:table-cell>
              <table:table-cell office:value-type="float" office:value="35263.235424109">
                <text:p>35263.2354241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.8599185943604">
                <text:p>35.8599185943604</text:p>
              </table:table-cell>
              <table:table-cell office:value-type="float" office:value="2351924.44826153">
                <text:p>2351924.448261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6.1376037597656">
                <text:p>36.1376037597656</text:p>
              </table:table-cell>
              <table:table-cell office:value-type="float" office:value="29155.3205162549">
                <text:p>29155.32051625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.277275800705">
                <text:p>36.277275800705</text:p>
              </table:table-cell>
              <table:table-cell office:value-type="float" office:value="57964.3566855061">
                <text:p>57964.35668550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.2803535461426">
                <text:p>36.2803535461426</text:p>
              </table:table-cell>
              <table:table-cell office:value-type="float" office:value="2630496.95437292">
                <text:p>2630496.95437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.2834300994873">
                <text:p>36.2834300994873</text:p>
              </table:table-cell>
              <table:table-cell office:value-type="float" office:value="2631516.21078735">
                <text:p>2631516.210787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6.2865180969238">
                <text:p>36.2865180969238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6.2896890640259">
                <text:p>36.2896890640259</text:p>
              </table:table-cell>
              <table:table-cell office:value-type="float" office:value="2553164.29954887">
                <text:p>2553164.299548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6.2927780151367">
                <text:p>36.2927780151367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6.3153705596924">
                <text:p>36.3153705596924</text:p>
              </table:table-cell>
              <table:table-cell office:value-type="float" office:value="358348.302912621">
                <text:p>358348.30291262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6.4440002441406">
                <text:p>36.4440002441406</text:p>
              </table:table-cell>
              <table:table-cell office:value-type="float" office:value="62940.3705274396">
                <text:p>62940.370527439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6.4471006393433">
                <text:p>36.4471006393433</text:p>
              </table:table-cell>
              <table:table-cell office:value-type="float" office:value="2611280.00492156">
                <text:p>2611280.004921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6.4785935878754">
                <text:p>36.4785935878754</text:p>
              </table:table-cell>
              <table:table-cell office:value-type="float" office:value="257073.420475278">
                <text:p>257073.42047527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8.8485536575317">
                <text:p>38.8485536575317</text:p>
              </table:table-cell>
              <table:table-cell office:value-type="float" office:value="3416.09131042189">
                <text:p>3416.091310421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8.8513698577881">
                <text:p>38.8513698577881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8.8541762828827">
                <text:p>38.8541762828827</text:p>
              </table:table-cell>
              <table:table-cell office:value-type="float" office:value="2884808.86789568">
                <text:p>2884808.8678956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8.8593912124634">
                <text:p>38.8593912124634</text:p>
              </table:table-cell>
              <table:table-cell office:value-type="float" office:value="1552465.8338591">
                <text:p>1552465.83385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8.862194776535">
                <text:p>38.862194776535</text:p>
              </table:table-cell>
              <table:table-cell office:value-type="float" office:value="2887752.80074836">
                <text:p>2887752.800748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8.8728704452515">
                <text:p>38.8728704452515</text:p>
              </table:table-cell>
              <table:table-cell office:value-type="float" office:value="758359.988029569">
                <text:p>758359.98802956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8.8862478733063">
                <text:p>38.8862478733063</text:p>
              </table:table-cell>
              <table:table-cell office:value-type="float" office:value="605198.545402698">
                <text:p>605198.5454026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.8996777534485">
                <text:p>38.8996777534485</text:p>
              </table:table-cell>
              <table:table-cell office:value-type="float" office:value="602834.866303325">
                <text:p>602834.8663033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8.9024991989136">
                <text:p>38.9024991989136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8.9130880832672">
                <text:p>38.9130880832672</text:p>
              </table:table-cell>
              <table:table-cell office:value-type="float" office:value="764575.353702745">
                <text:p>764575.35370274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8.9266579151154">
                <text:p>38.9266579151154</text:p>
              </table:table-cell>
              <table:table-cell office:value-type="float" office:value="596617.562442898">
                <text:p>596617.5624428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8.9295253753662">
                <text:p>38.9295253753662</text:p>
              </table:table-cell>
              <table:table-cell office:value-type="float" office:value="2823404.43867964">
                <text:p>2823404.438679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8.9398806095123">
                <text:p>38.9398806095123</text:p>
              </table:table-cell>
              <table:table-cell office:value-type="float" office:value="781826.840973453">
                <text:p>781826.8409734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.0491833686829">
                <text:p>39.0491833686829</text:p>
              </table:table-cell>
              <table:table-cell office:value-type="float" office:value="74069.4934092996">
                <text:p>74069.49340929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.0519802570343">
                <text:p>39.0519802570343</text:p>
              </table:table-cell>
              <table:table-cell office:value-type="float" office:value="2894645.39971017">
                <text:p>2894645.399710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9.0547604560852">
                <text:p>39.0547604560852</text:p>
              </table:table-cell>
              <table:table-cell office:value-type="float" office:value="2912021.71203156">
                <text:p>2912021.712031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.0575385093689">
                <text:p>39.0575385093689</text:p>
              </table:table-cell>
              <table:table-cell office:value-type="float" office:value="2914270.95640233">
                <text:p>2914270.956402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.060329914093">
                <text:p>39.060329914093</text:p>
              </table:table-cell>
              <table:table-cell office:value-type="float" office:value="2900331.84010933">
                <text:p>2900331.840109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9.0631115436554">
                <text:p>39.0631115436554</text:p>
              </table:table-cell>
              <table:table-cell office:value-type="float" office:value="2910524.14365304">
                <text:p>2910524.143653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.0658872127533">
                <text:p>39.0658872127533</text:p>
              </table:table-cell>
              <table:table-cell office:value-type="float" office:value="2916774.19549905">
                <text:p>2916774.195499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686695575714">
                <text:p>39.0686695575714</text:p>
              </table:table-cell>
              <table:table-cell office:value-type="float" office:value="2909775.9369323">
                <text:p>2909775.93693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.0714576244354">
                <text:p>39.0714576244354</text:p>
              </table:table-cell>
              <table:table-cell office:value-type="float" office:value="2903804.10330084">
                <text:p>2903804.103300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.0742924213409">
                <text:p>39.0742924213409</text:p>
              </table:table-cell>
              <table:table-cell office:value-type="float" office:value="2855936.51673675">
                <text:p>2855936.516736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9.0872390270233">
                <text:p>39.0872390270233</text:p>
              </table:table-cell>
              <table:table-cell office:value-type="float" office:value="625337.652093846">
                <text:p>625337.6520938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9.0900506973267">
                <text:p>39.0900506973267</text:p>
              </table:table-cell>
              <table:table-cell office:value-type="float" office:value="2879427.21818028">
                <text:p>2879427.218180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9.1005713939667">
                <text:p>39.1005713939667</text:p>
              </table:table-cell>
              <table:table-cell office:value-type="float" office:value="769530.790309788">
                <text:p>769530.7903097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.1139509677887">
                <text:p>39.1139509677887</text:p>
              </table:table-cell>
              <table:table-cell office:value-type="float" office:value="605101.485869062">
                <text:p>605101.48586906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.1279098987579">
                <text:p>39.1279098987579</text:p>
              </table:table-cell>
              <table:table-cell office:value-type="float" office:value="579987.107740657">
                <text:p>579987.1077406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.130713224411">
                <text:p>39.130713224411</text:p>
              </table:table-cell>
              <table:table-cell office:value-type="float" office:value="2887998.39972785">
                <text:p>2887998.399727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9.1406402587891">
                <text:p>39.1406402587891</text:p>
              </table:table-cell>
              <table:table-cell office:value-type="float" office:value="815550.716526167">
                <text:p>815550.71652616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9.2507517337799">
                <text:p>39.2507517337799</text:p>
              </table:table-cell>
              <table:table-cell office:value-type="float" office:value="73525.4886075511">
                <text:p>73525.48860755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9.2533934116364">
                <text:p>39.2533934116364</text:p>
              </table:table-cell>
              <table:table-cell office:value-type="float" office:value="3064718.87942238">
                <text:p>3064718.8794223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9.2559859752655">
                <text:p>39.2559859752655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.2585906982422">
                <text:p>39.2585906982422</text:p>
              </table:table-cell>
              <table:table-cell office:value-type="float" office:value="3108200.01684211">
                <text:p>3108200.016842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9.2611520290375">
                <text:p>39.2611520290375</text:p>
              </table:table-cell>
              <table:table-cell office:value-type="float" office:value="3160856.85413758">
                <text:p>3160856.854137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.2637410163879">
                <text:p>39.2637410163879</text:p>
              </table:table-cell>
              <table:table-cell office:value-type="float" office:value="3127091.36973939">
                <text:p>3127091.3697393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9.2663340568542">
                <text:p>39.2663340568542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9.2689383029938">
                <text:p>39.2689383029938</text:p>
              </table:table-cell>
              <table:table-cell office:value-type="float" office:value="3108769.12789527">
                <text:p>3108769.1278952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9.2715082168579">
                <text:p>39.2715082168579</text:p>
              </table:table-cell>
              <table:table-cell office:value-type="float" office:value="3150300.13767511">
                <text:p>3150300.1376751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.2745621204376">
                <text:p>39.2745621204376</text:p>
              </table:table-cell>
              <table:table-cell office:value-type="float" office:value="2651033.27223046">
                <text:p>2651033.272230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9.2771420478821">
                <text:p>39.2771420478821</text:p>
              </table:table-cell>
              <table:table-cell office:value-type="float" office:value="3138072.74595694">
                <text:p>3138072.7459569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9.2797417640686">
                <text:p>39.2797417640686</text:p>
              </table:table-cell>
              <table:table-cell office:value-type="float" office:value="3114186.09537784">
                <text:p>3114186.095377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9.2823371887207">
                <text:p>39.2823371887207</text:p>
              </table:table-cell>
              <table:table-cell office:value-type="float" office:value="3119335.40180048">
                <text:p>3119335.401800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9.2849400043488">
                <text:p>39.2849400043488</text:p>
              </table:table-cell>
              <table:table-cell office:value-type="float" office:value="3110477.71219199">
                <text:p>3110477.712191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9.2875266075134">
                <text:p>39.2875266075134</text:p>
              </table:table-cell>
              <table:table-cell office:value-type="float" office:value="3129973.74725781">
                <text:p>3129973.747257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9.2901065349579">
                <text:p>39.2901065349579</text:p>
              </table:table-cell>
              <table:table-cell office:value-type="float" office:value="3138072.74595694">
                <text:p>3138072.745956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9.3014481067657">
                <text:p>39.3014481067657</text:p>
              </table:table-cell>
              <table:table-cell office:value-type="float" office:value="713834.037923061">
                <text:p>713834.03792306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9.3040246963501">
                <text:p>39.3040246963501</text:p>
              </table:table-cell>
              <table:table-cell office:value-type="float" office:value="3142137.98315906">
                <text:p>3142137.983159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9.306622505188">
                <text:p>39.306622505188</text:p>
              </table:table-cell>
              <table:table-cell office:value-type="float" office:value="3116472.57562408">
                <text:p>3116472.575624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9.329000711441">
                <text:p>39.329000711441</text:p>
              </table:table-cell>
              <table:table-cell office:value-type="float" office:value="361780.560445766">
                <text:p>361780.56044576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9.3315958976746">
                <text:p>39.3315958976746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.3341953754425">
                <text:p>39.3341953754425</text:p>
              </table:table-cell>
              <table:table-cell office:value-type="float" office:value="3114471.7219114">
                <text:p>3114471.721911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9.3367896080017">
                <text:p>39.3367896080017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.3803942203522">
                <text:p>39.3803942203522</text:p>
              </table:table-cell>
              <table:table-cell office:value-type="float" office:value="185668.431929401">
                <text:p>185668.43192940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9.3830006122589">
                <text:p>39.3830006122589</text:p>
              </table:table-cell>
              <table:table-cell office:value-type="float" office:value="3106209.76802049">
                <text:p>3106209.768020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9.3855807781219">
                <text:p>39.3855807781219</text:p>
              </table:table-cell>
              <table:table-cell office:value-type="float" office:value="3137782.77434855">
                <text:p>3137782.774348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9.3881778717041">
                <text:p>39.3881778717041</text:p>
              </table:table-cell>
              <table:table-cell office:value-type="float" office:value="3117330.8715689">
                <text:p>3117330.871568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9.3907566070557">
                <text:p>39.3907566070557</text:p>
              </table:table-cell>
              <table:table-cell office:value-type="float" office:value="3139523.40828402">
                <text:p>3139523.408284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.3933515548706">
                <text:p>39.3933515548706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.4518206119537">
                <text:p>39.4518206119537</text:p>
              </table:table-cell>
              <table:table-cell office:value-type="float" office:value="138466.40263908">
                <text:p>138466.4026390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9.4544112682343">
                <text:p>39.4544112682343</text:p>
              </table:table-cell>
              <table:table-cell office:value-type="float" office:value="3125076.86213878">
                <text:p>3125076.862138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.4570019245148">
                <text:p>39.4570019245148</text:p>
              </table:table-cell>
              <table:table-cell office:value-type="float" office:value="3125076.86213878">
                <text:p>3125076.8621387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.4595952033997">
                <text:p>39.4595952033997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.4621894359589">
                <text:p>39.4621894359589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.4647793769836">
                <text:p>39.4647793769836</text:p>
              </table:table-cell>
              <table:table-cell office:value-type="float" office:value="3125939.9046304">
                <text:p>3125939.904630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9.467365026474">
                <text:p>39.467365026474</text:p>
              </table:table-cell>
              <table:table-cell office:value-type="float" office:value="3131128.18662978">
                <text:p>3131128.186629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9.4699642658234">
                <text:p>39.4699642658234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9.4725880622864">
                <text:p>39.4725880622864</text:p>
              </table:table-cell>
              <table:table-cell office:value-type="float" office:value="3085605.19618355">
                <text:p>3085605.196183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9.4755463600159">
                <text:p>39.4755463600159</text:p>
              </table:table-cell>
              <table:table-cell office:value-type="float" office:value="2736708.9929078">
                <text:p>2736708.99290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.5025370121002">
                <text:p>39.5025370121002</text:p>
              </table:table-cell>
              <table:table-cell office:value-type="float" office:value="299955.702244561">
                <text:p>299955.7022445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9.5051352977753">
                <text:p>39.5051352977753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9.5077285766602">
                <text:p>39.5077285766602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9.510320186615">
                <text:p>39.510320186615</text:p>
              </table:table-cell>
              <table:table-cell office:value-type="float" office:value="3123926.87985281">
                <text:p>3123926.879852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.5297815799713">
                <text:p>39.5297815799713</text:p>
              </table:table-cell>
              <table:table-cell office:value-type="float" office:value="416003.101718794">
                <text:p>416003.10171879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.5323903560638">
                <text:p>39.5323903560638</text:p>
              </table:table-cell>
              <table:table-cell office:value-type="float" office:value="3103370.97276549">
                <text:p>3103370.9727654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.5350031852722">
                <text:p>39.5350031852722</text:p>
              </table:table-cell>
              <table:table-cell office:value-type="float" office:value="3098556.91066703">
                <text:p>3098556.910667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.5682957172394">
                <text:p>39.5682957172394</text:p>
              </table:table-cell>
              <table:table-cell office:value-type="float" office:value="243177.659421795">
                <text:p>243177.6594217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9.5708661079407">
                <text:p>39.5708661079407</text:p>
              </table:table-cell>
              <table:table-cell office:value-type="float" office:value="3149715.72061961">
                <text:p>3149715.7206196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9.5734341144562">
                <text:p>39.5734341144562</text:p>
              </table:table-cell>
              <table:table-cell office:value-type="float" office:value="3152639.97623248">
                <text:p>3152639.9762324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9.5760333538055">
                <text:p>39.5760333538055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9.5786259174347">
                <text:p>39.5786259174347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.5812180042267">
                <text:p>39.5812180042267</text:p>
              </table:table-cell>
              <table:table-cell office:value-type="float" office:value="3123352.20603385">
                <text:p>3123352.206033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.5838379859924">
                <text:p>39.5838379859924</text:p>
              </table:table-cell>
              <table:table-cell office:value-type="float" office:value="3090097.84184184">
                <text:p>3090097.841841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.652453660965">
                <text:p>39.652453660965</text:p>
              </table:table-cell>
              <table:table-cell office:value-type="float" office:value="117990.532094025">
                <text:p>117990.5320940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9.6550312042236">
                <text:p>39.6550312042236</text:p>
              </table:table-cell>
              <table:table-cell office:value-type="float" office:value="3140975.41245028">
                <text:p>3140975.412450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9.6576073169708">
                <text:p>39.6576073169708</text:p>
              </table:table-cell>
              <table:table-cell office:value-type="float" office:value="3142719.59130032">
                <text:p>3142719.591300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9.6601848602295">
                <text:p>39.6601848602295</text:p>
              </table:table-cell>
              <table:table-cell office:value-type="float" office:value="3140975.41245028">
                <text:p>3140975.412450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.6627938747406">
                <text:p>39.6627938747406</text:p>
              </table:table-cell>
              <table:table-cell office:value-type="float" office:value="3103087.37859819">
                <text:p>3103087.378598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.6653728485107">
                <text:p>39.6653728485107</text:p>
              </table:table-cell>
              <table:table-cell office:value-type="float" office:value="3139233.16853102">
                <text:p>3139233.1685310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9.6679022312164">
                <text:p>39.6679022312164</text:p>
              </table:table-cell>
              <table:table-cell office:value-type="float" office:value="3200780.95805448">
                <text:p>3200780.9580544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9.6704745292664">
                <text:p>39.6704745292664</text:p>
              </table:table-cell>
              <table:table-cell office:value-type="float" office:value="3147380.21911206">
                <text:p>3147380.219112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.6730785369873">
                <text:p>39.6730785369873</text:p>
              </table:table-cell>
              <table:table-cell office:value-type="float" office:value="3109053.76158213">
                <text:p>3109053.761582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9.7034857273102">
                <text:p>39.7034857273102</text:p>
              </table:table-cell>
              <table:table-cell office:value-type="float" office:value="266252.814351914">
                <text:p>266252.8143519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.7060871124268">
                <text:p>39.7060871124268</text:p>
              </table:table-cell>
              <table:table-cell office:value-type="float" office:value="3112188.1756026">
                <text:p>3112188.17560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9.7086844444275">
                <text:p>39.7086844444275</text:p>
              </table:table-cell>
              <table:table-cell office:value-type="float" office:value="3117044.72039655">
                <text:p>3117044.720396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9.7112505435944">
                <text:p>39.7112505435944</text:p>
              </table:table-cell>
              <table:table-cell office:value-type="float" office:value="3154983.29313388">
                <text:p>3154983.2931338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9.7138395309448">
                <text:p>39.7138395309448</text:p>
              </table:table-cell>
              <table:table-cell office:value-type="float" office:value="3127091.36973939">
                <text:p>3127091.3697393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9.716433763504">
                <text:p>39.716433763504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9.7306237220764">
                <text:p>39.7306237220764</text:p>
              </table:table-cell>
              <table:table-cell office:value-type="float" office:value="570544.301359275">
                <text:p>570544.30135927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9.7332327365875">
                <text:p>39.7332327365875</text:p>
              </table:table-cell>
              <table:table-cell office:value-type="float" office:value="3103087.37859819">
                <text:p>3103087.378598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9.7693336009979">
                <text:p>39.7693336009979</text:p>
              </table:table-cell>
              <table:table-cell office:value-type="float" office:value="224260.558084244">
                <text:p>224260.5580842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.7719106674194">
                <text:p>39.7719106674194</text:p>
              </table:table-cell>
              <table:table-cell office:value-type="float" office:value="3141556.59024887">
                <text:p>3141556.590248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9.7745020389557">
                <text:p>39.7745020389557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9.7771060466766">
                <text:p>39.7771060466766</text:p>
              </table:table-cell>
              <table:table-cell office:value-type="float" office:value="3109053.76158213">
                <text:p>3109053.761582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9.7796652317047">
                <text:p>39.7796652317047</text:p>
              </table:table-cell>
              <table:table-cell office:value-type="float" office:value="3163507.09744736">
                <text:p>3163507.097447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9.7822570800781">
                <text:p>39.7822570800781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9.8539700508118">
                <text:p>39.8539700508118</text:p>
              </table:table-cell>
              <table:table-cell office:value-type="float" office:value="112894.500355735">
                <text:p>112894.5003557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9.8565573692322">
                <text:p>39.8565573692322</text:p>
              </table:table-cell>
              <table:table-cell office:value-type="float" office:value="3129108.47622558">
                <text:p>3129108.4762255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9.8591558933258">
                <text:p>39.8591558933258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9.8617641925812">
                <text:p>39.8617641925812</text:p>
              </table:table-cell>
              <table:table-cell office:value-type="float" office:value="3103938.3166362">
                <text:p>3103938.31663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9.8643655776978">
                <text:p>39.8643655776978</text:p>
              </table:table-cell>
              <table:table-cell office:value-type="float" office:value="3112188.1756026">
                <text:p>3112188.17560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9.8669652938843">
                <text:p>39.8669652938843</text:p>
              </table:table-cell>
              <table:table-cell office:value-type="float" office:value="3114186.09537784">
                <text:p>3114186.095377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9.8695912361145">
                <text:p>39.8695912361145</text:p>
              </table:table-cell>
              <table:table-cell office:value-type="float" office:value="3083083.81913928">
                <text:p>3083083.819139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9.8721928596497">
                <text:p>39.8721928596497</text:p>
              </table:table-cell>
              <table:table-cell office:value-type="float" office:value="3111902.96774194">
                <text:p>3111902.9677419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9.8747956752777">
                <text:p>39.8747956752777</text:p>
              </table:table-cell>
              <table:table-cell office:value-type="float" office:value="3110477.71219199">
                <text:p>3110477.712191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9.9044184684753">
                <text:p>39.9044184684753</text:p>
              </table:table-cell>
              <table:table-cell office:value-type="float" office:value="273303.059100018">
                <text:p>273303.0591000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9.9070200920105">
                <text:p>39.9070200920105</text:p>
              </table:table-cell>
              <table:table-cell office:value-type="float" office:value="3111902.96774194">
                <text:p>3111902.9677419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9.909601688385">
                <text:p>39.909601688385</text:p>
              </table:table-cell>
              <table:table-cell office:value-type="float" office:value="3136044.06944957">
                <text:p>3136044.069449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9.9121730327606">
                <text:p>39.9121730327606</text:p>
              </table:table-cell>
              <table:table-cell office:value-type="float" office:value="3148547.53676402">
                <text:p>3148547.536764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.914746761322">
                <text:p>39.914746761322</text:p>
              </table:table-cell>
              <table:table-cell office:value-type="float" office:value="3145630.86465956">
                <text:p>3145630.864659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9.9313216209412">
                <text:p>39.9313216209412</text:p>
              </table:table-cell>
              <table:table-cell office:value-type="float" office:value="488450.592405063">
                <text:p>488450.59240506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.9338865280151">
                <text:p>39.9338865280151</text:p>
              </table:table-cell>
              <table:table-cell office:value-type="float" office:value="3156449.63599182">
                <text:p>3156449.6359918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9.9364495277405">
                <text:p>39.9364495277405</text:p>
              </table:table-cell>
              <table:table-cell office:value-type="float" office:value="3158798.62176744">
                <text:p>3158798.6217674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9.9702577590942">
                <text:p>39.9702577590942</text:p>
              </table:table-cell>
              <table:table-cell office:value-type="float" office:value="239468.309219898">
                <text:p>239468.30921989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9.9728620052338">
                <text:p>39.9728620052338</text:p>
              </table:table-cell>
              <table:table-cell office:value-type="float" office:value="3108769.12789527">
                <text:p>3108769.1278952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9.9754602909088">
                <text:p>39.9754602909088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9.9780578613281">
                <text:p>39.9780578613281</text:p>
              </table:table-cell>
              <table:table-cell office:value-type="float" office:value="3116758.6217531">
                <text:p>3116758.62175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.9806206226349">
                <text:p>39.9806206226349</text:p>
              </table:table-cell>
              <table:table-cell office:value-type="float" office:value="3159092.49083636">
                <text:p>3159092.4908363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.9832072257996">
                <text:p>39.9832072257996</text:p>
              </table:table-cell>
              <table:table-cell office:value-type="float" office:value="3129973.74725781">
                <text:p>3129973.747257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0.0550129413605">
                <text:p>40.0550129413605</text:p>
              </table:table-cell>
              <table:table-cell office:value-type="float" office:value="112748.684930688">
                <text:p>112748.68493068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.0576059818268">
                <text:p>40.0576059818268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0.0601980686188">
                <text:p>40.0601980686188</text:p>
              </table:table-cell>
              <table:table-cell office:value-type="float" office:value="3123352.20603385">
                <text:p>3123352.206033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0.0627760887146">
                <text:p>40.0627760887146</text:p>
              </table:table-cell>
              <table:table-cell office:value-type="float" office:value="3140394.44964395">
                <text:p>3140394.449643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0.0653507709503">
                <text:p>40.0653507709503</text:p>
              </table:table-cell>
              <table:table-cell office:value-type="float" office:value="3144465.70830632">
                <text:p>3144465.708306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0.0679829120636">
                <text:p>40.0679829120636</text:p>
              </table:table-cell>
              <table:table-cell office:value-type="float" office:value="3075822.93333333">
                <text:p>3075822.933333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0.0705845355988">
                <text:p>40.0705845355988</text:p>
              </table:table-cell>
              <table:table-cell office:value-type="float" office:value="3111902.96774194">
                <text:p>3111902.967741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0.073169708252">
                <text:p>40.073169708252</text:p>
              </table:table-cell>
              <table:table-cell office:value-type="float" office:value="3131705.72572166">
                <text:p>3131705.7257216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0.1055986881256">
                <text:p>40.1055986881256</text:p>
              </table:table-cell>
              <table:table-cell office:value-type="float" office:value="249653.24322695">
                <text:p>249653.243226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0.1081898212433">
                <text:p>40.1081898212433</text:p>
              </table:table-cell>
              <table:table-cell office:value-type="float" office:value="3124501.76518219">
                <text:p>3124501.7651821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0.1108014583588">
                <text:p>40.1108014583588</text:p>
              </table:table-cell>
              <table:table-cell office:value-type="float" office:value="3099971.26017893">
                <text:p>3099971.260178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0.1133794784546">
                <text:p>40.1133794784546</text:p>
              </table:table-cell>
              <table:table-cell office:value-type="float" office:value="3140394.44964395">
                <text:p>3140394.449643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0.1159150600433">
                <text:p>40.1159150600433</text:p>
              </table:table-cell>
              <table:table-cell office:value-type="float" office:value="3192955.82360132">
                <text:p>3192955.8236013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0.1185102462769">
                <text:p>40.1185102462769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.1322064399719">
                <text:p>40.1322064399719</text:p>
              </table:table-cell>
              <table:table-cell office:value-type="float" office:value="591113.135535982">
                <text:p>591113.13553598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0.13481092453">
                <text:p>40.13481092453</text:p>
              </table:table-cell>
              <table:table-cell office:value-type="float" office:value="3108484.54632003">
                <text:p>3108484.5463200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0.1374096870422">
                <text:p>40.1374096870422</text:p>
              </table:table-cell>
              <table:table-cell office:value-type="float" office:value="3115328.9159633">
                <text:p>3115328.91596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0.1713185310364">
                <text:p>40.1713185310364</text:p>
              </table:table-cell>
              <table:table-cell office:value-type="float" office:value="238757.770727866">
                <text:p>238757.77072786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0.1737244129181">
                <text:p>40.1737244129181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0.176148891449">
                <text:p>40.176148891449</text:p>
              </table:table-cell>
              <table:table-cell office:value-type="float" office:value="3339274.77470744">
                <text:p>3339274.7747074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0.1785571575165">
                <text:p>40.1785571575165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0.1809611320496">
                <text:p>40.1809611320496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0.1833643913269">
                <text:p>40.1833643913269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0.25630402565">
                <text:p>40.25630402565</text:p>
              </table:table-cell>
              <table:table-cell office:value-type="float" office:value="110995.895100529">
                <text:p>110995.89510052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0.2586936950684">
                <text:p>40.2586936950684</text:p>
              </table:table-cell>
              <table:table-cell office:value-type="float" office:value="3387916.31088496">
                <text:p>3387916.3108849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0.2610993385315">
                <text:p>40.2610993385315</text:p>
              </table:table-cell>
              <table:table-cell office:value-type="float" office:value="3365419.7407334">
                <text:p>3365419.740733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0.2635052204132">
                <text:p>40.2635052204132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0.2658712863922">
                <text:p>40.2658712863922</text:p>
              </table:table-cell>
              <table:table-cell office:value-type="float" office:value="3421713.54131399">
                <text:p>3421713.5413139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0.2682690620422">
                <text:p>40.2682690620422</text:p>
              </table:table-cell>
              <table:table-cell office:value-type="float" office:value="3376462.68111763">
                <text:p>3376462.6811176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0.2706716060638">
                <text:p>40.2706716060638</text:p>
              </table:table-cell>
              <table:table-cell office:value-type="float" office:value="3369761.35595911">
                <text:p>3369761.355959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0.2730584144592">
                <text:p>40.2730584144592</text:p>
              </table:table-cell>
              <table:table-cell office:value-type="float" office:value="3391977.34332235">
                <text:p>3391977.343322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0.3066256046295">
                <text:p>40.3066256046295</text:p>
              </table:table-cell>
              <table:table-cell office:value-type="float" office:value="241187.896839997">
                <text:p>241187.89683999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0.3090300559998">
                <text:p>40.3090300559998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0.3114376068115">
                <text:p>40.3114376068115</text:p>
              </table:table-cell>
              <table:table-cell office:value-type="float" office:value="3362753.53376906">
                <text:p>3362753.533769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0.3138451576233">
                <text:p>40.3138451576233</text:p>
              </table:table-cell>
              <table:table-cell office:value-type="float" office:value="3362753.53376906">
                <text:p>3362753.533769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0.3162474632263">
                <text:p>40.3162474632263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0.3186464309692">
                <text:p>40.3186464309692</text:p>
              </table:table-cell>
              <table:table-cell office:value-type="float" office:value="3374784.85231564">
                <text:p>3374784.852315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0.3210544586182">
                <text:p>40.3210544586182</text:p>
              </table:table-cell>
              <table:table-cell office:value-type="float" office:value="3362087.6419802">
                <text:p>3362087.641980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0.3332514762878">
                <text:p>40.3332514762878</text:p>
              </table:table-cell>
              <table:table-cell office:value-type="float" office:value="663768.817858399">
                <text:p>663768.81785839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0.3357033729553">
                <text:p>40.3357033729553</text:p>
              </table:table-cell>
              <table:table-cell office:value-type="float" office:value="3301933.60404512">
                <text:p>3301933.604045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0.3381023406982">
                <text:p>40.3381023406982</text:p>
              </table:table-cell>
              <table:table-cell office:value-type="float" office:value="3374784.85231564">
                <text:p>3374784.852315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0.3405025005341">
                <text:p>40.3405025005341</text:p>
              </table:table-cell>
              <table:table-cell office:value-type="float" office:value="3373108.69017582">
                <text:p>3373108.6901758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0.3428864479065">
                <text:p>40.3428864479065</text:p>
              </table:table-cell>
              <table:table-cell office:value-type="float" office:value="3396048.12321232">
                <text:p>3396048.123212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0.3722565174103">
                <text:p>40.3722565174103</text:p>
              </table:table-cell>
              <table:table-cell office:value-type="float" office:value="275654.778377589">
                <text:p>275654.77837758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0.3746454715729">
                <text:p>40.3746454715729</text:p>
              </table:table-cell>
              <table:table-cell office:value-type="float" office:value="3388930.65708583">
                <text:p>3388930.65708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0.3770983219147">
                <text:p>40.3770983219147</text:p>
              </table:table-cell>
              <table:table-cell office:value-type="float" office:value="3300649.80404355">
                <text:p>3300649.804043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0.3794813156128">
                <text:p>40.3794813156128</text:p>
              </table:table-cell>
              <table:table-cell office:value-type="float" office:value="3397407.22201101">
                <text:p>3397407.2220110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0.4570550918579">
                <text:p>40.4570550918579</text:p>
              </table:table-cell>
              <table:table-cell office:value-type="float" office:value="104365.165547933">
                <text:p>104365.1655479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0.4594187736511">
                <text:p>40.4594187736511</text:p>
              </table:table-cell>
              <table:table-cell office:value-type="float" office:value="3425164.93685697">
                <text:p>3425164.9368569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0.4617943763733">
                <text:p>40.4617943763733</text:p>
              </table:table-cell>
              <table:table-cell office:value-type="float" office:value="3407977.23645122">
                <text:p>3407977.236451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0.4641649723053">
                <text:p>40.4641649723053</text:p>
              </table:table-cell>
              <table:table-cell office:value-type="float" office:value="3415175.01599115">
                <text:p>3415175.015991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0.4665327072144">
                <text:p>40.4665327072144</text:p>
              </table:table-cell>
              <table:table-cell office:value-type="float" office:value="3419301.7001309">
                <text:p>3419301.700130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0.4689152240753">
                <text:p>40.4689152240753</text:p>
              </table:table-cell>
              <table:table-cell office:value-type="float" office:value="3398087.1794256">
                <text:p>3398087.179425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0.471302986145">
                <text:p>40.471302986145</text:p>
              </table:table-cell>
              <table:table-cell office:value-type="float" office:value="3390622.58452321">
                <text:p>3390622.5845232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0.4736750125885">
                <text:p>40.4736750125885</text:p>
              </table:table-cell>
              <table:table-cell office:value-type="float" office:value="3413115.40697558">
                <text:p>3413115.4069755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0.5077428817749">
                <text:p>40.5077428817749</text:p>
              </table:table-cell>
              <table:table-cell office:value-type="float" office:value="237643.274831865">
                <text:p>237643.2748318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0.5101165771484">
                <text:p>40.5101165771484</text:p>
              </table:table-cell>
              <table:table-cell office:value-type="float" office:value="3410715.66733628">
                <text:p>3410715.6673362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0.5125305652618">
                <text:p>40.5125305652618</text:p>
              </table:table-cell>
              <table:table-cell office:value-type="float" office:value="3353786.19101235">
                <text:p>3353786.1910123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0.5149230957031">
                <text:p>40.5149230957031</text:p>
              </table:table-cell>
              <table:table-cell office:value-type="float" office:value="3383864.99093174">
                <text:p>3383864.9909317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0.517320394516">
                <text:p>40.517320394516</text:p>
              </table:table-cell>
              <table:table-cell office:value-type="float" office:value="3377134.27986077">
                <text:p>3377134.279860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0.5197770595551">
                <text:p>40.5197770595551</text:p>
              </table:table-cell>
              <table:table-cell office:value-type="float" office:value="3295524.57142857">
                <text:p>3295524.5714285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0.5340375900269">
                <text:p>40.5340375900269</text:p>
              </table:table-cell>
              <table:table-cell office:value-type="float" office:value="567720.816277398">
                <text:p>567720.81627739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0.5364372730255">
                <text:p>40.5364372730255</text:p>
              </table:table-cell>
              <table:table-cell office:value-type="float" office:value="3373778.95519126">
                <text:p>3373778.9551912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0.538818359375">
                <text:p>40.538818359375</text:p>
              </table:table-cell>
              <table:table-cell office:value-type="float" office:value="3400128.6856914">
                <text:p>3400128.68569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0.5412242412567">
                <text:p>40.5412242412567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0.5730171203613">
                <text:p>40.5730171203613</text:p>
              </table:table-cell>
              <table:table-cell office:value-type="float" office:value="254648.217714419">
                <text:p>254648.2177144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0.5754227638245">
                <text:p>40.5754227638245</text:p>
              </table:table-cell>
              <table:table-cell office:value-type="float" office:value="3365419.7407334">
                <text:p>3365419.740733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5778214931488">
                <text:p>40.5778214931488</text:p>
              </table:table-cell>
              <table:table-cell office:value-type="float" office:value="3375120.28466355">
                <text:p>3375120.284663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5802352428436">
                <text:p>40.5802352428436</text:p>
              </table:table-cell>
              <table:table-cell office:value-type="float" office:value="3354117.46187278">
                <text:p>3354117.4618727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5826365947723">
                <text:p>40.5826365947723</text:p>
              </table:table-cell>
              <table:table-cell office:value-type="float" office:value="3371434.19221604">
                <text:p>3371434.1922160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6122493743897">
                <text:p>40.6122493743897</text:p>
              </table:table-cell>
              <table:table-cell office:value-type="float" office:value="273395.476703836">
                <text:p>273395.47670383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6146535873413">
                <text:p>40.6146535873413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6170563697815">
                <text:p>40.6170563697815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619460105896">
                <text:p>40.619460105896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6218526363373">
                <text:p>40.6218526363373</text:p>
              </table:table-cell>
              <table:table-cell office:value-type="float" office:value="3383864.99093174">
                <text:p>3383864.9909317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6583061218262">
                <text:p>40.6583061218262</text:p>
              </table:table-cell>
              <table:table-cell office:value-type="float" office:value="222091.245635951">
                <text:p>222091.2456359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6607046127319">
                <text:p>40.6607046127319</text:p>
              </table:table-cell>
              <table:table-cell office:value-type="float" office:value="3375455.78369781">
                <text:p>3375455.783697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663106918335">
                <text:p>40.663106918335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6655085086823">
                <text:p>40.6655085086823</text:p>
              </table:table-cell>
              <table:table-cell office:value-type="float" office:value="3371099.49210761">
                <text:p>3371099.4921076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6679894924164">
                <text:p>40.6679894924164</text:p>
              </table:table-cell>
              <table:table-cell office:value-type="float" office:value="3263221.7167019">
                <text:p>3263221.716701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6703691482544">
                <text:p>40.6703691482544</text:p>
              </table:table-cell>
              <table:table-cell office:value-type="float" office:value="3402172.64642821">
                <text:p>3402172.646428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6727724075317">
                <text:p>40.6727724075317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6751973628998">
                <text:p>40.6751973628998</text:p>
              </table:table-cell>
              <table:table-cell office:value-type="float" office:value="3338618.14806804">
                <text:p>3338618.1480680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6775596141815">
                <text:p>40.6775596141815</text:p>
              </table:table-cell>
              <table:table-cell office:value-type="float" office:value="3427239.11828825">
                <text:p>3427239.118288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7089838981628">
                <text:p>40.7089838981628</text:p>
              </table:table-cell>
              <table:table-cell office:value-type="float" office:value="257635.146271329">
                <text:p>257635.14627132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7113800048828">
                <text:p>40.7113800048828</text:p>
              </table:table-cell>
              <table:table-cell office:value-type="float" office:value="3378814.44616915">
                <text:p>3378814.4461691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7137584686279">
                <text:p>40.7137584686279</text:p>
              </table:table-cell>
              <table:table-cell office:value-type="float" office:value="3403877.82518043">
                <text:p>3403877.8251804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7161366939545">
                <text:p>40.7161366939545</text:p>
              </table:table-cell>
              <table:table-cell office:value-type="float" office:value="3404219.06606516">
                <text:p>3404219.066065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1852684021">
                <text:p>40.71852684021</text:p>
              </table:table-cell>
              <table:table-cell office:value-type="float" office:value="3387240.41735661">
                <text:p>3387240.4173566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209160327911">
                <text:p>40.7209160327911</text:p>
              </table:table-cell>
              <table:table-cell office:value-type="float" office:value="3388592.47420417">
                <text:p>3388592.474204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233035564423">
                <text:p>40.7233035564423</text:p>
              </table:table-cell>
              <table:table-cell office:value-type="float" office:value="3390961.17275814">
                <text:p>3390961.172758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725692987442">
                <text:p>40.725692987442</text:p>
              </table:table-cell>
              <table:table-cell office:value-type="float" office:value="3388254.35881062">
                <text:p>3388254.3588106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7280802726746">
                <text:p>40.7280802726746</text:p>
              </table:table-cell>
              <table:table-cell office:value-type="float" office:value="3391299.82862279">
                <text:p>3391299.828622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7353487014771">
                <text:p>40.7353487014771</text:p>
              </table:table-cell>
              <table:table-cell office:value-type="float" office:value="1113858.3344486">
                <text:p>1113858.334448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7453916072845">
                <text:p>40.7453916072845</text:p>
              </table:table-cell>
              <table:table-cell office:value-type="float" office:value="806141.186145336">
                <text:p>806141.18614533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7553405761719">
                <text:p>40.7553405761719</text:p>
              </table:table-cell>
              <table:table-cell office:value-type="float" office:value="813752.67042105">
                <text:p>813752.670421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7577836513519">
                <text:p>40.7577836513519</text:p>
              </table:table-cell>
              <table:table-cell office:value-type="float" office:value="3313856.26856641">
                <text:p>3313856.2685664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7656779289246">
                <text:p>40.7656779289246</text:p>
              </table:table-cell>
              <table:table-cell office:value-type="float" office:value="1025552.99398991">
                <text:p>1025552.9939899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7757046222687">
                <text:p>40.7757046222687</text:p>
              </table:table-cell>
              <table:table-cell office:value-type="float" office:value="807444.660183094">
                <text:p>807444.66018309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7781119346619">
                <text:p>40.7781119346619</text:p>
              </table:table-cell>
              <table:table-cell office:value-type="float" office:value="3363086.5785877">
                <text:p>3363086.578587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7858226299286">
                <text:p>40.7858226299286</text:p>
              </table:table-cell>
              <table:table-cell office:value-type="float" office:value="1049970.16740361">
                <text:p>1049970.1674036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7958149909973">
                <text:p>40.7958149909973</text:p>
              </table:table-cell>
              <table:table-cell office:value-type="float" office:value="810218.920665219">
                <text:p>810218.92066521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798219203949">
                <text:p>40.798219203949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805953502655">
                <text:p>40.805953502655</text:p>
              </table:table-cell>
              <table:table-cell office:value-type="float" office:value="1046765.8811344">
                <text:p>1046765.881134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815904378891">
                <text:p>40.815904378891</text:p>
              </table:table-cell>
              <table:table-cell office:value-type="float" office:value="813596.693197882">
                <text:p>813596.69319788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8360843658447">
                <text:p>40.8360843658447</text:p>
              </table:table-cell>
              <table:table-cell office:value-type="float" office:value="401189.555699956">
                <text:p>401189.55569995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8384802341461">
                <text:p>40.8384802341461</text:p>
              </table:table-cell>
              <table:table-cell office:value-type="float" office:value="3379150.68006767">
                <text:p>3379150.6800676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8408951759338">
                <text:p>40.8408951759338</text:p>
              </table:table-cell>
              <table:table-cell office:value-type="float" office:value="3352461.7616744">
                <text:p>3352461.761674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8461709022522">
                <text:p>40.8461709022522</text:p>
              </table:table-cell>
              <table:table-cell office:value-type="float" office:value="1534575.43311641">
                <text:p>1534575.4331164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8485767841339">
                <text:p>40.8485767841339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8563048839569">
                <text:p>40.8563048839569</text:p>
              </table:table-cell>
              <table:table-cell office:value-type="float" office:value="1047605.51564139">
                <text:p>1047605.5156413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8764510154724">
                <text:p>40.8764510154724</text:p>
              </table:table-cell>
              <table:table-cell office:value-type="float" office:value="401863.752044403">
                <text:p>401863.75204440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8788757324219">
                <text:p>40.8788757324219</text:p>
              </table:table-cell>
              <table:table-cell office:value-type="float" office:value="3338946.42910521">
                <text:p>3338946.429105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8812863826752">
                <text:p>40.8812863826752</text:p>
              </table:table-cell>
              <table:table-cell office:value-type="float" office:value="3358429.94599941">
                <text:p>3358429.945999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886577129364">
                <text:p>40.886577129364</text:p>
              </table:table-cell>
              <table:table-cell office:value-type="float" office:value="1530218.79068091">
                <text:p>1530218.7906809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8966255187988">
                <text:p>40.8966255187988</text:p>
              </table:table-cell>
              <table:table-cell office:value-type="float" office:value="805701.257153704">
                <text:p>805701.25715370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8990271091461">
                <text:p>40.8990271091461</text:p>
              </table:table-cell>
              <table:table-cell office:value-type="float" office:value="3371099.49210761">
                <text:p>3371099.4921076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9170737266541">
                <text:p>40.9170737266541</text:p>
              </table:table-cell>
              <table:table-cell office:value-type="float" office:value="448615.924642966">
                <text:p>448615.9246429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9194848537445">
                <text:p>40.9194848537445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9218952655792">
                <text:p>40.9218952655792</text:p>
              </table:table-cell>
              <table:table-cell office:value-type="float" office:value="3358762.13491592">
                <text:p>3358762.1349159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9270024299622">
                <text:p>40.9270024299622</text:p>
              </table:table-cell>
              <table:table-cell office:value-type="float" office:value="1585224.08776434">
                <text:p>1585224.0877643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9469494819641">
                <text:p>40.9469494819641</text:p>
              </table:table-cell>
              <table:table-cell office:value-type="float" office:value="405874.512143813">
                <text:p>405874.5121438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9571542739868">
                <text:p>40.9571542739868</text:p>
              </table:table-cell>
              <table:table-cell office:value-type="float" office:value="793352.768188402">
                <text:p>793352.76818840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9595487117767">
                <text:p>40.9595487117767</text:p>
              </table:table-cell>
              <table:table-cell office:value-type="float" office:value="3381169.48959474">
                <text:p>3381169.4895947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9619257450104">
                <text:p>40.9619257450104</text:p>
              </table:table-cell>
              <table:table-cell office:value-type="float" office:value="3405926.29729188">
                <text:p>3405926.2972918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967178106308">
                <text:p>40.967178106308</text:p>
              </table:table-cell>
              <table:table-cell office:value-type="float" office:value="1541401.96023604">
                <text:p>1541401.9602360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9695692062378">
                <text:p>40.9695692062378</text:p>
              </table:table-cell>
              <table:table-cell office:value-type="float" office:value="3385889.43902682">
                <text:p>3385889.4390268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9873082637787">
                <text:p>40.9873082637787</text:p>
              </table:table-cell>
              <table:table-cell office:value-type="float" office:value="456394.032283645">
                <text:p>456394.03228364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9896919727325">
                <text:p>40.9896919727325</text:p>
              </table:table-cell>
              <table:table-cell office:value-type="float" office:value="3396387.79595919">
                <text:p>3396387.795959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9920885562897">
                <text:p>40.9920885562897</text:p>
              </table:table-cell>
              <table:table-cell office:value-type="float" office:value="3378142.17906884">
                <text:p>3378142.179068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9973318576813">
                <text:p>40.9973318576813</text:p>
              </table:table-cell>
              <table:table-cell office:value-type="float" office:value="1544065.3503092">
                <text:p>1544065.350309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1.0074760913849">
                <text:p>41.0074760913849</text:p>
              </table:table-cell>
              <table:table-cell office:value-type="float" office:value="798088.868665977">
                <text:p>798088.86866597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1.0175051689148">
                <text:p>41.0175051689148</text:p>
              </table:table-cell>
              <table:table-cell office:value-type="float" office:value="807252.708522525">
                <text:p>807252.7085225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1.0199136734009">
                <text:p>41.0199136734009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1.0377686023712">
                <text:p>41.0377686023712</text:p>
              </table:table-cell>
              <table:table-cell office:value-type="float" office:value="453432.215465556">
                <text:p>453432.21546555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1.0401608943939">
                <text:p>41.0401608943939</text:p>
              </table:table-cell>
              <table:table-cell office:value-type="float" office:value="3384202.23081523">
                <text:p>3384202.230815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1.0425653457642">
                <text:p>41.0425653457642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1.0478663444519">
                <text:p>41.0478663444519</text:p>
              </table:table-cell>
              <table:table-cell office:value-type="float" office:value="1527259.38580552">
                <text:p>1527259.3858055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1.0679128170013">
                <text:p>41.0679128170013</text:p>
              </table:table-cell>
              <table:table-cell office:value-type="float" office:value="403861.576146811">
                <text:p>403861.5761468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1.0702900886536">
                <text:p>41.0702900886536</text:p>
              </table:table-cell>
              <table:table-cell office:value-type="float" office:value="3405584.71407081">
                <text:p>3405584.714070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1.0726706981659">
                <text:p>41.0726706981659</text:p>
              </table:table-cell>
              <table:table-cell office:value-type="float" office:value="3400809.7329995">
                <text:p>3400809.73299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1.0880737304688">
                <text:p>41.0880737304688</text:p>
              </table:table-cell>
              <table:table-cell office:value-type="float" office:value="525610.791486727">
                <text:p>525610.79148672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1.0904626846313">
                <text:p>41.0904626846313</text:p>
              </table:table-cell>
              <table:table-cell office:value-type="float" office:value="3388930.65708583">
                <text:p>3388930.6570858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1.0928449630737">
                <text:p>41.0928449630737</text:p>
              </table:table-cell>
              <table:table-cell office:value-type="float" office:value="3398427.26020817">
                <text:p>3398427.2602081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.098256111145">
                <text:p>41.098256111145</text:p>
              </table:table-cell>
              <table:table-cell office:value-type="float" office:value="1496170.47867466">
                <text:p>1496170.478674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1084721088409">
                <text:p>41.1084721088409</text:p>
              </table:table-cell>
              <table:table-cell office:value-type="float" office:value="792482.559312936">
                <text:p>792482.5593129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.1108927726746">
                <text:p>41.1108927726746</text:p>
              </table:table-cell>
              <table:table-cell office:value-type="float" office:value="3344537.1007584">
                <text:p>3344537.10075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.1183853149414">
                <text:p>41.1183853149414</text:p>
              </table:table-cell>
              <table:table-cell office:value-type="float" office:value="1080541.11830968">
                <text:p>1080541.1183096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.1288328170776">
                <text:p>41.1288328170776</text:p>
              </table:table-cell>
              <table:table-cell office:value-type="float" office:value="774922.07174806">
                <text:p>774922.0717480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.1312766075134">
                <text:p>41.1312766075134</text:p>
              </table:table-cell>
              <table:table-cell office:value-type="float" office:value="3312886.35941463">
                <text:p>3312886.3594146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.1487216949463">
                <text:p>41.1487216949463</text:p>
              </table:table-cell>
              <table:table-cell office:value-type="float" office:value="464084.805029384">
                <text:p>464084.8050293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.151111125946">
                <text:p>41.151111125946</text:p>
              </table:table-cell>
              <table:table-cell office:value-type="float" office:value="3388254.35881062">
                <text:p>3388254.3588106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1588525772095">
                <text:p>41.1588525772095</text:p>
              </table:table-cell>
              <table:table-cell office:value-type="float" office:value="1045798.74296274">
                <text:p>1045798.7429627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4.1618440151215">
                <text:p>44.1618440151215</text:p>
              </table:table-cell>
              <table:table-cell office:value-type="float" office:value="2695.97838268538">
                <text:p>2695.9783826853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4.165399312973">
                <text:p>44.165399312973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4.1689622402191">
                <text:p>44.1689622402191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4.1725218296051">
                <text:p>44.1725218296051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4.1760556697845">
                <text:p>44.1760556697845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4.179589509964">
                <text:p>44.179589509964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4.1831350326538">
                <text:p>44.1831350326538</text:p>
              </table:table-cell>
              <table:table-cell office:value-type="float" office:value="2283443.29123798">
                <text:p>2283443.2912379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4.1866662502289">
                <text:p>44.1866662502289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4.1902279853821">
                <text:p>44.1902279853821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4.1937563419342">
                <text:p>44.1937563419342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4.1972754001617">
                <text:p>44.1972754001617</text:p>
              </table:table-cell>
              <table:table-cell office:value-type="float" office:value="2300615.52737127">
                <text:p>2300615.5273712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4.2008032798767">
                <text:p>44.2008032798767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4.2043147087097">
                <text:p>44.2043147087097</text:p>
              </table:table-cell>
              <table:table-cell office:value-type="float" office:value="2305614.14883216">
                <text:p>2305614.1488321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4.207839012146">
                <text:p>44.207839012146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4.211353302002">
                <text:p>44.211353302002</text:p>
              </table:table-cell>
              <table:table-cell office:value-type="float" office:value="2303737.12238806">
                <text:p>2303737.122388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4.2148814201355">
                <text:p>44.2148814201355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4.2183880805969">
                <text:p>44.2183880805969</text:p>
              </table:table-cell>
              <table:table-cell office:value-type="float" office:value="2308749.3326081">
                <text:p>2308749.332608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4.2218995094299">
                <text:p>44.2218995094299</text:p>
              </table:table-cell>
              <table:table-cell office:value-type="float" office:value="2305614.14883216">
                <text:p>2305614.148832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4.2254655361176">
                <text:p>44.2254655361176</text:p>
              </table:table-cell>
              <table:table-cell office:value-type="float" office:value="2270313.91214816">
                <text:p>2270313.912148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4.2289702892303">
                <text:p>44.2289702892303</text:p>
              </table:table-cell>
              <table:table-cell office:value-type="float" office:value="2310005.79482993">
                <text:p>2310005.7948299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4.2324774265289">
                <text:p>44.2324774265289</text:p>
              </table:table-cell>
              <table:table-cell office:value-type="float" office:value="2308435.43059143">
                <text:p>2308435.430591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4.2359809875488">
                <text:p>44.2359809875488</text:p>
              </table:table-cell>
              <table:table-cell office:value-type="float" office:value="2310791.77842804">
                <text:p>2310791.778428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4.239483833313">
                <text:p>44.239483833313</text:p>
              </table:table-cell>
              <table:table-cell office:value-type="float" office:value="2311263.62537435">
                <text:p>2311263.6253743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4.2429807186127">
                <text:p>44.2429807186127</text:p>
              </table:table-cell>
              <table:table-cell office:value-type="float" office:value="2315203.18974569">
                <text:p>2315203.1897456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4.2464790344238">
                <text:p>44.2464790344238</text:p>
              </table:table-cell>
              <table:table-cell office:value-type="float" office:value="2314256.46997887">
                <text:p>2314256.4699788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4.2499785423279">
                <text:p>44.2499785423279</text:p>
              </table:table-cell>
              <table:table-cell office:value-type="float" office:value="2313468.12808284">
                <text:p>2313468.1280828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4.2534606456757">
                <text:p>44.2534606456757</text:p>
              </table:table-cell>
              <table:table-cell office:value-type="float" office:value="2325031.50866142">
                <text:p>2325031.5086614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4.2569551467896">
                <text:p>44.2569551467896</text:p>
              </table:table-cell>
              <table:table-cell office:value-type="float" office:value="2316782.77846763">
                <text:p>2316782.7784676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4.2604351043701">
                <text:p>44.2604351043701</text:p>
              </table:table-cell>
              <table:table-cell office:value-type="float" office:value="2326465.14003837">
                <text:p>2326465.1400383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.2639269828796">
                <text:p>44.2639269828796</text:p>
              </table:table-cell>
              <table:table-cell office:value-type="float" office:value="2318522.81742455">
                <text:p>2318522.8174245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4.2674031257629">
                <text:p>44.2674031257629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4.270943403244">
                <text:p>44.270943403244</text:p>
              </table:table-cell>
              <table:table-cell office:value-type="float" office:value="2286826.3980066">
                <text:p>2286826.398006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4.2744381427765">
                <text:p>44.2744381427765</text:p>
              </table:table-cell>
              <table:table-cell office:value-type="float" office:value="2316624.72260881">
                <text:p>2316624.722608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4.2779295444489">
                <text:p>44.2779295444489</text:p>
              </table:table-cell>
              <table:table-cell office:value-type="float" office:value="2318839.46899754">
                <text:p>2318839.4689975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2814292907715">
                <text:p>44.2814292907715</text:p>
              </table:table-cell>
              <table:table-cell office:value-type="float" office:value="2313310.52415015">
                <text:p>2313310.5241501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2849113941193">
                <text:p>44.2849113941193</text:p>
              </table:table-cell>
              <table:table-cell office:value-type="float" office:value="2325031.50866142">
                <text:p>2325031.5086614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2883768081665">
                <text:p>44.2883768081665</text:p>
              </table:table-cell>
              <table:table-cell office:value-type="float" office:value="2336228.77082903">
                <text:p>2336228.7708290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2918622493744">
                <text:p>44.2918622493744</text:p>
              </table:table-cell>
              <table:table-cell office:value-type="float" office:value="2322804.92400301">
                <text:p>2322804.9240030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2953426837921">
                <text:p>44.2953426837921</text:p>
              </table:table-cell>
              <table:table-cell office:value-type="float" office:value="2326146.40252089">
                <text:p>2326146.4025208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2988634109497">
                <text:p>44.2988634109497</text:p>
              </table:table-cell>
              <table:table-cell office:value-type="float" office:value="2299524.96675019">
                <text:p>2299524.9667501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3023324012756">
                <text:p>44.3023324012756</text:p>
              </table:table-cell>
              <table:table-cell office:value-type="float" office:value="2333820.28756014">
                <text:p>2333820.2875601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3058457374573">
                <text:p>44.3058457374573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3093583583832">
                <text:p>44.3093583583832</text:p>
              </table:table-cell>
              <table:table-cell office:value-type="float" office:value="2304831.68288875">
                <text:p>2304831.682888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128702640533">
                <text:p>44.3128702640533</text:p>
              </table:table-cell>
              <table:table-cell office:value-type="float" office:value="2305301.09871012">
                <text:p>2305301.098710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163719177246">
                <text:p>44.3163719177246</text:p>
              </table:table-cell>
              <table:table-cell office:value-type="float" office:value="2312050.46530946">
                <text:p>2312050.4653094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199045658112">
                <text:p>44.3199045658112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3233711719513">
                <text:p>44.3233711719513</text:p>
              </table:table-cell>
              <table:table-cell office:value-type="float" office:value="2335425.3909216">
                <text:p>2335425.390921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3269011974335">
                <text:p>44.3269011974335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3303780555725">
                <text:p>44.3303780555725</text:p>
              </table:table-cell>
              <table:table-cell office:value-type="float" office:value="2328539.06493863">
                <text:p>2328539.0649386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3338568210602">
                <text:p>44.3338568210602</text:p>
              </table:table-cell>
              <table:table-cell office:value-type="float" office:value="2327262.3661161">
                <text:p>2327262.366116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33735871315">
                <text:p>44.33735871315</text:p>
              </table:table-cell>
              <table:table-cell office:value-type="float" office:value="2311893.05446623">
                <text:p>2311893.0544662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340852022171">
                <text:p>44.340852022171</text:p>
              </table:table-cell>
              <table:table-cell office:value-type="float" office:value="2317573.38138138">
                <text:p>2317573.381381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3443441390991">
                <text:p>44.3443441390991</text:p>
              </table:table-cell>
              <table:table-cell office:value-type="float" office:value="2318364.52406636">
                <text:p>2318364.524066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3478586673737">
                <text:p>44.3478586673737</text:p>
              </table:table-cell>
              <table:table-cell office:value-type="float" office:value="2303580.84146259">
                <text:p>2303580.8414625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351359128952">
                <text:p>44.351359128952</text:p>
              </table:table-cell>
              <table:table-cell office:value-type="float" office:value="2312837.84116605">
                <text:p>2312837.841166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3548674583435">
                <text:p>44.3548674583435</text:p>
              </table:table-cell>
              <table:table-cell office:value-type="float" office:value="2307651.04886171">
                <text:p>2307651.0488617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358407497406">
                <text:p>44.358407497406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3618822097778">
                <text:p>44.3618822097778</text:p>
              </table:table-cell>
              <table:table-cell office:value-type="float" office:value="2329977.02648552">
                <text:p>2329977.0264855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3653688430786">
                <text:p>44.3653688430786</text:p>
              </table:table-cell>
              <table:table-cell office:value-type="float" office:value="2322010.74835886">
                <text:p>2322010.748358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368839263916">
                <text:p>44.368839263916</text:p>
              </table:table-cell>
              <table:table-cell office:value-type="float" office:value="2332858.284144">
                <text:p>2332858.28414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3723437786102">
                <text:p>44.3723437786102</text:p>
              </table:table-cell>
              <table:table-cell office:value-type="float" office:value="2310162.94877203">
                <text:p>2310162.9487720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3758285045624">
                <text:p>44.3758285045624</text:p>
              </table:table-cell>
              <table:table-cell office:value-type="float" office:value="2323281.69020252">
                <text:p>2323281.690202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3793106079102">
                <text:p>44.3793106079102</text:p>
              </table:table-cell>
              <table:table-cell office:value-type="float" office:value="2325031.50866142">
                <text:p>2325031.5086614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3827948570251">
                <text:p>44.3827948570251</text:p>
              </table:table-cell>
              <table:table-cell office:value-type="float" office:value="2323599.64308198">
                <text:p>2323599.6430819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4.3862767219544">
                <text:p>44.3862767219544</text:p>
              </table:table-cell>
              <table:table-cell office:value-type="float" office:value="2325190.71377705">
                <text:p>2325190.7137770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4.3897526264191">
                <text:p>44.3897526264191</text:p>
              </table:table-cell>
              <table:table-cell office:value-type="float" office:value="2329177.93977639">
                <text:p>2329177.939776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4.3932325839996">
                <text:p>44.3932325839996</text:p>
              </table:table-cell>
              <table:table-cell office:value-type="float" office:value="2326465.14003837">
                <text:p>2326465.1400383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4.396712064743">
                <text:p>44.396712064743</text:p>
              </table:table-cell>
              <table:table-cell office:value-type="float" office:value="2326783.96491709">
                <text:p>2326783.964917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4.4001927375794">
                <text:p>44.4001927375794</text:p>
              </table:table-cell>
              <table:table-cell office:value-type="float" office:value="2325987.0665114">
                <text:p>2325987.066511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.4037020206451">
                <text:p>44.4037020206451</text:p>
              </table:table-cell>
              <table:table-cell office:value-type="float" office:value="2307023.92716897">
                <text:p>2307023.9271689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4.4072196483612">
                <text:p>44.4072196483612</text:p>
              </table:table-cell>
              <table:table-cell office:value-type="float" office:value="2301551.11725634">
                <text:p>2301551.1172563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4.410694360733">
                <text:p>44.410694360733</text:p>
              </table:table-cell>
              <table:table-cell office:value-type="float" office:value="2329977.02648552">
                <text:p>2329977.026485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4.4141726493835">
                <text:p>44.4141726493835</text:p>
              </table:table-cell>
              <table:table-cell office:value-type="float" office:value="2327581.40955514">
                <text:p>2327581.409555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4.4176511764526">
                <text:p>44.4176511764526</text:p>
              </table:table-cell>
              <table:table-cell office:value-type="float" office:value="2327421.87690199">
                <text:p>2327421.876901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4.4211292266846">
                <text:p>44.4211292266846</text:p>
              </table:table-cell>
              <table:table-cell office:value-type="float" office:value="2327740.96408007">
                <text:p>2327740.9640800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4.4246091842651">
                <text:p>44.4246091842651</text:p>
              </table:table-cell>
              <table:table-cell office:value-type="float" office:value="2326465.14003837">
                <text:p>2326465.1400383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4.4280781745911">
                <text:p>44.4280781745911</text:p>
              </table:table-cell>
              <table:table-cell office:value-type="float" office:value="2333820.28756014">
                <text:p>2333820.2875601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4.4316167831421">
                <text:p>44.4316167831421</text:p>
              </table:table-cell>
              <table:table-cell office:value-type="float" office:value="2287904.94434712">
                <text:p>2287904.9443471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4.4350824356079">
                <text:p>44.4350824356079</text:p>
              </table:table-cell>
              <table:table-cell office:value-type="float" office:value="2336068.05063291">
                <text:p>2336068.0506329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4.4385948181152">
                <text:p>44.4385948181152</text:p>
              </table:table-cell>
              <table:table-cell office:value-type="float" office:value="2304988.13358675">
                <text:p>2304988.133586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4.4420857429504">
                <text:p>44.4420857429504</text:p>
              </table:table-cell>
              <table:table-cell office:value-type="float" office:value="2319156.20707554">
                <text:p>2319156.2070755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4.4455816745758">
                <text:p>44.4455816745758</text:p>
              </table:table-cell>
              <table:table-cell office:value-type="float" office:value="2315834.76669167">
                <text:p>2315834.7666916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4.4490733146668">
                <text:p>44.4490733146668</text:p>
              </table:table-cell>
              <table:table-cell office:value-type="float" office:value="2318681.13240014">
                <text:p>2318681.1324001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4.4525666236877">
                <text:p>44.4525666236877</text:p>
              </table:table-cell>
              <table:table-cell office:value-type="float" office:value="2317573.38138138">
                <text:p>2317573.381381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4.4560544490814">
                <text:p>44.4560544490814</text:p>
              </table:table-cell>
              <table:table-cell office:value-type="float" office:value="2321217.11559232">
                <text:p>2321217.1155923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4.4595582485199">
                <text:p>44.4595582485199</text:p>
              </table:table-cell>
              <table:table-cell office:value-type="float" office:value="2310634.53892216">
                <text:p>2310634.538922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4.4630472660065">
                <text:p>44.4630472660065</text:p>
              </table:table-cell>
              <table:table-cell office:value-type="float" office:value="2320424.02514692">
                <text:p>2320424.0251469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4.4665403366089">
                <text:p>44.4665403366089</text:p>
              </table:table-cell>
              <table:table-cell office:value-type="float" office:value="2317731.56671899">
                <text:p>2317731.566718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4.4700150489807">
                <text:p>44.4700150489807</text:p>
              </table:table-cell>
              <table:table-cell office:value-type="float" office:value="2329977.02648552">
                <text:p>2329977.0264855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4.4734928607941">
                <text:p>44.4734928607941</text:p>
              </table:table-cell>
              <table:table-cell office:value-type="float" office:value="2327900.54048125">
                <text:p>2327900.540481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4.4769849777222">
                <text:p>44.4769849777222</text:p>
              </table:table-cell>
              <table:table-cell office:value-type="float" office:value="2318364.52406636">
                <text:p>2318364.5240663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4.4804608821869">
                <text:p>44.4804608821869</text:p>
              </table:table-cell>
              <table:table-cell office:value-type="float" office:value="2329177.93977639">
                <text:p>2329177.9397763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4.4839520454407">
                <text:p>44.4839520454407</text:p>
              </table:table-cell>
              <table:table-cell office:value-type="float" office:value="2318997.8272212">
                <text:p>2318997.82722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4.4874422550201">
                <text:p>44.4874422550201</text:p>
              </table:table-cell>
              <table:table-cell office:value-type="float" office:value="2319631.47646697">
                <text:p>2319631.4764669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4.4909303188324">
                <text:p>44.4909303188324</text:p>
              </table:table-cell>
              <table:table-cell office:value-type="float" office:value="2321058.45413534">
                <text:p>2321058.454135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4.494389295578">
                <text:p>44.494389295578</text:p>
              </table:table-cell>
              <table:table-cell office:value-type="float" office:value="2340576.59112214">
                <text:p>2340576.5911221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4.4978511333466">
                <text:p>44.4978511333466</text:p>
              </table:table-cell>
              <table:table-cell office:value-type="float" office:value="2338642.23030303">
                <text:p>2338642.230303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4.5013203620911">
                <text:p>44.5013203620911</text:p>
              </table:table-cell>
              <table:table-cell office:value-type="float" office:value="2333659.89856367">
                <text:p>2333659.898563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4.5047879219055">
                <text:p>44.5047879219055</text:p>
              </table:table-cell>
              <table:table-cell office:value-type="float" office:value="2334783.08470847">
                <text:p>2334783.0847084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4.5082638263702">
                <text:p>44.5082638263702</text:p>
              </table:table-cell>
              <table:table-cell office:value-type="float" office:value="2329177.93977639">
                <text:p>2329177.9397763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4.5117719173431">
                <text:p>44.5117719173431</text:p>
              </table:table-cell>
              <table:table-cell office:value-type="float" office:value="2307807.88256083">
                <text:p>2307807.8825608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4.5152535438538">
                <text:p>44.5152535438538</text:p>
              </table:table-cell>
              <table:table-cell office:value-type="float" office:value="2325349.94069712">
                <text:p>2325349.9406971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4.5187561511993">
                <text:p>44.5187561511993</text:p>
              </table:table-cell>
              <table:table-cell office:value-type="float" office:value="2311420.95051392">
                <text:p>2311420.9505139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4.5222797393799">
                <text:p>44.5222797393799</text:p>
              </table:table-cell>
              <table:table-cell office:value-type="float" office:value="2297657.83774274">
                <text:p>2297657.8377427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4.5257747173309">
                <text:p>44.5257747173309</text:p>
              </table:table-cell>
              <table:table-cell office:value-type="float" office:value="2316466.68831435">
                <text:p>2316466.6883143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.5292689800263">
                <text:p>44.5292689800263</text:p>
              </table:table-cell>
              <table:table-cell office:value-type="float" office:value="2316940.8558952">
                <text:p>2316940.85589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4.5327496528626">
                <text:p>44.5327496528626</text:p>
              </table:table-cell>
              <table:table-cell office:value-type="float" office:value="2325987.0665114">
                <text:p>2325987.06651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4.5362486839295">
                <text:p>44.5362486839295</text:p>
              </table:table-cell>
              <table:table-cell office:value-type="float" office:value="2313783.40038158">
                <text:p>2313783.4003815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.5397622585297">
                <text:p>44.5397622585297</text:p>
              </table:table-cell>
              <table:table-cell office:value-type="float" office:value="2304206.09242044">
                <text:p>2304206.0924204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4.5432403087616">
                <text:p>44.5432403087616</text:p>
              </table:table-cell>
              <table:table-cell office:value-type="float" office:value="2327740.96408007">
                <text:p>2327740.9640800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4.5466983318329">
                <text:p>44.5466983318329</text:p>
              </table:table-cell>
              <table:table-cell office:value-type="float" office:value="2341222.08935466">
                <text:p>2341222.0893546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.5501713752747">
                <text:p>44.5501713752747</text:p>
              </table:table-cell>
              <table:table-cell office:value-type="float" office:value="2331096.66945836">
                <text:p>2331096.6694583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.5536539554596">
                <text:p>44.5536539554596</text:p>
              </table:table-cell>
              <table:table-cell office:value-type="float" office:value="2324713.16382556">
                <text:p>2324713.1638255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4.5571162700653">
                <text:p>44.5571162700653</text:p>
              </table:table-cell>
              <table:table-cell office:value-type="float" office:value="2338320.14763807">
                <text:p>2338320.1476380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.5605993270874">
                <text:p>44.5605993270874</text:p>
              </table:table-cell>
              <table:table-cell office:value-type="float" office:value="2324394.90615374">
                <text:p>2324394.9061537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4.5640573501587">
                <text:p>44.5640573501587</text:p>
              </table:table-cell>
              <table:table-cell office:value-type="float" office:value="2341222.08935466">
                <text:p>2341222.0893546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.5675120353699">
                <text:p>44.5675120353699</text:p>
              </table:table-cell>
              <table:table-cell office:value-type="float" office:value="2343484.13968254">
                <text:p>2343484.1396825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4.5709857940674">
                <text:p>44.5709857940674</text:p>
              </table:table-cell>
              <table:table-cell office:value-type="float" office:value="2330616.69073439">
                <text:p>2330616.6907343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4.5744531154633">
                <text:p>44.5744531154633</text:p>
              </table:table-cell>
              <table:table-cell office:value-type="float" office:value="2334943.62813725">
                <text:p>2334943.628137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4.5779211521149">
                <text:p>44.5779211521149</text:p>
              </table:table-cell>
              <table:table-cell office:value-type="float" office:value="2334462.0640726">
                <text:p>2334462.06407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4.581377029419">
                <text:p>44.581377029419</text:p>
              </table:table-cell>
              <table:table-cell office:value-type="float" office:value="2342675.76295274">
                <text:p>2342675.762952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.5848352909088">
                <text:p>44.5848352909088</text:p>
              </table:table-cell>
              <table:table-cell office:value-type="float" office:value="2341060.6814202">
                <text:p>2341060.681420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.5882892608643">
                <text:p>44.5882892608643</text:p>
              </table:table-cell>
              <table:table-cell office:value-type="float" office:value="2343969.43356112">
                <text:p>2343969.433561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.5917534828186">
                <text:p>44.5917534828186</text:p>
              </table:table-cell>
              <table:table-cell office:value-type="float" office:value="2337032.70364763">
                <text:p>2337032.7036476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4.595210313797">
                <text:p>44.595210313797</text:p>
              </table:table-cell>
              <table:table-cell office:value-type="float" office:value="2342029.46299745">
                <text:p>2342029.4629974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.5986659526825">
                <text:p>44.5986659526825</text:p>
              </table:table-cell>
              <table:table-cell office:value-type="float" office:value="2342837.39368014">
                <text:p>2342837.3936801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4.602121591568">
                <text:p>44.602121591568</text:p>
              </table:table-cell>
              <table:table-cell office:value-type="float" office:value="2342837.39368014">
                <text:p>2342837.393680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4.6055769920349">
                <text:p>44.6055769920349</text:p>
              </table:table-cell>
              <table:table-cell office:value-type="float" office:value="2342999.04671221">
                <text:p>2342999.0467122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4.6090416908264">
                <text:p>44.6090416908264</text:p>
              </table:table-cell>
              <table:table-cell office:value-type="float" office:value="2336711.06413432">
                <text:p>2336711.064134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4.6125128269196">
                <text:p>44.6125128269196</text:p>
              </table:table-cell>
              <table:table-cell office:value-type="float" office:value="2332377.57977883">
                <text:p>2332377.5797788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4.6159780025482">
                <text:p>44.6159780025482</text:p>
              </table:table-cell>
              <table:table-cell office:value-type="float" office:value="2336389.5131416">
                <text:p>2336389.513141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4.6194531917572">
                <text:p>44.6194531917572</text:p>
              </table:table-cell>
              <table:table-cell office:value-type="float" office:value="2329657.32601537">
                <text:p>2329657.3260153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4.6229200363159">
                <text:p>44.6229200363159</text:p>
              </table:table-cell>
              <table:table-cell office:value-type="float" office:value="2335264.78123925">
                <text:p>2335264.781239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4.6263933181763">
                <text:p>44.6263933181763</text:p>
              </table:table-cell>
              <table:table-cell office:value-type="float" office:value="2330936.65458539">
                <text:p>2330936.6545853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4.6298661231995">
                <text:p>44.6298661231995</text:p>
              </table:table-cell>
              <table:table-cell office:value-type="float" office:value="2331256.70630235">
                <text:p>2331256.7063023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4.6333854198456">
                <text:p>44.6333854198456</text:p>
              </table:table-cell>
              <table:table-cell office:value-type="float" office:value="2300459.66967008">
                <text:p>2300459.669670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4.6368923187256">
                <text:p>44.6368923187256</text:p>
              </table:table-cell>
              <table:table-cell office:value-type="float" office:value="2308592.37092936">
                <text:p>2308592.3709293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4.6404440402985">
                <text:p>44.6404440402985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4.6439716815948">
                <text:p>44.6439716815948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4.6474742889404">
                <text:p>44.6474742889404</text:p>
              </table:table-cell>
              <table:table-cell office:value-type="float" office:value="2311420.95051392">
                <text:p>2311420.950513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4.6510279178619">
                <text:p>44.6510279178619</text:p>
              </table:table-cell>
              <table:table-cell office:value-type="float" office:value="2278234.49741697">
                <text:p>2278234.4974169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4.654552936554">
                <text:p>44.654552936554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4.6580584049225">
                <text:p>44.6580584049225</text:p>
              </table:table-cell>
              <table:table-cell office:value-type="float" office:value="2309534.46126641">
                <text:p>2309534.461266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4.6615612506866">
                <text:p>44.6615612506866</text:p>
              </table:table-cell>
              <table:table-cell office:value-type="float" office:value="2311263.62537435">
                <text:p>2311263.625374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4.6650655269623">
                <text:p>44.6650655269623</text:p>
              </table:table-cell>
              <table:table-cell office:value-type="float" office:value="2310320.12409852">
                <text:p>2310320.124098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4.6685771942139">
                <text:p>44.6685771942139</text:p>
              </table:table-cell>
              <table:table-cell office:value-type="float" office:value="2305457.61314414">
                <text:p>2305457.6131441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4.6720993518829">
                <text:p>44.6720993518829</text:p>
              </table:table-cell>
              <table:table-cell office:value-type="float" office:value="2298591.02308265">
                <text:p>2298591.0230826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4.6755933761597">
                <text:p>44.6755933761597</text:p>
              </table:table-cell>
              <table:table-cell office:value-type="float" office:value="2317098.95489594">
                <text:p>2317098.9548959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4.6790885925293">
                <text:p>44.6790885925293</text:p>
              </table:table-cell>
              <table:table-cell office:value-type="float" office:value="2316308.67557981">
                <text:p>2316308.675579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4.6825814247131">
                <text:p>44.6825814247131</text:p>
              </table:table-cell>
              <table:table-cell office:value-type="float" office:value="2317889.77365188">
                <text:p>2317889.7736518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.6860888004303">
                <text:p>44.6860888004303</text:p>
              </table:table-cell>
              <table:table-cell office:value-type="float" office:value="2308278.51158997">
                <text:p>2308278.511589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4.6896061897278">
                <text:p>44.6896061897278</text:p>
              </table:table-cell>
              <table:table-cell office:value-type="float" office:value="2301707.12289026">
                <text:p>2301707.1228902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4.6931126117706">
                <text:p>44.6931126117706</text:p>
              </table:table-cell>
              <table:table-cell office:value-type="float" office:value="2308906.31563201">
                <text:p>2308906.3156320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4.6965656280518">
                <text:p>44.6965656280518</text:p>
              </table:table-cell>
              <table:table-cell office:value-type="float" office:value="2344616.80480563">
                <text:p>2344616.8048056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4.7000825405121">
                <text:p>44.7000825405121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4.7035717964172">
                <text:p>44.7035717964172</text:p>
              </table:table-cell>
              <table:table-cell office:value-type="float" office:value="2320265.47208746">
                <text:p>2320265.472087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4.7070548534393">
                <text:p>44.7070548534393</text:p>
              </table:table-cell>
              <table:table-cell office:value-type="float" office:value="2324394.90615374">
                <text:p>2324394.9061537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4.7105422019959">
                <text:p>44.7105422019959</text:p>
              </table:table-cell>
              <table:table-cell office:value-type="float" office:value="2321534.50358925">
                <text:p>2321534.5035892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4.7140266895294">
                <text:p>44.7140266895294</text:p>
              </table:table-cell>
              <table:table-cell office:value-type="float" office:value="2323440.65576463">
                <text:p>2323440.6557646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4.7175049781799">
                <text:p>44.7175049781799</text:p>
              </table:table-cell>
              <table:table-cell office:value-type="float" office:value="2327581.40955514">
                <text:p>2327581.4095551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4.720990896225">
                <text:p>44.720990896225</text:p>
              </table:table-cell>
              <table:table-cell office:value-type="float" office:value="2322487.18856439">
                <text:p>2322487.1885643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4.7244849205017">
                <text:p>44.7244849205017</text:p>
              </table:table-cell>
              <table:table-cell office:value-type="float" office:value="2317098.95489594">
                <text:p>2317098.9548959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4.7279736995697">
                <text:p>44.7279736995697</text:p>
              </table:table-cell>
              <table:table-cell office:value-type="float" office:value="2320582.59987699">
                <text:p>2320582.599876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4.7314682006836">
                <text:p>44.7314682006836</text:p>
              </table:table-cell>
              <table:table-cell office:value-type="float" office:value="2316782.77846763">
                <text:p>2316782.7784676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4.734959602356">
                <text:p>44.734959602356</text:p>
              </table:table-cell>
              <table:table-cell office:value-type="float" office:value="2318839.46899754">
                <text:p>2318839.4689975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4.7384426593781">
                <text:p>44.7384426593781</text:p>
              </table:table-cell>
              <table:table-cell office:value-type="float" office:value="2324394.90615374">
                <text:p>2324394.9061537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4.7419276237488">
                <text:p>44.7419276237488</text:p>
              </table:table-cell>
              <table:table-cell office:value-type="float" office:value="2323122.74639119">
                <text:p>2323122.746391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4.7454173564911">
                <text:p>44.7454173564911</text:p>
              </table:table-cell>
              <table:table-cell office:value-type="float" office:value="2319948.43096263">
                <text:p>2319948.430962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4.7489371299744">
                <text:p>44.7489371299744</text:p>
              </table:table-cell>
              <table:table-cell office:value-type="float" office:value="2300148.0176116">
                <text:p>2300148.017611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4.7524285316467">
                <text:p>44.7524285316467</text:p>
              </table:table-cell>
              <table:table-cell office:value-type="float" office:value="2318839.46899754">
                <text:p>2318839.4689975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4.7560172080994">
                <text:p>44.7560172080994</text:p>
              </table:table-cell>
              <table:table-cell office:value-type="float" office:value="2255984.93117194">
                <text:p>2255984.9311719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4.7595152854919">
                <text:p>44.7595152854919</text:p>
              </table:table-cell>
              <table:table-cell office:value-type="float" office:value="2314414.20283533">
                <text:p>2314414.202835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4.7630441188812">
                <text:p>44.7630441188812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4.7665026187897">
                <text:p>44.7665026187897</text:p>
              </table:table-cell>
              <table:table-cell office:value-type="float" office:value="2340899.29573969">
                <text:p>2340899.295739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4.7699604034424">
                <text:p>44.7699604034424</text:p>
              </table:table-cell>
              <table:table-cell office:value-type="float" office:value="2341383.51954768">
                <text:p>2341383.5195476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4.773446559906">
                <text:p>44.773446559906</text:p>
              </table:table-cell>
              <table:table-cell office:value-type="float" office:value="2322328.35344002">
                <text:p>2322328.3534400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4.7768981456757">
                <text:p>44.7768981456757</text:p>
              </table:table-cell>
              <table:table-cell office:value-type="float" office:value="2345588.53243075">
                <text:p>2345588.5324307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4.7803659439087">
                <text:p>44.7803659439087</text:p>
              </table:table-cell>
              <table:table-cell office:value-type="float" office:value="2334622.56335511">
                <text:p>2334622.5633551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4.7838470935822">
                <text:p>44.7838470935822</text:p>
              </table:table-cell>
              <table:table-cell office:value-type="float" office:value="2325668.4599685">
                <text:p>2325668.459968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4.7873394489288">
                <text:p>44.7873394489288</text:p>
              </table:table-cell>
              <table:table-cell office:value-type="float" office:value="2318206.25232114">
                <text:p>2318206.252321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4.7909059524536">
                <text:p>44.7909059524536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4.7943661212921">
                <text:p>44.7943661212921</text:p>
              </table:table-cell>
              <table:table-cell office:value-type="float" office:value="2339770.21870048">
                <text:p>2339770.218700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4.7978224754334">
                <text:p>44.7978224754334</text:p>
              </table:table-cell>
              <table:table-cell office:value-type="float" office:value="2342352.56839346">
                <text:p>2342352.5683934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4.8013143539429">
                <text:p>44.8013143539429</text:p>
              </table:table-cell>
              <table:table-cell office:value-type="float" office:value="2318522.81742455">
                <text:p>2318522.8174245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4.8048069477081">
                <text:p>44.8048069477081</text:p>
              </table:table-cell>
              <table:table-cell office:value-type="float" office:value="2318048.00218445">
                <text:p>2318048.002184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4.8082635402679">
                <text:p>44.8082635402679</text:p>
              </table:table-cell>
              <table:table-cell office:value-type="float" office:value="2342191.00455235">
                <text:p>2342191.004552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.8117699623108">
                <text:p>44.8117699623108</text:p>
              </table:table-cell>
              <table:table-cell office:value-type="float" office:value="2308906.31563201">
                <text:p>2308906.3156320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4.8152320384979">
                <text:p>44.8152320384979</text:p>
              </table:table-cell>
              <table:table-cell office:value-type="float" office:value="2338481.17788031">
                <text:p>2338481.1778803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4.8187232017517">
                <text:p>44.8187232017517</text:p>
              </table:table-cell>
              <table:table-cell office:value-type="float" office:value="2318997.8272212">
                <text:p>2318997.8272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